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ans1" svg:font-family="&quot;Liberation Sans1&quot;"/>
    <style:font-face style:name="&quot;Titillium Web&quot;, Arial" svg:font-family="&quot;&quot;Titillium Web&quot;, Arial&quot;"/>
    <style:font-face style:name="Titillium Web" svg:font-family="&quot;Titillium Web&quot;"/>
    <style:font-face style:name="Titillium Web,Arial" svg:font-family="&quot;Titillium Web,Arial&quot;"/>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fo:color="#1C4587"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wrap-option="wrap" fo:background-color="transparent"/>
      <style:text-properties fo:font-size="14pt" style:font-size-asian="14pt" style:font-size-complex="14pt"/>
    </style:style>
    <style:style style:name="ce4" style:family="table-cell" style:parent-style-name="Default" style:data-style-name="N0">
      <style:table-cell-properties style:vertical-align="middle" fo:wrap-option="wrap" fo:background-color="transparent"/>
    </style:style>
    <style:style style:name="ce5" style:family="table-cell" style:parent-style-name="Default" style:data-style-name="N0">
      <style:table-cell-properties style:vertical-align="automatic" fo:wrap-option="wrap" fo:background-color="transparent"/>
    </style:style>
    <style:style style:name="ce6" style:family="table-cell" style:parent-style-name="Default" style:data-style-name="N0">
      <style:table-cell-properties style:vertical-align="middle" fo:wrap-option="wrap" fo:background-color="transparent"/>
      <style:text-properties fo:color="#1C4587" fo:font-size="18pt" style:font-size-asian="18pt" style:font-size-complex="18pt" fo:font-weight="bold" style:font-weight-asian="bold" style:font-weight-complex="bold"/>
    </style:style>
    <style:style style:name="ce7" style:family="table-cell" style:parent-style-name="Default" style:data-style-name="N0">
      <style:table-cell-properties style:vertical-align="automatic" fo:wrap-option="wrap" fo:background-color="transparent"/>
      <style:text-properties fo:font-size="14pt" style:font-size-asian="14pt" style:font-size-complex="14pt"/>
    </style:style>
    <style:style style:name="ce8" style:family="table-cell" style:parent-style-name="Default" style:data-style-name="N0">
      <style:table-cell-properties style:vertical-align="automatic" fo:wrap-option="wrap" fo:background-color="transparent"/>
      <style:text-properties style:font-name="&quot;Titillium Web&quot;, Arial" style:font-name-asian="&quot;Titillium Web&quot;, Arial" style:font-name-complex="&quot;Titillium Web&quot;, Arial" fo:font-size="14pt" style:font-size-asian="14pt" style:font-size-complex="14pt"/>
    </style:style>
    <style:style style:name="ce9" style:family="table-cell" style:parent-style-name="Default" style:data-style-name="N0">
      <style:table-cell-properties style:vertical-align="automatic" fo:background-color="transparent"/>
      <style:text-properties fo:font-size="14pt" style:font-size-asian="14pt" style:font-size-complex="14pt"/>
    </style:style>
    <style:style style:name="ce10" style:family="table-cell" style:parent-style-name="Default" style:data-style-name="N0">
      <style:table-cell-properties style:vertical-align="automatic" fo:background-color="transparent"/>
    </style:style>
    <style:style style:name="ce11" style:family="table-cell" style:parent-style-name="Default" style:data-style-name="N0">
      <style:table-cell-properties style:vertical-align="automatic" fo:background-color="transparent"/>
      <style:text-properties fo:color="#0066CC" fo:font-size="14pt" style:font-size-asian="14pt" style:font-size-complex="14pt" style:text-underline-style="solid" style:text-underline-type="single" fo:font-weight="bold" style:font-weight-asian="bold" style:font-weight-complex="bold"/>
    </style:style>
    <style:style style:name="ce12" style:family="table-cell" style:parent-style-name="Hyperlink" style:data-style-name="N0">
      <style:table-cell-properties style:vertical-align="middle" fo:wrap-option="wrap" fo:background-color="transparent"/>
      <style:text-properties fo:color="#0563C1" style:text-underline-style="solid" style:text-underline-type="single"/>
    </style:style>
    <style:style style:name="ce13" style:family="table-cell" style:parent-style-name="Default" style:data-style-name="N0">
      <style:table-cell-properties style:vertical-align="automatic" fo:background-color="transparent"/>
      <style:text-properties fo:color="#1C4587" fo:font-size="14pt" style:font-size-asian="14pt" style:font-size-complex="14pt"/>
    </style:style>
    <style:style style:name="ce14" style:family="table-cell" style:parent-style-name="Default" style:data-style-name="N0">
      <style:table-cell-properties style:vertical-align="middle" fo:background-color="#1155CC" style:repeat-content="false"/>
      <style:paragraph-properties fo:text-align="center"/>
      <style:text-properties fo:color="#FFFFFF" fo:font-size="15pt" style:font-size-asian="15pt" style:font-size-complex="15pt"/>
    </style:style>
    <style:style style:name="ce15" style:family="table-cell" style:parent-style-name="Default" style:data-style-name="N0">
      <style:table-cell-properties style:vertical-align="middle" fo:background-color="transparent"/>
      <style:text-properties fo:color="#FFFFFF" fo:font-size="15pt" style:font-size-asian="15pt" style:font-size-complex="15pt"/>
    </style:style>
    <style:style style:name="ce16" style:family="table-cell" style:parent-style-name="Default" style:data-style-name="N0">
      <style:table-cell-properties style:vertical-align="middle" fo:background-color="transparent"/>
      <style:text-properties fo:color="#FFFFFF" fo:font-size="14pt" style:font-size-asian="14pt" style:font-size-complex="14pt"/>
    </style:style>
    <style:style style:name="ce17" style:family="table-cell" style:parent-style-name="Default" style:data-style-name="N0">
      <style:table-cell-properties style:vertical-align="middle" fo:wrap-option="wrap" fo:background-color="#EFEFEF"/>
    </style:style>
    <style:style style:name="ce18" style:family="table-cell" style:parent-style-name="Default" style:data-style-name="N0">
      <style:table-cell-properties style:vertical-align="middle" fo:background-color="transparent"/>
      <style:text-properties fo:color="#404040"/>
    </style:style>
    <style:style style:name="ce19" style:family="table-cell" style:parent-style-name="Default" style:data-style-name="N0">
      <style:table-cell-properties style:vertical-align="automatic" fo:background-color="#6D9EEB" style:repeat-content="false"/>
      <style:paragraph-properties fo:text-align="start" fo:margin-left="0cm"/>
      <style:text-properties fo:color="#FFFFFF" fo:font-size="14pt" style:font-size-asian="14pt" style:font-size-complex="14pt" fo:font-weight="bold" style:font-weight-asian="bold" style:font-weight-complex="bold"/>
    </style:style>
    <style:style style:name="ce20" style:family="table-cell" style:parent-style-name="Default" style:data-style-name="N0">
      <style:table-cell-properties style:vertical-align="automatic" fo:background-color="#F3F3F3" style:repeat-content="false"/>
      <style:paragraph-properties fo:text-align="center"/>
      <style:text-properties fo:color="#1155CC" style:text-underline-style="solid" style:text-underline-type="single"/>
    </style:style>
    <style:style style:name="ce21" style:family="table-cell" style:parent-style-name="Default" style:data-style-name="N0">
      <style:table-cell-properties style:vertical-align="automatic" fo:background-color="#F3F3F3" style:repeat-content="false"/>
      <style:paragraph-properties fo:text-align="center"/>
    </style:style>
    <style:style style:name="ce22" style:family="table-cell" style:parent-style-name="Default" style:data-style-name="N0">
      <style:table-cell-properties style:vertical-align="automatic" fo:background-color="#6D9EEB" style:repeat-content="false"/>
      <style:paragraph-properties fo:text-align="center"/>
      <style:text-properties fo:color="#FFFFFF"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automatic" fo:background-color="#F3F3F3"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style:vertical-align="automatic" fo:background-color="#FFFFFF" style:repeat-content="false"/>
      <style:paragraph-properties fo:text-align="center"/>
      <style:text-properties fo:color="#999999"/>
    </style:style>
    <style:style style:name="ce25" style:family="table-cell" style:parent-style-name="Default" style:data-style-name="N0">
      <style:table-cell-properties style:vertical-align="automatic" fo:background-color="#F3F3F3" style:repeat-content="false"/>
      <style:paragraph-properties fo:text-align="center"/>
      <style:text-properties fo:color="#0000FF" style:text-underline-style="solid" style:text-underline-type="single"/>
    </style:style>
    <style:style style:name="ce26" style:family="table-cell" style:parent-style-name="Default" style:data-style-name="N0">
      <style:table-cell-properties style:vertical-align="automatic" fo:background-color="transparent" style:repeat-content="false"/>
      <style:paragraph-properties fo:text-align="center"/>
      <style:text-properties fo:color="#FFFFFF" fo:font-size="14pt" style:font-size-asian="14pt" style:font-size-complex="14pt" fo:font-weight="bold" style:font-weight-asian="bold" style:font-weight-complex="bold"/>
    </style:style>
    <style:style style:name="ce27" style:family="table-cell" style:parent-style-name="Default" style:data-style-name="N0">
      <style:table-cell-properties style:vertical-align="automatic" fo:background-color="transparent" style:repeat-content="false"/>
      <style:paragraph-properties fo:text-align="center"/>
    </style:style>
    <style:style style:name="ce28" style:family="table-cell" style:parent-style-name="Default" style:data-style-name="N0">
      <style:table-cell-properties style:vertical-align="automatic" fo:background-color="transparent" style:repeat-content="false"/>
      <style:paragraph-properties fo:text-align="center"/>
      <style:text-properties fo:color="#1155CC" style:text-underline-style="solid" style:text-underline-type="single"/>
    </style:style>
    <style:style style:name="ce2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style:vertical-align="automatic" fo:background-color="#FFFFFF" style:repeat-content="false"/>
      <style:paragraph-properties fo:text-align="center"/>
    </style:style>
    <style:style style:name="ce31"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automatic" fo:background-color="transparent" style:repeat-content="false"/>
      <style:paragraph-properties fo:text-align="center"/>
      <style:text-properties fo:color="#999999"/>
    </style:style>
    <style:style style:name="ce33" style:family="table-cell" style:parent-style-name="Default" style:data-style-name="N0">
      <style:table-cell-properties style:vertical-align="automatic" fo:wrap-option="wrap" fo:background-color="transparent" style:repeat-content="false"/>
      <style:paragraph-properties fo:text-align="center"/>
      <style:text-properties fo:font-size="14pt" style:font-size-asian="14pt" style:font-size-complex="14pt"/>
    </style:style>
    <style:style style:name="ce34" style:family="table-cell" style:parent-style-name="Default" style:data-style-name="N0">
      <style:table-cell-properties style:vertical-align="automatic" fo:wrap-option="wrap" fo:background-color="#1C4587" style:repeat-content="false"/>
      <style:paragraph-properties fo:text-align="center"/>
      <style:text-properties fo:color="#FFFFFF" fo:font-size="14pt" style:font-size-asian="14pt" style:font-size-complex="14pt" style:text-underline-style="solid" style:text-underline-type="single"/>
    </style:style>
    <style:style style:name="ce35" style:family="table-cell" style:parent-style-name="Default" style:data-style-name="N0">
      <style:table-cell-properties style:vertical-align="middle" fo:background-color="#EFEFEF" style:repeat-content="false"/>
      <style:paragraph-properties fo:text-align="center"/>
      <style:text-properties fo:font-style="italic" style:font-style-asian="italic" style:font-style-complex="italic"/>
    </style:style>
    <style:style style:name="ce36" style:family="table-cell" style:parent-style-name="Default" style:data-style-name="N0">
      <style:table-cell-properties style:vertical-align="middle" fo:background-color="transparent"/>
    </style:style>
    <style:style style:name="ce37" style:family="table-cell" style:parent-style-name="Default" style:data-style-name="N0">
      <style:table-cell-properties style:vertical-align="middle" fo:background-color="#C9DAF8"/>
    </style:style>
    <style:style style:name="ce38" style:family="table-cell" style:parent-style-name="Default" style:data-style-name="N0">
      <style:table-cell-properties style:vertical-align="middle" fo:background-color="#C9DAF8" style:repeat-content="false"/>
      <style:paragraph-properties fo:text-align="center"/>
    </style:style>
    <style:style style:name="ce39" style:family="table-cell" style:parent-style-name="Default" style:data-style-name="N0">
      <style:table-cell-properties style:vertical-align="middle" fo:background-color="#FFFFFF"/>
    </style:style>
    <style:style style:name="ce40"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41" style:family="table-cell" style:parent-style-name="Default" style:data-style-name="N0">
      <style:table-cell-properties style:vertical-align="automatic" fo:background-color="#B2B2B2"/>
    </style:style>
    <style:style style:name="ce42" style:family="table-cell" style:parent-style-name="Default" style:data-style-name="N0">
      <style:table-cell-properties style:vertical-align="middle" fo:wrap-option="wrap" fo:background-color="#EFEFEF" style:repeat-content="false"/>
      <style:paragraph-properties fo:text-align="center"/>
      <style:text-properties fo:font-style="italic" style:font-style-asian="italic" style:font-style-complex="italic"/>
    </style:style>
    <style:style style:name="ce43" style:family="table-cell" style:parent-style-name="Default" style:data-style-name="N0">
      <style:table-cell-properties style:vertical-align="middle" fo:wrap-option="wrap" fo:background-color="#FFFFFF" style:repeat-content="false"/>
      <style:paragraph-properties fo:text-align="center"/>
      <style:text-properties fo:font-size="15pt" style:font-size-asian="15pt" style:font-size-complex="15pt" fo:font-weight="bold" style:font-weight-asian="bold" style:font-weight-complex="bold"/>
    </style:style>
    <style:style style:name="ce44" style:family="table-cell" style:parent-style-name="Default" style:data-style-name="N0">
      <style:table-cell-properties style:vertical-align="middle" fo:background-color="transparent" style:repeat-content="false"/>
      <style:paragraph-properties fo:text-align="center"/>
    </style:style>
    <style:style style:name="ce45"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46" style:family="table-cell" style:parent-style-name="Default" style:data-style-name="N0">
      <style:table-cell-properties style:vertical-align="middle" fo:wrap-option="wrap" fo:background-color="transparent" style:repeat-content="false"/>
      <style:paragraph-properties fo:text-align="center"/>
      <style:text-properties fo:font-size="13pt" style:font-size-asian="13pt" style:font-size-complex="13pt" fo:font-weight="bold" style:font-weight-asian="bold" style:font-weight-complex="bold"/>
    </style:style>
    <style:style style:name="ce47" style:family="table-cell" style:parent-style-name="Default" style:data-style-name="N0">
      <style:table-cell-properties style:vertical-align="middle" fo:background-color="transparent" style:repeat-content="false"/>
      <style:paragraph-properties fo:text-align="center"/>
      <style:text-properties fo:color="#1155CC" style:text-underline-style="solid" style:text-underline-type="single"/>
    </style:style>
    <style:style style:name="ce48" style:family="table-cell" style:parent-style-name="Default" style:data-style-name="N0">
      <style:table-cell-properties style:vertical-align="middle" fo:wrap-option="wrap" fo:background-color="transparent" style:repeat-content="false"/>
      <style:paragraph-properties fo:text-align="center"/>
    </style:style>
    <style:style style:name="ce49" style:family="table-cell" style:parent-style-name="Default" style:data-style-name="N0">
      <style:table-cell-properties style:vertical-align="middle" fo:wrap-option="wrap" fo:background-color="#D9D9D9" style:repeat-content="false"/>
      <style:paragraph-properties fo:text-align="center"/>
      <style:text-properties fo:font-weight="bold" style:font-weight-asian="bold" style:font-weight-complex="bold"/>
    </style:style>
    <style:style style:name="ce50" style:family="table-cell" style:parent-style-name="Default" style:data-style-name="N0">
      <style:table-cell-properties style:vertical-align="middle" fo:wrap-option="wrap" fo:background-color="#DDDDDD"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style:vertical-align="middle" fo:background-color="transparent" style:repeat-content="false"/>
      <style:paragraph-properties fo:text-align="center"/>
      <style:text-properties fo:color="#1155CC"/>
    </style:style>
    <style:style style:name="ce52" style:family="table-cell" style:parent-style-name="Default" style:data-style-name="N0">
      <style:table-cell-properties style:vertical-align="middle" fo:background-color="transparent"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style:vertical-align="middle" fo:background-color="#EFEFEF"/>
    </style:style>
    <style:style style:name="ce54" style:family="table-cell" style:parent-style-name="Default" style:data-style-name="N0">
      <style:table-cell-properties style:vertical-align="middle" fo:wrap-option="wrap" fo:background-color="transparent" style:repeat-content="false"/>
      <style:paragraph-properties fo:text-align="center"/>
      <style:text-properties fo:font-style="italic" style:font-style-asian="italic" style:font-style-complex="italic"/>
    </style:style>
    <style:style style:name="ce55" style:family="table-cell" style:parent-style-name="Default" style:data-style-name="N0">
      <style:table-cell-properties style:vertical-align="automatic" fo:wrap-option="wrap" fo:background-color="transparent" style:repeat-content="false"/>
      <style:paragraph-properties fo:text-align="center"/>
      <style:text-properties fo:font-weight="bold" style:font-weight-asian="bold" style:font-weight-complex="bold"/>
    </style:style>
    <style:style style:name="ce56" style:family="table-cell" style:parent-style-name="Default" style:data-style-name="N0">
      <style:table-cell-properties style:vertical-align="middle" fo:wrap-option="wrap" fo:background-color="#F3F3F3" style:repeat-content="false"/>
      <style:paragraph-properties fo:text-align="center"/>
      <style:text-properties fo:color="#1155CC" style:text-underline-style="solid" style:text-underline-type="single"/>
    </style:style>
    <style:style style:name="ce57" style:family="table-cell" style:parent-style-name="Default" style:data-style-name="N0">
      <style:table-cell-properties style:vertical-align="middle" fo:background-color="#F3F3F3" style:repeat-content="false"/>
      <style:paragraph-properties fo:text-align="center"/>
      <style:text-properties fo:color="#1155CC" style:text-underline-style="solid" style:text-underline-type="single"/>
    </style:style>
    <style:style style:name="ce58" style:family="table-cell" style:parent-style-name="Default" style:data-style-name="N0">
      <style:table-cell-properties style:vertical-align="middle" fo:wrap-option="wrap" fo:background-color="#FFFFFF" style:repeat-content="false"/>
      <style:paragraph-properties fo:text-align="center"/>
    </style:style>
    <style:style style:name="ce59" style:family="table-cell" style:parent-style-name="Default" style:data-style-name="N0">
      <style:table-cell-properties style:vertical-align="middle" fo:wrap-option="wrap" fo:background-color="#F3F3F3" style:repeat-content="false"/>
      <style:paragraph-properties fo:text-align="center"/>
    </style:style>
    <style:style style:name="ce60" style:family="table-cell" style:parent-style-name="Default" style:data-style-name="N0">
      <style:table-cell-properties style:vertical-align="middle" fo:background-color="transparent" style:repeat-content="false"/>
      <style:paragraph-properties fo:text-align="center"/>
      <style:text-properties fo:font-style="italic" style:font-style-asian="italic" style:font-style-complex="italic"/>
    </style:style>
    <style:style style:name="ce61"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Arial" style:font-name-asian="Titillium Web,Arial" style:font-name-complex="Titillium Web,Arial" fo:font-size="9pt" style:font-size-asian="9pt" style:font-size-complex="9pt"/>
    </style:style>
    <style:style style:name="ce62" style:family="table-cell" style:parent-style-name="Default" style:data-style-name="N0">
      <style:table-cell-properties style:vertical-align="middle" fo:wrap-option="wrap" fo:background-color="transparent" style:repeat-content="false"/>
      <style:paragraph-properties fo:text-align="center"/>
      <style:text-properties fo:font-size="9pt" style:font-size-asian="9pt" style:font-size-complex="9pt"/>
    </style:style>
    <style:style style:name="ce63" style:family="table-cell" style:parent-style-name="Default" style:data-style-name="N0">
      <style:table-cell-properties style:vertical-align="middle" fo:background-color="#C0C0C0" style:repeat-content="false"/>
      <style:paragraph-properties fo:text-align="center"/>
      <style:text-properties fo:font-size="14pt" style:font-size-asian="14pt" style:font-size-complex="14pt" fo:font-weight="bold" style:font-weight-asian="bold" style:font-weight-complex="bold"/>
    </style:style>
    <style:style style:name="ce64" style:family="table-cell" style:parent-style-name="Default" style:data-style-name="N0">
      <style:table-cell-properties style:vertical-align="middle" fo:wrap-option="wrap" fo:background-color="#C0C0C0" style:repeat-content="false"/>
      <style:paragraph-properties fo:text-align="center"/>
      <style:text-properties fo:font-weight="bold" style:font-weight-asian="bold" style:font-weight-complex="bold"/>
    </style:style>
    <style:style style:name="ce65"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66" style:family="table-cell" style:parent-style-name="Default" style:data-style-name="N0">
      <style:table-cell-properties style:vertical-align="middle" fo:background-color="#B2B2B2" style:repeat-content="false"/>
      <style:paragraph-properties fo:text-align="center"/>
      <style:text-properties fo:font-size="14pt" style:font-size-asian="14pt" style:font-size-complex="14pt" fo:font-weight="bold" style:font-weight-asian="bold" style:font-weight-complex="bold"/>
    </style:style>
    <style:style style:name="ce67" style:family="table-cell" style:parent-style-name="Default" style:data-style-name="N0">
      <style:table-cell-properties fo:border="thin solid #A5A5A5" style:vertical-align="automatic" fo:background-color="transparent"/>
    </style:style>
    <style:style style:name="ce6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style>
    <style:style style:name="ce69" style:family="table-cell" style:parent-style-name="Default" style:data-style-name="N0">
      <style:table-cell-properties fo:border="thin solid #A5A5A5" style:vertical-align="middle" fo:wrap-option="wrap" fo:background-color="#4A86E8" style:repeat-content="false"/>
      <style:paragraph-properties fo:text-align="center"/>
      <style:text-properties fo:color="#FFFFFF"/>
    </style:style>
    <style:style style:name="ce70" style:family="table-cell" style:parent-style-name="Default" style:data-style-name="N0">
      <style:table-cell-properties fo:border="thin solid #A5A5A5" style:vertical-align="middle" fo:background-color="#4A86E8" style:repeat-content="false"/>
      <style:paragraph-properties fo:text-align="center"/>
      <style:text-properties fo:color="#FFFFFF"/>
    </style:style>
    <style:style style:name="ce71"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7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style>
    <style:style style:name="ce73"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style>
    <style:style style:name="ce74"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style>
    <style:style style:name="ce7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style>
    <style:style style:name="ce76"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style>
    <style:style style:name="ce7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style>
    <style:style style:name="ce78"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style>
    <style:style style:name="ce7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style>
    <style:style style:name="ce80"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2pt" style:font-size-asian="22pt" style:font-size-complex="22pt"/>
    </style:style>
    <style:style style:name="ce8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style>
    <style:style style:name="ce82" style:family="table-cell" style:parent-style-name="Default" style:data-style-name="N0">
      <style:table-cell-properties fo:border="thin solid #A5A5A5" style:vertical-align="middle" fo:background-color="transparent" style:repeat-content="false"/>
      <style:paragraph-properties fo:text-align="center"/>
    </style:style>
    <style:style style:name="ce83" style:family="table-cell" style:parent-style-name="Default" style:data-style-name="N0">
      <style:table-cell-properties fo:border="thin solid #A5A5A5" style:vertical-align="middle" fo:wrap-option="wrap" fo:background-color="#FFFFFF" style:repeat-content="false"/>
      <style:paragraph-properties fo:text-align="start" fo:margin-left="0cm"/>
    </style:style>
    <style:style style:name="ce8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style>
    <style:style style:name="ce85" style:family="table-cell" style:parent-style-name="Default" style:data-style-name="N0">
      <style:table-cell-properties fo:border="thin solid #A5A5A5" style:vertical-align="middle" fo:background-color="#FFFFFF" style:repeat-content="false"/>
      <style:paragraph-properties fo:text-align="center"/>
    </style:style>
    <style:style style:name="ce86"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style>
    <style:style style:name="ce87" style:family="table-cell" style:parent-style-name="Default" style:data-style-name="N0">
      <style:table-cell-properties fo:border="thin solid #A5A5A5" style:vertical-align="middle" fo:background-color="#FFFFFF" style:repeat-content="false"/>
      <style:paragraph-properties fo:text-align="center"/>
      <style:text-properties fo:color="#434343"/>
    </style:style>
    <style:style style:name="ce8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style>
    <style:style style:name="ce89" style:family="table-cell" style:parent-style-name="Default" style:data-style-name="N0">
      <style:table-cell-properties style:vertical-align="middle" style:repeat-content="false"/>
      <style:paragraph-properties fo:text-align="center"/>
    </style:style>
    <style:style style:name="ce9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style>
    <style:style style:name="ce91" style:family="table-cell" style:parent-style-name="Default" style:data-style-name="N0">
      <style:table-cell-properties fo:border="thin solid #A5A5A5" style:vertical-align="middle" fo:background-color="transparent" style:repeat-content="false"/>
      <style:paragraph-properties fo:text-align="center"/>
      <style:text-properties style:text-underline-style="solid" style:text-underline-type="single"/>
    </style:style>
    <style:style style:name="ce9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style>
    <style:style style:name="ce9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style>
    <style:style style:name="ce9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style>
    <style:style style:name="ce95" style:family="table-cell" style:parent-style-name="Default" style:data-style-name="N0">
      <style:table-cell-properties fo:border="thin solid #A5A5A5" style:vertical-align="middle" fo:wrap-option="wrap" fo:background-color="#FFFFFF" style:repeat-content="false"/>
      <style:paragraph-properties fo:text-align="center"/>
    </style:style>
    <style:style style:name="ce9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style>
    <style:style style:name="ce97"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style>
    <style:style style:name="ce98" style:family="table-cell" style:parent-style-name="Default" style:data-style-name="N0">
      <style:table-cell-properties style:vertical-align="automatic" fo:background-color="transparent"/>
      <style:text-properties style:font-name="Liberation Sans2" style:font-name-asian="Liberation Sans2" style:font-name-complex="Liberation Sans2"/>
    </style:style>
    <style:style style:name="ce99" style:family="table-cell" style:parent-style-name="Default" style:data-style-name="N0">
      <style:table-cell-properties fo:border="thin solid #A5A5A5" style:vertical-align="middle" fo:wrap-option="wrap" fo:background-color="transparent" style:repeat-content="false"/>
      <style:paragraph-properties fo:text-align="center"/>
    </style:style>
    <style:style style:name="ce100"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01"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style>
    <style:style style:name="ce102"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style>
    <style:style style:name="ce10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10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style>
    <style:style style:name="ce10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text-underline-style="solid" style:text-underline-type="single"/>
    </style:style>
    <style:style style:name="ce106"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style>
    <style:style style:name="ce107"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108"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1pt" style:font-size-asian="21pt" style:font-size-complex="21pt"/>
    </style:style>
    <style:style style:name="ce109" style:family="table-cell" style:parent-style-name="Default" style:data-style-name="N0">
      <style:table-cell-properties fo:border="thin solid #A5A5A5" fo:background-color="transparent"/>
    </style:style>
    <style:style style:name="ce11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style>
    <style:style style:name="ce111" style:family="table-cell" style:parent-style-name="Default" style:data-style-name="N0">
      <style:table-cell-properties fo:border="thin solid #A5A5A5" style:vertical-align="automatic" fo:wrap-option="wrap" fo:background-color="transparent"/>
      <style:text-properties fo:color="#404040"/>
    </style:style>
    <style:style style:name="ce112" style:family="table-cell" style:parent-style-name="Default" style:data-style-name="N0">
      <style:table-cell-properties fo:border="thin solid #A5A5A5" style:vertical-align="automatic" fo:background-color="transparent" style:repeat-content="false"/>
      <style:paragraph-properties fo:text-align="center"/>
    </style:style>
    <style:style style:name="ce113"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text-underline-style="solid" style:text-underline-type="single"/>
    </style:style>
    <style:style style:name="ce11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FF"/>
    </style:style>
    <style:style style:name="ce115"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style>
    <style:style style:name="ce116" style:family="table-cell" style:parent-style-name="Default" style:data-style-name="N0">
      <style:table-cell-properties fo:border="thin solid #A5A5A5" style:vertical-align="automatic" fo:wrap-option="wrap" fo:background-color="#FFF2CC"/>
      <style:text-properties fo:color="#434343"/>
    </style:style>
    <style:style style:name="ce117"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style>
    <style:style style:name="ce118" style:family="table-cell" style:parent-style-name="Default" style:data-style-name="N0">
      <style:table-cell-properties fo:border="thin solid #A5A5A5" style:vertical-align="automatic" fo:background-color="#FFF2CC"/>
      <style:text-properties fo:color="#434343"/>
    </style:style>
    <style:style style:name="ce119" style:family="table-cell" style:parent-style-name="Default" style:data-style-name="N0">
      <style:table-cell-properties fo:border="thin solid #A5A5A5" style:vertical-align="automatic" fo:background-color="#FFF2CC"/>
    </style:style>
    <style:style style:name="ce12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style>
    <style:style style:name="ce121"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122" style:family="table-cell" style:parent-style-name="Default" style:data-style-name="N0">
      <style:table-cell-properties fo:border="thin solid #A5A5A5" style:vertical-align="automatic" fo:wrap-option="wrap" fo:background-color="#FFF2CC"/>
      <style:text-properties fo:color="#404040"/>
    </style:style>
    <style:style style:name="ce123"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style>
    <style:style style:name="ce124" style:family="table-cell" style:parent-style-name="Default" style:data-style-name="N0">
      <style:table-cell-properties fo:border="thin solid #A5A5A5" style:vertical-align="automatic" fo:wrap-option="wrap" fo:background-color="#FFF2CC" style:repeat-content="false"/>
      <style:paragraph-properties fo:text-align="center"/>
    </style:style>
    <style:style style:name="ce125"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style>
    <style:style style:name="ce12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style>
    <style:style style:name="ce127"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28" style:family="table-cell" style:parent-style-name="Default" style:data-style-name="N0">
      <style:table-cell-properties style:vertical-align="middle" fo:wrap-option="wrap" fo:background-color="#6AA84F" style:repeat-content="false"/>
      <style:paragraph-properties fo:text-align="center"/>
      <style:text-properties fo:color="#FFFFFF"/>
    </style:style>
    <style:style style:name="ce129" style:family="table-cell" style:parent-style-name="Excel_BuiltIn_Hyperlink" style:data-style-name="N0">
      <style:table-cell-properties style:vertical-align="automatic" fo:background-color="transparent"/>
      <style:text-properties fo:color="#0066CC" fo:font-size="12pt" style:font-size-asian="12pt" style:font-size-complex="12pt" style:text-underline-style="solid" style:text-underline-type="single"/>
    </style:style>
    <style:style style:name="ce130" style:family="table-cell" style:parent-style-name="Default" style:data-style-name="N0">
      <style:table-cell-properties style:vertical-align="top" fo:wrap-option="wrap" fo:background-color="transparent"/>
    </style:style>
    <style:style style:name="ce131" style:family="table-cell" style:parent-style-name="Default" style:data-style-name="N0">
      <style:table-cell-properties style:vertical-align="top" fo:wrap-option="wrap" fo:background-color="transparent"/>
      <style:text-properties fo:color="#0066CC" style:text-underline-style="solid" style:text-underline-type="single"/>
    </style:style>
    <style:style style:name="ce132" style:family="table-cell" style:parent-style-name="Default" style:data-style-name="N0">
      <style:table-cell-properties style:vertical-align="top" fo:wrap-option="wrap" fo:background-color="transparent"/>
      <style:text-properties fo:color="#1155CC" style:text-underline-style="solid" style:text-underline-type="single"/>
    </style:style>
    <style:style style:name="ce133"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style:style>
    <style:style style:name="ce134"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35" style:family="table-cell" style:parent-style-name="Default" style:data-style-name="N0">
      <style:table-cell-properties style:vertical-align="middle" fo:background-color="#6AA84F" style:repeat-content="false"/>
      <style:paragraph-properties fo:text-align="center"/>
      <style:text-properties fo:color="#FFFFFF"/>
    </style:style>
    <style:style style:name="ce136" style:family="table-cell" style:parent-style-name="Default" style:data-style-name="N0">
      <style:table-cell-properties style:vertical-align="middle" fo:background-color="transparent" style:repeat-content="false"/>
      <style:paragraph-properties fo:text-align="start" fo:margin-left="0cm"/>
    </style:style>
    <style:style style:name="ce137" style:family="table-cell" style:parent-style-name="Default" style:data-style-name="N0">
      <style:table-cell-properties fo:border-top="none" fo:border-bottom="none" fo:border-left="thin solid #000000" fo:border-right="none" fo:background-color="#FFFFFF"/>
    </style:style>
    <style:style style:name="ce138"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style>
    <style:style style:name="ce139" style:family="table-cell" style:parent-style-name="Default" style:data-style-name="N0">
      <style:table-cell-properties style:vertical-align="middle" fo:background-color="transparent" style:repeat-content="false"/>
      <style:paragraph-properties fo:text-align="start" fo:margin-left="0cm"/>
      <style:text-properties fo:color="#0000FF" style:text-underline-style="solid" style:text-underline-type="single"/>
    </style:style>
    <style:style style:name="ce140"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style:style>
    <style:style style:name="ce141" style:family="table-cell" style:parent-style-name="Default"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42" style:family="table-cell" style:parent-style-name="Default" style:data-style-name="N0">
      <style:table-cell-properties style:vertical-align="automatic" fo:background-color="transparent" style:repeat-content="false"/>
      <style:paragraph-properties fo:text-align="start" fo:margin-left="0cm"/>
    </style:style>
    <style:style style:name="ce143"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style:text-underline-style="solid" style:text-underline-type="single"/>
    </style:style>
    <style:style style:name="ce144"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background-color="transparent"/>
      <style:text-properties fo:color="#0000FF" style:text-underline-style="solid" style:text-underline-type="single"/>
    </style:style>
    <style:style style:name="ce146"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fo:font-weight="bold" style:font-weight-asian="bold" style:font-weight-complex="bold"/>
    </style:style>
    <style:style style:name="ce147" style:family="table-cell" style:parent-style-name="Default" style:data-style-name="N0">
      <style:table-cell-properties style:vertical-align="top" fo:background-color="transparent" style:repeat-content="false"/>
      <style:paragraph-properties fo:text-align="start" fo:margin-left="0cm"/>
    </style:style>
    <style:style style:name="ce148"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49" style:family="table-cell" style:parent-style-name="Default" style:data-style-name="N0">
      <style:table-cell-properties style:vertical-align="middle" fo:wrap-option="wrap" fo:background-color="transparent" style:repeat-content="false"/>
      <style:paragraph-properties fo:text-align="center"/>
      <style:text-properties fo:color="#1155CC" style:text-underline-style="solid" style:text-underline-type="single"/>
    </style:style>
    <style:style style:name="ce150" style:family="table-cell" style:parent-style-name="Default" style:data-style-name="N0">
      <style:table-cell-properties style:vertical-align="middle" fo:background-color="transparent" style:repeat-content="false"/>
      <style:paragraph-properties fo:text-align="center"/>
      <style:text-properties fo:color="#0000FF" style:text-underline-style="solid" style:text-underline-type="single"/>
    </style:style>
    <style:style style:name="ce151" style:family="table-cell" style:parent-style-name="Default" style:data-style-name="N19">
      <style:table-cell-properties style:vertical-align="middle" fo:background-color="transparent" style:repeat-content="false"/>
      <style:paragraph-properties fo:text-align="center"/>
    </style:style>
    <style:style style:name="ce152" style:family="table-cell" style:parent-style-name="Default" style:data-style-name="N0">
      <style:table-cell-properties fo:border-top="thin solid #A5A5A5" fo:border-bottom="none" fo:border-left="thin solid #A5A5A5" fo:border-right="thin solid #A5A5A5" style:vertical-align="middle" fo:background-color="transparent" style:rotation-angle="270" style:repeat-content="false"/>
      <style:paragraph-properties fo:text-align="center"/>
    </style:style>
    <style:style style:name="ce153" style:family="table-cell" style:parent-style-name="Default" style:data-style-name="N0">
      <style:table-cell-properties fo:border-top="none" fo:border-bottom="none" fo:border-left="thin solid #A5A5A5" fo:border-right="thin solid #A5A5A5" style:vertical-align="middle" fo:background-color="transparent" style:rotation-angle="270" style:repeat-content="false"/>
      <style:paragraph-properties fo:text-align="center"/>
    </style:style>
    <style:style style:name="ce154" style:family="table-cell" style:parent-style-name="Default" style:data-style-name="N0">
      <style:table-cell-properties fo:border-top="none" fo:border-bottom="thin solid #A5A5A5" fo:border-left="thin solid #A5A5A5" fo:border-right="thin solid #A5A5A5" style:vertical-align="middle" fo:background-color="transparent" style:rotation-angle="270" style:repeat-content="false"/>
      <style:paragraph-properties fo:text-align="center"/>
    </style:style>
    <style:style style:name="ce155" style:family="table-cell" style:parent-style-name="Default" style:data-style-name="N0">
      <style:table-cell-properties fo:background-color="transparent"/>
    </style:style>
    <style:style style:name="ce156" style:family="table-cell" style:parent-style-name="Default" style:data-style-name="N0">
      <style:table-cell-properties fo:border="thin solid #A5A5A5" style:vertical-align="top"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style>
    <style:style style:name="ce157" style:family="table-cell" style:parent-style-name="Default" style:data-style-name="N0">
      <style:table-cell-properties fo:border="thin solid #A5A5A5" style:vertical-align="middle" fo:background-color="transparent" style:rotation-angle="270" style:repeat-content="false"/>
      <style:paragraph-properties fo:text-align="center"/>
    </style:style>
    <style:style style:name="T1" style:family="text" style:parent-style-name="Default">
      <style:text-properties fo:color="#000000" style:text-line-through-style="none" style:font-name="Liberation Sans" style:font-name-asian="Liberation Sans" style:font-name-complex="Liberation Sans"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Titillium Web,Arial" style:font-name-asian="Titillium Web,Arial" style:font-name-complex="Titillium Web,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4A86E8" style:text-line-through-style="none" style:font-name="Liberation Sans" style:font-name-asian="Liberation Sans" style:font-name-complex="Liberation Sans"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4A86E8" style:text-line-through-style="none" style:font-name="Liberation Sans" style:font-name-asian="Liberation Sans" style:font-name-complex="Liberation Sans" fo:font-size="21pt" style:font-size-asian="21pt" style:font-size-complex="2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000000" style:text-line-through-style="none" style:font-name="Titillium Web" style:font-name-asian="Titillium Web" style:font-name-complex="Titillium Web"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2" style:family="text" style:parent-style-name="Default">
      <style:text-properties fo:color="#434343" style:text-line-through-style="none" style:font-name="Liberation Sans1" style:font-name-asian="Liberation Sans1" style:font-name-complex="Liberation Sans1"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13" style:family="text" style:parent-style-name="Default">
      <style:text-properties fo:color="#4A86E8" style:text-line-through-style="none" style:font-name="Liberation Sans" style:font-name-asian="Liberation Sans" style:font-name-complex="Liberation Sans"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4"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15" style:family="text" style:parent-style-name="Default">
      <style:text-properties fo:color="#000000" style:text-line-through-style="none" style:font-name="Liberation Sans2" style:font-name-asian="Liberation Sans2" style:font-name-complex="Liberation Sans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6"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11125cm"/>
    </style:style>
    <style:style style:name="co2" style:family="table-column">
      <style:table-column-properties fo:break-before="auto" style:column-width="27.0139583333333cm"/>
    </style:style>
    <style:style style:name="co3" style:family="table-column">
      <style:table-column-properties fo:break-before="auto" style:column-width="12.1972916666667cm"/>
    </style:style>
    <style:style style:name="co4" style:family="table-column">
      <style:table-column-properties fo:break-before="auto" style:column-width="2.48708333333333cm"/>
    </style:style>
    <style:style style:name="co5" style:family="table-column">
      <style:table-column-properties fo:break-before="auto" style:column-width="1.984375cm"/>
    </style:style>
    <style:style style:name="co6" style:family="table-column">
      <style:table-column-properties fo:break-before="auto" style:column-width="10.2658333333333cm"/>
    </style:style>
    <style:style style:name="co7" style:family="table-column">
      <style:table-column-properties fo:break-before="auto" style:column-width="5.45041666666667cm"/>
    </style:style>
    <style:style style:name="co8" style:family="table-column">
      <style:table-column-properties fo:break-before="auto" style:column-width="5.794375cm"/>
    </style:style>
    <style:style style:name="co9" style:family="table-column">
      <style:table-column-properties fo:break-before="auto" style:column-width="2.24895833333333cm"/>
    </style:style>
    <style:style style:name="co10" style:family="table-column">
      <style:table-column-properties fo:break-before="auto" style:column-width="10.7420833333333cm"/>
    </style:style>
    <style:style style:name="co11" style:family="table-column">
      <style:table-column-properties fo:break-before="auto" style:column-width="8.5725cm"/>
    </style:style>
    <style:style style:name="co12" style:family="table-column">
      <style:table-column-properties fo:break-before="auto" style:column-width="3.70416666666667cm"/>
    </style:style>
    <style:style style:name="co13" style:family="table-column">
      <style:table-column-properties fo:break-before="auto" style:column-width="3.36020833333333cm"/>
    </style:style>
    <style:style style:name="co14" style:family="table-column">
      <style:table-column-properties fo:break-before="auto" style:column-width="2.778125cm"/>
    </style:style>
    <style:style style:name="co15" style:family="table-column">
      <style:table-column-properties fo:break-before="auto" style:column-width="2.72520833333333cm"/>
    </style:style>
    <style:style style:name="co16" style:family="table-column">
      <style:table-column-properties fo:break-before="auto" style:column-width="5.29166666666667cm"/>
    </style:style>
    <style:style style:name="co17" style:family="table-column">
      <style:table-column-properties fo:break-before="auto" style:column-width="4.86833333333333cm"/>
    </style:style>
    <style:style style:name="co18" style:family="table-column">
      <style:table-column-properties fo:break-before="auto" style:column-width="3.4925cm"/>
    </style:style>
    <style:style style:name="co19" style:family="table-column">
      <style:table-column-properties fo:break-before="auto" style:column-width="3.46604166666667cm"/>
    </style:style>
    <style:style style:name="co20" style:family="table-column">
      <style:table-column-properties fo:break-before="auto" style:column-width="4.47145833333333cm"/>
    </style:style>
    <style:style style:name="co21" style:family="table-column">
      <style:table-column-properties fo:break-before="auto" style:column-width="4.365625cm"/>
    </style:style>
    <style:style style:name="co22" style:family="table-column">
      <style:table-column-properties fo:break-before="auto" style:column-width="5.84729166666667cm"/>
    </style:style>
    <style:style style:name="co23" style:family="table-column">
      <style:table-column-properties fo:break-before="auto" style:column-width="3.30729166666667cm"/>
    </style:style>
    <style:style style:name="co24" style:family="table-column">
      <style:table-column-properties fo:break-before="auto" style:column-width="4.78895833333333cm"/>
    </style:style>
    <style:style style:name="co25" style:family="table-column">
      <style:table-column-properties fo:break-before="auto" style:column-width="3.06916666666667cm"/>
    </style:style>
    <style:style style:name="co26" style:family="table-column">
      <style:table-column-properties fo:break-before="auto" style:column-width="7.381875cm"/>
    </style:style>
    <style:style style:name="co27" style:family="table-column">
      <style:table-column-properties fo:break-before="auto" style:column-width="11.0595833333333cm"/>
    </style:style>
    <style:style style:name="co28" style:family="table-column">
      <style:table-column-properties fo:break-before="auto" style:column-width="6.00604166666667cm"/>
    </style:style>
    <style:style style:name="co29" style:family="table-column">
      <style:table-column-properties fo:break-before="auto" style:column-width="6.985cm"/>
    </style:style>
    <style:style style:name="co30" style:family="table-column">
      <style:table-column-properties fo:break-before="auto" style:column-width="5.60916666666667cm"/>
    </style:style>
    <style:style style:name="co31" style:family="table-column">
      <style:table-column-properties fo:break-before="auto" style:column-width="4.07458333333333cm"/>
    </style:style>
    <style:style style:name="co32" style:family="table-column">
      <style:table-column-properties fo:break-before="auto" style:column-width="8.493125cm"/>
    </style:style>
    <style:style style:name="co33" style:family="table-column">
      <style:table-column-properties fo:break-before="auto" style:column-width="11.43cm"/>
    </style:style>
    <style:style style:name="co34" style:family="table-column">
      <style:table-column-properties fo:break-before="auto" style:column-width="3.12208333333333cm"/>
    </style:style>
    <style:style style:name="co35" style:family="table-column">
      <style:table-column-properties fo:break-before="auto" style:column-width="6.32354166666667cm"/>
    </style:style>
    <style:style style:name="co36" style:family="table-column">
      <style:table-column-properties fo:break-before="auto" style:column-width="12.4354166666667cm"/>
    </style:style>
    <style:style style:name="co37" style:family="table-column">
      <style:table-column-properties fo:break-before="auto" style:column-width="4.841875cm"/>
    </style:style>
    <style:style style:name="co38" style:family="table-column">
      <style:table-column-properties fo:break-before="auto" style:column-width="6.77333333333333cm"/>
    </style:style>
    <style:style style:name="co39" style:family="table-column">
      <style:table-column-properties fo:break-before="auto" style:column-width="5.50333333333333cm"/>
    </style:style>
    <style:style style:name="co40" style:family="table-column">
      <style:table-column-properties fo:break-before="auto" style:column-width="3.86291666666667cm"/>
    </style:style>
    <style:style style:name="co41" style:family="table-column">
      <style:table-column-properties fo:break-before="auto" style:column-width="10.4510416666667cm"/>
    </style:style>
    <style:style style:name="co42" style:family="table-column">
      <style:table-column-properties fo:break-before="auto" style:column-width="6.429375cm"/>
    </style:style>
    <style:style style:name="co43" style:family="table-column">
      <style:table-column-properties fo:break-before="auto" style:column-width="11.1389583333333cm"/>
    </style:style>
    <style:style style:name="co44" style:family="table-column">
      <style:table-column-properties fo:break-before="auto" style:column-width="3.81cm"/>
    </style:style>
    <style:style style:name="co45" style:family="table-column">
      <style:table-column-properties fo:break-before="auto" style:column-width="6.19125cm"/>
    </style:style>
    <style:style style:name="co46" style:family="table-column">
      <style:table-column-properties fo:break-before="auto" style:column-width="9.10166666666667cm"/>
    </style:style>
    <style:style style:name="co47" style:family="table-column">
      <style:table-column-properties fo:break-before="auto" style:column-width="4.10104166666667cm"/>
    </style:style>
    <style:style style:name="co48" style:family="table-column">
      <style:table-column-properties fo:break-before="auto" style:column-width="5.37104166666667cm"/>
    </style:style>
    <style:style style:name="co49" style:family="table-column">
      <style:table-column-properties fo:break-before="auto" style:column-width="5.3975cm"/>
    </style:style>
    <style:style style:name="co50" style:family="table-column">
      <style:table-column-properties fo:break-before="auto" style:column-width="5.000625cm"/>
    </style:style>
    <style:style style:name="co51" style:family="table-column">
      <style:table-column-properties fo:break-before="auto" style:column-width="4.25979166666667cm"/>
    </style:style>
    <style:style style:name="co52" style:family="table-column">
      <style:table-column-properties fo:break-before="auto" style:column-width="6.40291666666667cm"/>
    </style:style>
    <style:style style:name="co53" style:family="table-column">
      <style:table-column-properties fo:break-before="auto" style:column-width="7.40833333333333cm"/>
    </style:style>
    <style:style style:name="co54" style:family="table-column">
      <style:table-column-properties fo:break-before="auto" style:column-width="4.33916666666667cm"/>
    </style:style>
    <style:style style:name="co55" style:family="table-column">
      <style:table-column-properties fo:break-before="auto" style:column-width="5.21229166666667cm"/>
    </style:style>
    <style:style style:name="co56" style:family="table-column">
      <style:table-column-properties fo:break-before="auto" style:column-width="5.82083333333333cm"/>
    </style:style>
    <style:style style:name="co57" style:family="table-column">
      <style:table-column-properties fo:break-before="auto" style:column-width="5.13291666666667cm"/>
    </style:style>
    <style:style style:name="co58" style:family="table-column">
      <style:table-column-properties fo:break-before="auto" style:column-width="4.92125cm"/>
    </style:style>
    <style:style style:name="co59" style:family="table-column">
      <style:table-column-properties fo:break-before="auto" style:column-width="5.26520833333333cm"/>
    </style:style>
    <style:style style:name="co60" style:family="table-column">
      <style:table-column-properties fo:break-before="auto" style:column-width="12.0120833333333cm"/>
    </style:style>
    <style:style style:name="co61" style:family="table-column">
      <style:table-column-properties fo:break-before="auto" style:column-width="1.905cm"/>
    </style:style>
    <style:style style:name="co62" style:family="table-column">
      <style:table-column-properties fo:break-before="auto" style:column-width="7.46125cm"/>
    </style:style>
    <style:style style:name="co63" style:family="table-column">
      <style:table-column-properties fo:break-before="auto" style:column-width="6.05895833333333cm"/>
    </style:style>
    <style:style style:name="co64" style:family="table-column">
      <style:table-column-properties fo:break-before="auto" style:column-width="10.6097916666667cm"/>
    </style:style>
    <style:style style:name="co65" style:family="table-column">
      <style:table-column-properties fo:break-before="auto" style:column-width="4.41854166666667cm"/>
    </style:style>
    <style:style style:name="co66" style:family="table-column">
      <style:table-column-properties fo:break-before="auto" style:column-width="5.476875cm"/>
    </style:style>
    <style:style style:name="co67" style:family="table-column">
      <style:table-column-properties fo:break-before="auto" style:column-width="5.18583333333333cm"/>
    </style:style>
    <style:style style:name="co68" style:family="table-column">
      <style:table-column-properties fo:break-before="auto" style:column-width="3.99520833333333cm"/>
    </style:style>
    <style:style style:name="co69" style:family="table-column">
      <style:table-column-properties fo:break-before="auto" style:column-width="8.99583333333333cm"/>
    </style:style>
    <style:style style:name="co70" style:family="table-column">
      <style:table-column-properties fo:break-before="auto" style:column-width="13.0704166666667cm"/>
    </style:style>
    <style:style style:name="co71" style:family="table-column">
      <style:table-column-properties fo:break-before="auto" style:column-width="10.2129166666667cm"/>
    </style:style>
    <style:style style:name="co72" style:family="table-column">
      <style:table-column-properties fo:break-before="auto" style:column-width="8.09625cm"/>
    </style:style>
    <style:style style:name="co73" style:family="table-column">
      <style:table-column-properties fo:break-before="auto" style:column-width="6.53520833333333cm"/>
    </style:style>
    <style:style style:name="co74" style:family="table-column">
      <style:table-column-properties fo:break-before="auto" style:column-width="7.27604166666667cm"/>
    </style:style>
    <style:style style:name="co75" style:family="table-column">
      <style:table-column-properties fo:break-before="auto" style:column-width="11.4564583333333cm"/>
    </style:style>
    <style:style style:name="co76" style:family="table-column">
      <style:table-column-properties fo:break-before="auto" style:column-width="7.56708333333333cm"/>
    </style:style>
    <style:style style:name="co77" style:family="table-column">
      <style:table-column-properties fo:break-before="auto" style:column-width="7.11729166666667cm"/>
    </style:style>
    <style:style style:name="co78" style:family="table-column">
      <style:table-column-properties fo:break-before="auto" style:column-width="6.6675cm"/>
    </style:style>
    <style:style style:name="co79" style:family="table-column">
      <style:table-column-properties fo:break-before="auto" style:column-width="13.97cm"/>
    </style:style>
    <style:style style:name="co80" style:family="table-column">
      <style:table-column-properties fo:break-before="auto" style:column-width="9.2075cm"/>
    </style:style>
    <style:style style:name="co81" style:family="table-column">
      <style:table-column-properties fo:break-before="auto" style:column-width="5.55625cm"/>
    </style:style>
    <style:style style:name="co82" style:family="table-column">
      <style:table-column-properties fo:break-before="auto" style:column-width="11.8533333333333cm"/>
    </style:style>
    <style:style style:name="co83" style:family="table-column">
      <style:table-column-properties fo:break-before="auto" style:column-width="3.095625cm"/>
    </style:style>
    <style:style style:name="co84" style:family="table-column">
      <style:table-column-properties fo:break-before="auto" style:column-width="6.69395833333333cm"/>
    </style:style>
    <style:style style:name="co85" style:family="table-column">
      <style:table-column-properties fo:break-before="auto" style:column-width="2.88395833333333cm"/>
    </style:style>
    <style:style style:name="co86" style:family="table-column">
      <style:table-column-properties fo:break-before="auto" style:column-width="8.94291666666667cm"/>
    </style:style>
    <style:style style:name="co87" style:family="table-column">
      <style:table-column-properties fo:break-before="auto" style:column-width="7.48770833333333cm"/>
    </style:style>
    <style:style style:name="co88" style:family="table-column">
      <style:table-column-properties fo:break-before="auto" style:column-width="9.63083333333333cm"/>
    </style:style>
    <style:style style:name="co89" style:family="table-column">
      <style:table-column-properties fo:break-before="auto" style:column-width="4.1275cm"/>
    </style:style>
    <style:style style:name="co90" style:family="table-column">
      <style:table-column-properties fo:break-before="auto" style:column-width="6.08541666666667cm"/>
    </style:style>
    <style:style style:name="co91" style:family="table-column">
      <style:table-column-properties fo:break-before="auto" style:column-width="4.65666666666667cm"/>
    </style:style>
    <style:style style:name="co92" style:family="table-column">
      <style:table-column-properties fo:break-before="auto" style:column-width="3.78354166666667cm"/>
    </style:style>
    <style:style style:name="co93" style:family="table-column">
      <style:table-column-properties fo:break-before="auto" style:column-width="3.62479166666667cm"/>
    </style:style>
    <style:style style:name="co94" style:family="table-column">
      <style:table-column-properties fo:break-before="auto" style:column-width="6.13833333333333cm"/>
    </style:style>
    <style:style style:name="co95" style:family="table-column">
      <style:table-column-properties fo:break-before="auto" style:column-width="4.49791666666667cm"/>
    </style:style>
    <style:style style:name="co96" style:family="table-column">
      <style:table-column-properties fo:break-before="auto" style:column-width="3.28083333333333cm"/>
    </style:style>
    <style:style style:name="co97" style:family="table-column">
      <style:table-column-properties fo:break-before="auto" style:column-width="3.14854166666667cm"/>
    </style:style>
    <style:style style:name="co98" style:family="table-column">
      <style:table-column-properties fo:break-before="auto" style:column-width="4.81541666666667cm"/>
    </style:style>
    <style:style style:name="co99" style:family="table-column">
      <style:table-column-properties fo:break-before="auto" style:column-width="14.76375cm"/>
    </style:style>
    <style:style style:name="ro1" style:family="table-row">
      <style:table-row-properties style:row-height="18pt" style:use-optimal-row-height="true" fo:break-before="auto"/>
    </style:style>
    <style:style style:name="ro2" style:family="table-row">
      <style:table-row-properties style:row-height="22.5pt" style:use-optimal-row-height="true" fo:break-before="auto"/>
    </style:style>
    <style:style style:name="ro3" style:family="table-row">
      <style:table-row-properties style:row-height="36pt" style:use-optimal-row-height="true" fo:break-before="auto"/>
    </style:style>
    <style:style style:name="ro4" style:family="table-row">
      <style:table-row-properties style:row-height="24.75pt" style:use-optimal-row-height="true" fo:break-before="auto"/>
    </style:style>
    <style:style style:name="ro5" style:family="table-row">
      <style:table-row-properties style:row-height="23.1pt" style:use-optimal-row-height="false" fo:break-before="auto"/>
    </style:style>
    <style:style style:name="ro6" style:family="table-row">
      <style:table-row-properties style:row-height="49.5pt" style:use-optimal-row-height="true" fo:break-before="auto"/>
    </style:style>
    <style:style style:name="ro7" style:family="table-row">
      <style:table-row-properties style:row-height="42.75pt" style:use-optimal-row-height="true" fo:break-before="auto"/>
    </style:style>
    <style:style style:name="ro8" style:family="table-row">
      <style:table-row-properties style:row-height="12.75pt" style:use-optimal-row-height="true" fo:break-before="auto"/>
    </style:style>
    <style:style style:name="ro9" style:family="table-row">
      <style:table-row-properties style:row-height="21pt" style:use-optimal-row-height="true" fo:break-before="auto"/>
    </style:style>
    <style:style style:name="ro10" style:family="table-row">
      <style:table-row-properties style:row-height="15.95pt" style:use-optimal-row-height="true" fo:break-before="auto"/>
    </style:style>
    <style:style style:name="ro11" style:family="table-row">
      <style:table-row-properties style:row-height="18.75pt" style:use-optimal-row-height="true" fo:break-before="auto"/>
    </style:style>
    <style:style style:name="ro12" style:family="table-row">
      <style:table-row-properties style:row-height="38.25pt" style:use-optimal-row-height="true" fo:break-before="auto"/>
    </style:style>
    <style:style style:name="ro13" style:family="table-row">
      <style:table-row-properties style:row-height="17.1pt" style:use-optimal-row-height="true" fo:break-before="auto"/>
    </style:style>
    <style:style style:name="ro14" style:family="table-row">
      <style:table-row-properties style:row-height="15pt" style:use-optimal-row-height="false" fo:break-before="auto"/>
    </style:style>
    <style:style style:name="ro15" style:family="table-row">
      <style:table-row-properties style:row-height="33.6pt" style:use-optimal-row-height="false" fo:break-before="auto"/>
    </style:style>
    <style:style style:name="ro16" style:family="table-row">
      <style:table-row-properties style:row-height="25.5pt" style:use-optimal-row-height="true" fo:break-before="auto"/>
    </style:style>
    <style:style style:name="ro17" style:family="table-row">
      <style:table-row-properties style:row-height="16.5pt" style:use-optimal-row-height="true" fo:break-before="auto"/>
    </style:style>
    <style:style style:name="ro18" style:family="table-row">
      <style:table-row-properties style:row-height="63.75pt" style:use-optimal-row-height="true" fo:break-before="auto"/>
    </style:style>
    <style:style style:name="ro19" style:family="table-row">
      <style:table-row-properties style:row-height="84pt" style:use-optimal-row-height="true" fo:break-before="auto"/>
    </style:style>
    <style:style style:name="ro20" style:family="table-row">
      <style:table-row-properties style:row-height="15pt" style:use-optimal-row-height="true" fo:break-before="auto"/>
    </style:style>
    <style:style style:name="ro21" style:family="table-row">
      <style:table-row-properties style:row-height="36.75pt" style:use-optimal-row-height="true" fo:break-before="auto"/>
    </style:style>
    <style:style style:name="ro22" style:family="table-row">
      <style:table-row-properties style:row-height="51pt" style:use-optimal-row-height="true" fo:break-before="auto"/>
    </style:style>
    <style:style style:name="ro23" style:family="table-row">
      <style:table-row-properties style:row-height="14.25pt" style:use-optimal-row-height="true" fo:break-before="auto"/>
    </style:style>
    <style:style style:name="ro24" style:family="table-row">
      <style:table-row-properties style:row-height="57.4pt" style:use-optimal-row-height="false" fo:break-before="auto"/>
    </style:style>
    <style:style style:name="ro25" style:family="table-row">
      <style:table-row-properties style:row-height="76.5pt" style:use-optimal-row-height="true" fo:break-before="auto"/>
    </style:style>
    <style:style style:name="ro26" style:family="table-row">
      <style:table-row-properties style:row-height="102pt" style:use-optimal-row-height="true" fo:break-before="auto"/>
    </style:style>
    <style:style style:name="ro27" style:family="table-row">
      <style:table-row-properties style:row-height="17.25pt" style:use-optimal-row-height="false" fo:break-before="auto"/>
    </style:style>
    <style:style style:name="ro28" style:family="table-row">
      <style:table-row-properties style:row-height="66pt" style:use-optimal-row-height="true" fo:break-before="auto"/>
    </style:style>
    <style:style style:name="ro29" style:family="table-row">
      <style:table-row-properties style:row-height="77.25pt" style:use-optimal-row-height="true" fo:break-before="auto"/>
    </style:style>
    <style:style style:name="ro30" style:family="table-row">
      <style:table-row-properties style:row-height="55.5pt" style:use-optimal-row-height="true" fo:break-before="auto"/>
    </style:style>
    <style:style style:name="ro31" style:family="table-row">
      <style:table-row-properties style:row-height="89.25pt" style:use-optimal-row-height="true" fo:break-before="auto"/>
    </style:style>
    <style:style style:name="ro32" style:family="table-row">
      <style:table-row-properties style:row-height="30pt" style:use-optimal-row-height="true" fo:break-before="auto"/>
    </style:style>
    <style:style style:name="ro33" style:family="table-row">
      <style:table-row-properties style:row-height="20.85pt" style:use-optimal-row-height="false" fo:break-before="auto"/>
    </style:style>
    <style:style style:name="ro34" style:family="table-row">
      <style:table-row-properties style:row-height="48.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58"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PUNTO_DI_CONTATTO.A4"/>
    </style:style>
    <style:style style:name="ce159"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4]=&quot;Sì&quot;)" style:apply-style-name="cf14" style:base-cell-address="Tipologia_PUNTO_DI_CONTATTO.A4"/>
    </style:style>
    <style:style style:name="ce16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4" style:base-cell-address="Tipologia_PUNTO_DI_CONTATTO.A4"/>
    </style:style>
    <style:style style:name="ce161"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4" style:base-cell-address="Tipologia_PUNTO_DI_CONTATTO.A4"/>
    </style:style>
    <style:style style:name="ce162"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4" style:base-cell-address="Tipologia_PUNTO_DI_CONTATTO.A4"/>
    </style:style>
    <style:style style:name="ce16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PUNTO_DI_CONTATTO.A4"/>
    </style:style>
    <style:style style:name="ce164"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4" style:base-cell-address="Tipologia_PUNTO_DI_CONTATTO.A4"/>
    </style:style>
    <style:style style:name="ce16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PUNTO_DI_CONTATTO.A4"/>
    </style:style>
    <style:style style:name="ce166"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4" style:base-cell-address="Tipologia_PUNTO_DI_CONTATTO.A4"/>
    </style:style>
    <style:style style:name="ce16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4" style:base-cell-address="Tipologia_PUNTO_DI_CONTATTO.A4"/>
    </style:style>
    <style:style style:name="ce168"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REF!]=&quot;Sì&quot;)" style:apply-style-name="cf14" style:base-cell-address="Tipologia_UNITÀ_ORGANIZZATIVA.G19"/>
    </style:style>
    <style:style style:name="ce169"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20]=&quot;Sì&quot;)" style:apply-style-name="cf14" style:base-cell-address="Tipologia_UNITÀ_ORGANIZZATIVA.G13"/>
    </style:style>
    <style:style style:name="ce17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UNITÀ_ORGANIZZATIVA.A4"/>
    </style:style>
    <style:style style:name="ce171"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4]=&quot;Sì&quot;)" style:apply-style-name="cf14" style:base-cell-address="Tipologia_UNITÀ_ORGANIZZATIVA.A4"/>
    </style:style>
    <style:style style:name="ce17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4" style:base-cell-address="Tipologia_UNITÀ_ORGANIZZATIVA.A4"/>
    </style:style>
    <style:style style:name="ce173"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4" style:base-cell-address="Tipologia_UNITÀ_ORGANIZZATIVA.A4"/>
    </style:style>
    <style:style style:name="ce174"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4" style:base-cell-address="Tipologia_UNITÀ_ORGANIZZATIVA.A4"/>
    </style:style>
    <style:style style:name="ce175"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4" style:base-cell-address="Tipologia_UNITÀ_ORGANIZZATIVA.A4"/>
    </style:style>
    <style:style style:name="ce17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4" style:base-cell-address="Tipologia_UNITÀ_ORGANIZZATIVA.A4"/>
    </style:style>
    <style:style style:name="ce177"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4" style:base-cell-address="Tipologia_UNITÀ_ORGANIZZATIVA.A4"/>
    </style:style>
    <style:style style:name="ce178"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map style:condition="of:is-true-formula([.$C4]=&quot;Sì&quot;)" style:apply-style-name="cf14" style:base-cell-address="Tipologia_UNITÀ_ORGANIZZATIVA.A4"/>
    </style:style>
    <style:style style:name="ce179"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4]=&quot;Sì&quot;)" style:apply-style-name="cf14" style:base-cell-address="Tipologia_UNITÀ_ORGANIZZATIVA.A4"/>
    </style:style>
    <style:style style:name="ce180"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map style:condition="of:is-true-formula([.$C4]=&quot;Sì&quot;)" style:apply-style-name="cf14" style:base-cell-address="Tipologia_UNITÀ_ORGANIZZATIVA.A4"/>
    </style:style>
    <style:style style:name="ce18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map style:condition="of:is-true-formula([.$C4]=&quot;Sì&quot;)" style:apply-style-name="cf14" style:base-cell-address="Tipologia_UNITÀ_ORGANIZZATIVA.A4"/>
    </style:style>
    <style:style style:name="ce18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4" style:base-cell-address="Tipologia_UNITÀ_ORGANIZZATIVA.A4"/>
    </style:style>
    <style:style style:name="ce183"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4" style:base-cell-address="Tipologia_UNITÀ_ORGANIZZATIVA.A4"/>
    </style:style>
    <style:style style:name="ce184" style:family="table-cell" style:parent-style-name="Default" style:data-style-name="N0">
      <style:table-cell-properties fo:border="thin solid #A5A5A5" style:vertical-align="middle" fo:background-color="transparent" style:repeat-content="false"/>
      <style:paragraph-properties fo:text-align="center"/>
      <style:text-properties style:text-underline-style="solid" style:text-underline-type="single"/>
      <style:map style:condition="of:is-true-formula([.$C4]=&quot;Sì&quot;)" style:apply-style-name="cf14" style:base-cell-address="Tipologia_UNITÀ_ORGANIZZATIVA.A4"/>
    </style:style>
    <style:style style:name="ce185"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4" style:base-cell-address="Tipologia_UNITÀ_ORGANIZZATIVA.A4"/>
    </style:style>
    <style:style style:name="ce18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19]=&quot;Sì&quot;)" style:apply-style-name="cf14" style:base-cell-address="Tipologia_PERSONA_PUBBLICA.A19"/>
    </style:style>
    <style:style style:name="ce18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19]=&quot;Sì&quot;)" style:apply-style-name="cf14" style:base-cell-address="Tipologia_PERSONA_PUBBLICA.A19"/>
    </style:style>
    <style:style style:name="ce18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19]=&quot;Sì&quot;)" style:apply-style-name="cf14" style:base-cell-address="Tipologia_PERSONA_PUBBLICA.A19"/>
    </style:style>
    <style:style style:name="ce189" style:family="table-cell" style:parent-style-name="Default" style:data-style-name="N0">
      <style:table-cell-properties fo:border="thin solid #A5A5A5" style:vertical-align="middle" fo:background-color="#FFFFFF" style:repeat-content="false"/>
      <style:paragraph-properties fo:text-align="center"/>
      <style:map style:condition="of:is-true-formula([.$C19]=&quot;Sì&quot;)" style:apply-style-name="cf14" style:base-cell-address="Tipologia_PERSONA_PUBBLICA.A19"/>
    </style:style>
    <style:style style:name="ce19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PERSONA_PUBBLICA.A4"/>
    </style:style>
    <style:style style:name="ce19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4]=&quot;Sì&quot;)" style:apply-style-name="cf14" style:base-cell-address="Tipologia_PERSONA_PUBBLICA.A4"/>
    </style:style>
    <style:style style:name="ce19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4" style:base-cell-address="Tipologia_PERSONA_PUBBLICA.A4"/>
    </style:style>
    <style:style style:name="ce19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4" style:base-cell-address="Tipologia_PERSONA_PUBBLICA.A4"/>
    </style:style>
    <style:style style:name="ce194"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4" style:base-cell-address="Tipologia_PERSONA_PUBBLICA.A4"/>
    </style:style>
    <style:style style:name="ce19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PERSONA_PUBBLICA.A4"/>
    </style:style>
    <style:style style:name="ce196" style:family="table-cell" style:parent-style-name="Default" style:data-style-name="N0">
      <style:table-cell-properties fo:border="thin solid #A5A5A5" style:vertical-align="middle" fo:wrap-option="wrap" fo:background-color="#FFFFFF" style:repeat-content="false"/>
      <style:paragraph-properties fo:text-align="center"/>
      <style:map style:condition="of:is-true-formula([.$C4]=&quot;Sì&quot;)" style:apply-style-name="cf14" style:base-cell-address="Tipologia_PERSONA_PUBBLICA.A4"/>
    </style:style>
    <style:style style:name="ce197"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4" style:base-cell-address="Tipologia_PERSONA_PUBBLICA.A4"/>
    </style:style>
    <style:style style:name="ce19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4" style:base-cell-address="Tipologia_PERSONA_PUBBLICA.A4"/>
    </style:style>
    <style:style style:name="ce199"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4" style:base-cell-address="Tipologia_PERSONA_PUBBLICA.A4"/>
    </style:style>
    <style:style style:name="ce200"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4" style:base-cell-address="Tipologia_PERSONA_PUBBLICA.A4"/>
    </style:style>
    <style:style style:name="ce201"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map style:condition="of:is-true-formula([.$C4]=&quot;Sì&quot;)" style:apply-style-name="cf14" style:base-cell-address="Tipologia_PERSONA_PUBBLICA.A4"/>
    </style:style>
    <style:style style:name="ce20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18]=&quot;Sì&quot;)" style:apply-style-name="cf14" style:base-cell-address="Tipologia_INCARICO.D18"/>
    </style:style>
    <style:style style:name="ce20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INCARICO.A4"/>
    </style:style>
    <style:style style:name="ce20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4" style:base-cell-address="Tipologia_INCARICO.A4"/>
    </style:style>
    <style:style style:name="ce20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4" style:base-cell-address="Tipologia_INCARICO.A4"/>
    </style:style>
    <style:style style:name="ce206"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4" style:base-cell-address="Tipologia_INCARICO.A4"/>
    </style:style>
    <style:style style:name="ce207"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4" style:base-cell-address="Tipologia_INCARICO.A4"/>
    </style:style>
    <style:style style:name="ce20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4]=&quot;Sì&quot;)" style:apply-style-name="cf14" style:base-cell-address="Tipologia_INCARICO.A4"/>
    </style:style>
    <style:style style:name="ce209"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4" style:base-cell-address="Tipologia_INCARICO.A4"/>
    </style:style>
    <style:style style:name="ce21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INCARICO.A4"/>
    </style:style>
    <style:style style:name="ce21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4" style:base-cell-address="Tipologia_INCARICO.A4"/>
    </style:style>
    <style:style style:name="ce212"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4" style:base-cell-address="Tipologia_INCARICO.A4"/>
    </style:style>
    <style:style style:name="ce21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LUOGO.A4"/>
    </style:style>
    <style:style style:name="ce21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4]=&quot;Sì&quot;)" style:apply-style-name="cf14" style:base-cell-address="Tipologia_LUOGO.A4"/>
    </style:style>
    <style:style style:name="ce21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4" style:base-cell-address="Tipologia_LUOGO.A4"/>
    </style:style>
    <style:style style:name="ce216"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4" style:base-cell-address="Tipologia_LUOGO.A4"/>
    </style:style>
    <style:style style:name="ce217"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4" style:base-cell-address="Tipologia_LUOGO.A4"/>
    </style:style>
    <style:style style:name="ce21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LUOGO.A4"/>
    </style:style>
    <style:style style:name="ce21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map style:condition="of:is-true-formula([.$C4]=&quot;Sì&quot;)" style:apply-style-name="cf14" style:base-cell-address="Tipologia_LUOGO.A4"/>
    </style:style>
    <style:style style:name="ce22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4" style:base-cell-address="Tipologia_LUOGO.A4"/>
    </style:style>
    <style:style style:name="ce22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4" style:base-cell-address="Tipologia_LUOGO.A4"/>
    </style:style>
    <style:style style:name="ce222" style:family="table-cell" style:parent-style-name="Default" style:data-style-name="N0">
      <style:table-cell-properties fo:border="thin solid #A5A5A5" style:vertical-align="middle" fo:wrap-option="wrap" fo:background-color="#FFFFFF" style:repeat-content="false"/>
      <style:paragraph-properties fo:text-align="center"/>
      <style:map style:condition="of:is-true-formula([.$C4]=&quot;Sì&quot;)" style:apply-style-name="cf14" style:base-cell-address="Tipologia_LUOGO.A4"/>
    </style:style>
    <style:style style:name="ce22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6]=&quot;Sì&quot;)" style:apply-style-name="cf14" style:base-cell-address="Tipologia_LUOGO.A6"/>
    </style:style>
    <style:style style:name="ce224"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6]=&quot;Sì&quot;)" style:apply-style-name="cf14" style:base-cell-address="Tipologia_LUOGO.A6"/>
    </style:style>
    <style:style style:name="ce22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6]=&quot;Sì&quot;)" style:apply-style-name="cf14" style:base-cell-address="Tipologia_LUOGO.A6"/>
    </style:style>
    <style:style style:name="ce22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6]=&quot;Sì&quot;)" style:apply-style-name="cf14" style:base-cell-address="Tipologia_LUOGO.A6"/>
    </style:style>
    <style:style style:name="ce227" style:family="table-cell" style:parent-style-name="Default" style:data-style-name="N0">
      <style:table-cell-properties fo:border="thin solid #A5A5A5" style:vertical-align="middle" fo:background-color="#FFFFFF" style:repeat-content="false"/>
      <style:paragraph-properties fo:text-align="center"/>
      <style:map style:condition="of:is-true-formula([.$C6]=&quot;Sì&quot;)" style:apply-style-name="cf14" style:base-cell-address="Tipologia_LUOGO.A6"/>
    </style:style>
    <style:style style:name="ce228"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map style:condition="of:is-true-formula([.$C6]=&quot;Sì&quot;)" style:apply-style-name="cf14" style:base-cell-address="Tipologia_LUOGO.A6"/>
    </style:style>
    <style:style style:name="ce229"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6]=&quot;Sì&quot;)" style:apply-style-name="cf14" style:base-cell-address="Tipologia_LUOGO.A6"/>
    </style:style>
    <style:style style:name="ce230"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map style:condition="of:is-true-formula([.$C4]=&quot;Sì&quot;)" style:apply-style-name="cf14" style:base-cell-address="Tipologia_LUOGO.A4"/>
    </style:style>
    <style:style style:name="ce23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12]=&quot;Sì&quot;)" style:apply-style-name="cf14" style:base-cell-address="Tipologia_LUOGO.A12"/>
    </style:style>
    <style:style style:name="ce23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4" style:base-cell-address="Tipologia_LUOGO.A4"/>
    </style:style>
    <style:style style:name="ce23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15]=&quot;Sì&quot;)" style:apply-style-name="cf14" style:base-cell-address="Tipologia_LUOGO.B15"/>
    </style:style>
    <style:style style:name="ce23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12]=&quot;Sì&quot;)" style:apply-style-name="cf14" style:base-cell-address="Tipologia_LUOGO.A12"/>
    </style:style>
    <style:style style:name="ce23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12]=&quot;Sì&quot;)" style:apply-style-name="cf14" style:base-cell-address="Tipologia_LUOGO.A12"/>
    </style:style>
    <style:style style:name="ce236"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12]=&quot;Sì&quot;)" style:apply-style-name="cf14" style:base-cell-address="Tipologia_LUOGO.A12"/>
    </style:style>
    <style:style style:name="ce237"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12]=&quot;Sì&quot;)" style:apply-style-name="cf14" style:base-cell-address="Tipologia_LUOGO.A12"/>
    </style:style>
    <style:style style:name="ce23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map style:condition="of:is-true-formula([.$C12]=&quot;Sì&quot;)" style:apply-style-name="cf14" style:base-cell-address="Tipologia_LUOGO.A12"/>
    </style:style>
    <style:style style:name="ce239"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12]=&quot;Sì&quot;)" style:apply-style-name="cf14" style:base-cell-address="Tipologia_LUOGO.A12"/>
    </style:style>
    <style:style style:name="ce24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12]=&quot;Sì&quot;)" style:apply-style-name="cf14" style:base-cell-address="Tipologia_LUOGO.A12"/>
    </style:style>
    <style:style style:name="ce241" style:family="table-cell" style:parent-style-name="Default" style:data-style-name="N0">
      <style:table-cell-properties fo:border="thin solid #A5A5A5" style:vertical-align="middle" fo:wrap-option="wrap" fo:background-color="#FFFFFF" style:repeat-content="false"/>
      <style:paragraph-properties fo:text-align="center"/>
      <style:map style:condition="of:is-true-formula([.$C12]=&quot;Sì&quot;)" style:apply-style-name="cf14" style:base-cell-address="Tipologia_LUOGO.A12"/>
    </style:style>
    <style:style style:name="ce24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12]=&quot;Sì&quot;)" style:apply-style-name="cf14" style:base-cell-address="Tipologia_LUOGO.A12"/>
    </style:style>
    <style:style style:name="ce24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12]=&quot;Sì&quot;)" style:apply-style-name="cf14" style:base-cell-address="Tipologia_LUOGO.A12"/>
    </style:style>
    <style:style style:name="ce244"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map style:condition="of:is-true-formula([.$C12]=&quot;Sì&quot;)" style:apply-style-name="cf14" style:base-cell-address="Tipologia_LUOGO.A12"/>
    </style:style>
    <style:style style:name="ce245"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map style:condition="of:is-true-formula([.$C12]=&quot;Sì&quot;)" style:apply-style-name="cf14" style:base-cell-address="Tipologia_LUOGO.A12"/>
    </style:style>
    <style:style style:name="ce24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font-size="14pt" style:font-size-asian="14pt" style:font-size-complex="14pt" fo:font-weight="bold" style:font-weight-asian="bold" style:font-weight-complex="bold"/>
      <style:map style:condition="of:is-true-formula([.$C12]=&quot;Sì&quot;)" style:apply-style-name="cf14" style:base-cell-address="Tipologia_LUOGO.A12"/>
    </style:style>
    <style:style style:name="ce24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12]=&quot;Sì&quot;)" style:apply-style-name="cf14" style:base-cell-address="Tipologia_LUOGO.A12"/>
    </style:style>
    <style:style style:name="ce248" style:family="table-cell" style:parent-style-name="Default" style:data-style-name="N0">
      <style:table-cell-properties fo:border="thin solid #A5A5A5" style:vertical-align="top"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12]=&quot;Sì&quot;)" style:apply-style-name="cf14" style:base-cell-address="Tipologia_LUOGO.A12"/>
    </style:style>
    <style:style style:name="ce249"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map style:condition="of:is-true-formula([.$C12]=&quot;Sì&quot;)" style:apply-style-name="cf14" style:base-cell-address="Tipologia_LUOGO.A12"/>
    </style:style>
    <style:style style:name="ce25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NOTIZIA.A4"/>
    </style:style>
    <style:style style:name="ce251"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4" style:base-cell-address="Tipologia_NOTIZIA.A4"/>
    </style:style>
    <style:style style:name="ce25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4" style:base-cell-address="Tipologia_NOTIZIA.A4"/>
    </style:style>
    <style:style style:name="ce253"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4" style:base-cell-address="Tipologia_NOTIZIA.A4"/>
    </style:style>
    <style:style style:name="ce25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4" style:base-cell-address="Tipologia_NOTIZIA.A4"/>
    </style:style>
    <style:style style:name="ce25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NOTIZIA.A4"/>
    </style:style>
    <style:style style:name="ce25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4" style:base-cell-address="Tipologia_NOTIZIA.A4"/>
    </style:style>
    <style:style style:name="ce257"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map style:condition="of:is-true-formula([.$C4]=&quot;Sì&quot;)" style:apply-style-name="cf14" style:base-cell-address="Tipologia_NOTIZIA.A4"/>
    </style:style>
    <style:style style:name="ce258"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4" style:base-cell-address="Tipologia_NOTIZIA.A4"/>
    </style:style>
    <style:style style:name="ce259"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4" style:base-cell-address="Tipologia_NOTIZIA.A4"/>
    </style:style>
    <style:style style:name="ce260"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4" style:base-cell-address="Tipologia_NOTIZIA.A4"/>
    </style:style>
    <style:style style:name="ce26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7]=&quot;Sì&quot;)" style:apply-style-name="cf14" style:base-cell-address="Tipologia_NOTIZIA.A7"/>
    </style:style>
    <style:style style:name="ce26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EVENTO.A4"/>
    </style:style>
    <style:style style:name="ce26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4" style:base-cell-address="Tipologia_EVENTO.A4"/>
    </style:style>
    <style:style style:name="ce26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4" style:base-cell-address="Tipologia_EVENTO.A4"/>
    </style:style>
    <style:style style:name="ce26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4" style:base-cell-address="Tipologia_EVENTO.A4"/>
    </style:style>
    <style:style style:name="ce26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4" style:base-cell-address="Tipologia_EVENTO.A4"/>
    </style:style>
    <style:style style:name="ce26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map style:condition="of:is-true-formula([.$C4]=&quot;Sì&quot;)" style:apply-style-name="cf14" style:base-cell-address="Tipologia_EVENTO.A4"/>
    </style:style>
    <style:style style:name="ce26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EVENTO.A4"/>
    </style:style>
    <style:style style:name="ce269"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4" style:base-cell-address="Tipologia_EVENTO.A4"/>
    </style:style>
    <style:style style:name="ce270"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map style:condition="of:is-true-formula([.$C4]=&quot;Sì&quot;)" style:apply-style-name="cf14" style:base-cell-address="Tipologia_EVENTO.A4"/>
    </style:style>
    <style:style style:name="ce271"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4" style:base-cell-address="Tipologia_EVENTO.A4"/>
    </style:style>
    <style:style style:name="ce272"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4" style:base-cell-address="Tipologia_EVENTO.A4"/>
    </style:style>
    <style:style style:name="ce273"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4" style:base-cell-address="Tipologia_EVENTO.A4"/>
    </style:style>
    <style:style style:name="ce27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4" style:base-cell-address="Tipologia_EVENTO.A4"/>
    </style:style>
    <style:style style:name="ce275"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map style:condition="of:is-true-formula([.$C4]=&quot;Sì&quot;)" style:apply-style-name="cf14" style:base-cell-address="Tipologia_EVENTO.A4"/>
    </style:style>
    <style:style style:name="ce276" style:family="table-cell" style:parent-style-name="Default" style:data-style-name="N0">
      <style:table-cell-properties fo:border="thin solid #A5A5A5" style:vertical-align="automatic" fo:wrap-option="wrap" fo:background-color="transparent"/>
      <style:text-properties fo:color="#404040"/>
      <style:map style:condition="of:is-true-formula([.$C4]=&quot;Sì&quot;)" style:apply-style-name="cf14" style:base-cell-address="Tipologia_EVENTO.A4"/>
    </style:style>
    <style:style style:name="ce277" style:family="table-cell" style:parent-style-name="Default" style:data-style-name="N0">
      <style:table-cell-properties fo:border="thin solid #A5A5A5" style:vertical-align="automatic" fo:background-color="transparent" style:repeat-content="false"/>
      <style:paragraph-properties fo:text-align="center"/>
      <style:map style:condition="of:is-true-formula([.$C4]=&quot;Sì&quot;)" style:apply-style-name="cf14" style:base-cell-address="Tipologia_EVENTO.A4"/>
    </style:style>
    <style:style style:name="ce278"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4" style:base-cell-address="Tipologia_EVENTO.A4"/>
    </style:style>
    <style:style style:name="ce27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SERVIZIO.A4"/>
    </style:style>
    <style:style style:name="ce28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4" style:base-cell-address="Tipologia_SERVIZIO.A4"/>
    </style:style>
    <style:style style:name="ce28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4" style:base-cell-address="Tipologia_SERVIZIO.A4"/>
    </style:style>
    <style:style style:name="ce28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4" style:base-cell-address="Tipologia_SERVIZIO.A4"/>
    </style:style>
    <style:style style:name="ce28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FF"/>
      <style:map style:condition="of:is-true-formula([.$C4]=&quot;Sì&quot;)" style:apply-style-name="cf14" style:base-cell-address="Tipologia_SERVIZIO.A4"/>
    </style:style>
    <style:style style:name="ce28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4" style:base-cell-address="Tipologia_SERVIZIO.A4"/>
    </style:style>
    <style:style style:name="ce28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map style:condition="of:is-true-formula([.$C4]=&quot;Sì&quot;)" style:apply-style-name="cf14" style:base-cell-address="Tipologia_SERVIZIO.A4"/>
    </style:style>
    <style:style style:name="ce286"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map style:condition="of:is-true-formula([.$C4]=&quot;Sì&quot;)" style:apply-style-name="cf14" style:base-cell-address="Tipologia_SERVIZIO.A4"/>
    </style:style>
    <style:style style:name="ce28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SERVIZIO.A4"/>
    </style:style>
    <style:style style:name="ce28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4" style:base-cell-address="Tipologia_SERVIZIO.A4"/>
    </style:style>
    <style:style style:name="ce289"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4" style:base-cell-address="Tipologia_SERVIZIO.A4"/>
    </style:style>
    <style:style style:name="ce290"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4" style:base-cell-address="Tipologia_SERVIZIO.A4"/>
    </style:style>
    <style:style style:name="ce291"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4" style:base-cell-address="Tipologia_SERVIZIO.A4"/>
    </style:style>
    <style:style style:name="ce292"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4" style:base-cell-address="Tipologia_SERVIZIO.A4"/>
    </style:style>
    <style:style style:name="ce293"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4" style:base-cell-address="Tipologia_SERVIZIO.A4"/>
    </style:style>
    <style:style style:name="ce294"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SERVIZIO.A4"/>
    </style:style>
    <style:style style:name="ce295" style:family="table-cell" style:parent-style-name="Default" style:data-style-name="N0">
      <style:table-cell-properties fo:border="thin solid #A5A5A5" style:vertical-align="automatic" fo:wrap-option="wrap" fo:background-color="#FFF2CC"/>
      <style:text-properties fo:color="#434343"/>
      <style:map style:condition="of:is-true-formula([.$C4]=&quot;Sì&quot;)" style:apply-style-name="cf14" style:base-cell-address="Tipologia_SERVIZIO.A4"/>
    </style:style>
    <style:style style:name="ce296"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map style:condition="of:is-true-formula([.$C4]=&quot;Sì&quot;)" style:apply-style-name="cf14" style:base-cell-address="Tipologia_SERVIZIO.A4"/>
    </style:style>
    <style:style style:name="ce297" style:family="table-cell" style:parent-style-name="Default" style:data-style-name="N0">
      <style:table-cell-properties fo:border="thin solid #A5A5A5" style:vertical-align="automatic" fo:background-color="#FFF2CC"/>
      <style:text-properties fo:color="#434343"/>
      <style:map style:condition="of:is-true-formula([.$C4]=&quot;Sì&quot;)" style:apply-style-name="cf14" style:base-cell-address="Tipologia_SERVIZIO.A4"/>
    </style:style>
    <style:style style:name="ce298" style:family="table-cell" style:parent-style-name="Default" style:data-style-name="N0">
      <style:table-cell-properties fo:border="thin solid #A5A5A5" style:vertical-align="automatic" fo:background-color="#FFF2CC"/>
      <style:map style:condition="of:is-true-formula([.$C4]=&quot;Sì&quot;)" style:apply-style-name="cf14" style:base-cell-address="Tipologia_SERVIZIO.A4"/>
    </style:style>
    <style:style style:name="ce29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4" style:base-cell-address="Tipologia_SERVIZIO.A4"/>
    </style:style>
    <style:style style:name="ce300"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4" style:base-cell-address="Tipologia_SERVIZIO.A4"/>
    </style:style>
    <style:style style:name="ce301"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4" style:base-cell-address="Tipologia_SERVIZIO.A4"/>
    </style:style>
    <style:style style:name="ce302"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4" style:base-cell-address="Tipologia_SERVIZIO.A4"/>
    </style:style>
    <style:style style:name="ce303"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SERVIZIO.A4"/>
    </style:style>
    <style:style style:name="ce304" style:family="table-cell" style:parent-style-name="Default" style:data-style-name="N0">
      <style:table-cell-properties fo:border="thin solid #A5A5A5" style:vertical-align="automatic" fo:wrap-option="wrap" fo:background-color="#FFF2CC"/>
      <style:text-properties fo:color="#404040"/>
      <style:map style:condition="of:is-true-formula([.$C4]=&quot;Sì&quot;)" style:apply-style-name="cf14" style:base-cell-address="Tipologia_SERVIZIO.A4"/>
    </style:style>
    <style:style style:name="ce305"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map style:condition="of:is-true-formula([.$C4]=&quot;Sì&quot;)" style:apply-style-name="cf14" style:base-cell-address="Tipologia_SERVIZIO.A4"/>
    </style:style>
    <style:style style:name="ce306" style:family="table-cell" style:parent-style-name="Default" style:data-style-name="N0">
      <style:table-cell-properties fo:border="thin solid #A5A5A5" style:vertical-align="automatic" fo:wrap-option="wrap" fo:background-color="#FFF2CC" style:repeat-content="false"/>
      <style:paragraph-properties fo:text-align="center"/>
      <style:map style:condition="of:is-true-formula([.$C4]=&quot;Sì&quot;)" style:apply-style-name="cf14" style:base-cell-address="Tipologia_SERVIZIO.A4"/>
    </style:style>
    <style:style style:name="ce30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DOCUMENTO_PUBBLICO.A4"/>
    </style:style>
    <style:style style:name="ce30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4" style:base-cell-address="Tipologia_DOCUMENTO_PUBBLICO.A4"/>
    </style:style>
    <style:style style:name="ce30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4" style:base-cell-address="Tipologia_DOCUMENTO_PUBBLICO.A4"/>
    </style:style>
    <style:style style:name="ce31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map style:condition="of:is-true-formula([.$C4]=&quot;Sì&quot;)" style:apply-style-name="cf14" style:base-cell-address="Tipologia_DOCUMENTO_PUBBLICO.A4"/>
    </style:style>
    <style:style style:name="ce31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4" style:base-cell-address="Tipologia_DOCUMENTO_PUBBLICO.A4"/>
    </style:style>
    <style:style style:name="ce31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4" style:base-cell-address="Tipologia_DOCUMENTO_PUBBLICO.A4"/>
    </style:style>
    <style:style style:name="ce31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4" style:base-cell-address="Tipologia_DOCUMENTO_PUBBLICO.A4"/>
    </style:style>
    <style:style style:name="ce31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4" style:base-cell-address="Tipologia_DOCUMENTO_PUBBLICO.A4"/>
    </style:style>
    <style:style style:name="ce315"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4" style:base-cell-address="Tipologia_DOCUMENTO_PUBBLICO.A4"/>
    </style:style>
    <style:style style:name="ce316"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4" style:base-cell-address="Tipologia_DOCUMENTO_PUBBLICO.A4"/>
    </style:style>
    <style:style style:name="ce317"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4" style:base-cell-address="Tipologia_DOCUMENTO_PUBBLICO.A4"/>
    </style:style>
    <style:style style:name="ce318"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4" style:base-cell-address="Tipologia_DOCUMENTO_PUBBLICO.A4"/>
    </style:style>
    <style:style style:name="ce319"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4" style:base-cell-address="Tipologia_DOCUMENTO_PUBBLICO.A4"/>
    </style:style>
    <style:style style:name="ce32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4" style:base-cell-address="Tipologia_DOCUMENTO_PUBBLICO.A4"/>
    </style:style>
    <style:style style:name="ce321"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4" style:base-cell-address="Tipologia_DOCUMENTO_PUBBLICO.A4"/>
    </style:style>
    <style:style style:name="ce322"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map style:condition="of:is-true-formula([.$C4]=&quot;Sì&quot;)" style:apply-style-name="cf14" style:base-cell-address="Tipologia_DOCUMENTO_PUBBLICO.A4"/>
    </style:style>
    <style:style style:name="ce32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4" style:base-cell-address="Tipologia_DATASET.A4"/>
    </style:style>
    <style:style style:name="ce32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4" style:base-cell-address="Tipologia_DATASET.A4"/>
    </style:style>
    <style:style style:name="ce32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4" style:base-cell-address="Tipologia_DATASET.A4"/>
    </style:style>
    <style:style style:name="ce326"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4" style:base-cell-address="Tipologia_DATASET.A4"/>
    </style:style>
    <style:style style:name="ce32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4" style:base-cell-address="Tipologia_DATASET.A4"/>
    </style:style>
    <style:style style:name="ce32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map style:condition="of:is-true-formula([.$C4]=&quot;Sì&quot;)" style:apply-style-name="cf14" style:base-cell-address="Tipologia_DATASET.A4"/>
    </style:style>
    <style:style style:name="ce329"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4" style:base-cell-address="Tipologia_DATASET.A4"/>
    </style:style>
    <style:style style:name="ce330"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4" style:base-cell-address="Tipologia_DATASET.A4"/>
    </style:style>
    <style:style style:name="ce331"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4" style:base-cell-address="Tipologia_DATASET.A4"/>
    </style:style>
    <style:style style:name="ce332"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4" style:base-cell-address="Tipologia_DATASET.A4"/>
    </style:style>
    <style:style style:name="ce333"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4" style:base-cell-address="Tipologia_DATASET.A4"/>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Utility.$C$2:.$C$3])" table:base-cell-address="Tipologia_PUNTO_DI_CONTATTO.C4">
          <table:help-message/>
          <table:error-message table:display="true"/>
        </table:content-validation>
        <table:content-validation table:name="val2" table:condition="of:cell-content-is-in-list([Utility.$A$2:.$A$9])" table:base-cell-address="Tipologia_PUNTO_DI_CONTATTO.D4">
          <table:help-message/>
          <table:error-message/>
        </table:content-validation>
        <table:content-validation table:name="val3" table:condition="of:cell-content-is-in-list([Utility.$G$2:.$G$16])" table:base-cell-address="Tipologia_PUNTO_DI_CONTATTO.E4">
          <table:help-message/>
          <table:error-message table:display="true"/>
        </table:content-validation>
        <table:content-validation table:name="val4" table:condition="of:cell-content-is-in-list([Utility.$F$2:.$F$16])" table:base-cell-address="Tipologia_PUNTO_DI_CONTATTO.F4">
          <table:help-message/>
          <table:error-message/>
        </table:content-validation>
        <table:content-validation table:name="val5" table:condition="of:cell-content-is-in-list([Utility.$B$2:.$B$5])" table:base-cell-address="Tipologia_PUNTO_DI_CONTATTO.G4">
          <table:help-message/>
          <table:error-message/>
        </table:content-validation>
        <table:content-validation table:name="val6" table:condition="of:cell-content-is-in-list([Utility.$C$2:.$C$3])" table:base-cell-address="Tipologia_UNITÀ_ORGANIZZATIVA.C4">
          <table:help-message/>
          <table:error-message table:display="true"/>
        </table:content-validation>
        <table:content-validation table:name="val7" table:condition="of:cell-content-is-in-list([Utility.$A$2:.$A$9])" table:base-cell-address="Tipologia_UNITÀ_ORGANIZZATIVA.D4">
          <table:help-message/>
          <table:error-message/>
        </table:content-validation>
        <table:content-validation table:name="val8" table:condition="of:cell-content-is-in-list([Utility.$B$2:.$B$5])" table:base-cell-address="Tipologia_UNITÀ_ORGANIZZATIVA.G4">
          <table:help-message/>
          <table:error-message/>
        </table:content-validation>
        <table:content-validation table:name="val9" table:condition="of:cell-content-is-in-list([Utility.$G$2:.$G$16])" table:base-cell-address="Tipologia_UNITÀ_ORGANIZZATIVA.E4">
          <table:help-message/>
          <table:error-message/>
        </table:content-validation>
        <table:content-validation table:name="val10" table:condition="of:cell-content-is-in-list([Utility.$F$2:.$F$16])" table:base-cell-address="Tipologia_UNITÀ_ORGANIZZATIVA.F4">
          <table:help-message/>
          <table:error-message/>
        </table:content-validation>
        <table:content-validation table:name="val11" table:condition="of:cell-content-is-in-list([Utility.$C$2:.$C$3])" table:base-cell-address="Tipologia_PERSONA_PUBBLICA.C4">
          <table:help-message/>
          <table:error-message/>
        </table:content-validation>
        <table:content-validation table:name="val12" table:condition="of:cell-content-is-in-list([Utility.$A$2:.$A$9])" table:base-cell-address="Tipologia_PERSONA_PUBBLICA.D4">
          <table:help-message/>
          <table:error-message/>
        </table:content-validation>
        <table:content-validation table:name="val13" table:condition="of:cell-content-is-in-list([Utility.$G$2:.$G$16])" table:base-cell-address="Tipologia_PERSONA_PUBBLICA.E4">
          <table:help-message/>
          <table:error-message/>
        </table:content-validation>
        <table:content-validation table:name="val14" table:condition="of:cell-content-is-in-list([Utility.$F$2:.$F$16])" table:base-cell-address="Tipologia_PERSONA_PUBBLICA.F4">
          <table:help-message/>
          <table:error-message/>
        </table:content-validation>
        <table:content-validation table:name="val15" table:condition="of:cell-content-is-in-list([Utility.$B$2:.$B$5])" table:base-cell-address="Tipologia_PERSONA_PUBBLICA.G4">
          <table:help-message/>
          <table:error-message/>
        </table:content-validation>
        <table:content-validation table:name="val16" table:condition="of:cell-content-is-in-list([Utility.$C$2:.$C$3])" table:base-cell-address="Tipologia_INCARICO.C4">
          <table:help-message/>
          <table:error-message/>
        </table:content-validation>
        <table:content-validation table:name="val17" table:condition="of:cell-content-is-in-list([Utility.$G$2:.$G$16])" table:base-cell-address="Tipologia_INCARICO.E4">
          <table:help-message/>
          <table:error-message/>
        </table:content-validation>
        <table:content-validation table:name="val18" table:condition="of:cell-content-is-in-list([Utility.$F$2:.$F$16])" table:base-cell-address="Tipologia_INCARICO.F4">
          <table:help-message/>
          <table:error-message/>
        </table:content-validation>
        <table:content-validation table:name="val19" table:condition="of:cell-content-is-in-list([Utility.$B$2:.$B$5])" table:base-cell-address="Tipologia_INCARICO.G4">
          <table:help-message/>
          <table:error-message/>
        </table:content-validation>
        <table:content-validation table:name="val20" table:condition="of:cell-content-is-in-list([Utility.$A$2:.$A$9])" table:base-cell-address="Tipologia_INCARICO.D4">
          <table:help-message/>
          <table:error-message/>
        </table:content-validation>
        <table:content-validation table:name="val21" table:condition="of:cell-content-is-in-list([Utility.$C$2:.$C$3])" table:base-cell-address="Tipologia_LUOGO.C4">
          <table:help-message/>
          <table:error-message/>
        </table:content-validation>
        <table:content-validation table:name="val22" table:condition="of:cell-content-is-in-list([Utility.$C$2:.$C$3])" table:base-cell-address="Tipologia_LUOGO.C6">
          <table:help-message/>
          <table:error-message table:display="true"/>
        </table:content-validation>
        <table:content-validation table:name="val23" table:condition="of:cell-content-is-in-list([Utility.$A$2:.$A$9])" table:base-cell-address="Tipologia_LUOGO.D4">
          <table:help-message/>
          <table:error-message/>
        </table:content-validation>
        <table:content-validation table:name="val24" table:condition="of:cell-content-is-in-list([Utility.$G$2:.$G$16])" table:base-cell-address="Tipologia_LUOGO.E4">
          <table:help-message/>
          <table:error-message/>
        </table:content-validation>
        <table:content-validation table:name="val25" table:condition="of:cell-content-is-in-list([Utility.$F$2:.$F$16])" table:base-cell-address="Tipologia_LUOGO.F4">
          <table:help-message/>
          <table:error-message/>
        </table:content-validation>
        <table:content-validation table:name="val26" table:condition="of:cell-content-is-in-list([Utility.$B$2:.$B$5])" table:base-cell-address="Tipologia_LUOGO.G4">
          <table:help-message/>
          <table:error-message/>
        </table:content-validation>
        <table:content-validation table:name="val27" table:condition="of:cell-content-is-in-list([Utility.$C$2:.$C$3])" table:base-cell-address="Tipologia_NOTIZIA.C4">
          <table:help-message/>
          <table:error-message/>
        </table:content-validation>
        <table:content-validation table:name="val28" table:condition="of:cell-content-is-in-list([Utility.$A$2:.$A$9])" table:base-cell-address="Tipologia_NOTIZIA.D4">
          <table:help-message/>
          <table:error-message/>
        </table:content-validation>
        <table:content-validation table:name="val29" table:condition="of:cell-content-is-in-list([Utility.$G$2:.$G$16])" table:base-cell-address="Tipologia_NOTIZIA.E4">
          <table:help-message/>
          <table:error-message/>
        </table:content-validation>
        <table:content-validation table:name="val30" table:condition="of:cell-content-is-in-list([Utility.$F$2:.$F$16])" table:base-cell-address="Tipologia_NOTIZIA.F4">
          <table:help-message/>
          <table:error-message/>
        </table:content-validation>
        <table:content-validation table:name="val31" table:condition="of:cell-content-is-in-list([Utility.$B$2:.$B$5])" table:base-cell-address="Tipologia_NOTIZIA.G4">
          <table:help-message/>
          <table:error-message/>
        </table:content-validation>
        <table:content-validation table:name="val32" table:condition="of:cell-content-is-in-list([Utility.$C$2:.$C$3])" table:base-cell-address="Tipologia_EVENTO.C4">
          <table:help-message/>
          <table:error-message/>
        </table:content-validation>
        <table:content-validation table:name="val33" table:condition="of:cell-content-is-in-list([Utility.$A$2:.$A$9])" table:base-cell-address="Tipologia_EVENTO.D4">
          <table:help-message/>
          <table:error-message/>
        </table:content-validation>
        <table:content-validation table:name="val34" table:condition="of:cell-content-is-in-list([Utility.$G$2:.$G$16])" table:base-cell-address="Tipologia_EVENTO.E4">
          <table:help-message/>
          <table:error-message/>
        </table:content-validation>
        <table:content-validation table:name="val35" table:condition="of:cell-content-is-in-list([Utility.$F$2:.$F$16])" table:base-cell-address="Tipologia_EVENTO.F4">
          <table:help-message/>
          <table:error-message/>
        </table:content-validation>
        <table:content-validation table:name="val36" table:condition="of:cell-content-is-in-list([Utility.$B$2:.$B$5])" table:base-cell-address="Tipologia_EVENTO.G4">
          <table:help-message/>
          <table:error-message/>
        </table:content-validation>
        <table:content-validation table:name="val37" table:condition="of:cell-content-is-in-list([Utility.$C$2:.$C$3])" table:base-cell-address="Tipologia_SERVIZIO.C4">
          <table:help-message/>
          <table:error-message/>
        </table:content-validation>
        <table:content-validation table:name="val38" table:condition="of:cell-content-is-in-list([Utility.$A$2:.$A$9])" table:base-cell-address="Tipologia_SERVIZIO.D4">
          <table:help-message/>
          <table:error-message/>
        </table:content-validation>
        <table:content-validation table:name="val39" table:condition="of:cell-content-is-in-list([Utility.$G$2:.$G$16])" table:base-cell-address="Tipologia_SERVIZIO.E4">
          <table:help-message/>
          <table:error-message/>
        </table:content-validation>
        <table:content-validation table:name="val40" table:condition="of:cell-content-is-in-list([Utility.$F$2:.$F$16])" table:base-cell-address="Tipologia_SERVIZIO.F4">
          <table:help-message/>
          <table:error-message/>
        </table:content-validation>
        <table:content-validation table:name="val41" table:condition="of:cell-content-is-in-list([Utility.$B$2:.$B$5])" table:base-cell-address="Tipologia_SERVIZIO.G4">
          <table:help-message/>
          <table:error-message/>
        </table:content-validation>
        <table:content-validation table:name="val42" table:condition="of:cell-content-is-in-list([Utility.$C$2:.$C$3])" table:base-cell-address="Tipologia_DOCUMENTO_PUBBLICO.C4">
          <table:help-message/>
          <table:error-message/>
        </table:content-validation>
        <table:content-validation table:name="val43" table:condition="of:cell-content-is-in-list([Utility.$A$2:.$A$9])" table:base-cell-address="Tipologia_DOCUMENTO_PUBBLICO.D4">
          <table:help-message/>
          <table:error-message/>
        </table:content-validation>
        <table:content-validation table:name="val44" table:condition="of:cell-content-is-in-list([Utility.$G$2:.$G$17])" table:base-cell-address="Tipologia_DOCUMENTO_PUBBLICO.E4">
          <table:help-message/>
          <table:error-message/>
        </table:content-validation>
        <table:content-validation table:name="val45" table:condition="of:cell-content-is-in-list([Utility.$F$2:.$F$16])" table:base-cell-address="Tipologia_DOCUMENTO_PUBBLICO.F4">
          <table:help-message/>
          <table:error-message/>
        </table:content-validation>
        <table:content-validation table:name="val46" table:condition="of:cell-content-is-in-list([Utility.$B$2:.$B$5])" table:base-cell-address="Tipologia_DOCUMENTO_PUBBLICO.G4">
          <table:help-message/>
          <table:error-message/>
        </table:content-validation>
        <table:content-validation table:name="val47" table:condition="of:cell-content-is-in-list([Utility.$C$2:.$C$3])" table:base-cell-address="Tipologia_DATASET.C4">
          <table:help-message/>
          <table:error-message/>
        </table:content-validation>
        <table:content-validation table:name="val48" table:condition="of:cell-content-is-in-list([Utility.$A$2:.$A$9])" table:base-cell-address="Tipologia_DATASET.D4">
          <table:help-message/>
          <table:error-message/>
        </table:content-validation>
        <table:content-validation table:name="val49" table:condition="of:cell-content-is-in-list([Utility.$G$2:.$G$17])" table:base-cell-address="Tipologia_DATASET.E4">
          <table:help-message/>
          <table:error-message/>
        </table:content-validation>
        <table:content-validation table:name="val50" table:condition="of:cell-content-is-in-list([Utility.$F$2:.$F$17])" table:base-cell-address="Tipologia_DATASET.F4">
          <table:help-message/>
          <table:error-message/>
        </table:content-validation>
        <table:content-validation table:name="val51" table:condition="of:cell-content-is-in-list([Utility.$B$2:.$B$5])" table:base-cell-address="Tipologia_DATASET.G4">
          <table:help-message/>
          <table:error-message/>
        </table:content-validation>
      </table:content-validations>
      <table:table table:name="Introduzione" table:style-name="ta1">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column table:style-name="co5" table:number-columns-repeated="15360" table:default-cell-style-name="ce5"/>
        <table:table-row table:style-name="ro1">
          <table:table-cell table:style-name="ce2"/>
          <table:table-cell office:value-type="string" table:style-name="ce3">
            <text:p>Versione 1.4</text:p>
          </table:table-cell>
          <table:table-cell table:style-name="ce4"/>
          <table:table-cell table:number-columns-repeated="16381"/>
        </table:table-row>
        <table:table-row table:style-name="ro2">
          <table:table-cell table:style-name="ce2"/>
          <table:table-cell office:value-type="string" table:style-name="ce6">
            <text:p>L'Architettura dell'Informazione dei siti web delle Case di riposo italiane</text:p>
          </table:table-cell>
          <table:table-cell table:style-name="ce4"/>
          <table:table-cell table:number-columns-repeated="16381"/>
        </table:table-row>
        <table:table-row table:style-name="ro1">
          <table:table-cell table:number-columns-repeated="2" table:style-name="ce7"/>
          <table:table-cell table:number-columns-repeated="16382" table:style-name="ce5"/>
        </table:table-row>
        <table:table-row table:style-name="ro3">
          <table:table-cell table:style-name="ce3"/>
          <table:table-cell office:value-type="string" table:style-name="ce7">
            <text:p>Questo documento di architettura dell'informazione è parte del kit per le Case di riposo italiane predisposto da Robyone</text:p>
          </table:table-cell>
          <table:table-cell table:style-name="ce4"/>
          <table:table-cell table:number-columns-repeated="16381"/>
        </table:table-row>
        <table:table-row table:style-name="ro4">
          <table:table-cell table:style-name="ce3"/>
          <table:table-cell office:value-type="string" table:style-name="ce8">
            <text:p><text:span text:style-name="T2">per realizzare<text:s/></text:span><text:span text:style-name="T3">siti web efficaci<text:s/></text:span><text:span text:style-name="T2">nel rispetto delle linee guida di design dei siti della Pubblica Amministrazione.</text:span></text:p>
          </table:table-cell>
          <table:table-cell table:style-name="ce4"/>
          <table:table-cell table:number-columns-repeated="16381"/>
        </table:table-row>
        <table:table-row table:style-name="ro5">
          <table:table-cell table:style-name="ce3"/>
          <table:table-cell office:value-type="string" table:style-name="ce9">
            <text:p>L’obiettivo è quello di mantenere il maggior livello di continuità possibile con il kit dei comuni</text:p>
          </table:table-cell>
          <table:table-cell table:style-name="ce4"/>
          <table:table-cell table:number-columns-repeated="16381"/>
        </table:table-row>
        <table:table-row table:style-name="ro5">
          <table:table-cell table:style-name="ce3"/>
          <table:table-cell office:value-type="string" table:style-name="ce9">
            <text:p>Il modello si discosta dall’originale dove necessario per soddisfare i bisogni dei cittadini della casa di riposo</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1">
          <table:table-cell table:style-name="ce3"/>
          <table:table-cell office:value-type="string" table:style-name="ce9">
            <text:p>É stato realizzato sulla base dell'architettura dell'informazione proposta da AGID per i comuni italiani.</text:p>
          </table:table-cell>
          <table:table-cell table:style-name="ce4"/>
          <table:table-cell table:number-columns-repeated="16381"/>
        </table:table-row>
        <table:table-row table:style-name="ro1">
          <table:table-cell table:style-name="ce3"/>
          <table:table-cell office:value-type="string" table:style-name="ce11">
            <text:p><text:a xlink:href="https://github.com/robyone-srl/design-cdr-wordpress-theme">&gt; vai al repository della documentazione Robyone per le Case di riposo italiane</text:a></text:p>
          </table:table-cell>
          <table:table-cell table:style-name="ce4"/>
          <table:table-cell table:number-columns-repeated="16381"/>
        </table:table-row>
        <table:table-row table:style-name="ro1">
          <table:table-cell table:style-name="ce5"/>
          <table:table-cell office:value-type="string" table:style-name="ce11">
            <text:p><text:a xlink:href="https://designers.italia.it/modello/comuni/">&gt; vai al kit di AGID per i comuni italiani</text:a></text:p>
          </table:table-cell>
          <table:table-cell table:number-columns-repeated="16382" table:style-name="ce5"/>
        </table:table-row>
        <table:table-row table:style-name="ro1">
          <table:table-cell table:style-name="ce3"/>
          <table:table-cell office:value-type="string" table:style-name="ce11">
            <text:p><text:a xlink:href="https://designers.italia.it/norme-e-riferimenti/linee-guida-di-design/">&gt; vai alle linee guida di design AGID</text:a></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4">
          <table:table-cell table:style-name="ce3"/>
          <table:table-cell office:value-type="string" table:style-name="ce3">
            <text:p>In questo documento viene presentata l'<text:span text:style-name="T3">Architettura dell'Informazione del Siti Web delle Case di riposo.</text:span></text:p>
          </table:table-cell>
          <table:table-cell table:style-name="ce4"/>
          <table:table-cell table:number-columns-repeated="16381"/>
        </table:table-row>
        <table:table-row table:style-name="ro6">
          <table:table-cell table:style-name="ce3"/>
          <table:table-cell office:value-type="string" table:style-name="ce3">
            <text:p>Il documento è diviso in una serie di fogli che definiscono<text:s/><text:span text:style-name="T3">tutte le tipologie di contenuto previste dal modello, le tassonomie e i vocabolari controllati.</text:span></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1">
          <table:table-cell table:style-name="ce3"/>
          <table:table-cell office:value-type="string" table:style-name="ce12">
            <text:p>Il foglio "Ontologia, Tassonomia e Coreografia" è il punto di partenza per navigare tra i vari contenuti.</text:p>
          </table:table-cell>
          <table:table-cell table:style-name="ce4"/>
          <table:table-cell table:number-columns-repeated="16381"/>
        </table:table-row>
        <table:table-row table:style-name="ro1">
          <table:table-cell table:style-name="ce3"/>
          <table:table-cell office:value-type="string" table:style-name="ce12">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4">
          <table:table-cell table:style-name="ce3"/>
          <table:table-cell office:value-type="string" table:style-name="ce3">
            <text:p>In "Ontologia" definiamo le<text:s/><text:span text:style-name="T3">tipologie di contenuto (content type).</text:span></text:p>
          </table:table-cell>
          <table:table-cell table:style-name="ce4"/>
          <table:table-cell table:number-columns-repeated="16381"/>
        </table:table-row>
        <table:table-row table:style-name="ro3">
          <table:table-cell table:style-name="ce3"/>
          <table:table-cell office:value-type="string" table:style-name="ce7">
            <text:p>Ogni Tipologia presenta degli attributi (proprietà), alcuni dei quali sono obbligatori (indicati dalle righe evidenziate in giallo).</text:p>
          </table:table-cell>
          <table:table-cell table:style-name="ce4"/>
          <table:table-cell table:number-columns-repeated="16381"/>
        </table:table-row>
        <table:table-row table:style-name="ro1">
          <table:table-cell table:style-name="ce3"/>
          <table:table-cell office:value-type="string" table:style-name="ce3">
            <text:p>Le varie tipologie di contenuti possono essere combinate per creare le pagine del sito.</text:p>
          </table:table-cell>
          <table:table-cell table:style-name="ce4"/>
          <table:table-cell table:number-columns-repeated="16381"/>
        </table:table-row>
        <table:table-row table:style-name="ro3">
          <table:table-cell table:style-name="ce5"/>
          <table:table-cell office:value-type="string" table:style-name="ce7">
            <text:p>Oltre agli attributi, il sistema di gestione contenuti dovrà contenere anche informazioni come ID, URI, date di aggiornamento, e i riferimenti ad eventuali versioni multilingua della pagina.</text:p>
          </table:table-cell>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7">
          <table:table-cell table:style-name="ce3"/>
          <table:table-cell office:value-type="string" table:style-name="ce3">
            <text:p>In "Tassonomia" definiamo<text:s/><text:span text:style-name="T3">vocabolari controllati e tassonomie che legano le diverse tiplogie di contenuto</text:span><text:s/>e permettono la correlazione.</text:p>
          </table:table-cell>
          <table:table-cell table:style-name="ce4"/>
          <table:table-cell table:number-columns-repeated="16381"/>
        </table:table-row>
        <table:table-row table:style-name="ro8">
          <table:table-cell table:style-name="ce5"/>
          <table:table-cell table:style-name="ce10"/>
          <table:table-cell table:number-columns-repeated="16382" table:style-name="ce5"/>
        </table:table-row>
        <table:table-row table:style-name="ro4">
          <table:table-cell table:style-name="ce5"/>
          <table:table-cell office:value-type="string" table:style-name="ce3">
            <text:p>In "Coreografia" specifichiamo inoltre il<text:s/><text:span text:style-name="T3">"Sistema di navigazione", la struttura (alberatura) e i vari tipi di pagine.</text:span></text:p>
          </table:table-cell>
          <table:table-cell table:number-columns-repeated="16382" table:style-name="ce5"/>
        </table:table-row>
        <table:table-row table:style-name="ro8">
          <table:table-cell table:style-name="ce5"/>
          <table:table-cell table:style-name="ce10"/>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9">
          <table:table-cell table:style-name="ce5"/>
          <table:table-cell office:value-type="string" table:style-name="ce13">
            <text:p><text:span text:style-name="T4">Sezione sviluppo<text:s/></text:span><text:span text:style-name="T5">| Robyone s.r.l.</text:span></text:p>
          </table:table-cell>
          <table:table-cell table:number-columns-repeated="16382" table:style-name="ce5"/>
        </table:table-row>
        <table:table-row table:style-name="ro8">
          <table:table-cell table:style-name="ce5"/>
          <table:table-cell table:style-name="ce10"/>
          <table:table-cell table:number-columns-repeated="16382" table:style-name="ce5"/>
        </table:table-row>
        <table:table-row table:style-name="ro8">
          <table:table-cell table:number-columns-repeated="16384" table:style-name="ce5"/>
        </table:table-row>
        <table:table-row table:number-rows-repeated="2" table:style-name="ro8">
          <table:table-cell/>
          <table:table-cell table:style-name="ce10"/>
          <table:table-cell table:number-columns-repeated="16382"/>
        </table:table-row>
        <table:table-row table:style-name="ro1">
          <table:table-cell/>
          <table:table-cell table:style-name="ce7"/>
          <table:table-cell table:number-columns-repeated="16382"/>
        </table:table-row>
        <table:table-row table:number-rows-repeated="13" table:style-name="ro8">
          <table:table-cell/>
          <table:table-cell table:number-columns-repeated="16383" table:style-name="ce5"/>
        </table:table-row>
        <table:table-row table:number-rows-repeated="1048528" table:style-name="ro10">
          <table:table-cell table:number-columns-repeated="16384"/>
        </table:table-row>
      </table:table>
      <table:table table:name="Ontologia_Tassonomia_e_Coreogra" table:style-name="ta1">
        <table:table-column table:style-name="co6" table:default-cell-style-name="ce10"/>
        <table:table-column table:style-name="co7" table:default-cell-style-name="ce10"/>
        <table:table-column table:style-name="co8" table:default-cell-style-name="ce10"/>
        <table:table-column table:style-name="co7" table:number-columns-repeated="2" table:default-cell-style-name="ce10"/>
        <table:table-column table:style-name="co8" table:default-cell-style-name="ce10"/>
        <table:table-column table:style-name="co7" table:number-columns-repeated="9" table:default-cell-style-name="ce10"/>
        <table:table-column table:style-name="co4" table:number-columns-repeated="1007" table:default-cell-style-name="ce10"/>
        <table:table-column table:style-name="co5" table:number-columns-repeated="15360" table:default-cell-style-name="ce10"/>
        <table:table-column table:style-name="co9" table:number-columns-repeated="2" table:default-cell-style-name="ce10"/>
        <table:table-row table:style-name="ro11">
          <table:table-cell office:value-type="string" table:style-name="ce14">
            <text:p>Ontologia, Tassonomia e Coreografia</text:p>
          </table:table-cell>
          <table:table-cell table:number-columns-repeated="2" table:style-name="ce15"/>
          <table:table-cell table:number-columns-repeated="12" table:style-name="ce16"/>
          <table:table-cell table:number-columns-repeated="16369"/>
        </table:table-row>
        <table:table-row table:style-name="ro11">
          <table:table-cell table:style-name="ce10"/>
          <table:table-cell table:number-columns-repeated="2" table:style-name="ce15"/>
          <table:table-cell table:number-columns-repeated="16381" table:style-name="ce10"/>
        </table:table-row>
        <table:table-row table:style-name="ro12">
          <table:table-cell office:value-type="string" table:style-name="ce17">
            <text:p>In questo scheda trovi la lista di tutte le Tipologie di contenuto, delle tassonomie e dei tipi di pagine per i siti web dei Case di riposo.</text:p>
          </table:table-cell>
          <table:table-cell table:style-name="ce18"/>
          <table:table-cell table:style-name="ce15"/>
          <table:table-cell table:number-columns-repeated="12" table:style-name="ce4"/>
          <table:table-cell table:number-columns-repeated="16369"/>
        </table:table-row>
        <table:table-row table:style-name="ro8">
          <table:table-cell table:number-columns-repeated="16384" table:style-name="ce10"/>
        </table:table-row>
        <table:table-row table:style-name="ro1">
          <table:table-cell office:value-type="string" table:style-name="ce19">
            <text:p>Elenco delle tipologie di contenuti (content type)</text:p>
          </table:table-cell>
          <table:table-cell table:number-columns-repeated="16383" table:style-name="ce10"/>
        </table:table-row>
        <table:table-row table:style-name="ro8">
          <table:table-cell office:value-type="string" table:style-name="ce20">
            <text:p>Punto di contatto</text:p>
          </table:table-cell>
          <table:table-cell table:number-columns-repeated="16383" table:style-name="ce10"/>
        </table:table-row>
        <table:table-row table:style-name="ro8">
          <table:table-cell office:value-type="string" table:style-name="ce20">
            <text:p>Unità organizzativa</text:p>
          </table:table-cell>
          <table:table-cell table:number-columns-repeated="16383" table:style-name="ce10"/>
        </table:table-row>
        <table:table-row table:style-name="ro8">
          <table:table-cell office:value-type="string" table:style-name="ce20">
            <text:p>Persona pubblica</text:p>
          </table:table-cell>
          <table:table-cell table:number-columns-repeated="16383" table:style-name="ce10"/>
        </table:table-row>
        <table:table-row table:style-name="ro8">
          <table:table-cell office:value-type="string" table:style-name="ce20">
            <text:p>Incarico</text:p>
          </table:table-cell>
          <table:table-cell table:number-columns-repeated="16383" table:style-name="ce10"/>
        </table:table-row>
        <table:table-row table:style-name="ro8">
          <table:table-cell office:value-type="string" table:style-name="ce20">
            <text:p>Luogo</text:p>
          </table:table-cell>
          <table:table-cell table:number-columns-repeated="16383" table:style-name="ce10"/>
        </table:table-row>
        <table:table-row table:style-name="ro8">
          <table:table-cell office:value-type="string" table:style-name="ce20">
            <text:p>Notizia</text:p>
          </table:table-cell>
          <table:table-cell table:number-columns-repeated="16383" table:style-name="ce10"/>
        </table:table-row>
        <table:table-row table:style-name="ro8">
          <table:table-cell office:value-type="string" table:style-name="ce20">
            <text:p>Evento</text:p>
          </table:table-cell>
          <table:table-cell table:number-columns-repeated="16383" table:style-name="ce10"/>
        </table:table-row>
        <table:table-row table:style-name="ro8">
          <table:table-cell office:value-type="string" table:style-name="ce20">
            <text:p>Servizio</text:p>
          </table:table-cell>
          <table:table-cell table:number-columns-repeated="16383" table:style-name="ce10"/>
        </table:table-row>
        <table:table-row table:style-name="ro8">
          <table:table-cell office:value-type="string" table:style-name="ce20">
            <text:p>Documento pubblico</text:p>
          </table:table-cell>
          <table:table-cell table:number-columns-repeated="16383" table:style-name="ce10"/>
        </table:table-row>
        <table:table-row table:style-name="ro8">
          <table:table-cell office:value-type="string" table:style-name="ce20">
            <text:p>Dataset</text:p>
          </table:table-cell>
          <table:table-cell table:number-columns-repeated="16383" table:style-name="ce10"/>
        </table:table-row>
        <table:table-row table:style-name="ro8">
          <table:table-cell table:style-name="ce21"/>
          <table:table-cell table:number-columns-repeated="16383" table:style-name="ce10"/>
        </table:table-row>
        <table:table-row table:style-name="ro8">
          <table:table-cell table:number-columns-repeated="16384" table:style-name="ce10"/>
        </table:table-row>
        <table:table-row table:style-name="ro1">
          <table:table-cell office:value-type="string" table:style-name="ce19">
            <text:p>Elenco delle tassonomie</text:p>
          </table:table-cell>
          <table:table-cell table:number-columns-repeated="16383"/>
        </table:table-row>
        <table:table-row table:style-name="ro8">
          <table:table-cell office:value-type="string" table:style-name="ce20">
            <text:p>Argomenti</text:p>
          </table:table-cell>
          <table:table-cell table:number-columns-repeated="16383"/>
        </table:table-row>
        <table:table-row table:style-name="ro8">
          <table:table-cell office:value-type="string" table:style-name="ce20">
            <text:p>Tipi di unità organizzativa</text:p>
          </table:table-cell>
          <table:table-cell table:number-columns-repeated="16383"/>
        </table:table-row>
        <table:table-row table:style-name="ro8">
          <table:table-cell office:value-type="string" table:style-name="ce20">
            <text:p>Tipi di incarico</text:p>
          </table:table-cell>
          <table:table-cell table:number-columns-repeated="16383"/>
        </table:table-row>
        <table:table-row table:style-name="ro8">
          <table:table-cell office:value-type="string" table:style-name="ce20">
            <text:p>Tipi di notizia</text:p>
          </table:table-cell>
          <table:table-cell table:number-columns-repeated="16383"/>
        </table:table-row>
        <table:table-row table:style-name="ro8">
          <table:table-cell office:value-type="string" table:style-name="ce20">
            <text:p>Tipi di luogo</text:p>
          </table:table-cell>
          <table:table-cell table:number-columns-repeated="16383"/>
        </table:table-row>
        <table:table-row table:style-name="ro8">
          <table:table-cell office:value-type="string" table:style-name="ce20">
            <text:p>Tipi di evento</text:p>
          </table:table-cell>
          <table:table-cell table:number-columns-repeated="16383"/>
        </table:table-row>
        <table:table-row table:style-name="ro8">
          <table:table-cell office:value-type="string" table:style-name="ce20">
            <text:p>Categorie dei servizi</text:p>
          </table:table-cell>
          <table:table-cell table:number-columns-repeated="16383"/>
        </table:table-row>
        <table:table-row table:style-name="ro8">
          <table:table-cell office:value-type="string" table:style-name="ce20">
            <text:p>Tipi di documento</text:p>
          </table:table-cell>
          <table:table-cell table:number-columns-repeated="16383"/>
        </table:table-row>
        <table:table-row table:style-name="ro8">
          <table:table-cell office:value-type="string" table:style-name="ce20">
            <text:p>Tipi punto di contatto</text:p>
          </table:table-cell>
          <table:table-cell table:number-columns-repeated="16383"/>
        </table:table-row>
        <table:table-row table:style-name="ro8">
          <table:table-cell office:value-type="string" table:style-name="ce20">
            <text:p>Documenti albo pretorio</text:p>
          </table:table-cell>
          <table:table-cell table:number-columns-repeated="16383"/>
        </table:table-row>
        <table:table-row table:style-name="ro8">
          <table:table-cell office:value-type="string" table:style-name="ce20">
            <text:p>Temi di un dataset</text:p>
          </table:table-cell>
          <table:table-cell table:number-columns-repeated="16383"/>
        </table:table-row>
        <table:table-row table:style-name="ro8">
          <table:table-cell office:value-type="string" table:style-name="ce20">
            <text:p>Frequenza di aggiornamento</text:p>
          </table:table-cell>
          <table:table-cell table:number-columns-repeated="16383"/>
        </table:table-row>
        <table:table-row table:style-name="ro8">
          <table:table-cell office:value-type="string" table:style-name="ce20">
            <text:p>Licenze</text:p>
          </table:table-cell>
          <table:table-cell table:number-columns-repeated="16383"/>
        </table:table-row>
        <table:table-row table:style-name="ro8">
          <table:table-cell table:number-columns-repeated="16384" table:style-name="ce10"/>
        </table:table-row>
        <table:table-row table:style-name="ro1">
          <table:table-cell office:value-type="string" table:style-name="ce19">
            <text:p>Corrispondenza Tipologie/Tipologie</text:p>
          </table:table-cell>
          <table:table-cell table:number-columns-repeated="14" table:style-name="ce22"/>
          <table:table-cell table:number-columns-repeated="16369"/>
        </table:table-row>
        <table:table-row table:style-name="ro8">
          <table:table-cell office:value-type="string" table:style-name="ce23">
            <text:p>Tipologie/Tipologie</text:p>
          </table:table-cell>
          <table:table-cell office:value-type="string" table:style-name="ce20">
            <text:p>Punto di contatto</text:p>
          </table:table-cell>
          <table:table-cell office:value-type="string" table:style-name="ce20">
            <text:p>Unità organizzativa</text:p>
          </table:table-cell>
          <table:table-cell office:value-type="string" table:style-name="ce20">
            <text:p>Persona pubblica</text:p>
          </table:table-cell>
          <table:table-cell office:value-type="string" table:style-name="ce20">
            <text:p>Incarico</text:p>
          </table:table-cell>
          <table:table-cell office:value-type="string" table:style-name="ce20">
            <text:p>Luogo</text:p>
          </table:table-cell>
          <table:table-cell office:value-type="string" table:style-name="ce20">
            <text:p>Notizia</text:p>
          </table:table-cell>
          <table:table-cell office:value-type="string" table:style-name="ce20">
            <text:p>Evento</text:p>
          </table:table-cell>
          <table:table-cell office:value-type="string" table:style-name="ce20">
            <text:p>Servizio</text:p>
          </table:table-cell>
          <table:table-cell office:value-type="string" table:style-name="ce20">
            <text:p>Documento pubblico</text:p>
          </table:table-cell>
          <table:table-cell office:value-type="string" table:style-name="ce20">
            <text:p>Dataset</text:p>
          </table:table-cell>
          <table:table-cell table:number-columns-repeated="4" table:style-name="ce20"/>
          <table:table-cell table:number-columns-repeated="16369"/>
        </table:table-row>
        <table:table-row table:style-name="ro8">
          <table:table-cell office:value-type="string" table:style-name="ce20">
            <text:p>Punto di contatto</text:p>
          </table:table-cell>
          <table:table-cell office:value-type="float" office:value="0" table:formula="of:=IF(COUNTIF([Tipologia_PUNTO_DI_CONTATTO.$F$4:.$F115];CONCATENATE(&quot;*&quot;;[.B$34];&quot;*&quot;))&gt;0;&quot;✓&quot;;)" table:style-name="ce24">
            <text:p>0</text:p>
          </table:table-cell>
          <table:table-cell office:value-type="float" office:value="0" table:formula="of:=IF(COUNTIF([Tipologia_PUNTO_DI_CONTATTO.$F$4:.$F115];CONCATENATE(&quot;*&quot;;[.C$34];&quot;*&quot;))&gt;0;&quot;✓&quot;;)" table:style-name="ce24">
            <text:p>0</text:p>
          </table:table-cell>
          <table:table-cell office:value-type="float" office:value="0" table:formula="of:=IF(COUNTIF([Tipologia_PUNTO_DI_CONTATTO.$F$4:.$F115];CONCATENATE(&quot;*&quot;;[.D$34];&quot;*&quot;))&gt;0;&quot;✓&quot;;)" table:style-name="ce24">
            <text:p>0</text:p>
          </table:table-cell>
          <table:table-cell office:value-type="float" office:value="0" table:formula="of:=IF(COUNTIF([Tipologia_PUNTO_DI_CONTATTO.$F$4:.$F115];CONCATENATE(&quot;*&quot;;[.E$34];&quot;*&quot;))&gt;0;&quot;✓&quot;;)" table:style-name="ce24">
            <text:p>0</text:p>
          </table:table-cell>
          <table:table-cell office:value-type="float" office:value="0" table:formula="of:=IF(COUNTIF([Tipologia_PUNTO_DI_CONTATTO.$F$4:.$F115];CONCATENATE(&quot;*&quot;;[.F$34];&quot;*&quot;))&gt;0;&quot;✓&quot;;)" table:style-name="ce24">
            <text:p>0</text:p>
          </table:table-cell>
          <table:table-cell office:value-type="float" office:value="0" table:formula="of:=IF(COUNTIF([Tipologia_PUNTO_DI_CONTATTO.$F$4:.$F115];CONCATENATE(&quot;*&quot;;[.G$34];&quot;*&quot;))&gt;0;&quot;✓&quot;;)" table:style-name="ce24">
            <text:p>0</text:p>
          </table:table-cell>
          <table:table-cell office:value-type="float" office:value="0" table:formula="of:=IF(COUNTIF([Tipologia_PUNTO_DI_CONTATTO.$F$4:.$F115];CONCATENATE(&quot;*&quot;;[.H$34];&quot;*&quot;))&gt;0;&quot;✓&quot;;)" table:style-name="ce24">
            <text:p>0</text:p>
          </table:table-cell>
          <table:table-cell office:value-type="float" office:value="0" table:formula="of:=IF(COUNTIF([Tipologia_PUNTO_DI_CONTATTO.$F$4:.$F115];CONCATENATE(&quot;*&quot;;[.I$34];&quot;*&quot;))&gt;0;&quot;✓&quot;;)" table:style-name="ce24">
            <text:p>0</text:p>
          </table:table-cell>
          <table:table-cell office:value-type="float" office:value="0" table:formula="of:=IF(COUNTIF([Tipologia_PUNTO_DI_CONTATTO.$F$4:.$F115];CONCATENATE(&quot;*&quot;;[.J$34];&quot;*&quot;))&gt;0;&quot;✓&quot;;)" table:style-name="ce24">
            <text:p>0</text:p>
          </table:table-cell>
          <table:table-cell office:value-type="float" office:value="0" table:formula="of:=IF(COUNTIF([Tipologia_PUNTO_DI_CONTATTO.$F$4:.$F115];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Unità organizzativa</text:p>
          </table:table-cell>
          <table:table-cell office:value-type="string" office:string-value="✓" table:formula="of:=IF(COUNTIF([Tipologia_UNITÀ_ORGANIZZATIVA.$F$4:.$F114];CONCATENATE(&quot;*&quot;;[.B$34];&quot;*&quot;))&gt;0;&quot;✓&quot;;)" table:style-name="ce24">
            <text:p>✓</text:p>
          </table:table-cell>
          <table:table-cell office:value-type="string" office:string-value="✓" table:formula="of:=IF(COUNTIF([Tipologia_UNITÀ_ORGANIZZATIVA.$F$4:.$F114];CONCATENATE(&quot;*&quot;;[.C$34];&quot;*&quot;))&gt;0;&quot;✓&quot;;)" table:style-name="ce24">
            <text:p>✓</text:p>
          </table:table-cell>
          <table:table-cell office:value-type="string" office:string-value="✓" table:formula="of:=IF(COUNTIF([Tipologia_UNITÀ_ORGANIZZATIVA.$F$4:.$F114];CONCATENATE(&quot;*&quot;;[.D$34];&quot;*&quot;))&gt;0;&quot;✓&quot;;)" table:style-name="ce24">
            <text:p>✓</text:p>
          </table:table-cell>
          <table:table-cell office:value-type="string" office:string-value="✓" table:formula="of:=IF(COUNTIF([Tipologia_UNITÀ_ORGANIZZATIVA.$F$4:.$F114];CONCATENATE(&quot;*&quot;;[.E$34];&quot;*&quot;))&gt;0;&quot;✓&quot;;)" table:style-name="ce24">
            <text:p>✓</text:p>
          </table:table-cell>
          <table:table-cell office:value-type="string" office:string-value="✓" table:formula="of:=IF(COUNTIF([Tipologia_UNITÀ_ORGANIZZATIVA.$F$4:.$F114];CONCATENATE(&quot;*&quot;;[.F$34];&quot;*&quot;))&gt;0;&quot;✓&quot;;)" table:style-name="ce24">
            <text:p>✓</text:p>
          </table:table-cell>
          <table:table-cell office:value-type="float" office:value="0" table:formula="of:=IF(COUNTIF([Tipologia_UNITÀ_ORGANIZZATIVA.$F$4:.$F114];CONCATENATE(&quot;*&quot;;[.G$34];&quot;*&quot;))&gt;0;&quot;✓&quot;;)" table:style-name="ce24">
            <text:p>0</text:p>
          </table:table-cell>
          <table:table-cell office:value-type="float" office:value="0" table:formula="of:=IF(COUNTIF([Tipologia_UNITÀ_ORGANIZZATIVA.$F$4:.$F114];CONCATENATE(&quot;*&quot;;[.H$34];&quot;*&quot;))&gt;0;&quot;✓&quot;;)" table:style-name="ce24">
            <text:p>0</text:p>
          </table:table-cell>
          <table:table-cell office:value-type="string" office:string-value="✓" table:formula="of:=IF(COUNTIF([Tipologia_UNITÀ_ORGANIZZATIVA.$F$4:.$F114];CONCATENATE(&quot;*&quot;;[.I$34];&quot;*&quot;))&gt;0;&quot;✓&quot;;)" table:style-name="ce24">
            <text:p>✓</text:p>
          </table:table-cell>
          <table:table-cell office:value-type="string" office:string-value="✓" table:formula="of:=IF(COUNTIF([Tipologia_UNITÀ_ORGANIZZATIVA.$F$4:.$F114];CONCATENATE(&quot;*&quot;;[.J$34];&quot;*&quot;))&gt;0;&quot;✓&quot;;)" table:style-name="ce24">
            <text:p>✓</text:p>
          </table:table-cell>
          <table:table-cell office:value-type="float" office:value="0" table:formula="of:=IF(COUNTIF([Tipologia_UNITÀ_ORGANIZZATIVA.$F$4:.$F114];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Persona pubblica</text:p>
          </table:table-cell>
          <table:table-cell office:value-type="string" office:string-value="✓" table:formula="of:=IF(COUNTIF([Tipologia_PERSONA_PUBBLICA.$F$4:.$F114];CONCATENATE(&quot;*&quot;;[.B$34];&quot;*&quot;))&gt;0;&quot;✓&quot;;)" table:style-name="ce24">
            <text:p>✓</text:p>
          </table:table-cell>
          <table:table-cell office:value-type="string" office:string-value="✓" table:formula="of:=IF(COUNTIF([Tipologia_PERSONA_PUBBLICA.$F$4:.$F114];CONCATENATE(&quot;*&quot;;[.C$34];&quot;*&quot;))&gt;0;&quot;✓&quot;;)" table:style-name="ce24">
            <text:p>✓</text:p>
          </table:table-cell>
          <table:table-cell office:value-type="float" office:value="0" table:formula="of:=IF(COUNTIF([Tipologia_PERSONA_PUBBLICA.$F$4:.$F114];CONCATENATE(&quot;*&quot;;[.D$34];&quot;*&quot;))&gt;0;&quot;✓&quot;;)" table:style-name="ce24">
            <text:p>0</text:p>
          </table:table-cell>
          <table:table-cell office:value-type="string" office:string-value="✓" table:formula="of:=IF(COUNTIF([Tipologia_PERSONA_PUBBLICA.$F$4:.$F114];CONCATENATE(&quot;*&quot;;[.E$34];&quot;*&quot;))&gt;0;&quot;✓&quot;;)" table:style-name="ce24">
            <text:p>✓</text:p>
          </table:table-cell>
          <table:table-cell office:value-type="float" office:value="0" table:formula="of:=IF(COUNTIF([Tipologia_PERSONA_PUBBLICA.$F$4:.$F114];CONCATENATE(&quot;*&quot;;[.F$34];&quot;*&quot;))&gt;0;&quot;✓&quot;;)" table:style-name="ce24">
            <text:p>0</text:p>
          </table:table-cell>
          <table:table-cell office:value-type="float" office:value="0" table:formula="of:=IF(COUNTIF([Tipologia_PERSONA_PUBBLICA.$F$4:.$F114];CONCATENATE(&quot;*&quot;;[.G$34];&quot;*&quot;))&gt;0;&quot;✓&quot;;)" table:style-name="ce24">
            <text:p>0</text:p>
          </table:table-cell>
          <table:table-cell office:value-type="float" office:value="0" table:formula="of:=IF(COUNTIF([Tipologia_PERSONA_PUBBLICA.$F$4:.$F114];CONCATENATE(&quot;*&quot;;[.H$34];&quot;*&quot;))&gt;0;&quot;✓&quot;;)" table:style-name="ce24">
            <text:p>0</text:p>
          </table:table-cell>
          <table:table-cell office:value-type="float" office:value="0" table:formula="of:=IF(COUNTIF([Tipologia_PERSONA_PUBBLICA.$F$4:.$F114];CONCATENATE(&quot;*&quot;;[.I$34];&quot;*&quot;))&gt;0;&quot;✓&quot;;)" table:style-name="ce24">
            <text:p>0</text:p>
          </table:table-cell>
          <table:table-cell office:value-type="float" office:value="0" table:formula="of:=IF(COUNTIF([Tipologia_PERSONA_PUBBLICA.$F$4:.$F114];CONCATENATE(&quot;*&quot;;[.J$34];&quot;*&quot;))&gt;0;&quot;✓&quot;;)" table:style-name="ce24">
            <text:p>0</text:p>
          </table:table-cell>
          <table:table-cell office:value-type="float" office:value="0" table:formula="of:=IF(COUNTIF([Tipologia_PERSONA_PUBBLICA.$F$4:.$F114];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Incarico</text:p>
          </table:table-cell>
          <table:table-cell office:value-type="string" office:string-value="✓" table:formula="of:=IF(COUNTIF([Tipologia_INCARICO.$F$4:.$F115];CONCATENATE(&quot;*&quot;;[.B$34];&quot;*&quot;))&gt;0;&quot;✓&quot;;)" table:style-name="ce24">
            <text:p>✓</text:p>
          </table:table-cell>
          <table:table-cell office:value-type="string" office:string-value="✓" table:formula="of:=IF(COUNTIF([Tipologia_INCARICO.$F$4:.$F115];CONCATENATE(&quot;*&quot;;[.C$34];&quot;*&quot;))&gt;0;&quot;✓&quot;;)" table:style-name="ce24">
            <text:p>✓</text:p>
          </table:table-cell>
          <table:table-cell office:value-type="string" office:string-value="✓" table:formula="of:=IF(COUNTIF([Tipologia_INCARICO.$F$4:.$F115];CONCATENATE(&quot;*&quot;;[.D$34];&quot;*&quot;))&gt;0;&quot;✓&quot;;)" table:style-name="ce24">
            <text:p>✓</text:p>
          </table:table-cell>
          <table:table-cell office:value-type="float" office:value="0" table:formula="of:=IF(COUNTIF([Tipologia_INCARICO.$F$4:.$F115];CONCATENATE(&quot;*&quot;;[.E$34];&quot;*&quot;))&gt;0;&quot;✓&quot;;)" table:style-name="ce24">
            <text:p>0</text:p>
          </table:table-cell>
          <table:table-cell office:value-type="string" office:string-value="✓" table:formula="of:=IF(COUNTIF([Tipologia_INCARICO.$F$4:.$F115];CONCATENATE(&quot;*&quot;;[.F$34];&quot;*&quot;))&gt;0;&quot;✓&quot;;)" table:style-name="ce24">
            <text:p>✓</text:p>
          </table:table-cell>
          <table:table-cell office:value-type="float" office:value="0" table:formula="of:=IF(COUNTIF([Tipologia_INCARICO.$F$4:.$F115];CONCATENATE(&quot;*&quot;;[.G$34];&quot;*&quot;))&gt;0;&quot;✓&quot;;)" table:style-name="ce24">
            <text:p>0</text:p>
          </table:table-cell>
          <table:table-cell office:value-type="float" office:value="0" table:formula="of:=IF(COUNTIF([Tipologia_INCARICO.$F$4:.$F115];CONCATENATE(&quot;*&quot;;[.H$34];&quot;*&quot;))&gt;0;&quot;✓&quot;;)" table:style-name="ce24">
            <text:p>0</text:p>
          </table:table-cell>
          <table:table-cell office:value-type="string" office:string-value="✓" table:formula="of:=IF(COUNTIF([Tipologia_INCARICO.$F$4:.$F115];CONCATENATE(&quot;*&quot;;[.I$34];&quot;*&quot;))&gt;0;&quot;✓&quot;;)" table:style-name="ce24">
            <text:p>✓</text:p>
          </table:table-cell>
          <table:table-cell office:value-type="string" office:string-value="✓" table:formula="of:=IF(COUNTIF([Tipologia_INCARICO.$F$4:.$F115];CONCATENATE(&quot;*&quot;;[.J$34];&quot;*&quot;))&gt;0;&quot;✓&quot;;)" table:style-name="ce24">
            <text:p>✓</text:p>
          </table:table-cell>
          <table:table-cell office:value-type="float" office:value="0" table:formula="of:=IF(COUNTIF([Tipologia_INCARICO.$F$4:.$F115];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Luogo</text:p>
          </table:table-cell>
          <table:table-cell office:value-type="string" office:string-value="✓" table:formula="of:=IF(COUNTIF([Tipologia_LUOGO.$F$4:.$F113];CONCATENATE(&quot;*&quot;;[.B$34];&quot;*&quot;))&gt;0;&quot;✓&quot;;)" table:style-name="ce24">
            <text:p>✓</text:p>
          </table:table-cell>
          <table:table-cell office:value-type="string" office:string-value="✓" table:formula="of:=IF(COUNTIF([Tipologia_LUOGO.$F$4:.$F113];CONCATENATE(&quot;*&quot;;[.C$34];&quot;*&quot;))&gt;0;&quot;✓&quot;;)" table:style-name="ce24">
            <text:p>✓</text:p>
          </table:table-cell>
          <table:table-cell office:value-type="float" office:value="0" table:formula="of:=IF(COUNTIF([Tipologia_LUOGO.$F$4:.$F113];CONCATENATE(&quot;*&quot;;[.D$34];&quot;*&quot;))&gt;0;&quot;✓&quot;;)" table:style-name="ce24">
            <text:p>0</text:p>
          </table:table-cell>
          <table:table-cell office:value-type="string" office:string-value="✓" table:formula="of:=IF(COUNTIF([Tipologia_LUOGO.$F$4:.$F113];CONCATENATE(&quot;*&quot;;[.E$34];&quot;*&quot;))&gt;0;&quot;✓&quot;;)" table:style-name="ce24">
            <text:p>✓</text:p>
          </table:table-cell>
          <table:table-cell office:value-type="string" office:string-value="✓" table:formula="of:=IF(COUNTIF([Tipologia_LUOGO.$F$4:.$F113];CONCATENATE(&quot;*&quot;;[.F$34];&quot;*&quot;))&gt;0;&quot;✓&quot;;)" table:style-name="ce24">
            <text:p>✓</text:p>
          </table:table-cell>
          <table:table-cell office:value-type="float" office:value="0" table:formula="of:=IF(COUNTIF([Tipologia_LUOGO.$F$4:.$F113];CONCATENATE(&quot;*&quot;;[.G$34];&quot;*&quot;))&gt;0;&quot;✓&quot;;)" table:style-name="ce24">
            <text:p>0</text:p>
          </table:table-cell>
          <table:table-cell office:value-type="float" office:value="0" table:formula="of:=IF(COUNTIF([Tipologia_LUOGO.$F$4:.$F113];CONCATENATE(&quot;*&quot;;[.H$34];&quot;*&quot;))&gt;0;&quot;✓&quot;;)" table:style-name="ce24">
            <text:p>0</text:p>
          </table:table-cell>
          <table:table-cell office:value-type="string" office:string-value="✓" table:formula="of:=IF(COUNTIF([Tipologia_LUOGO.$F$4:.$F113];CONCATENATE(&quot;*&quot;;[.I$34];&quot;*&quot;))&gt;0;&quot;✓&quot;;)" table:style-name="ce24">
            <text:p>✓</text:p>
          </table:table-cell>
          <table:table-cell office:value-type="float" office:value="0" table:formula="of:=IF(COUNTIF([Tipologia_LUOGO.$F$4:.$F113];CONCATENATE(&quot;*&quot;;[.J$34];&quot;*&quot;))&gt;0;&quot;✓&quot;;)" table:style-name="ce24">
            <text:p>0</text:p>
          </table:table-cell>
          <table:table-cell office:value-type="float" office:value="0" table:formula="of:=IF(COUNTIF([Tipologia_LUOGO.$F$4:.$F113];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Notizia</text:p>
          </table:table-cell>
          <table:table-cell office:value-type="float" office:value="0" table:formula="of:=IF(COUNTIF([Tipologia_NOTIZIA.$F$4:.$F114];CONCATENATE(&quot;*&quot;;[.B$34];&quot;*&quot;))&gt;0;&quot;✓&quot;;)" table:style-name="ce24">
            <text:p>0</text:p>
          </table:table-cell>
          <table:table-cell office:value-type="string" office:string-value="✓" table:formula="of:=IF(COUNTIF([Tipologia_NOTIZIA.$F$4:.$F114];CONCATENATE(&quot;*&quot;;[.C$34];&quot;*&quot;))&gt;0;&quot;✓&quot;;)" table:style-name="ce24">
            <text:p>✓</text:p>
          </table:table-cell>
          <table:table-cell office:value-type="string" office:string-value="✓" table:formula="of:=IF(COUNTIF([Tipologia_NOTIZIA.$F$4:.$F114];CONCATENATE(&quot;*&quot;;[.D$34];&quot;*&quot;))&gt;0;&quot;✓&quot;;)" table:style-name="ce24">
            <text:p>✓</text:p>
          </table:table-cell>
          <table:table-cell office:value-type="float" office:value="0" table:formula="of:=IF(COUNTIF([Tipologia_NOTIZIA.$F$4:.$F114];CONCATENATE(&quot;*&quot;;[.E$34];&quot;*&quot;))&gt;0;&quot;✓&quot;;)" table:style-name="ce24">
            <text:p>0</text:p>
          </table:table-cell>
          <table:table-cell office:value-type="string" office:string-value="✓" table:formula="of:=IF(COUNTIF([Tipologia_NOTIZIA.$F$4:.$F114];CONCATENATE(&quot;*&quot;;[.F$34];&quot;*&quot;))&gt;0;&quot;✓&quot;;)" table:style-name="ce24">
            <text:p>✓</text:p>
          </table:table-cell>
          <table:table-cell office:value-type="float" office:value="0" table:formula="of:=IF(COUNTIF([Tipologia_NOTIZIA.$F$4:.$F114];CONCATENATE(&quot;*&quot;;[.G$34];&quot;*&quot;))&gt;0;&quot;✓&quot;;)" table:style-name="ce24">
            <text:p>0</text:p>
          </table:table-cell>
          <table:table-cell office:value-type="float" office:value="0" table:formula="of:=IF(COUNTIF([Tipologia_NOTIZIA.$F$4:.$F114];CONCATENATE(&quot;*&quot;;[.H$34];&quot;*&quot;))&gt;0;&quot;✓&quot;;)" table:style-name="ce24">
            <text:p>0</text:p>
          </table:table-cell>
          <table:table-cell office:value-type="float" office:value="0" table:formula="of:=IF(COUNTIF([Tipologia_NOTIZIA.$F$4:.$F114];CONCATENATE(&quot;*&quot;;[.I$34];&quot;*&quot;))&gt;0;&quot;✓&quot;;)" table:style-name="ce24">
            <text:p>0</text:p>
          </table:table-cell>
          <table:table-cell office:value-type="string" office:string-value="✓" table:formula="of:=IF(COUNTIF([Tipologia_NOTIZIA.$F$4:.$F114];CONCATENATE(&quot;*&quot;;[.J$34];&quot;*&quot;))&gt;0;&quot;✓&quot;;)" table:style-name="ce24">
            <text:p>✓</text:p>
          </table:table-cell>
          <table:table-cell office:value-type="string" office:string-value="✓" table:formula="of:=IF(COUNTIF([Tipologia_NOTIZIA.$F$4:.$F114];CONCATENATE(&quot;*&quot;;[.K$34];&quot;*&quot;))&gt;0;&quot;✓&quot;;)" table:style-name="ce24">
            <text:p>✓</text:p>
          </table:table-cell>
          <table:table-cell table:number-columns-repeated="4" table:style-name="ce24"/>
          <table:table-cell table:number-columns-repeated="16369"/>
        </table:table-row>
        <table:table-row table:style-name="ro8">
          <table:table-cell office:value-type="string" table:style-name="ce20">
            <text:p>Evento</text:p>
          </table:table-cell>
          <table:table-cell office:value-type="string" office:string-value="✓" table:formula="of:=IF(COUNTIF([Tipologia_EVENTO.$F$4:.$F119];CONCATENATE(&quot;*&quot;;[.B$34];&quot;*&quot;))&gt;0;&quot;✓&quot;;)" table:style-name="ce24">
            <text:p>✓</text:p>
          </table:table-cell>
          <table:table-cell office:value-type="string" office:string-value="✓" table:formula="of:=IF(COUNTIF([Tipologia_EVENTO.$F$4:.$F119];CONCATENATE(&quot;*&quot;;[.C$34];&quot;*&quot;))&gt;0;&quot;✓&quot;;)" table:style-name="ce24">
            <text:p>✓</text:p>
          </table:table-cell>
          <table:table-cell office:value-type="string" office:string-value="✓" table:formula="of:=IF(COUNTIF([Tipologia_EVENTO.$F$4:.$F119];CONCATENATE(&quot;*&quot;;[.D$34];&quot;*&quot;))&gt;0;&quot;✓&quot;;)" table:style-name="ce24">
            <text:p>✓</text:p>
          </table:table-cell>
          <table:table-cell office:value-type="float" office:value="0" table:formula="of:=IF(COUNTIF([Tipologia_EVENTO.$F$4:.$F119];CONCATENATE(&quot;*&quot;;[.E$34];&quot;*&quot;))&gt;0;&quot;✓&quot;;)" table:style-name="ce24">
            <text:p>0</text:p>
          </table:table-cell>
          <table:table-cell office:value-type="string" office:string-value="✓" table:formula="of:=IF(COUNTIF([Tipologia_EVENTO.$F$4:.$F119];CONCATENATE(&quot;*&quot;;[.F$34];&quot;*&quot;))&gt;0;&quot;✓&quot;;)" table:style-name="ce24">
            <text:p>✓</text:p>
          </table:table-cell>
          <table:table-cell office:value-type="float" office:value="0" table:formula="of:=IF(COUNTIF([Tipologia_EVENTO.$F$4:.$F119];CONCATENATE(&quot;*&quot;;[.G$34];&quot;*&quot;))&gt;0;&quot;✓&quot;;)" table:style-name="ce24">
            <text:p>0</text:p>
          </table:table-cell>
          <table:table-cell office:value-type="string" office:string-value="✓" table:formula="of:=IF(COUNTIF([Tipologia_EVENTO.$F$4:.$F119];CONCATENATE(&quot;*&quot;;[.H$34];&quot;*&quot;))&gt;0;&quot;✓&quot;;)" table:style-name="ce24">
            <text:p>✓</text:p>
          </table:table-cell>
          <table:table-cell office:value-type="float" office:value="0" table:formula="of:=IF(COUNTIF([Tipologia_EVENTO.$F$4:.$F119];CONCATENATE(&quot;*&quot;;[.I$34];&quot;*&quot;))&gt;0;&quot;✓&quot;;)" table:style-name="ce24">
            <text:p>0</text:p>
          </table:table-cell>
          <table:table-cell office:value-type="float" office:value="0" table:formula="of:=IF(COUNTIF([Tipologia_EVENTO.$F$4:.$F119];CONCATENATE(&quot;*&quot;;[.J$34];&quot;*&quot;))&gt;0;&quot;✓&quot;;)" table:style-name="ce24">
            <text:p>0</text:p>
          </table:table-cell>
          <table:table-cell office:value-type="float" office:value="0" table:formula="of:=IF(COUNTIF([Tipologia_EVENTO.$F$4:.$F119];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Servizio</text:p>
          </table:table-cell>
          <table:table-cell office:value-type="string" office:string-value="✓" table:formula="of:=IF(COUNTIF([Tipologia_SERVIZIO.$F$5:.$F107];CONCATENATE(&quot;*&quot;;[.B$34];&quot;*&quot;))&gt;0;&quot;✓&quot;;)" table:style-name="ce24">
            <text:p>✓</text:p>
          </table:table-cell>
          <table:table-cell office:value-type="string" office:string-value="✓" table:formula="of:=IF(COUNTIF([Tipologia_SERVIZIO.$F$5:.$F107];CONCATENATE(&quot;*&quot;;[.C$34];&quot;*&quot;))&gt;0;&quot;✓&quot;;)" table:style-name="ce24">
            <text:p>✓</text:p>
          </table:table-cell>
          <table:table-cell office:value-type="float" office:value="0" table:formula="of:=IF(COUNTIF([Tipologia_SERVIZIO.$F$5:.$F107];CONCATENATE(&quot;*&quot;;[.D$34];&quot;*&quot;))&gt;0;&quot;✓&quot;;)" table:style-name="ce24">
            <text:p>0</text:p>
          </table:table-cell>
          <table:table-cell office:value-type="string" office:string-value="✓" table:formula="of:=IF(COUNTIF([Tipologia_SERVIZIO.$F$5:.$F107];CONCATENATE(&quot;*&quot;;[.E$34];&quot;*&quot;))&gt;0;&quot;✓&quot;;)" table:style-name="ce24">
            <text:p>✓</text:p>
          </table:table-cell>
          <table:table-cell office:value-type="float" office:value="0" table:formula="of:=IF(COUNTIF([Tipologia_SERVIZIO.$F$5:.$F107];CONCATENATE(&quot;*&quot;;[.F$34];&quot;*&quot;))&gt;0;&quot;✓&quot;;)" table:style-name="ce24">
            <text:p>0</text:p>
          </table:table-cell>
          <table:table-cell office:value-type="float" office:value="0" table:formula="of:=IF(COUNTIF([Tipologia_SERVIZIO.$F$5:.$F107];CONCATENATE(&quot;*&quot;;[.G$34];&quot;*&quot;))&gt;0;&quot;✓&quot;;)" table:style-name="ce24">
            <text:p>0</text:p>
          </table:table-cell>
          <table:table-cell office:value-type="float" office:value="0" table:formula="of:=IF(COUNTIF([Tipologia_SERVIZIO.$F$5:.$F107];CONCATENATE(&quot;*&quot;;[.H$34];&quot;*&quot;))&gt;0;&quot;✓&quot;;)" table:style-name="ce24">
            <text:p>0</text:p>
          </table:table-cell>
          <table:table-cell office:value-type="string" office:string-value="✓" table:formula="of:=IF(COUNTIF([Tipologia_SERVIZIO.$F$5:.$F107];CONCATENATE(&quot;*&quot;;[.I$34];&quot;*&quot;))&gt;0;&quot;✓&quot;;)" table:style-name="ce24">
            <text:p>✓</text:p>
          </table:table-cell>
          <table:table-cell office:value-type="string" office:string-value="✓" table:formula="of:=IF(COUNTIF([Tipologia_SERVIZIO.$F$5:.$F107];CONCATENATE(&quot;*&quot;;[.J$34];&quot;*&quot;))&gt;0;&quot;✓&quot;;)" table:style-name="ce24">
            <text:p>✓</text:p>
          </table:table-cell>
          <table:table-cell office:value-type="float" office:value="0" table:formula="of:=IF(COUNTIF([Tipologia_SERVIZIO.$F$5:.$F107];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Documento pubblico</text:p>
          </table:table-cell>
          <table:table-cell office:value-type="float" office:value="0" table:formula="of:=IF(COUNTIF([Tipologia_DOCUMENTO_PUBBLICO.$F$4:.$F113];CONCATENATE(&quot;*&quot;;[.B$34];&quot;*&quot;))&gt;0;&quot;✓&quot;;)" table:style-name="ce24">
            <text:p>0</text:p>
          </table:table-cell>
          <table:table-cell office:value-type="string" office:string-value="✓" table:formula="of:=IF(COUNTIF([Tipologia_DOCUMENTO_PUBBLICO.$F$4:.$F113];CONCATENATE(&quot;*&quot;;[.C$34];&quot;*&quot;))&gt;0;&quot;✓&quot;;)" table:style-name="ce24">
            <text:p>✓</text:p>
          </table:table-cell>
          <table:table-cell office:value-type="float" office:value="0" table:formula="of:=IF(COUNTIF([Tipologia_DOCUMENTO_PUBBLICO.$F$4:.$F113];CONCATENATE(&quot;*&quot;;[.D$34];&quot;*&quot;))&gt;0;&quot;✓&quot;;)" table:style-name="ce24">
            <text:p>0</text:p>
          </table:table-cell>
          <table:table-cell office:value-type="float" office:value="0" table:formula="of:=IF(COUNTIF([Tipologia_DOCUMENTO_PUBBLICO.$F$4:.$F113];CONCATENATE(&quot;*&quot;;[.E$34];&quot;*&quot;))&gt;0;&quot;✓&quot;;)" table:style-name="ce24">
            <text:p>0</text:p>
          </table:table-cell>
          <table:table-cell office:value-type="float" office:value="0" table:formula="of:=IF(COUNTIF([Tipologia_DOCUMENTO_PUBBLICO.$F$4:.$F113];CONCATENATE(&quot;*&quot;;[.F$34];&quot;*&quot;))&gt;0;&quot;✓&quot;;)" table:style-name="ce24">
            <text:p>0</text:p>
          </table:table-cell>
          <table:table-cell office:value-type="float" office:value="0" table:formula="of:=IF(COUNTIF([Tipologia_DOCUMENTO_PUBBLICO.$F$4:.$F113];CONCATENATE(&quot;*&quot;;[.G$34];&quot;*&quot;))&gt;0;&quot;✓&quot;;)" table:style-name="ce24">
            <text:p>0</text:p>
          </table:table-cell>
          <table:table-cell office:value-type="float" office:value="0" table:formula="of:=IF(COUNTIF([Tipologia_DOCUMENTO_PUBBLICO.$F$4:.$F113];CONCATENATE(&quot;*&quot;;[.H$34];&quot;*&quot;))&gt;0;&quot;✓&quot;;)" table:style-name="ce24">
            <text:p>0</text:p>
          </table:table-cell>
          <table:table-cell office:value-type="string" office:string-value="✓" table:formula="of:=IF(COUNTIF([Tipologia_DOCUMENTO_PUBBLICO.$F$4:.$F113];CONCATENATE(&quot;*&quot;;[.I$34];&quot;*&quot;))&gt;0;&quot;✓&quot;;)" table:style-name="ce24">
            <text:p>✓</text:p>
          </table:table-cell>
          <table:table-cell office:value-type="string" office:string-value="✓" table:formula="of:=IF(COUNTIF([Tipologia_DOCUMENTO_PUBBLICO.$F$4:.$F113];CONCATENATE(&quot;*&quot;;[.J$34];&quot;*&quot;))&gt;0;&quot;✓&quot;;)" table:style-name="ce24">
            <text:p>✓</text:p>
          </table:table-cell>
          <table:table-cell office:value-type="string" office:string-value="✓" table:formula="of:=IF(COUNTIF([Tipologia_DOCUMENTO_PUBBLICO.$F$4:.$F113];CONCATENATE(&quot;*&quot;;[.K$34];&quot;*&quot;))&gt;0;&quot;✓&quot;;)" table:style-name="ce24">
            <text:p>✓</text:p>
          </table:table-cell>
          <table:table-cell table:number-columns-repeated="4" table:style-name="ce24"/>
          <table:table-cell table:number-columns-repeated="16369"/>
        </table:table-row>
        <table:table-row table:style-name="ro8">
          <table:table-cell office:value-type="string" table:style-name="ce20">
            <text:p>Dataset</text:p>
          </table:table-cell>
          <table:table-cell office:value-type="float" office:value="0" table:formula="of:=IF(COUNTIF([Tipologia_DATASET.$F$4:.$F115];CONCATENATE(&quot;*&quot;;[.B$34];&quot;*&quot;))&gt;0;&quot;✓&quot;;)" table:style-name="ce24">
            <text:p>0</text:p>
          </table:table-cell>
          <table:table-cell office:value-type="string" office:string-value="✓" table:formula="of:=IF(COUNTIF([Tipologia_DATASET.$F$4:.$F115];CONCATENATE(&quot;*&quot;;[.C$34];&quot;*&quot;))&gt;0;&quot;✓&quot;;)" table:style-name="ce24">
            <text:p>✓</text:p>
          </table:table-cell>
          <table:table-cell office:value-type="float" office:value="0" table:formula="of:=IF(COUNTIF([Tipologia_DATASET.$F$4:.$F115];CONCATENATE(&quot;*&quot;;[.D$34];&quot;*&quot;))&gt;0;&quot;✓&quot;;)" table:style-name="ce24">
            <text:p>0</text:p>
          </table:table-cell>
          <table:table-cell office:value-type="float" office:value="0" table:formula="of:=IF(COUNTIF([Tipologia_DATASET.$F$4:.$F115];CONCATENATE(&quot;*&quot;;[.E$34];&quot;*&quot;))&gt;0;&quot;✓&quot;;)" table:style-name="ce24">
            <text:p>0</text:p>
          </table:table-cell>
          <table:table-cell office:value-type="float" office:value="0" table:formula="of:=IF(COUNTIF([Tipologia_DATASET.$F$4:.$F115];CONCATENATE(&quot;*&quot;;[.F$34];&quot;*&quot;))&gt;0;&quot;✓&quot;;)" table:style-name="ce24">
            <text:p>0</text:p>
          </table:table-cell>
          <table:table-cell office:value-type="float" office:value="0" table:formula="of:=IF(COUNTIF([Tipologia_DATASET.$F$4:.$F115];CONCATENATE(&quot;*&quot;;[.G$34];&quot;*&quot;))&gt;0;&quot;✓&quot;;)" table:style-name="ce24">
            <text:p>0</text:p>
          </table:table-cell>
          <table:table-cell office:value-type="float" office:value="0" table:formula="of:=IF(COUNTIF([Tipologia_DATASET.$F$4:.$F115];CONCATENATE(&quot;*&quot;;[.H$34];&quot;*&quot;))&gt;0;&quot;✓&quot;;)" table:style-name="ce24">
            <text:p>0</text:p>
          </table:table-cell>
          <table:table-cell office:value-type="float" office:value="0" table:formula="of:=IF(COUNTIF([Tipologia_DATASET.$F$4:.$F115];CONCATENATE(&quot;*&quot;;[.I$34];&quot;*&quot;))&gt;0;&quot;✓&quot;;)" table:style-name="ce24">
            <text:p>0</text:p>
          </table:table-cell>
          <table:table-cell office:value-type="float" office:value="0" table:formula="of:=IF(COUNTIF([Tipologia_DATASET.$F$4:.$F115];CONCATENATE(&quot;*&quot;;[.J$34];&quot;*&quot;))&gt;0;&quot;✓&quot;;)" table:style-name="ce24">
            <text:p>0</text:p>
          </table:table-cell>
          <table:table-cell office:value-type="float" office:value="0" table:formula="of:=IF(COUNTIF([Tipologia_DATASET.$F$4:.$F115];CONCATENATE(&quot;*&quot;;[.K$34];&quot;*&quot;))&gt;0;&quot;✓&quot;;)" table:style-name="ce24">
            <text:p>0</text:p>
          </table:table-cell>
          <table:table-cell table:number-columns-repeated="4" table:style-name="ce24"/>
          <table:table-cell table:number-columns-repeated="16369"/>
        </table:table-row>
        <table:table-row table:number-rows-repeated="2" table:style-name="ro8">
          <table:table-cell table:number-columns-repeated="16384" table:style-name="ce10"/>
        </table:table-row>
        <table:table-row table:style-name="ro1">
          <table:table-cell office:value-type="string" table:style-name="ce19">
            <text:p>Corrispondenza Tipologie/Tassonomie</text:p>
          </table:table-cell>
          <table:table-cell table:number-columns-repeated="13" table:style-name="ce22"/>
          <table:table-cell table:number-columns-repeated="16370" table:style-name="ce10"/>
        </table:table-row>
        <table:table-row table:style-name="ro8">
          <table:table-cell office:value-type="string" table:style-name="ce23">
            <text:p>Tipologie/Tassonomie</text:p>
          </table:table-cell>
          <table:table-cell office:value-type="string" table:style-name="ce20">
            <text:p>Argomenti</text:p>
          </table:table-cell>
          <table:table-cell office:value-type="string" table:style-name="ce25">
            <text:p>Tipi di unità organizzativa</text:p>
          </table:table-cell>
          <table:table-cell office:value-type="string" table:style-name="ce25">
            <text:p>Tipi di incarico</text:p>
          </table:table-cell>
          <table:table-cell office:value-type="string" table:style-name="ce25">
            <text:p>Tipi di notizia</text:p>
          </table:table-cell>
          <table:table-cell office:value-type="string" table:style-name="ce20">
            <text:p>Tipi di luogo</text:p>
          </table:table-cell>
          <table:table-cell office:value-type="string" table:style-name="ce20">
            <text:p>Tipi di evento</text:p>
          </table:table-cell>
          <table:table-cell office:value-type="string" table:style-name="ce25">
            <text:p>Categorie dei servizi</text:p>
          </table:table-cell>
          <table:table-cell office:value-type="string" table:style-name="ce25">
            <text:p>Tipi di documento</text:p>
          </table:table-cell>
          <table:table-cell office:value-type="string" table:style-name="ce25">
            <text:p>Tipi punto di contatto</text:p>
          </table:table-cell>
          <table:table-cell office:value-type="string" table:style-name="ce25">
            <text:p>Documenti albo pretorio</text:p>
          </table:table-cell>
          <table:table-cell office:value-type="string" table:style-name="ce25">
            <text:p>Temi di un dataset</text:p>
          </table:table-cell>
          <table:table-cell office:value-type="string" table:style-name="ce25">
            <text:p>Frequenza di aggiornamento</text:p>
          </table:table-cell>
          <table:table-cell office:value-type="string" table:style-name="ce25">
            <text:p>Licenze</text:p>
          </table:table-cell>
          <table:table-cell table:number-columns-repeated="16370" table:style-name="ce10"/>
        </table:table-row>
        <table:table-row table:style-name="ro8">
          <table:table-cell office:value-type="string" table:style-name="ce20">
            <text:p>Punto di contatto</text:p>
          </table:table-cell>
          <table:table-cell office:value-type="float" office:value="0" table:formula="of:=IF(COUNTIF([Tipologia_PUNTO_DI_CONTATTO.$A$1:.$G115];CONCATENATE(&quot;*&quot;;[.B$48];&quot;*&quot;))&gt;0;&quot;✓&quot;;)" table:style-name="ce24">
            <text:p>0</text:p>
          </table:table-cell>
          <table:table-cell office:value-type="float" office:value="0" table:formula="of:=IF(COUNTIF([Tipologia_PUNTO_DI_CONTATTO.$A$1:.$G115];CONCATENATE(&quot;*&quot;;[.C$48];&quot;*&quot;))&gt;0;&quot;✓&quot;;)" table:style-name="ce24">
            <text:p>0</text:p>
          </table:table-cell>
          <table:table-cell office:value-type="float" office:value="0" table:formula="of:=IF(COUNTIF([Tipologia_PUNTO_DI_CONTATTO.$A$1:.$G115];CONCATENATE(&quot;*&quot;;[.D$48];&quot;*&quot;))&gt;0;&quot;✓&quot;;)" table:style-name="ce24">
            <text:p>0</text:p>
          </table:table-cell>
          <table:table-cell office:value-type="float" office:value="0" table:formula="of:=IF(COUNTIF([Tipologia_PUNTO_DI_CONTATTO.$A$1:.$G115];CONCATENATE(&quot;*&quot;;[.E$48];&quot;*&quot;))&gt;0;&quot;✓&quot;;)" table:style-name="ce24">
            <text:p>0</text:p>
          </table:table-cell>
          <table:table-cell office:value-type="float" office:value="0" table:formula="of:=IF(COUNTIF([Tipologia_PUNTO_DI_CONTATTO.$A$1:.$G115];CONCATENATE(&quot;*&quot;;[.F$48];&quot;*&quot;))&gt;0;&quot;✓&quot;;)" table:style-name="ce24">
            <text:p>0</text:p>
          </table:table-cell>
          <table:table-cell office:value-type="float" office:value="0" table:formula="of:=IF(COUNTIF([Tipologia_PUNTO_DI_CONTATTO.$A$1:.$G115];CONCATENATE(&quot;*&quot;;[.G$48];&quot;*&quot;))&gt;0;&quot;✓&quot;;)" table:style-name="ce24">
            <text:p>0</text:p>
          </table:table-cell>
          <table:table-cell office:value-type="float" office:value="0" table:formula="of:=IF(COUNTIF([Tipologia_PUNTO_DI_CONTATTO.$A$1:.$G115];CONCATENATE(&quot;*&quot;;[.H$48];&quot;*&quot;))&gt;0;&quot;✓&quot;;)" table:style-name="ce24">
            <text:p>0</text:p>
          </table:table-cell>
          <table:table-cell office:value-type="float" office:value="0" table:formula="of:=IF(COUNTIF([Tipologia_PUNTO_DI_CONTATTO.$A$1:.$G115];CONCATENATE(&quot;*&quot;;[.I$48];&quot;*&quot;))&gt;0;&quot;✓&quot;;)" table:style-name="ce24">
            <text:p>0</text:p>
          </table:table-cell>
          <table:table-cell office:value-type="string" office:string-value="✓" table:formula="of:=IF(COUNTIF([Tipologia_PUNTO_DI_CONTATTO.$A$1:.$G115];CONCATENATE(&quot;*&quot;;[.J$48];&quot;*&quot;))&gt;0;&quot;✓&quot;;)" table:style-name="ce24">
            <text:p>✓</text:p>
          </table:table-cell>
          <table:table-cell office:value-type="float" office:value="0" table:formula="of:=IF(COUNTIF([Tipologia_PUNTO_DI_CONTATTO.$A$1:.$G115];CONCATENATE(&quot;*&quot;;[.K$48];&quot;*&quot;))&gt;0;&quot;✓&quot;;)" table:style-name="ce24">
            <text:p>0</text:p>
          </table:table-cell>
          <table:table-cell office:value-type="float" office:value="0" table:formula="of:=IF(COUNTIF([Tipologia_PUNTO_DI_CONTATTO.$A$1:.$G115];CONCATENATE(&quot;*&quot;;[.L$48];&quot;*&quot;))&gt;0;&quot;✓&quot;;)" table:style-name="ce24">
            <text:p>0</text:p>
          </table:table-cell>
          <table:table-cell office:value-type="float" office:value="0" table:formula="of:=IF(COUNTIF([Tipologia_PUNTO_DI_CONTATTO.$A$1:.$G115];CONCATENATE(&quot;*&quot;;[.M$48];&quot;*&quot;))&gt;0;&quot;✓&quot;;)" table:style-name="ce24">
            <text:p>0</text:p>
          </table:table-cell>
          <table:table-cell office:value-type="float" office:value="0" table:formula="of:=IF(COUNTIF([Tipologia_PUNTO_DI_CONTATTO.$A$1:.$G115];CONCATENATE(&quot;*&quot;;[.N$48];&quot;*&quot;))&gt;0;&quot;✓&quot;;)" table:style-name="ce24">
            <text:p>0</text:p>
          </table:table-cell>
          <table:table-cell table:number-columns-repeated="16370" table:style-name="ce10"/>
        </table:table-row>
        <table:table-row table:style-name="ro8">
          <table:table-cell office:value-type="string" table:style-name="ce20">
            <text:p>Unità organizzativa</text:p>
          </table:table-cell>
          <table:table-cell office:value-type="string" office:string-value="✓" table:formula="of:=IF(COUNTIF([Tipologia_UNITÀ_ORGANIZZATIVA.$A$1:.$G114];CONCATENATE(&quot;*&quot;;[.B$48];&quot;*&quot;))&gt;0;&quot;✓&quot;;)" table:style-name="ce24">
            <text:p>✓</text:p>
          </table:table-cell>
          <table:table-cell office:value-type="string" office:string-value="✓" table:formula="of:=IF(COUNTIF([Tipologia_UNITÀ_ORGANIZZATIVA.$A$1:.$G114];CONCATENATE(&quot;*&quot;;[.C$48];&quot;*&quot;))&gt;0;&quot;✓&quot;;)" table:style-name="ce24">
            <text:p>✓</text:p>
          </table:table-cell>
          <table:table-cell office:value-type="float" office:value="0" table:formula="of:=IF(COUNTIF([Tipologia_UNITÀ_ORGANIZZATIVA.$A$1:.$G114];CONCATENATE(&quot;*&quot;;[.D$48];&quot;*&quot;))&gt;0;&quot;✓&quot;;)" table:style-name="ce24">
            <text:p>0</text:p>
          </table:table-cell>
          <table:table-cell office:value-type="float" office:value="0" table:formula="of:=IF(COUNTIF([Tipologia_UNITÀ_ORGANIZZATIVA.$A$1:.$G114];CONCATENATE(&quot;*&quot;;[.E$48];&quot;*&quot;))&gt;0;&quot;✓&quot;;)" table:style-name="ce24">
            <text:p>0</text:p>
          </table:table-cell>
          <table:table-cell office:value-type="float" office:value="0" table:formula="of:=IF(COUNTIF([Tipologia_UNITÀ_ORGANIZZATIVA.$A$1:.$G114];CONCATENATE(&quot;*&quot;;[.F$48];&quot;*&quot;))&gt;0;&quot;✓&quot;;)" table:style-name="ce24">
            <text:p>0</text:p>
          </table:table-cell>
          <table:table-cell office:value-type="float" office:value="0" table:formula="of:=IF(COUNTIF([Tipologia_UNITÀ_ORGANIZZATIVA.$A$1:.$G114];CONCATENATE(&quot;*&quot;;[.G$48];&quot;*&quot;))&gt;0;&quot;✓&quot;;)" table:style-name="ce24">
            <text:p>0</text:p>
          </table:table-cell>
          <table:table-cell office:value-type="float" office:value="0" table:formula="of:=IF(COUNTIF([Tipologia_UNITÀ_ORGANIZZATIVA.$A$1:.$G114];CONCATENATE(&quot;*&quot;;[.H$48];&quot;*&quot;))&gt;0;&quot;✓&quot;;)" table:style-name="ce24">
            <text:p>0</text:p>
          </table:table-cell>
          <table:table-cell office:value-type="float" office:value="0" table:formula="of:=IF(COUNTIF([Tipologia_UNITÀ_ORGANIZZATIVA.$A$1:.$G114];CONCATENATE(&quot;*&quot;;[.I$48];&quot;*&quot;))&gt;0;&quot;✓&quot;;)" table:style-name="ce24">
            <text:p>0</text:p>
          </table:table-cell>
          <table:table-cell office:value-type="float" office:value="0" table:formula="of:=IF(COUNTIF([Tipologia_UNITÀ_ORGANIZZATIVA.$A$1:.$G114];CONCATENATE(&quot;*&quot;;[.J$48];&quot;*&quot;))&gt;0;&quot;✓&quot;;)" table:style-name="ce24">
            <text:p>0</text:p>
          </table:table-cell>
          <table:table-cell office:value-type="float" office:value="0" table:formula="of:=IF(COUNTIF([Tipologia_UNITÀ_ORGANIZZATIVA.$A$1:.$G114];CONCATENATE(&quot;*&quot;;[.K$48];&quot;*&quot;))&gt;0;&quot;✓&quot;;)" table:style-name="ce24">
            <text:p>0</text:p>
          </table:table-cell>
          <table:table-cell office:value-type="float" office:value="0" table:formula="of:=IF(COUNTIF([Tipologia_UNITÀ_ORGANIZZATIVA.$A$1:.$G114];CONCATENATE(&quot;*&quot;;[.L$48];&quot;*&quot;))&gt;0;&quot;✓&quot;;)" table:style-name="ce24">
            <text:p>0</text:p>
          </table:table-cell>
          <table:table-cell office:value-type="float" office:value="0" table:formula="of:=IF(COUNTIF([Tipologia_UNITÀ_ORGANIZZATIVA.$A$1:.$G114];CONCATENATE(&quot;*&quot;;[.M$48];&quot;*&quot;))&gt;0;&quot;✓&quot;;)" table:style-name="ce24">
            <text:p>0</text:p>
          </table:table-cell>
          <table:table-cell office:value-type="float" office:value="0" table:formula="of:=IF(COUNTIF([Tipologia_UNITÀ_ORGANIZZATIVA.$A$1:.$G114];CONCATENATE(&quot;*&quot;;[.N$48];&quot;*&quot;))&gt;0;&quot;✓&quot;;)" table:style-name="ce24">
            <text:p>0</text:p>
          </table:table-cell>
          <table:table-cell table:number-columns-repeated="16370" table:style-name="ce10"/>
        </table:table-row>
        <table:table-row table:style-name="ro8">
          <table:table-cell office:value-type="string" table:style-name="ce20">
            <text:p>Persona pubblica</text:p>
          </table:table-cell>
          <table:table-cell office:value-type="float" office:value="0" table:formula="of:=IF(COUNTIF([Tipologia_PERSONA_PUBBLICA.$A$1:.$G114];CONCATENATE(&quot;*&quot;;[.B$48];&quot;*&quot;))&gt;0;&quot;✓&quot;;)" table:style-name="ce24">
            <text:p>0</text:p>
          </table:table-cell>
          <table:table-cell office:value-type="float" office:value="0" table:formula="of:=IF(COUNTIF([Tipologia_PERSONA_PUBBLICA.$A$1:.$G114];CONCATENATE(&quot;*&quot;;[.C$48];&quot;*&quot;))&gt;0;&quot;✓&quot;;)" table:style-name="ce24">
            <text:p>0</text:p>
          </table:table-cell>
          <table:table-cell office:value-type="float" office:value="0" table:formula="of:=IF(COUNTIF([Tipologia_PERSONA_PUBBLICA.$A$1:.$G114];CONCATENATE(&quot;*&quot;;[.D$48];&quot;*&quot;))&gt;0;&quot;✓&quot;;)" table:style-name="ce24">
            <text:p>0</text:p>
          </table:table-cell>
          <table:table-cell office:value-type="float" office:value="0" table:formula="of:=IF(COUNTIF([Tipologia_PERSONA_PUBBLICA.$A$1:.$G114];CONCATENATE(&quot;*&quot;;[.E$48];&quot;*&quot;))&gt;0;&quot;✓&quot;;)" table:style-name="ce24">
            <text:p>0</text:p>
          </table:table-cell>
          <table:table-cell office:value-type="float" office:value="0" table:formula="of:=IF(COUNTIF([Tipologia_PERSONA_PUBBLICA.$A$1:.$G114];CONCATENATE(&quot;*&quot;;[.F$48];&quot;*&quot;))&gt;0;&quot;✓&quot;;)" table:style-name="ce24">
            <text:p>0</text:p>
          </table:table-cell>
          <table:table-cell office:value-type="float" office:value="0" table:formula="of:=IF(COUNTIF([Tipologia_PERSONA_PUBBLICA.$A$1:.$G114];CONCATENATE(&quot;*&quot;;[.G$48];&quot;*&quot;))&gt;0;&quot;✓&quot;;)" table:style-name="ce24">
            <text:p>0</text:p>
          </table:table-cell>
          <table:table-cell office:value-type="float" office:value="0" table:formula="of:=IF(COUNTIF([Tipologia_PERSONA_PUBBLICA.$A$1:.$G114];CONCATENATE(&quot;*&quot;;[.H$48];&quot;*&quot;))&gt;0;&quot;✓&quot;;)" table:style-name="ce24">
            <text:p>0</text:p>
          </table:table-cell>
          <table:table-cell office:value-type="float" office:value="0" table:formula="of:=IF(COUNTIF([Tipologia_PERSONA_PUBBLICA.$A$1:.$G114];CONCATENATE(&quot;*&quot;;[.I$48];&quot;*&quot;))&gt;0;&quot;✓&quot;;)" table:style-name="ce24">
            <text:p>0</text:p>
          </table:table-cell>
          <table:table-cell office:value-type="float" office:value="0" table:formula="of:=IF(COUNTIF([Tipologia_PERSONA_PUBBLICA.$A$1:.$G114];CONCATENATE(&quot;*&quot;;[.J$48];&quot;*&quot;))&gt;0;&quot;✓&quot;;)" table:style-name="ce24">
            <text:p>0</text:p>
          </table:table-cell>
          <table:table-cell office:value-type="float" office:value="0" table:formula="of:=IF(COUNTIF([Tipologia_PERSONA_PUBBLICA.$A$1:.$G114];CONCATENATE(&quot;*&quot;;[.K$48];&quot;*&quot;))&gt;0;&quot;✓&quot;;)" table:style-name="ce24">
            <text:p>0</text:p>
          </table:table-cell>
          <table:table-cell office:value-type="float" office:value="0" table:formula="of:=IF(COUNTIF([Tipologia_PERSONA_PUBBLICA.$A$1:.$G114];CONCATENATE(&quot;*&quot;;[.L$48];&quot;*&quot;))&gt;0;&quot;✓&quot;;)" table:style-name="ce24">
            <text:p>0</text:p>
          </table:table-cell>
          <table:table-cell office:value-type="float" office:value="0" table:formula="of:=IF(COUNTIF([Tipologia_PERSONA_PUBBLICA.$A$1:.$G114];CONCATENATE(&quot;*&quot;;[.M$48];&quot;*&quot;))&gt;0;&quot;✓&quot;;)" table:style-name="ce24">
            <text:p>0</text:p>
          </table:table-cell>
          <table:table-cell office:value-type="float" office:value="0" table:formula="of:=IF(COUNTIF([Tipologia_PERSONA_PUBBLICA.$A$1:.$G114];CONCATENATE(&quot;*&quot;;[.N$48];&quot;*&quot;))&gt;0;&quot;✓&quot;;)" table:style-name="ce24">
            <text:p>0</text:p>
          </table:table-cell>
          <table:table-cell table:number-columns-repeated="16370" table:style-name="ce10"/>
        </table:table-row>
        <table:table-row table:style-name="ro8">
          <table:table-cell office:value-type="string" table:style-name="ce20">
            <text:p>Incarico</text:p>
          </table:table-cell>
          <table:table-cell office:value-type="float" office:value="0" table:formula="of:=IF(COUNTIF([Tipologia_INCARICO.$A$1:.$G115];CONCATENATE(&quot;*&quot;;[.B$48];&quot;*&quot;))&gt;0;&quot;✓&quot;;)" table:style-name="ce24">
            <text:p>0</text:p>
          </table:table-cell>
          <table:table-cell office:value-type="float" office:value="0" table:formula="of:=IF(COUNTIF([Tipologia_INCARICO.$A$1:.$G115];CONCATENATE(&quot;*&quot;;[.C$48];&quot;*&quot;))&gt;0;&quot;✓&quot;;)" table:style-name="ce24">
            <text:p>0</text:p>
          </table:table-cell>
          <table:table-cell office:value-type="string" office:string-value="✓" table:formula="of:=IF(COUNTIF([Tipologia_INCARICO.$A$1:.$G115];CONCATENATE(&quot;*&quot;;[.D$48];&quot;*&quot;))&gt;0;&quot;✓&quot;;)" table:style-name="ce24">
            <text:p>✓</text:p>
          </table:table-cell>
          <table:table-cell office:value-type="float" office:value="0" table:formula="of:=IF(COUNTIF([Tipologia_INCARICO.$A$1:.$G115];CONCATENATE(&quot;*&quot;;[.E$48];&quot;*&quot;))&gt;0;&quot;✓&quot;;)" table:style-name="ce24">
            <text:p>0</text:p>
          </table:table-cell>
          <table:table-cell office:value-type="float" office:value="0" table:formula="of:=IF(COUNTIF([Tipologia_INCARICO.$A$1:.$G115];CONCATENATE(&quot;*&quot;;[.F$48];&quot;*&quot;))&gt;0;&quot;✓&quot;;)" table:style-name="ce24">
            <text:p>0</text:p>
          </table:table-cell>
          <table:table-cell office:value-type="float" office:value="0" table:formula="of:=IF(COUNTIF([Tipologia_INCARICO.$A$1:.$G115];CONCATENATE(&quot;*&quot;;[.G$48];&quot;*&quot;))&gt;0;&quot;✓&quot;;)" table:style-name="ce24">
            <text:p>0</text:p>
          </table:table-cell>
          <table:table-cell office:value-type="float" office:value="0" table:formula="of:=IF(COUNTIF([Tipologia_INCARICO.$A$1:.$G115];CONCATENATE(&quot;*&quot;;[.H$48];&quot;*&quot;))&gt;0;&quot;✓&quot;;)" table:style-name="ce24">
            <text:p>0</text:p>
          </table:table-cell>
          <table:table-cell office:value-type="float" office:value="0" table:formula="of:=IF(COUNTIF([Tipologia_INCARICO.$A$1:.$G115];CONCATENATE(&quot;*&quot;;[.I$48];&quot;*&quot;))&gt;0;&quot;✓&quot;;)" table:style-name="ce24">
            <text:p>0</text:p>
          </table:table-cell>
          <table:table-cell office:value-type="float" office:value="0" table:formula="of:=IF(COUNTIF([Tipologia_INCARICO.$A$1:.$G115];CONCATENATE(&quot;*&quot;;[.J$48];&quot;*&quot;))&gt;0;&quot;✓&quot;;)" table:style-name="ce24">
            <text:p>0</text:p>
          </table:table-cell>
          <table:table-cell office:value-type="float" office:value="0" table:formula="of:=IF(COUNTIF([Tipologia_INCARICO.$A$1:.$G115];CONCATENATE(&quot;*&quot;;[.K$48];&quot;*&quot;))&gt;0;&quot;✓&quot;;)" table:style-name="ce24">
            <text:p>0</text:p>
          </table:table-cell>
          <table:table-cell office:value-type="float" office:value="0" table:formula="of:=IF(COUNTIF([Tipologia_INCARICO.$A$1:.$G115];CONCATENATE(&quot;*&quot;;[.L$48];&quot;*&quot;))&gt;0;&quot;✓&quot;;)" table:style-name="ce24">
            <text:p>0</text:p>
          </table:table-cell>
          <table:table-cell office:value-type="float" office:value="0" table:formula="of:=IF(COUNTIF([Tipologia_INCARICO.$A$1:.$G115];CONCATENATE(&quot;*&quot;;[.M$48];&quot;*&quot;))&gt;0;&quot;✓&quot;;)" table:style-name="ce24">
            <text:p>0</text:p>
          </table:table-cell>
          <table:table-cell office:value-type="float" office:value="0" table:formula="of:=IF(COUNTIF([Tipologia_INCARICO.$A$1:.$G115];CONCATENATE(&quot;*&quot;;[.N$48];&quot;*&quot;))&gt;0;&quot;✓&quot;;)" table:style-name="ce24">
            <text:p>0</text:p>
          </table:table-cell>
          <table:table-cell table:number-columns-repeated="16370" table:style-name="ce10"/>
        </table:table-row>
        <table:table-row table:style-name="ro8">
          <table:table-cell office:value-type="string" table:style-name="ce20">
            <text:p>Luogo</text:p>
          </table:table-cell>
          <table:table-cell office:value-type="string" office:string-value="✓" table:formula="of:=IF(COUNTIF([Tipologia_LUOGO.$A$1:.$G113];CONCATENATE(&quot;*&quot;;[.B$48];&quot;*&quot;))&gt;0;&quot;✓&quot;;)" table:style-name="ce24">
            <text:p>✓</text:p>
          </table:table-cell>
          <table:table-cell office:value-type="float" office:value="0" table:formula="of:=IF(COUNTIF([Tipologia_LUOGO.$A$1:.$G113];CONCATENATE(&quot;*&quot;;[.C$48];&quot;*&quot;))&gt;0;&quot;✓&quot;;)" table:style-name="ce24">
            <text:p>0</text:p>
          </table:table-cell>
          <table:table-cell office:value-type="float" office:value="0" table:formula="of:=IF(COUNTIF([Tipologia_LUOGO.$A$1:.$G113];CONCATENATE(&quot;*&quot;;[.D$48];&quot;*&quot;))&gt;0;&quot;✓&quot;;)" table:style-name="ce24">
            <text:p>0</text:p>
          </table:table-cell>
          <table:table-cell office:value-type="float" office:value="0" table:formula="of:=IF(COUNTIF([Tipologia_LUOGO.$A$1:.$G113];CONCATENATE(&quot;*&quot;;[.E$48];&quot;*&quot;))&gt;0;&quot;✓&quot;;)" table:style-name="ce24">
            <text:p>0</text:p>
          </table:table-cell>
          <table:table-cell office:value-type="string" office:string-value="✓" table:formula="of:=IF(COUNTIF([Tipologia_LUOGO.$A$1:.$G113];CONCATENATE(&quot;*&quot;;[.F$48];&quot;*&quot;))&gt;0;&quot;✓&quot;;)" table:style-name="ce24">
            <text:p>✓</text:p>
          </table:table-cell>
          <table:table-cell office:value-type="float" office:value="0" table:formula="of:=IF(COUNTIF([Tipologia_LUOGO.$A$1:.$G113];CONCATENATE(&quot;*&quot;;[.G$48];&quot;*&quot;))&gt;0;&quot;✓&quot;;)" table:style-name="ce24">
            <text:p>0</text:p>
          </table:table-cell>
          <table:table-cell office:value-type="float" office:value="0" table:formula="of:=IF(COUNTIF([Tipologia_LUOGO.$A$1:.$G113];CONCATENATE(&quot;*&quot;;[.H$48];&quot;*&quot;))&gt;0;&quot;✓&quot;;)" table:style-name="ce24">
            <text:p>0</text:p>
          </table:table-cell>
          <table:table-cell office:value-type="float" office:value="0" table:formula="of:=IF(COUNTIF([Tipologia_LUOGO.$A$1:.$G113];CONCATENATE(&quot;*&quot;;[.I$48];&quot;*&quot;))&gt;0;&quot;✓&quot;;)" table:style-name="ce24">
            <text:p>0</text:p>
          </table:table-cell>
          <table:table-cell office:value-type="float" office:value="0" table:formula="of:=IF(COUNTIF([Tipologia_LUOGO.$A$1:.$G113];CONCATENATE(&quot;*&quot;;[.J$48];&quot;*&quot;))&gt;0;&quot;✓&quot;;)" table:style-name="ce24">
            <text:p>0</text:p>
          </table:table-cell>
          <table:table-cell office:value-type="float" office:value="0" table:formula="of:=IF(COUNTIF([Tipologia_LUOGO.$A$1:.$G113];CONCATENATE(&quot;*&quot;;[.K$48];&quot;*&quot;))&gt;0;&quot;✓&quot;;)" table:style-name="ce24">
            <text:p>0</text:p>
          </table:table-cell>
          <table:table-cell office:value-type="float" office:value="0" table:formula="of:=IF(COUNTIF([Tipologia_LUOGO.$A$1:.$G113];CONCATENATE(&quot;*&quot;;[.L$48];&quot;*&quot;))&gt;0;&quot;✓&quot;;)" table:style-name="ce24">
            <text:p>0</text:p>
          </table:table-cell>
          <table:table-cell office:value-type="float" office:value="0" table:formula="of:=IF(COUNTIF([Tipologia_LUOGO.$A$1:.$G113];CONCATENATE(&quot;*&quot;;[.M$48];&quot;*&quot;))&gt;0;&quot;✓&quot;;)" table:style-name="ce24">
            <text:p>0</text:p>
          </table:table-cell>
          <table:table-cell office:value-type="float" office:value="0" table:formula="of:=IF(COUNTIF([Tipologia_LUOGO.$A$1:.$G113];CONCATENATE(&quot;*&quot;;[.N$48];&quot;*&quot;))&gt;0;&quot;✓&quot;;)" table:style-name="ce24">
            <text:p>0</text:p>
          </table:table-cell>
          <table:table-cell table:number-columns-repeated="16370" table:style-name="ce10"/>
        </table:table-row>
        <table:table-row table:style-name="ro8">
          <table:table-cell office:value-type="string" table:style-name="ce20">
            <text:p>Notizia</text:p>
          </table:table-cell>
          <table:table-cell office:value-type="string" office:string-value="✓" table:formula="of:=IF(COUNTIF([Tipologia_NOTIZIA.$A$1:.$G114];CONCATENATE(&quot;*&quot;;[.B$48];&quot;*&quot;))&gt;0;&quot;✓&quot;;)" table:style-name="ce24">
            <text:p>✓</text:p>
          </table:table-cell>
          <table:table-cell office:value-type="float" office:value="0" table:formula="of:=IF(COUNTIF([Tipologia_NOTIZIA.$A$1:.$G114];CONCATENATE(&quot;*&quot;;[.C$48];&quot;*&quot;))&gt;0;&quot;✓&quot;;)" table:style-name="ce24">
            <text:p>0</text:p>
          </table:table-cell>
          <table:table-cell office:value-type="float" office:value="0" table:formula="of:=IF(COUNTIF([Tipologia_NOTIZIA.$A$1:.$G114];CONCATENATE(&quot;*&quot;;[.D$48];&quot;*&quot;))&gt;0;&quot;✓&quot;;)" table:style-name="ce24">
            <text:p>0</text:p>
          </table:table-cell>
          <table:table-cell office:value-type="string" office:string-value="✓" table:formula="of:=IF(COUNTIF([Tipologia_NOTIZIA.$A$1:.$G114];CONCATENATE(&quot;*&quot;;[.E$48];&quot;*&quot;))&gt;0;&quot;✓&quot;;)" table:style-name="ce24">
            <text:p>✓</text:p>
          </table:table-cell>
          <table:table-cell office:value-type="float" office:value="0" table:formula="of:=IF(COUNTIF([Tipologia_NOTIZIA.$A$1:.$G114];CONCATENATE(&quot;*&quot;;[.F$48];&quot;*&quot;))&gt;0;&quot;✓&quot;;)" table:style-name="ce24">
            <text:p>0</text:p>
          </table:table-cell>
          <table:table-cell office:value-type="float" office:value="0" table:formula="of:=IF(COUNTIF([Tipologia_NOTIZIA.$A$1:.$G114];CONCATENATE(&quot;*&quot;;[.G$48];&quot;*&quot;))&gt;0;&quot;✓&quot;;)" table:style-name="ce24">
            <text:p>0</text:p>
          </table:table-cell>
          <table:table-cell office:value-type="float" office:value="0" table:formula="of:=IF(COUNTIF([Tipologia_NOTIZIA.$A$1:.$G114];CONCATENATE(&quot;*&quot;;[.H$48];&quot;*&quot;))&gt;0;&quot;✓&quot;;)" table:style-name="ce24">
            <text:p>0</text:p>
          </table:table-cell>
          <table:table-cell office:value-type="float" office:value="0" table:formula="of:=IF(COUNTIF([Tipologia_NOTIZIA.$A$1:.$G114];CONCATENATE(&quot;*&quot;;[.I$48];&quot;*&quot;))&gt;0;&quot;✓&quot;;)" table:style-name="ce24">
            <text:p>0</text:p>
          </table:table-cell>
          <table:table-cell office:value-type="float" office:value="0" table:formula="of:=IF(COUNTIF([Tipologia_NOTIZIA.$A$1:.$G114];CONCATENATE(&quot;*&quot;;[.J$48];&quot;*&quot;))&gt;0;&quot;✓&quot;;)" table:style-name="ce24">
            <text:p>0</text:p>
          </table:table-cell>
          <table:table-cell office:value-type="float" office:value="0" table:formula="of:=IF(COUNTIF([Tipologia_NOTIZIA.$A$1:.$G114];CONCATENATE(&quot;*&quot;;[.K$48];&quot;*&quot;))&gt;0;&quot;✓&quot;;)" table:style-name="ce24">
            <text:p>0</text:p>
          </table:table-cell>
          <table:table-cell office:value-type="float" office:value="0" table:formula="of:=IF(COUNTIF([Tipologia_NOTIZIA.$A$1:.$G114];CONCATENATE(&quot;*&quot;;[.L$48];&quot;*&quot;))&gt;0;&quot;✓&quot;;)" table:style-name="ce24">
            <text:p>0</text:p>
          </table:table-cell>
          <table:table-cell office:value-type="float" office:value="0" table:formula="of:=IF(COUNTIF([Tipologia_NOTIZIA.$A$1:.$G114];CONCATENATE(&quot;*&quot;;[.M$48];&quot;*&quot;))&gt;0;&quot;✓&quot;;)" table:style-name="ce24">
            <text:p>0</text:p>
          </table:table-cell>
          <table:table-cell office:value-type="float" office:value="0" table:formula="of:=IF(COUNTIF([Tipologia_NOTIZIA.$A$1:.$G114];CONCATENATE(&quot;*&quot;;[.N$48];&quot;*&quot;))&gt;0;&quot;✓&quot;;)" table:style-name="ce24">
            <text:p>0</text:p>
          </table:table-cell>
          <table:table-cell table:number-columns-repeated="16370" table:style-name="ce10"/>
        </table:table-row>
        <table:table-row table:style-name="ro8">
          <table:table-cell office:value-type="string" table:style-name="ce20">
            <text:p>Evento</text:p>
          </table:table-cell>
          <table:table-cell office:value-type="string" office:string-value="✓" table:formula="of:=IF(COUNTIF([Tipologia_EVENTO.$A$1:.$G119];CONCATENATE(&quot;*&quot;;[.B$48];&quot;*&quot;))&gt;0;&quot;✓&quot;;)" table:style-name="ce24">
            <text:p>✓</text:p>
          </table:table-cell>
          <table:table-cell office:value-type="float" office:value="0" table:formula="of:=IF(COUNTIF([Tipologia_EVENTO.$A$1:.$G119];CONCATENATE(&quot;*&quot;;[.C$48];&quot;*&quot;))&gt;0;&quot;✓&quot;;)" table:style-name="ce24">
            <text:p>0</text:p>
          </table:table-cell>
          <table:table-cell office:value-type="float" office:value="0" table:formula="of:=IF(COUNTIF([Tipologia_EVENTO.$A$1:.$G119];CONCATENATE(&quot;*&quot;;[.D$48];&quot;*&quot;))&gt;0;&quot;✓&quot;;)" table:style-name="ce24">
            <text:p>0</text:p>
          </table:table-cell>
          <table:table-cell office:value-type="float" office:value="0" table:formula="of:=IF(COUNTIF([Tipologia_EVENTO.$A$1:.$G119];CONCATENATE(&quot;*&quot;;[.E$48];&quot;*&quot;))&gt;0;&quot;✓&quot;;)" table:style-name="ce24">
            <text:p>0</text:p>
          </table:table-cell>
          <table:table-cell office:value-type="float" office:value="0" table:formula="of:=IF(COUNTIF([Tipologia_EVENTO.$A$1:.$G119];CONCATENATE(&quot;*&quot;;[.F$48];&quot;*&quot;))&gt;0;&quot;✓&quot;;)" table:style-name="ce24">
            <text:p>0</text:p>
          </table:table-cell>
          <table:table-cell office:value-type="string" office:string-value="✓" table:formula="of:=IF(COUNTIF([Tipologia_EVENTO.$A$1:.$G119];CONCATENATE(&quot;*&quot;;[.G$48];&quot;*&quot;))&gt;0;&quot;✓&quot;;)" table:style-name="ce24">
            <text:p>✓</text:p>
          </table:table-cell>
          <table:table-cell office:value-type="float" office:value="0" table:formula="of:=IF(COUNTIF([Tipologia_EVENTO.$A$1:.$G119];CONCATENATE(&quot;*&quot;;[.H$48];&quot;*&quot;))&gt;0;&quot;✓&quot;;)" table:style-name="ce24">
            <text:p>0</text:p>
          </table:table-cell>
          <table:table-cell office:value-type="float" office:value="0" table:formula="of:=IF(COUNTIF([Tipologia_EVENTO.$A$1:.$G119];CONCATENATE(&quot;*&quot;;[.I$48];&quot;*&quot;))&gt;0;&quot;✓&quot;;)" table:style-name="ce24">
            <text:p>0</text:p>
          </table:table-cell>
          <table:table-cell office:value-type="float" office:value="0" table:formula="of:=IF(COUNTIF([Tipologia_EVENTO.$A$1:.$G119];CONCATENATE(&quot;*&quot;;[.J$48];&quot;*&quot;))&gt;0;&quot;✓&quot;;)" table:style-name="ce24">
            <text:p>0</text:p>
          </table:table-cell>
          <table:table-cell office:value-type="float" office:value="0" table:formula="of:=IF(COUNTIF([Tipologia_EVENTO.$A$1:.$G119];CONCATENATE(&quot;*&quot;;[.K$48];&quot;*&quot;))&gt;0;&quot;✓&quot;;)" table:style-name="ce24">
            <text:p>0</text:p>
          </table:table-cell>
          <table:table-cell office:value-type="float" office:value="0" table:formula="of:=IF(COUNTIF([Tipologia_EVENTO.$A$1:.$G119];CONCATENATE(&quot;*&quot;;[.L$48];&quot;*&quot;))&gt;0;&quot;✓&quot;;)" table:style-name="ce24">
            <text:p>0</text:p>
          </table:table-cell>
          <table:table-cell office:value-type="float" office:value="0" table:formula="of:=IF(COUNTIF([Tipologia_EVENTO.$A$1:.$G119];CONCATENATE(&quot;*&quot;;[.M$48];&quot;*&quot;))&gt;0;&quot;✓&quot;;)" table:style-name="ce24">
            <text:p>0</text:p>
          </table:table-cell>
          <table:table-cell office:value-type="float" office:value="0" table:formula="of:=IF(COUNTIF([Tipologia_EVENTO.$A$1:.$G119];CONCATENATE(&quot;*&quot;;[.N$48];&quot;*&quot;))&gt;0;&quot;✓&quot;;)" table:style-name="ce24">
            <text:p>0</text:p>
          </table:table-cell>
          <table:table-cell table:number-columns-repeated="16370" table:style-name="ce10"/>
        </table:table-row>
        <table:table-row table:style-name="ro8">
          <table:table-cell office:value-type="string" table:style-name="ce20">
            <text:p>Servizio</text:p>
          </table:table-cell>
          <table:table-cell office:value-type="string" office:string-value="✓" table:formula="of:=IF(COUNTIF([Tipologia_SERVIZIO.$A$1:.$G107];CONCATENATE(&quot;*&quot;;[.B$48];&quot;*&quot;))&gt;0;&quot;✓&quot;;)" table:style-name="ce24">
            <text:p>✓</text:p>
          </table:table-cell>
          <table:table-cell office:value-type="float" office:value="0" table:formula="of:=IF(COUNTIF([Tipologia_SERVIZIO.$A$1:.$G107];CONCATENATE(&quot;*&quot;;[.C$48];&quot;*&quot;))&gt;0;&quot;✓&quot;;)" table:style-name="ce24">
            <text:p>0</text:p>
          </table:table-cell>
          <table:table-cell office:value-type="float" office:value="0" table:formula="of:=IF(COUNTIF([Tipologia_SERVIZIO.$A$1:.$G107];CONCATENATE(&quot;*&quot;;[.D$48];&quot;*&quot;))&gt;0;&quot;✓&quot;;)" table:style-name="ce24">
            <text:p>0</text:p>
          </table:table-cell>
          <table:table-cell office:value-type="float" office:value="0" table:formula="of:=IF(COUNTIF([Tipologia_SERVIZIO.$A$1:.$G107];CONCATENATE(&quot;*&quot;;[.E$48];&quot;*&quot;))&gt;0;&quot;✓&quot;;)" table:style-name="ce24">
            <text:p>0</text:p>
          </table:table-cell>
          <table:table-cell office:value-type="float" office:value="0" table:formula="of:=IF(COUNTIF([Tipologia_SERVIZIO.$A$1:.$G107];CONCATENATE(&quot;*&quot;;[.F$48];&quot;*&quot;))&gt;0;&quot;✓&quot;;)" table:style-name="ce24">
            <text:p>0</text:p>
          </table:table-cell>
          <table:table-cell office:value-type="float" office:value="0" table:formula="of:=IF(COUNTIF([Tipologia_SERVIZIO.$A$1:.$G107];CONCATENATE(&quot;*&quot;;[.G$48];&quot;*&quot;))&gt;0;&quot;✓&quot;;)" table:style-name="ce24">
            <text:p>0</text:p>
          </table:table-cell>
          <table:table-cell office:value-type="string" office:string-value="✓" table:formula="of:=IF(COUNTIF([Tipologia_SERVIZIO.$A$1:.$G107];CONCATENATE(&quot;*&quot;;[.H$48];&quot;*&quot;))&gt;0;&quot;✓&quot;;)" table:style-name="ce24">
            <text:p>✓</text:p>
          </table:table-cell>
          <table:table-cell office:value-type="float" office:value="0" table:formula="of:=IF(COUNTIF([Tipologia_SERVIZIO.$A$1:.$G107];CONCATENATE(&quot;*&quot;;[.I$48];&quot;*&quot;))&gt;0;&quot;✓&quot;;)" table:style-name="ce24">
            <text:p>0</text:p>
          </table:table-cell>
          <table:table-cell office:value-type="float" office:value="0" table:formula="of:=IF(COUNTIF([Tipologia_SERVIZIO.$A$1:.$G107];CONCATENATE(&quot;*&quot;;[.J$48];&quot;*&quot;))&gt;0;&quot;✓&quot;;)" table:style-name="ce24">
            <text:p>0</text:p>
          </table:table-cell>
          <table:table-cell office:value-type="float" office:value="0" table:formula="of:=IF(COUNTIF([Tipologia_SERVIZIO.$A$1:.$G107];CONCATENATE(&quot;*&quot;;[.K$48];&quot;*&quot;))&gt;0;&quot;✓&quot;;)" table:style-name="ce24">
            <text:p>0</text:p>
          </table:table-cell>
          <table:table-cell office:value-type="float" office:value="0" table:formula="of:=IF(COUNTIF([Tipologia_SERVIZIO.$A$1:.$G107];CONCATENATE(&quot;*&quot;;[.L$48];&quot;*&quot;))&gt;0;&quot;✓&quot;;)" table:style-name="ce24">
            <text:p>0</text:p>
          </table:table-cell>
          <table:table-cell office:value-type="float" office:value="0" table:formula="of:=IF(COUNTIF([Tipologia_SERVIZIO.$A$1:.$G107];CONCATENATE(&quot;*&quot;;[.M$48];&quot;*&quot;))&gt;0;&quot;✓&quot;;)" table:style-name="ce24">
            <text:p>0</text:p>
          </table:table-cell>
          <table:table-cell office:value-type="float" office:value="0" table:formula="of:=IF(COUNTIF([Tipologia_SERVIZIO.$A$1:.$G107];CONCATENATE(&quot;*&quot;;[.N$48];&quot;*&quot;))&gt;0;&quot;✓&quot;;)" table:style-name="ce24">
            <text:p>0</text:p>
          </table:table-cell>
          <table:table-cell table:number-columns-repeated="16370" table:style-name="ce10"/>
        </table:table-row>
        <table:table-row table:style-name="ro8">
          <table:table-cell office:value-type="string" table:style-name="ce20">
            <text:p>Documento pubblico</text:p>
          </table:table-cell>
          <table:table-cell office:value-type="string" office:string-value="✓" table:formula="of:=IF(COUNTIF([Tipologia_DOCUMENTO_PUBBLICO.$A$1:.$G113];CONCATENATE(&quot;*&quot;;[.B$48];&quot;*&quot;))&gt;0;&quot;✓&quot;;)" table:style-name="ce24">
            <text:p>✓</text:p>
          </table:table-cell>
          <table:table-cell office:value-type="float" office:value="0" table:formula="of:=IF(COUNTIF([Tipologia_DOCUMENTO_PUBBLICO.$A$1:.$G113];CONCATENATE(&quot;*&quot;;[.C$48];&quot;*&quot;))&gt;0;&quot;✓&quot;;)" table:style-name="ce24">
            <text:p>0</text:p>
          </table:table-cell>
          <table:table-cell office:value-type="float" office:value="0" table:formula="of:=IF(COUNTIF([Tipologia_DOCUMENTO_PUBBLICO.$A$1:.$G113];CONCATENATE(&quot;*&quot;;[.D$48];&quot;*&quot;))&gt;0;&quot;✓&quot;;)" table:style-name="ce24">
            <text:p>0</text:p>
          </table:table-cell>
          <table:table-cell office:value-type="float" office:value="0" table:formula="of:=IF(COUNTIF([Tipologia_DOCUMENTO_PUBBLICO.$A$1:.$G113];CONCATENATE(&quot;*&quot;;[.E$48];&quot;*&quot;))&gt;0;&quot;✓&quot;;)" table:style-name="ce24">
            <text:p>0</text:p>
          </table:table-cell>
          <table:table-cell office:value-type="float" office:value="0" table:formula="of:=IF(COUNTIF([Tipologia_DOCUMENTO_PUBBLICO.$A$1:.$G113];CONCATENATE(&quot;*&quot;;[.F$48];&quot;*&quot;))&gt;0;&quot;✓&quot;;)" table:style-name="ce24">
            <text:p>0</text:p>
          </table:table-cell>
          <table:table-cell office:value-type="float" office:value="0" table:formula="of:=IF(COUNTIF([Tipologia_DOCUMENTO_PUBBLICO.$A$1:.$G113];CONCATENATE(&quot;*&quot;;[.G$48];&quot;*&quot;))&gt;0;&quot;✓&quot;;)" table:style-name="ce24">
            <text:p>0</text:p>
          </table:table-cell>
          <table:table-cell office:value-type="float" office:value="0" table:formula="of:=IF(COUNTIF([Tipologia_DOCUMENTO_PUBBLICO.$A$1:.$G113];CONCATENATE(&quot;*&quot;;[.H$48];&quot;*&quot;))&gt;0;&quot;✓&quot;;)" table:style-name="ce24">
            <text:p>0</text:p>
          </table:table-cell>
          <table:table-cell office:value-type="string" office:string-value="✓" table:formula="of:=IF(COUNTIF([Tipologia_DOCUMENTO_PUBBLICO.$A$1:.$G113];CONCATENATE(&quot;*&quot;;[.I$48];&quot;*&quot;))&gt;0;&quot;✓&quot;;)" table:style-name="ce24">
            <text:p>✓</text:p>
          </table:table-cell>
          <table:table-cell office:value-type="float" office:value="0" table:formula="of:=IF(COUNTIF([Tipologia_DOCUMENTO_PUBBLICO.$A$1:.$G113];CONCATENATE(&quot;*&quot;;[.J$48];&quot;*&quot;))&gt;0;&quot;✓&quot;;)" table:style-name="ce24">
            <text:p>0</text:p>
          </table:table-cell>
          <table:table-cell office:value-type="string" office:string-value="✓" table:formula="of:=IF(COUNTIF([Tipologia_DOCUMENTO_PUBBLICO.$A$1:.$G113];CONCATENATE(&quot;*&quot;;[.K$48];&quot;*&quot;))&gt;0;&quot;✓&quot;;)" table:style-name="ce24">
            <text:p>✓</text:p>
          </table:table-cell>
          <table:table-cell office:value-type="float" office:value="0" table:formula="of:=IF(COUNTIF([Tipologia_DOCUMENTO_PUBBLICO.$A$1:.$G113];CONCATENATE(&quot;*&quot;;[.L$48];&quot;*&quot;))&gt;0;&quot;✓&quot;;)" table:style-name="ce24">
            <text:p>0</text:p>
          </table:table-cell>
          <table:table-cell office:value-type="float" office:value="0" table:formula="of:=IF(COUNTIF([Tipologia_DOCUMENTO_PUBBLICO.$A$1:.$G113];CONCATENATE(&quot;*&quot;;[.M$48];&quot;*&quot;))&gt;0;&quot;✓&quot;;)" table:style-name="ce24">
            <text:p>0</text:p>
          </table:table-cell>
          <table:table-cell office:value-type="string" office:string-value="✓" table:formula="of:=IF(COUNTIF([Tipologia_DOCUMENTO_PUBBLICO.$A$1:.$G113];CONCATENATE(&quot;*&quot;;[.N$48];&quot;*&quot;))&gt;0;&quot;✓&quot;;)" table:style-name="ce24">
            <text:p>✓</text:p>
          </table:table-cell>
          <table:table-cell table:number-columns-repeated="16370" table:style-name="ce10"/>
        </table:table-row>
        <table:table-row table:style-name="ro8">
          <table:table-cell office:value-type="string" table:style-name="ce20">
            <text:p>Dataset</text:p>
          </table:table-cell>
          <table:table-cell office:value-type="float" office:value="0" table:formula="of:=IF(COUNTIF([Tipologia_DATASET.$A$1:.$G115];CONCATENATE(&quot;*&quot;;[.B$48];&quot;*&quot;))&gt;0;&quot;✓&quot;;)" table:style-name="ce24">
            <text:p>0</text:p>
          </table:table-cell>
          <table:table-cell office:value-type="float" office:value="0" table:formula="of:=IF(COUNTIF([Tipologia_DATASET.$A$1:.$G115];CONCATENATE(&quot;*&quot;;[.C$48];&quot;*&quot;))&gt;0;&quot;✓&quot;;)" table:style-name="ce24">
            <text:p>0</text:p>
          </table:table-cell>
          <table:table-cell office:value-type="float" office:value="0" table:formula="of:=IF(COUNTIF([Tipologia_DATASET.$A$1:.$G115];CONCATENATE(&quot;*&quot;;[.D$48];&quot;*&quot;))&gt;0;&quot;✓&quot;;)" table:style-name="ce24">
            <text:p>0</text:p>
          </table:table-cell>
          <table:table-cell office:value-type="float" office:value="0" table:formula="of:=IF(COUNTIF([Tipologia_DATASET.$A$1:.$G115];CONCATENATE(&quot;*&quot;;[.E$48];&quot;*&quot;))&gt;0;&quot;✓&quot;;)" table:style-name="ce24">
            <text:p>0</text:p>
          </table:table-cell>
          <table:table-cell office:value-type="float" office:value="0" table:formula="of:=IF(COUNTIF([Tipologia_DATASET.$A$1:.$G115];CONCATENATE(&quot;*&quot;;[.F$48];&quot;*&quot;))&gt;0;&quot;✓&quot;;)" table:style-name="ce24">
            <text:p>0</text:p>
          </table:table-cell>
          <table:table-cell office:value-type="float" office:value="0" table:formula="of:=IF(COUNTIF([Tipologia_DATASET.$A$1:.$G115];CONCATENATE(&quot;*&quot;;[.G$48];&quot;*&quot;))&gt;0;&quot;✓&quot;;)" table:style-name="ce24">
            <text:p>0</text:p>
          </table:table-cell>
          <table:table-cell office:value-type="float" office:value="0" table:formula="of:=IF(COUNTIF([Tipologia_DATASET.$A$1:.$G115];CONCATENATE(&quot;*&quot;;[.H$48];&quot;*&quot;))&gt;0;&quot;✓&quot;;)" table:style-name="ce24">
            <text:p>0</text:p>
          </table:table-cell>
          <table:table-cell office:value-type="float" office:value="0" table:formula="of:=IF(COUNTIF([Tipologia_DATASET.$A$1:.$G115];CONCATENATE(&quot;*&quot;;[.I$48];&quot;*&quot;))&gt;0;&quot;✓&quot;;)" table:style-name="ce24">
            <text:p>0</text:p>
          </table:table-cell>
          <table:table-cell office:value-type="float" office:value="0" table:formula="of:=IF(COUNTIF([Tipologia_DATASET.$A$1:.$G115];CONCATENATE(&quot;*&quot;;[.J$48];&quot;*&quot;))&gt;0;&quot;✓&quot;;)" table:style-name="ce24">
            <text:p>0</text:p>
          </table:table-cell>
          <table:table-cell office:value-type="float" office:value="0" table:formula="of:=IF(COUNTIF([Tipologia_DATASET.$A$1:.$G115];CONCATENATE(&quot;*&quot;;[.K$48];&quot;*&quot;))&gt;0;&quot;✓&quot;;)" table:style-name="ce24">
            <text:p>0</text:p>
          </table:table-cell>
          <table:table-cell office:value-type="string" office:string-value="✓" table:formula="of:=IF(COUNTIF([Tipologia_DATASET.$A$1:.$G115];CONCATENATE(&quot;*&quot;;[.L$48];&quot;*&quot;))&gt;0;&quot;✓&quot;;)" table:style-name="ce24">
            <text:p>✓</text:p>
          </table:table-cell>
          <table:table-cell office:value-type="string" office:string-value="✓" table:formula="of:=IF(COUNTIF([Tipologia_DATASET.$A$1:.$G115];CONCATENATE(&quot;*&quot;;[.M$48];&quot;*&quot;))&gt;0;&quot;✓&quot;;)" table:style-name="ce24">
            <text:p>✓</text:p>
          </table:table-cell>
          <table:table-cell office:value-type="string" office:string-value="✓" table:formula="of:=IF(COUNTIF([Tipologia_DATASET.$A$1:.$G115];CONCATENATE(&quot;*&quot;;[.N$48];&quot;*&quot;))&gt;0;&quot;✓&quot;;)" table:style-name="ce24">
            <text:p>✓</text:p>
          </table:table-cell>
          <table:table-cell table:number-columns-repeated="16370" table:style-name="ce10"/>
        </table:table-row>
        <table:table-row table:number-rows-repeated="3" table:style-name="ro8">
          <table:table-cell table:number-columns-repeated="16384" table:style-name="ce10"/>
        </table:table-row>
        <table:table-row table:style-name="ro1">
          <table:table-cell office:value-type="string" table:style-name="ce19">
            <text:p>Coreografia: modelli di pagina individuati</text:p>
          </table:table-cell>
          <table:table-cell table:number-columns-repeated="2" table:style-name="ce22"/>
          <table:table-cell table:number-columns-repeated="12" table:style-name="ce26"/>
          <table:table-cell table:number-columns-repeated="16369"/>
        </table:table-row>
        <table:table-row table:style-name="ro8">
          <table:table-cell office:value-type="string" table:style-name="ce21">
            <text:p>Nodo di coreografia (pagina del sito)</text:p>
          </table:table-cell>
          <table:table-cell office:value-type="string" table:style-name="ce21">
            <text:p>Tipo di pagina</text:p>
          </table:table-cell>
          <table:table-cell office:value-type="string" table:style-name="ce21">
            <text:p>Visibilità</text:p>
          </table:table-cell>
          <table:table-cell table:number-columns-repeated="2" table:style-name="ce27"/>
          <table:table-cell table:number-columns-repeated="3" table:style-name="ce28"/>
          <table:table-cell table:number-columns-repeated="7" table:style-name="ce27"/>
          <table:table-cell table:number-columns-repeated="16369"/>
        </table:table-row>
        <table:table-row table:style-name="ro8">
          <table:table-cell office:value-type="string" table:style-name="ce29">
            <text:p>Home</text:p>
          </table:table-cell>
          <table:table-cell office:value-type="string" table:style-name="ce30">
            <text:p>Mist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8">
          <table:table-cell office:value-type="string" table:style-name="ce29">
            <text:p>AMMINISTRAZIONE</text:p>
          </table:table-cell>
          <table:table-cell office:value-type="string" table:style-name="ce30">
            <text:p>Misto</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8">
          <table:table-cell office:value-type="string" table:style-name="ce29">
            <text:p>AREE / ORGANI / UFFIC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8">
          <table:table-cell office:value-type="string" table:style-name="ce29">
            <text:p>Unità organizzativa</text:p>
          </table:table-cell>
          <table:table-cell office:value-type="string" table:style-name="ce30">
            <text:p>Dettaglio</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8">
          <table:table-cell office:value-type="string" table:style-name="ce29">
            <text:p>PERSONE</text:p>
          </table:table-cell>
          <table:table-cell office:value-type="string" table:style-name="ce30">
            <text:p>Lista</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8">
          <table:table-cell office:value-type="string" table:style-name="ce29">
            <text:p>Persona</text:p>
          </table:table-cell>
          <table:table-cell office:value-type="string" table:style-name="ce30">
            <text:p>Dettaglio</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8">
          <table:table-cell office:value-type="string" table:style-name="ce29">
            <text:p>DOCUMENTI E DAT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8">
          <table:table-cell office:value-type="string" table:style-name="ce29">
            <text:p>Documento pubblico</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27"/>
          <table:table-cell table:number-columns-repeated="16369"/>
        </table:table-row>
        <table:table-row table:style-name="ro8">
          <table:table-cell office:value-type="string" table:style-name="ce29">
            <text:p>ARGOMENT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27"/>
          <table:table-cell table:number-columns-repeated="16369"/>
        </table:table-row>
        <table:table-row table:style-name="ro8">
          <table:table-cell office:value-type="string" table:style-name="ce29">
            <text:p>Singolo argomento</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8">
          <table:table-cell office:value-type="string" table:style-name="ce29">
            <text:p>NOVITÀ</text:p>
          </table:table-cell>
          <table:table-cell office:value-type="string" table:style-name="ce30">
            <text:p>Misto</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8">
          <table:table-cell office:value-type="string" table:style-name="ce29">
            <text:p>Notizia</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8">
          <table:table-cell office:value-type="string" table:style-name="ce29">
            <text:p>SERVIZI</text:p>
          </table:table-cell>
          <table:table-cell office:value-type="string" table:style-name="ce30">
            <text:p>Lista</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8">
          <table:table-cell office:value-type="string" table:style-name="ce29">
            <text:p>Servizio</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8">
          <table:table-cell office:value-type="string" table:style-name="ce29">
            <text:p>VIVERE</text:p>
          </table:table-cell>
          <table:table-cell office:value-type="string" table:style-name="ce30">
            <text:p>Misto</text:p>
          </table:table-cell>
          <table:table-cell office:value-type="string" table:style-name="ce30">
            <text:p>Pubblica</text:p>
          </table:table-cell>
          <table:table-cell table:number-columns-repeated="16381" table:style-name="ce10"/>
        </table:table-row>
        <table:table-row table:style-name="ro8">
          <table:table-cell office:value-type="string" table:style-name="ce29">
            <text:p>LUOGH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8">
          <table:table-cell office:value-type="string" table:style-name="ce29">
            <text:p>Luogo</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27"/>
          <table:table-cell table:number-columns-repeated="16369"/>
        </table:table-row>
        <table:table-row table:style-name="ro8">
          <table:table-cell office:value-type="string" table:style-name="ce29">
            <text:p>EVENTI</text:p>
          </table:table-cell>
          <table:table-cell office:value-type="string" table:style-name="ce30">
            <text:p>Lista</text:p>
          </table:table-cell>
          <table:table-cell office:value-type="string" table:style-name="ce30">
            <text:p>Pubblica</text:p>
          </table:table-cell>
          <table:table-cell table:number-columns-repeated="12" table:style-name="ce27"/>
          <table:table-cell table:number-columns-repeated="16369"/>
        </table:table-row>
        <table:table-row table:style-name="ro8">
          <table:table-cell office:value-type="string" table:style-name="ce29">
            <text:p>Evento</text:p>
          </table:table-cell>
          <table:table-cell office:value-type="string" table:style-name="ce30">
            <text:p>Dettaglio</text:p>
          </table:table-cell>
          <table:table-cell office:value-type="string" table:style-name="ce30">
            <text:p>Pubblica</text:p>
          </table:table-cell>
          <table:table-cell table:number-columns-repeated="12" table:style-name="ce27"/>
          <table:table-cell table:number-columns-repeated="16369"/>
        </table:table-row>
        <table:table-row table:style-name="ro8">
          <table:table-cell office:value-type="string" table:style-name="ce29">
            <text:p>Risultati di ricerca</text:p>
          </table:table-cell>
          <table:table-cell office:value-type="string" table:style-name="ce30">
            <text:p>Misto</text:p>
          </table:table-cell>
          <table:table-cell office:value-type="string" table:style-name="ce30">
            <text:p>Pubblica</text:p>
          </table:table-cell>
          <table:table-cell table:number-columns-repeated="12" table:style-name="ce27"/>
          <table:table-cell table:number-columns-repeated="16369"/>
        </table:table-row>
        <table:table-row table:number-rows-repeated="4" table:style-name="ro8">
          <table:table-cell table:style-name="ce31"/>
          <table:table-cell table:number-columns-repeated="14" table:style-name="ce27"/>
          <table:table-cell table:number-columns-repeated="16369"/>
        </table:table-row>
        <table:table-row table:number-rows-repeated="2" table:style-name="ro8">
          <table:table-cell table:number-columns-repeated="2" table:style-name="ce27"/>
          <table:table-cell table:style-name="ce10"/>
          <table:table-cell table:number-columns-repeated="12" table:style-name="ce27"/>
          <table:table-cell table:number-columns-repeated="16369"/>
        </table:table-row>
        <table:table-row table:style-name="ro8">
          <table:table-cell table:style-name="ce31"/>
          <table:table-cell table:style-name="ce27"/>
          <table:table-cell table:style-name="ce32"/>
          <table:table-cell table:number-columns-repeated="16381" table:style-name="ce10"/>
        </table:table-row>
        <table:table-row table:number-rows-repeated="6" table:style-name="ro8">
          <table:table-cell table:number-columns-repeated="16384" table:style-name="ce10"/>
        </table:table-row>
        <table:table-row table:number-rows-repeated="1048480" table:style-name="ro13">
          <table:table-cell table:number-columns-repeated="16384"/>
        </table:table-row>
      </table:table>
      <table:table table:name="Coreografia_grafico_alberatura" table:style-name="ta1">
        <table:table-column table:style-name="co10" table:default-cell-style-name="ce10"/>
        <table:table-column table:style-name="co4" table:number-columns-repeated="1023" table:default-cell-style-name="ce10"/>
        <table:table-column table:style-name="co5" table:number-columns-repeated="15360" table:default-cell-style-name="ce10"/>
        <table:table-row table:style-name="ro3">
          <table:table-cell office:value-type="string" table:style-name="ce33">
            <text:p>Abbiamo schematizzato l'Architettura dell'Informazione in un grafico.</text:p>
          </table:table-cell>
          <table:table-cell table:number-columns-repeated="16383"/>
        </table:table-row>
        <table:table-row table:style-name="ro1">
          <table:table-cell table:style-name="ce33"/>
          <table:table-cell table:number-columns-repeated="16383"/>
        </table:table-row>
        <table:table-row table:style-name="ro1">
          <table:table-cell office:value-type="string" table:style-name="ce33">
            <text:p>Per visualizzarlo in alta definizione</text:p>
          </table:table-cell>
          <table:table-cell table:number-columns-repeated="16383"/>
        </table:table-row>
        <table:table-row table:style-name="ro1">
          <table:table-cell office:value-type="string" table:style-name="ce34">
            <text:p><text:a xlink:href="https://github.com/robyone-srl/design-cdr-wordpress-theme/blob/main/_architettura/Alberatura_ModelloCaseRiposo.pdf">Scarica il file (PDF 1MB)</text:a></text:p>
          </table:table-cell>
          <table:table-cell table:number-columns-repeated="16383"/>
        </table:table-row>
        <table:table-row table:number-rows-repeated="1048572" table:style-name="ro14">
          <table:table-cell table:number-columns-repeated="16384"/>
        </table:table-row>
      </table:table>
      <table:table table:name="Coreografia_sistema_navigazione" table:style-name="ta1">
        <table:table-column table:style-name="co11" table:default-cell-style-name="ce10"/>
        <table:table-column table:style-name="co4" table:default-cell-style-name="ce10"/>
        <table:table-column table:style-name="co12" table:default-cell-style-name="ce10"/>
        <table:table-column table:style-name="co13" table:number-columns-repeated="6" table:default-cell-style-name="ce10"/>
        <table:table-column table:style-name="co4" table:default-cell-style-name="ce10"/>
        <table:table-column table:style-name="co14" table:default-cell-style-name="ce10"/>
        <table:table-column table:style-name="co15" table:default-cell-style-name="ce10"/>
        <table:table-column table:style-name="co4" table:number-columns-repeated="2" table:default-cell-style-name="ce10"/>
        <table:table-column table:style-name="co16" table:default-cell-style-name="ce10"/>
        <table:table-column table:style-name="co4" table:default-cell-style-name="ce10"/>
        <table:table-column table:style-name="co17" table:default-cell-style-name="ce10"/>
        <table:table-column table:style-name="co13" table:default-cell-style-name="ce10"/>
        <table:table-column table:style-name="co18" table:number-columns-repeated="6" table:default-cell-style-name="ce10"/>
        <table:table-column table:style-name="co19" table:default-cell-style-name="ce10"/>
        <table:table-column table:style-name="co20" table:default-cell-style-name="ce10"/>
        <table:table-column table:style-name="co4" table:default-cell-style-name="ce10"/>
        <table:table-column table:style-name="co21" table:default-cell-style-name="ce10"/>
        <table:table-column table:style-name="co22" table:default-cell-style-name="ce10"/>
        <table:table-column table:style-name="co23" table:default-cell-style-name="ce10"/>
        <table:table-column table:style-name="co24" table:default-cell-style-name="ce10"/>
        <table:table-column table:style-name="co4" table:default-cell-style-name="ce10"/>
        <table:table-column table:style-name="co25" table:default-cell-style-name="ce10"/>
        <table:table-column table:style-name="co4" table:number-columns-repeated="988" table:default-cell-style-name="ce10"/>
        <table:table-column table:style-name="co5" table:number-columns-repeated="15360" table:default-cell-style-name="ce10"/>
        <table:table-column table:style-name="co9" table:number-columns-repeated="3" table:default-cell-style-name="ce10"/>
        <table:table-row table:style-name="ro11">
          <table:table-cell office:value-type="string" table:style-name="ce35">
            <text:p>Homepage sito comune</text:p>
          </table:table-cell>
          <table:table-cell table:style-name="ce36"/>
          <table:table-cell table:number-columns-repeated="7" table:style-name="ce37"/>
          <table:table-cell table:style-name="ce36"/>
          <table:table-cell table:number-columns-repeated="3" table:style-name="ce37"/>
          <table:table-cell table:style-name="ce36"/>
          <table:table-cell table:style-name="ce37"/>
          <table:table-cell table:style-name="ce36"/>
          <table:table-cell table:style-name="ce38"/>
          <table:table-cell table:number-columns-repeated="5" table:style-name="ce37"/>
          <table:table-cell table:style-name="ce39"/>
          <table:table-cell table:style-name="ce37"/>
          <table:table-cell table:style-name="ce10"/>
          <table:table-cell table:style-name="ce40"/>
          <table:table-cell table:style-name="ce36"/>
          <table:table-cell table:number-columns-repeated="6" table:style-name="ce41"/>
          <table:table-cell table:number-columns-repeated="16351"/>
        </table:table-row>
        <table:table-row table:style-name="ro4">
          <table:table-cell office:value-type="string" table:style-name="ce42">
            <text:p>1° livello (pagine di sezione)</text:p>
          </table:table-cell>
          <table:table-cell table:style-name="ce36"/>
          <table:table-cell office:value-type="string" table:number-columns-spanned="7" table:number-rows-spanned="1" table:style-name="ce65">
            <text:p>Amministrazione</text:p>
          </table:table-cell>
          <table:covered-table-cell table:number-columns-repeated="6"/>
          <table:table-cell table:style-name="ce36"/>
          <table:table-cell office:value-type="string" table:number-columns-spanned="3" table:number-rows-spanned="1" table:style-name="ce65">
            <text:p>Novità</text:p>
          </table:table-cell>
          <table:covered-table-cell table:number-columns-repeated="2"/>
          <table:table-cell table:style-name="ce36"/>
          <table:table-cell office:value-type="string" table:style-name="ce40">
            <text:p>Servizi</text:p>
          </table:table-cell>
          <table:table-cell table:style-name="ce36"/>
          <table:table-cell office:value-type="string" table:number-columns-spanned="6" table:number-rows-spanned="1" table:style-name="ce65">
            <text:p>Vivere</text:p>
          </table:table-cell>
          <table:covered-table-cell table:number-columns-repeated="5"/>
          <table:table-cell table:style-name="ce43"/>
          <table:table-cell office:value-type="string" table:style-name="ce40">
            <text:p>Argomenti</text:p>
          </table:table-cell>
          <table:table-cell table:style-name="ce10"/>
          <table:table-cell office:value-type="string" table:style-name="ce40">
            <text:p>Cerca nel sito</text:p>
          </table:table-cell>
          <table:table-cell table:style-name="ce36"/>
          <table:table-cell office:value-type="string" table:number-columns-spanned="6" table:number-rows-spanned="1" table:style-name="ce66">
            <text:p>Link nel footer<text:s/><text:span text:style-name="T2">(pagine di primo livello che non appaiono nel menu di navigazione)</text:span></text:p>
          </table:table-cell>
          <table:covered-table-cell table:number-columns-repeated="5"/>
          <table:table-cell table:number-columns-repeated="16351"/>
        </table:table-row>
        <table:table-row table:style-name="ro8">
          <table:table-cell table:style-name="ce39"/>
          <table:table-cell table:number-columns-repeated="15" table:style-name="ce36"/>
          <table:table-cell table:style-name="ce44"/>
          <table:table-cell table:number-columns-repeated="7" table:style-name="ce36"/>
          <table:table-cell table:number-columns-repeated="2" table:style-name="ce10"/>
          <table:table-cell table:number-columns-repeated="5" table:style-name="ce36"/>
          <table:table-cell table:number-columns-repeated="16353" table:style-name="ce10"/>
        </table:table-row>
        <table:table-row table:style-name="ro12">
          <table:table-cell office:value-type="string" table:style-name="ce42">
            <text:p>2° livello (pagine lista - Obbligatorio) - la struttura è definita dalla tassonomia di riferimento, se presente</text:p>
          </table:table-cell>
          <table:table-cell table:style-name="ce36"/>
          <table:table-cell office:value-type="string" table:style-name="ce45">
            <text:p>Organi di governo e controllo</text:p>
          </table:table-cell>
          <table:table-cell office:value-type="string" table:style-name="ce45">
            <text:p>Aree gestionali</text:p>
          </table:table-cell>
          <table:table-cell office:value-type="string" table:style-name="ce45">
            <text:p>Uffici</text:p>
          </table:table-cell>
          <table:table-cell office:value-type="string" table:style-name="ce45">
            <text:p>Personale sanitario</text:p>
          </table:table-cell>
          <table:table-cell office:value-type="string" table:style-name="ce45">
            <text:p>Personale socio-assistenziale</text:p>
          </table:table-cell>
          <table:table-cell office:value-type="string" table:style-name="ce45">
            <text:p>Personale amministrativo</text:p>
          </table:table-cell>
          <table:table-cell office:value-type="string" table:style-name="ce45">
            <text:p>Documenti e dati</text:p>
          </table:table-cell>
          <table:table-cell table:style-name="ce36"/>
          <table:table-cell office:value-type="string" table:style-name="ce46">
            <text:p>Notizie</text:p>
          </table:table-cell>
          <table:table-cell office:value-type="string" table:style-name="ce46">
            <text:p>Comunicati</text:p>
          </table:table-cell>
          <table:table-cell office:value-type="string" table:style-name="ce46">
            <text:p>Avvisi</text:p>
          </table:table-cell>
          <table:table-cell table:style-name="ce36"/>
          <table:table-cell office:value-type="string" table:style-name="ce47">
            <text:p>Categorie dei servizi</text:p>
          </table:table-cell>
          <table:table-cell table:style-name="ce36"/>
          <table:table-cell office:value-type="string" table:style-name="ce46">
            <text:p>Luoghi</text:p>
          </table:table-cell>
          <table:table-cell office:value-type="string" table:style-name="ce46">
            <text:p>Eventi</text:p>
          </table:table-cell>
          <table:table-cell office:value-type="string" table:style-name="ce46">
            <text:p>Storia</text:p>
          </table:table-cell>
          <table:table-cell office:value-type="string" table:style-name="ce46">
            <text:p>Valori e obiettivi</text:p>
          </table:table-cell>
          <table:table-cell office:value-type="string" table:style-name="ce46">
            <text:p>Qualità</text:p>
          </table:table-cell>
          <table:table-cell office:value-type="string" table:style-name="ce46">
            <text:p>Comitato ospiti</text:p>
          </table:table-cell>
          <table:table-cell table:style-name="ce48"/>
          <table:table-cell office:value-type="string" table:style-name="ce47">
            <text:p>Argomenti</text:p>
          </table:table-cell>
          <table:table-cell table:number-columns-repeated="2" table:style-name="ce10"/>
          <table:table-cell table:style-name="ce48"/>
          <table:table-cell office:value-type="string" table:style-name="ce49">
            <text:p>Amministrazione trasparente</text:p>
          </table:table-cell>
          <table:table-cell office:value-type="string" table:style-name="ce49">
            <text:p>Informativa trattamento dati personali</text:p>
          </table:table-cell>
          <table:table-cell office:value-type="string" table:style-name="ce49">
            <text:p>Note legali</text:p>
          </table:table-cell>
          <table:table-cell office:value-type="string" table:style-name="ce49">
            <text:p>Dichiarazione di accessibilità</text:p>
          </table:table-cell>
          <table:table-cell office:value-type="string" table:style-name="ce50">
            <text:p>Domande frequenti (FAQ)</text:p>
          </table:table-cell>
          <table:table-cell office:value-type="string" table:style-name="ce50">
            <text:p>Segnalazione disservizio</text:p>
          </table:table-cell>
          <table:table-cell table:number-columns-repeated="16351"/>
        </table:table-row>
        <table:table-row table:style-name="ro15">
          <table:table-cell table:number-columns-repeated="14" table:style-name="ce36"/>
          <table:table-cell office:value-type="string" table:style-name="ce45">
            <text:p>Servizi inclusi</text:p>
          </table:table-cell>
          <table:table-cell table:style-name="ce36"/>
          <table:table-cell table:style-name="ce45"/>
          <table:table-cell table:number-columns-repeated="7" table:style-name="ce36"/>
          <table:table-cell table:number-columns-repeated="2" table:style-name="ce10"/>
          <table:table-cell table:number-columns-repeated="5" table:style-name="ce36"/>
          <table:table-cell table:number-columns-repeated="16353" table:style-name="ce10"/>
        </table:table-row>
        <table:table-row table:style-name="ro16">
          <table:table-cell office:value-type="string" table:style-name="ce42">
            <text:p>3° livello (pagine lista) - la struttura è definita dalla tassonomia di riferimento, se presente</text:p>
          </table:table-cell>
          <table:table-cell table:style-name="ce36"/>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7">
            <text:p>Tipi di documento</text:p>
          </table:table-cell>
          <table:table-cell table:style-name="ce36"/>
          <table:table-cell table:number-columns-repeated="2" table:style-name="ce51"/>
          <table:table-cell table:number-columns-repeated="2" table:style-name="ce36"/>
          <table:table-cell office:value-type="string" table:style-name="ce45">
            <text:p>Servizi socio-assistenziali</text:p>
          </table:table-cell>
          <table:table-cell table:style-name="ce36"/>
          <table:table-cell office:value-type="string" table:style-name="ce47">
            <text:p>Tipi di luogo</text:p>
          </table:table-cell>
          <table:table-cell office:value-type="string" table:style-name="ce47">
            <text:p>Tipi di evento</text:p>
          </table:table-cell>
          <table:table-cell table:number-columns-repeated="4" table:style-name="ce47"/>
          <table:table-cell table:number-columns-repeated="2" table:style-name="ce36"/>
          <table:table-cell table:style-name="ce46"/>
          <table:table-cell table:style-name="ce10"/>
          <table:table-cell table:number-columns-repeated="5" table:style-name="ce36"/>
          <table:table-cell table:number-columns-repeated="16353" table:style-name="ce10"/>
        </table:table-row>
        <table:table-row table:style-name="ro16">
          <table:table-cell table:number-columns-repeated="2" table:style-name="ce36"/>
          <table:table-cell table:number-columns-repeated="6" table:style-name="ce48"/>
          <table:table-cell office:value-type="string" table:style-name="ce45">
            <text:p>Documenti albo pretorio</text:p>
          </table:table-cell>
          <table:table-cell table:number-columns-repeated="5" table:style-name="ce36"/>
          <table:table-cell office:value-type="string" table:style-name="ce45">
            <text:p>Servizi amministrativi</text:p>
          </table:table-cell>
          <table:table-cell table:style-name="ce36"/>
          <table:table-cell table:style-name="ce45"/>
          <table:table-cell table:number-columns-repeated="5" table:style-name="ce52"/>
          <table:table-cell table:number-columns-repeated="2" table:style-name="ce36"/>
          <table:table-cell table:style-name="ce46"/>
          <table:table-cell table:style-name="ce10"/>
          <table:table-cell table:number-columns-repeated="5" table:style-name="ce36"/>
          <table:table-cell table:number-columns-repeated="16353" table:style-name="ce10"/>
        </table:table-row>
        <table:table-row table:style-name="ro17">
          <table:table-cell table:style-name="ce53"/>
          <table:table-cell table:style-name="ce36"/>
          <table:table-cell table:number-columns-repeated="6" table:style-name="ce48"/>
          <table:table-cell office:value-type="string" table:style-name="ce45">
            <text:p>Modulistica</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2" table:style-name="ce36"/>
          <table:table-cell table:style-name="ce46"/>
          <table:table-cell table:number-columns-repeated="6" table:style-name="ce36"/>
          <table:table-cell table:number-columns-repeated="16353" table:style-name="ce10"/>
        </table:table-row>
        <table:table-row table:style-name="ro12">
          <table:table-cell table:style-name="ce53"/>
          <table:table-cell table:style-name="ce36"/>
          <table:table-cell table:number-columns-repeated="6" table:style-name="ce48"/>
          <table:table-cell office:value-type="string" table:style-name="ce45">
            <text:p>Documenti funzionamento interno</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8">
          <table:table-cell table:style-name="ce53"/>
          <table:table-cell table:style-name="ce36"/>
          <table:table-cell table:number-columns-repeated="6" table:style-name="ce48"/>
          <table:table-cell office:value-type="string" table:style-name="ce45">
            <text:p>Atti normativi</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8">
          <table:table-cell table:style-name="ce53"/>
          <table:table-cell table:style-name="ce36"/>
          <table:table-cell table:number-columns-repeated="6" table:style-name="ce48"/>
          <table:table-cell office:value-type="string" table:style-name="ce45">
            <text:p>Accordi tra enti</text:p>
          </table:table-cell>
          <table:table-cell table:number-columns-repeated="5" table:style-name="ce36"/>
          <table:table-cell table:style-name="ce45"/>
          <table:table-cell table:style-name="ce36"/>
          <table:table-cell table:style-name="ce31"/>
          <table:table-cell table:number-columns-repeated="5" table:style-name="ce52"/>
          <table:table-cell table:number-columns-repeated="9" table:style-name="ce36"/>
          <table:table-cell table:number-columns-repeated="16353" table:style-name="ce10"/>
        </table:table-row>
        <table:table-row table:style-name="ro8">
          <table:table-cell table:style-name="ce53"/>
          <table:table-cell table:style-name="ce36"/>
          <table:table-cell table:number-columns-repeated="6" table:style-name="ce48"/>
          <table:table-cell office:value-type="string" table:style-name="ce31">
            <text:p>Documento generico</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8">
          <table:table-cell table:style-name="ce53"/>
          <table:table-cell table:style-name="ce36"/>
          <table:table-cell table:number-columns-repeated="6" table:style-name="ce48"/>
          <table:table-cell office:value-type="string" table:style-name="ce31">
            <text:p>Istanze</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2" table:style-name="ce48"/>
          <table:table-cell table:number-columns-repeated="4" table:style-name="ce36"/>
          <table:table-cell office:value-type="string" table:style-name="ce45">
            <text:p>Documenti di programmazione e rendicontazione</text:p>
          </table:table-cell>
          <table:table-cell table:number-columns-repeated="5" table:style-name="ce36"/>
          <table:table-cell table:style-name="ce45"/>
          <table:table-cell table:style-name="ce36"/>
          <table:table-cell table:style-name="ce10"/>
          <table:table-cell table:number-columns-repeated="5" table:style-name="ce45"/>
          <table:table-cell table:number-columns-repeated="9" table:style-name="ce36"/>
          <table:table-cell table:number-columns-repeated="16353" table:style-name="ce10"/>
        </table:table-row>
        <table:table-row table:style-name="ro8">
          <table:table-cell table:style-name="ce53"/>
          <table:table-cell table:style-name="ce36"/>
          <table:table-cell table:number-columns-repeated="2" table:style-name="ce48"/>
          <table:table-cell table:number-columns-repeated="4" table:style-name="ce36"/>
          <table:table-cell office:value-type="string" table:style-name="ce45">
            <text:p>Dataset</text:p>
          </table:table-cell>
          <table:table-cell table:number-columns-repeated="5" table:style-name="ce36"/>
          <table:table-cell table:style-name="ce45"/>
          <table:table-cell table:style-name="ce36"/>
          <table:table-cell table:style-name="ce48"/>
          <table:table-cell table:number-columns-repeated="5" table:style-name="ce45"/>
          <table:table-cell table:number-columns-repeated="9" table:style-name="ce36"/>
          <table:table-cell table:number-columns-repeated="16353" table:style-name="ce10"/>
        </table:table-row>
        <table:table-row table:style-name="ro8">
          <table:table-cell table:style-name="ce53"/>
          <table:table-cell table:style-name="ce36"/>
          <table:table-cell table:number-columns-repeated="2" table:style-name="ce48"/>
          <table:table-cell table:number-columns-repeated="4" table:style-name="ce36"/>
          <table:table-cell table:style-name="ce10"/>
          <table:table-cell table:number-columns-repeated="5" table:style-name="ce36"/>
          <table:table-cell table:style-name="ce45"/>
          <table:table-cell table:style-name="ce36"/>
          <table:table-cell table:style-name="ce44"/>
          <table:table-cell table:number-columns-repeated="14" table:style-name="ce36"/>
          <table:table-cell table:number-columns-repeated="16353" table:style-name="ce10"/>
        </table:table-row>
        <table:table-row table:number-rows-repeated="3" table:style-name="ro8">
          <table:table-cell table:style-name="ce42"/>
          <table:table-cell table:style-name="ce36"/>
          <table:table-cell table:number-columns-repeated="7" table:style-name="ce48"/>
          <table:table-cell table:number-columns-repeated="5" table:style-name="ce36"/>
          <table:table-cell table:style-name="ce45"/>
          <table:table-cell table:style-name="ce36"/>
          <table:table-cell table:style-name="ce44"/>
          <table:table-cell table:number-columns-repeated="5" table:style-name="ce48"/>
          <table:table-cell table:number-columns-repeated="9" table:style-name="ce36"/>
          <table:table-cell table:number-columns-repeated="16353"/>
        </table:table-row>
        <table:table-row table:style-name="ro8">
          <table:table-cell table:style-name="ce54"/>
          <table:table-cell table:style-name="ce36"/>
          <table:table-cell table:number-columns-repeated="7" table:style-name="ce48"/>
          <table:table-cell table:number-columns-repeated="5" table:style-name="ce36"/>
          <table:table-cell table:style-name="ce45"/>
          <table:table-cell table:style-name="ce36"/>
          <table:table-cell table:style-name="ce44"/>
          <table:table-cell table:number-columns-repeated="5" table:style-name="ce48"/>
          <table:table-cell table:number-columns-repeated="9" table:style-name="ce36"/>
          <table:table-cell table:number-columns-repeated="16353"/>
        </table:table-row>
        <table:table-row table:style-name="ro18">
          <table:table-cell office:value-type="string" table:style-name="ce42">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36"/>
          <table:table-cell office:value-type="string" table:style-name="ce48">
            <text:p>Consiglio di amministrazione (struttura politica)</text:p>
          </table:table-cell>
          <table:table-cell office:value-type="string" table:style-name="ce48">
            <text:p>Area Amministrativa</text:p>
          </table:table-cell>
          <table:table-cell office:value-type="string" table:style-name="ce48">
            <text:p>Ufficio assistente sociale</text:p>
          </table:table-cell>
          <table:table-cell office:value-type="string" table:style-name="ce48">
            <text:p>Sanitario 1</text:p>
          </table:table-cell>
          <table:table-cell office:value-type="string" table:style-name="ce48">
            <text:p>Psicologo</text:p>
          </table:table-cell>
          <table:table-cell office:value-type="string" table:style-name="ce48">
            <text:p>Funzionario 1</text:p>
          </table:table-cell>
          <table:table-cell office:value-type="string" table:style-name="ce48">
            <text:p>Documento 1</text:p>
          </table:table-cell>
          <table:table-cell table:style-name="ce36"/>
          <table:table-cell office:value-type="string" table:style-name="ce48">
            <text:p>Notizia 1</text:p>
          </table:table-cell>
          <table:table-cell office:value-type="string" table:style-name="ce48">
            <text:p>Comunicato 1</text:p>
          </table:table-cell>
          <table:table-cell table:number-columns-repeated="2" table:style-name="ce36"/>
          <table:table-cell office:value-type="string" table:style-name="ce48">
            <text:p>Servizio 1</text:p>
          </table:table-cell>
          <table:table-cell table:style-name="ce36"/>
          <table:table-cell office:value-type="string" table:style-name="ce48">
            <text:p>Luogo 1</text:p>
          </table:table-cell>
          <table:table-cell office:value-type="string" table:style-name="ce48">
            <text:p>Evento 1</text:p>
          </table:table-cell>
          <table:table-cell table:number-columns-repeated="4" table:style-name="ce48"/>
          <table:table-cell table:number-columns-repeated="9" table:style-name="ce36"/>
          <table:table-cell table:number-columns-repeated="16353"/>
        </table:table-row>
        <table:table-row table:style-name="ro16">
          <table:table-cell table:style-name="ce53"/>
          <table:table-cell table:style-name="ce36"/>
          <table:table-cell office:value-type="string" table:style-name="ce48">
            <text:p>Collegio dei revisori (struttura politica)</text:p>
          </table:table-cell>
          <table:table-cell office:value-type="string" table:style-name="ce48">
            <text:p>Area Tecnica</text:p>
          </table:table-cell>
          <table:table-cell office:value-type="string" table:style-name="ce48">
            <text:p>Ufficio contabilità</text:p>
          </table:table-cell>
          <table:table-cell office:value-type="string" table:style-name="ce48">
            <text:p>Sanitario 2</text:p>
          </table:table-cell>
          <table:table-cell office:value-type="string" table:style-name="ce48">
            <text:p>Animatore</text:p>
          </table:table-cell>
          <table:table-cell office:value-type="string" table:style-name="ce48">
            <text:p>Funzionario 2</text:p>
          </table:table-cell>
          <table:table-cell office:value-type="string" table:style-name="ce48">
            <text:p>Documento 2</text:p>
          </table:table-cell>
          <table:table-cell table:style-name="ce36"/>
          <table:table-cell office:value-type="string" table:style-name="ce48">
            <text:p>Notizia 2</text:p>
          </table:table-cell>
          <table:table-cell office:value-type="string" table:style-name="ce48">
            <text:p>Comunicato 2</text:p>
          </table:table-cell>
          <table:table-cell table:number-columns-repeated="2" table:style-name="ce36"/>
          <table:table-cell office:value-type="string" table:style-name="ce48">
            <text:p>Servizio 2</text:p>
          </table:table-cell>
          <table:table-cell table:style-name="ce36"/>
          <table:table-cell office:value-type="string" table:style-name="ce48">
            <text:p>Luogo 2</text:p>
          </table:table-cell>
          <table:table-cell office:value-type="string" table:style-name="ce48">
            <text:p>Evento 2</text:p>
          </table:table-cell>
          <table:table-cell table:number-columns-repeated="4" table:style-name="ce48"/>
          <table:table-cell table:number-columns-repeated="9" table:style-name="ce36"/>
          <table:table-cell table:number-columns-repeated="16353"/>
        </table:table-row>
        <table:table-row table:style-name="ro16">
          <table:table-cell table:style-name="ce53"/>
          <table:table-cell table:style-name="ce36"/>
          <table:table-cell office:value-type="string" table:style-name="ce48">
            <text:p>Nucleo di valutazione (struttura politica)</text:p>
          </table:table-cell>
          <table:table-cell office:value-type="string" table:style-name="ce48">
            <text:p>Area Assistenziale</text:p>
          </table:table-cell>
          <table:table-cell office:value-type="string" table:style-name="ce48">
            <text:p>Ufficio del personale</text:p>
          </table:table-cell>
          <table:table-cell office:value-type="string" table:style-name="ce48">
            <text:p>Sanitario 3</text:p>
          </table:table-cell>
          <table:table-cell office:value-type="string" table:style-name="ce48">
            <text:p>Operatore socio-assistenziale</text:p>
          </table:table-cell>
          <table:table-cell office:value-type="string" table:style-name="ce48">
            <text:p>Funzionario 3</text:p>
          </table:table-cell>
          <table:table-cell office:value-type="string" table:style-name="ce48">
            <text:p>Documento 3</text:p>
          </table:table-cell>
          <table:table-cell table:style-name="ce36"/>
          <table:table-cell office:value-type="string" table:style-name="ce48">
            <text:p>Notizia 3</text:p>
          </table:table-cell>
          <table:table-cell office:value-type="string" table:style-name="ce48">
            <text:p>Comunicato 3</text:p>
          </table:table-cell>
          <table:table-cell table:number-columns-repeated="2" table:style-name="ce36"/>
          <table:table-cell office:value-type="string" table:style-name="ce48">
            <text:p>Servizio 3</text:p>
          </table:table-cell>
          <table:table-cell table:style-name="ce36"/>
          <table:table-cell office:value-type="string" table:style-name="ce48">
            <text:p>Luogo 3</text:p>
          </table:table-cell>
          <table:table-cell office:value-type="string" table:style-name="ce48">
            <text:p>Evento 3</text:p>
          </table:table-cell>
          <table:table-cell table:number-columns-repeated="4" table:style-name="ce48"/>
          <table:table-cell table:number-columns-repeated="9" table:style-name="ce36"/>
          <table:table-cell table:number-columns-repeated="16353"/>
        </table:table-row>
        <table:table-row table:style-name="ro8">
          <table:table-cell table:style-name="ce53"/>
          <table:table-cell table:style-name="ce36"/>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table:style-name="ce36"/>
          <table:table-cell office:value-type="string" table:style-name="ce48">
            <text:p>....</text:p>
          </table:table-cell>
          <table:table-cell office:value-type="string" table:style-name="ce48">
            <text:p>....</text:p>
          </table:table-cell>
          <table:table-cell table:number-columns-repeated="2" table:style-name="ce36"/>
          <table:table-cell office:value-type="string" table:style-name="ce48">
            <text:p>....</text:p>
          </table:table-cell>
          <table:table-cell table:style-name="ce36"/>
          <table:table-cell office:value-type="string" table:style-name="ce48">
            <text:p>....</text:p>
          </table:table-cell>
          <table:table-cell office:value-type="string" table:style-name="ce48">
            <text:p>....</text:p>
          </table:table-cell>
          <table:table-cell table:number-columns-repeated="4" table:style-name="ce48"/>
          <table:table-cell table:number-columns-repeated="9" table:style-name="ce36"/>
          <table:table-cell table:number-columns-repeated="16353"/>
        </table:table-row>
        <table:table-row table:style-name="ro8">
          <table:table-cell table:number-columns-repeated="2" table:style-name="ce36"/>
          <table:table-cell table:number-columns-repeated="3" table:style-name="ce48"/>
          <table:table-cell table:number-columns-repeated="9" table:style-name="ce36"/>
          <table:table-cell table:style-name="ce55"/>
          <table:table-cell table:style-name="ce36"/>
          <table:table-cell table:style-name="ce44"/>
          <table:table-cell table:number-columns-repeated="14" table:style-name="ce36"/>
          <table:table-cell table:number-columns-repeated="16353"/>
        </table:table-row>
        <table:table-row table:style-name="ro8">
          <table:table-cell office:value-type="string" table:style-name="ce35">
            <text:p>Tipologie di contenuti (Content Type) di riferimento</text:p>
          </table:table-cell>
          <table:table-cell table:style-name="ce36"/>
          <table:table-cell office:value-type="string" table:style-name="ce56">
            <text:p>Unità Organizzativa</text:p>
          </table:table-cell>
          <table:table-cell office:value-type="string" table:style-name="ce56">
            <text:p>Unità Organizzativa</text:p>
          </table:table-cell>
          <table:table-cell office:value-type="string" table:style-name="ce56">
            <text:p>Unità Organizzativa</text:p>
          </table:table-cell>
          <table:table-cell office:value-type="string" table:style-name="ce56">
            <text:p>Persona</text:p>
          </table:table-cell>
          <table:table-cell office:value-type="string" table:style-name="ce56">
            <text:p>Persona</text:p>
          </table:table-cell>
          <table:table-cell office:value-type="string" table:style-name="ce56">
            <text:p>Persona</text:p>
          </table:table-cell>
          <table:table-cell office:value-type="string" table:style-name="ce56">
            <text:p>Documento pubblico</text:p>
          </table:table-cell>
          <table:table-cell table:style-name="ce36"/>
          <table:table-cell office:value-type="string" table:style-name="ce56">
            <text:p>Notizia</text:p>
          </table:table-cell>
          <table:table-cell office:value-type="string" table:style-name="ce56">
            <text:p>Notizia</text:p>
          </table:table-cell>
          <table:table-cell table:number-columns-repeated="2" table:style-name="ce36"/>
          <table:table-cell office:value-type="string" table:style-name="ce56">
            <text:p>Servizio</text:p>
          </table:table-cell>
          <table:table-cell table:style-name="ce36"/>
          <table:table-cell office:value-type="string" table:style-name="ce56">
            <text:p>Luogo</text:p>
          </table:table-cell>
          <table:table-cell office:value-type="string" table:style-name="ce57">
            <text:p>Evento</text:p>
          </table:table-cell>
          <table:table-cell table:number-columns-repeated="4" table:style-name="ce47"/>
          <table:table-cell table:style-name="ce58"/>
          <table:table-cell office:value-type="string" table:style-name="ce59">
            <text:p>Pagine argomenti</text:p>
          </table:table-cell>
          <table:table-cell table:number-columns-repeated="2" table:style-name="ce10"/>
          <table:table-cell table:number-columns-repeated="5" table:style-name="ce36"/>
          <table:table-cell table:number-columns-repeated="16353"/>
        </table:table-row>
        <table:table-row table:style-name="ro8">
          <table:table-cell table:style-name="ce35"/>
          <table:table-cell table:number-columns-repeated="7" table:style-name="ce36"/>
          <table:table-cell office:value-type="string" table:style-name="ce20">
            <text:p>Dataset</text:p>
          </table:table-cell>
          <table:table-cell table:number-columns-repeated="5" table:style-name="ce36"/>
          <table:table-cell table:style-name="ce55"/>
          <table:table-cell table:style-name="ce36"/>
          <table:table-cell table:style-name="ce44"/>
          <table:table-cell table:number-columns-repeated="8" table:style-name="ce36"/>
          <table:table-cell table:style-name="ce10"/>
          <table:table-cell table:number-columns-repeated="5" table:style-name="ce36"/>
          <table:table-cell table:number-columns-repeated="16353"/>
        </table:table-row>
        <table:table-row table:style-name="ro8">
          <table:table-cell table:style-name="ce35"/>
          <table:table-cell table:number-columns-repeated="13" table:style-name="ce36"/>
          <table:table-cell table:style-name="ce55"/>
          <table:table-cell table:style-name="ce36"/>
          <table:table-cell table:style-name="ce44"/>
          <table:table-cell table:number-columns-repeated="8" table:style-name="ce36"/>
          <table:table-cell table:style-name="ce10"/>
          <table:table-cell table:number-columns-repeated="5" table:style-name="ce36"/>
          <table:table-cell table:number-columns-repeated="16353"/>
        </table:table-row>
        <table:table-row table:style-name="ro8">
          <table:table-cell table:style-name="ce35"/>
          <table:table-cell table:number-columns-repeated="13" table:style-name="ce36"/>
          <table:table-cell table:style-name="ce55"/>
          <table:table-cell table:style-name="ce36"/>
          <table:table-cell table:style-name="ce44"/>
          <table:table-cell table:number-columns-repeated="14" table:style-name="ce36"/>
          <table:table-cell table:number-columns-repeated="16353"/>
        </table:table-row>
        <table:table-row table:style-name="ro8">
          <table:table-cell table:style-name="ce60"/>
          <table:table-cell table:number-columns-repeated="13" table:style-name="ce36"/>
          <table:table-cell table:style-name="ce55"/>
          <table:table-cell table:style-name="ce36"/>
          <table:table-cell table:style-name="ce44"/>
          <table:table-cell table:number-columns-repeated="14" table:style-name="ce36"/>
          <table:table-cell table:number-columns-repeated="16353"/>
        </table:table-row>
        <table:table-row table:style-name="ro19">
          <table:table-cell office:value-type="string" table:style-name="ce35">
            <text:p>Breadcrumb d'esempio</text:p>
          </table:table-cell>
          <table:table-cell table:style-name="ce36"/>
          <table:table-cell office:value-type="string" table:style-name="ce61">
            <text:p>Home / Amministrazione / Organi di Governo e controllo /<text:span text:style-name="T6"><text:s/>Consiglio di Amministrazione</text:span></text:p>
          </table:table-cell>
          <table:table-cell office:value-type="string" table:style-name="ce61">
            <text:p>Home / Amministrazione / Aree gestionali /<text:span text:style-name="T6"><text:s/>Area ambiente</text:span></text:p>
          </table:table-cell>
          <table:table-cell office:value-type="string" table:style-name="ce61">
            <text:p>Home / Amministrazione / Uffici /<text:s/><text:span text:style-name="T6">Ufficio del personale</text:span></text:p>
          </table:table-cell>
          <table:table-cell office:value-type="string" table:style-name="ce61">
            <text:p>Home / Amministrazione / Personale sanitario /<text:s/><text:span text:style-name="T6">Mario Rossi</text:span></text:p>
          </table:table-cell>
          <table:table-cell office:value-type="string" table:style-name="ce61">
            <text:p>Home / Amministrazione / Personale socio-assistenziale /<text:s/><text:span text:style-name="T6">Maria Rossi</text:span></text:p>
          </table:table-cell>
          <table:table-cell office:value-type="string" table:style-name="ce61">
            <text:p>Home / Amministrazione / Personale amministrativo /<text:s/><text:span text:style-name="T6">Giuseppe Verdi</text:span></text:p>
          </table:table-cell>
          <table:table-cell office:value-type="string" table:style-name="ce61">
            <text:p>Home / Amministrazione / Documenti e dati / Modulistica / Inserimento /<text:s/><text:span text:style-name="T6">Domanda di inserimento</text:span></text:p>
          </table:table-cell>
          <table:table-cell table:style-name="ce36"/>
          <table:table-cell office:value-type="string" table:style-name="ce61">
            <text:p>Home / Novità / Notizie /<text:s/><text:span text:style-name="T6">Aperte le iscrizioni al progetto "Riscopriamo Padova"</text:span></text:p>
          </table:table-cell>
          <table:table-cell office:value-type="string" table:style-name="ce61">
            <text:p>Home / Comunicati /<text:s/><text:span text:style-name="T6">Mario Rossi è il nuovo direttore</text:span></text:p>
          </table:table-cell>
          <table:table-cell table:number-columns-repeated="2" table:style-name="ce36"/>
          <table:table-cell office:value-type="string" table:style-name="ce61">
            <text:p>Home / Servizi / Servizi socio-assistenziali /<text:s/><text:span text:style-name="T4">Residenzialità</text:span></text:p>
          </table:table-cell>
          <table:table-cell table:style-name="ce36"/>
          <table:table-cell office:value-type="string" table:style-name="ce61">
            <text:p>Home / Luoghi / Strutture /<text:s/><text:span text:style-name="T6">Sede "Voltabarozzo"</text:span></text:p>
          </table:table-cell>
          <table:table-cell office:value-type="string" table:style-name="ce61">
            <text:p>Home / Eventi / Eventi di animazione /<text:s/><text:span text:style-name="T6">Festa dei compleanni di gennaio</text:span></text:p>
          </table:table-cell>
          <table:table-cell table:number-columns-repeated="4" table:style-name="ce61"/>
          <table:table-cell table:style-name="ce62"/>
          <table:table-cell office:value-type="string" table:style-name="ce61">
            <text:p>Home / Argomenti /<text:s/><text:span text:style-name="T6">Argomento 1</text:span></text:p>
          </table:table-cell>
          <table:table-cell table:style-name="ce10"/>
          <table:table-cell table:number-columns-repeated="6" table:style-name="ce36"/>
          <table:table-cell table:number-columns-repeated="16353"/>
        </table:table-row>
        <table:table-row table:number-rows-repeated="3" table:style-name="ro8">
          <table:table-cell table:number-columns-repeated="16" table:style-name="ce36"/>
          <table:table-cell table:style-name="ce44"/>
          <table:table-cell table:number-columns-repeated="14" table:style-name="ce36"/>
          <table:table-cell table:number-columns-repeated="16353"/>
        </table:table-row>
        <table:table-row table:number-rows-repeated="14" table:style-name="ro8">
          <table:table-cell table:number-columns-repeated="16384" table:style-name="ce10"/>
        </table:table-row>
        <table:table-row table:number-rows-repeated="944"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998"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20">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20">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2">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560" table:style-name="ro20">
          <table:table-cell table:number-columns-repeated="16384"/>
        </table:table-row>
      </table:table>
      <table:table table:name="Tipologia_PUNTO_DI_CONTATTO" table:style-name="ta1">
        <table:table-column table:style-name="co26" table:default-cell-style-name="ce67"/>
        <table:table-column table:style-name="co27" table:default-cell-style-name="ce67"/>
        <table:table-column table:style-name="co19" table:default-cell-style-name="ce67"/>
        <table:table-column table:style-name="co28" table:default-cell-style-name="ce67"/>
        <table:table-column table:style-name="co29" table:default-cell-style-name="ce67"/>
        <table:table-column table:style-name="co30" table:default-cell-style-name="ce67"/>
        <table:table-column table:style-name="co31" table:default-cell-style-name="ce67"/>
        <table:table-column table:style-name="co4" table:number-columns-repeated="1017" table:default-cell-style-name="ce67"/>
        <table:table-column table:style-name="co5" table:number-columns-repeated="15360" table:default-cell-style-name="ce67"/>
        <table:table-row table:style-name="ro21">
          <table:table-cell office:value-type="string" table:number-columns-spanned="7" table:number-rows-spanned="1" table:style-name="ce80">
            <text:p>Tipologia:<text:s/><text:span text:style-name="T8">PUNTO DI CONTATTO</text:span></text:p>
          </table:table-cell>
          <table:covered-table-cell table:number-columns-repeated="6"/>
          <table:table-cell table:number-columns-repeated="16377"/>
        </table:table-row>
        <table:table-row table:style-name="ro8">
          <table:table-cell office:value-type="string" table:number-columns-spanned="7" table:number-rows-spanned="1" table:style-name="ce81">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table-row>
        <table:table-row table:style-name="ro1">
          <table:table-cell office:value-type="string" table:style-name="ce158">
            <text:p>Titolo</text:p>
          </table:table-cell>
          <table:table-cell office:value-type="string" table:style-name="ce159">
            <text:p>L’etichetta che rende distinguibile un punto di contatto da un altro</text:p>
          </table:table-cell>
          <table:table-cell office:value-type="string" table:content-validation-name="val1" table:style-name="ce160">
            <text:p>Sì</text:p>
          </table:table-cell>
          <table:table-cell office:value-type="string" table:content-validation-name="val2" table:style-name="ce161">
            <text:p>Testo breve (max. 255 char)</text:p>
          </table:table-cell>
          <table:table-cell table:content-validation-name="val3" table:style-name="ce162"/>
          <table:table-cell table:content-validation-name="val4" table:style-name="ce162"/>
          <table:table-cell table:content-validation-name="val5" table:style-name="ce162"/>
          <table:table-cell table:number-columns-repeated="16377"/>
        </table:table-row>
        <table:table-row table:style-name="ro16">
          <table:table-cell office:value-type="string" table:style-name="ce163">
            <text:p>Tipi</text:p>
          </table:table-cell>
          <table:table-cell office:value-type="string" table:style-name="ce159">
            <text:p>Un punto di contatto può avere tipi diversi, secondo una tassonomia definita</text:p>
          </table:table-cell>
          <table:table-cell office:value-type="string" table:content-validation-name="val1" table:style-name="ce160">
            <text:p>Sì</text:p>
          </table:table-cell>
          <table:table-cell office:value-type="string" table:content-validation-name="val2" table:style-name="ce161">
            <text:p>Tassonomia</text:p>
          </table:table-cell>
          <table:table-cell office:value-type="string" table:content-validation-name="val3" table:style-name="ce164">
            <text:p>Tipi punto di contatto</text:p>
          </table:table-cell>
          <table:table-cell table:content-validation-name="val4" table:style-name="ce162"/>
          <table:table-cell office:value-type="string" table:content-validation-name="val5" table:style-name="ce162">
            <text:p>1…n</text:p>
          </table:table-cell>
          <table:table-cell table:number-columns-repeated="16377"/>
        </table:table-row>
        <table:table-row table:style-name="ro12">
          <table:table-cell office:value-type="string" table:style-name="ce165">
            <text:p>Valori</text:p>
          </table:table-cell>
          <table:table-cell office:value-type="string" table:style-name="ce159">
            <text:p>Il valore del punto di contatto: il numero compreso di prefisso internazionale (se telefono), l'account (se social network), l'URL (se sito o pagina web), l'indirizzo email (se email)</text:p>
          </table:table-cell>
          <table:table-cell office:value-type="string" table:content-validation-name="val1" table:style-name="ce160">
            <text:p>Sì</text:p>
          </table:table-cell>
          <table:table-cell office:value-type="string" table:content-validation-name="val2" table:style-name="ce161">
            <text:p>Testo breve (max. 255 char)</text:p>
          </table:table-cell>
          <table:table-cell table:content-validation-name="val3" table:style-name="ce166"/>
          <table:table-cell table:content-validation-name="val4" table:style-name="ce166"/>
          <table:table-cell office:value-type="string" table:content-validation-name="val5" table:style-name="ce162">
            <text:p>1…n</text:p>
          </table:table-cell>
          <table:table-cell table:number-columns-repeated="16377"/>
        </table:table-row>
        <table:table-row table:style-name="ro16">
          <table:table-cell office:value-type="string" table:style-name="ce165">
            <text:p>Ulteriori dettagli</text:p>
          </table:table-cell>
          <table:table-cell office:value-type="string" table:style-name="ce159">
            <text:p>Ulteriori dettagli riguardanti il punto di contatto, ad esempio: interno se previsto per il numero di telefono</text:p>
          </table:table-cell>
          <table:table-cell office:value-type="string" table:content-validation-name="val1" table:style-name="ce167">
            <text:p>No</text:p>
          </table:table-cell>
          <table:table-cell office:value-type="string" table:content-validation-name="val2" table:style-name="ce161">
            <text:p>Testo breve (max. 255 char)</text:p>
          </table:table-cell>
          <table:table-cell table:content-validation-name="val3" table:style-name="ce166"/>
          <table:table-cell table:content-validation-name="val4" table:style-name="ce166"/>
          <table:table-cell office:value-type="string" table:content-validation-name="val5" table:style-name="ce162">
            <text:p>0...n</text:p>
          </table:table-cell>
          <table:table-cell table:number-columns-repeated="16377"/>
        </table:table-row>
        <table:table-row table:number-rows-repeated="1048569" table:style-name="ro10">
          <table:table-cell table:number-columns-repeated="16384"/>
        </table:table-row>
      </table:table>
      <table:table table:name="Tipologia_UNITÀ_ORGANIZZATIVA" table:style-name="ta1">
        <table:table-column table:style-name="co32" table:default-cell-style-name="ce67"/>
        <table:table-column table:style-name="co33" table:default-cell-style-name="ce67"/>
        <table:table-column table:style-name="co19" table:default-cell-style-name="ce67"/>
        <table:table-column table:style-name="co28" table:default-cell-style-name="ce67"/>
        <table:table-column table:style-name="co29" table:default-cell-style-name="ce67"/>
        <table:table-column table:style-name="co30" table:default-cell-style-name="ce67"/>
        <table:table-column table:style-name="co31" table:default-cell-style-name="ce67"/>
        <table:table-column table:style-name="co34" table:default-cell-style-name="ce82"/>
        <table:table-column table:style-name="co4" table:number-columns-repeated="1016" table:default-cell-style-name="ce67"/>
        <table:table-column table:style-name="co5" table:number-columns-repeated="15360" table:default-cell-style-name="ce67"/>
        <table:table-row table:style-name="ro21">
          <table:table-cell office:value-type="string" table:number-columns-spanned="7" table:number-rows-spanned="1" table:style-name="ce80">
            <text:p>Tipologia:<text:s/><text:span text:style-name="T8">UNITÀ ORGANIZZATIVA</text:span></text:p>
          </table:table-cell>
          <table:covered-table-cell table:number-columns-repeated="6"/>
          <table:table-cell table:style-name="ce82"/>
          <table:table-cell table:number-columns-repeated="16376"/>
        </table:table-row>
        <table:table-row table:style-name="ro8">
          <table:table-cell office:value-type="string" table:number-columns-spanned="7" table:number-rows-spanned="1" table:style-name="ce81">
            <text:p>Questa Tipologia descrive la struttura organizzativa della casa di riposo funzionale alla creazione di contenuti e ai servizi offerti, come uffici o altre unità organizzative.</text:p>
            <text:p>Normalmente le unità organizzative si suddividono in strutture di governo e controllo, strutture amministrative e altri tipi di strutture</text:p>
          </table:table-cell>
          <table:covered-table-cell table:number-columns-repeated="6"/>
          <table:table-cell table:style-name="ce82"/>
          <table:table-cell table:number-columns-repeated="16376"/>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style-name="ce82"/>
          <table:table-cell table:number-columns-repeated="16376"/>
        </table:table-row>
        <table:table-row table:style-name="ro22">
          <table:table-cell office:value-type="string" table:style-name="ce170">
            <text:p>Nome dell'unità organizzativa (titolo)</text:p>
          </table:table-cell>
          <table:table-cell office:value-type="string" table:style-name="ce171">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office:value-type="string" table:content-validation-name="val6" table:style-name="ce172">
            <text:p>Sì</text:p>
          </table:table-cell>
          <table:table-cell office:value-type="string" table:content-validation-name="val7" table:style-name="ce173">
            <text:p>Testo breve (max. 255 char)</text:p>
          </table:table-cell>
          <table:table-cell table:content-validation-name="val9" table:style-name="ce174"/>
          <table:table-cell table:content-validation-name="val10" table:style-name="ce174"/>
          <table:table-cell table:content-validation-name="val8" table:style-name="ce174"/>
          <table:table-cell table:style-name="ce82"/>
          <table:table-cell table:number-columns-repeated="16376"/>
        </table:table-row>
        <table:table-row table:style-name="ro1">
          <table:table-cell office:value-type="string" table:style-name="ce170">
            <text:p>Argomenti</text:p>
          </table:table-cell>
          <table:table-cell office:value-type="string" table:style-name="ce175">
            <text:p>Argomenti di cui si occupa</text:p>
          </table:table-cell>
          <table:table-cell office:value-type="string" table:content-validation-name="val6" table:style-name="ce172">
            <text:p>No</text:p>
          </table:table-cell>
          <table:table-cell office:value-type="string" table:content-validation-name="val7" table:style-name="ce176">
            <text:p>Tassonomia</text:p>
          </table:table-cell>
          <table:table-cell office:value-type="string" table:content-validation-name="val9" table:style-name="ce177">
            <text:p>Argomenti</text:p>
          </table:table-cell>
          <table:table-cell table:content-validation-name="val10" table:style-name="ce178"/>
          <table:table-cell office:value-type="string" table:content-validation-name="val8" table:style-name="ce179">
            <text:p>0...n</text:p>
          </table:table-cell>
          <table:table-cell table:style-name="ce82"/>
          <table:table-cell table:number-columns-repeated="16376"/>
        </table:table-row>
        <table:table-row table:style-name="ro1">
          <table:table-cell office:value-type="string" table:style-name="ce170">
            <text:p>Descrizione breve (abstract)</text:p>
          </table:table-cell>
          <table:table-cell office:value-type="string" table:style-name="ce180">
            <text:p>Descrizione sintetica (inferiore ai 255 caratteri) della struttura</text:p>
          </table:table-cell>
          <table:table-cell office:value-type="string" table:content-validation-name="val6" table:style-name="ce172">
            <text:p>Sì</text:p>
          </table:table-cell>
          <table:table-cell office:value-type="string" table:content-validation-name="val7" table:style-name="ce173">
            <text:p>Testo breve (max. 255 char)</text:p>
          </table:table-cell>
          <table:table-cell table:content-validation-name="val9" table:style-name="ce174"/>
          <table:table-cell table:content-validation-name="val10" table:style-name="ce174"/>
          <table:table-cell table:content-validation-name="val8" table:style-name="ce174"/>
          <table:table-cell table:style-name="ce82"/>
          <table:table-cell table:number-columns-repeated="16376"/>
        </table:table-row>
        <table:table-row table:style-name="ro1">
          <table:table-cell office:value-type="string" table:style-name="ce170">
            <text:p>Immagine</text:p>
          </table:table-cell>
          <table:table-cell office:value-type="string" table:style-name="ce171">
            <text:p>Immagine principale e rappresentativa della struttura</text:p>
          </table:table-cell>
          <table:table-cell office:value-type="string" table:content-validation-name="val6" table:style-name="ce172">
            <text:p>No</text:p>
          </table:table-cell>
          <table:table-cell office:value-type="string" table:content-validation-name="val7" table:style-name="ce176">
            <text:p>File (blob)</text:p>
          </table:table-cell>
          <table:table-cell table:content-validation-name="val9" table:style-name="ce179"/>
          <table:table-cell table:content-validation-name="val10" table:style-name="ce179"/>
          <table:table-cell table:content-validation-name="val8" table:style-name="ce179"/>
          <table:table-cell table:style-name="ce82"/>
          <table:table-cell table:number-columns-repeated="16376"/>
        </table:table-row>
        <table:table-row table:style-name="ro1">
          <table:table-cell office:value-type="string" table:style-name="ce170">
            <text:p>Competenze</text:p>
          </table:table-cell>
          <table:table-cell office:value-type="string" table:style-name="ce171">
            <text:p>Elenco/descrizione dei compiti assegnati alla struttura</text:p>
          </table:table-cell>
          <table:table-cell office:value-type="string" table:content-validation-name="val6" table:style-name="ce172">
            <text:p>Sì</text:p>
          </table:table-cell>
          <table:table-cell office:value-type="string" table:content-validation-name="val7" table:style-name="ce173">
            <text:p>Testo lungo (rich text)</text:p>
          </table:table-cell>
          <table:table-cell table:content-validation-name="val9" table:style-name="ce174"/>
          <table:table-cell table:content-validation-name="val10" table:style-name="ce174"/>
          <table:table-cell table:content-validation-name="val8" table:style-name="ce174"/>
          <table:table-cell table:style-name="ce89"/>
          <table:table-cell table:number-columns-repeated="16376" table:style-name="ce1"/>
        </table:table-row>
        <table:table-row table:style-name="ro16">
          <table:table-cell office:value-type="string" table:style-name="ce170">
            <text:p>Unità organizzativa genitore</text:p>
          </table:table-cell>
          <table:table-cell office:value-type="string" table:style-name="ce181">
            <text:p>Se la struttura fa parte di un'Area o altre macro unità, va inserita la struttura principale.</text:p>
          </table:table-cell>
          <table:table-cell office:value-type="string" table:content-validation-name="val6" table:style-name="ce182">
            <text:p>No</text:p>
          </table:table-cell>
          <table:table-cell office:value-type="string" table:content-validation-name="val7" table:style-name="ce176">
            <text:p>Relazione con Tipologia</text:p>
          </table:table-cell>
          <table:table-cell table:content-validation-name="val9" table:style-name="ce179"/>
          <table:table-cell office:value-type="string" table:content-validation-name="val10" table:style-name="ce177">
            <text:p>Unità Organizzativa</text:p>
          </table:table-cell>
          <table:table-cell office:value-type="string" table:content-validation-name="val8" table:style-name="ce179">
            <text:p>0...n</text:p>
          </table:table-cell>
          <table:table-cell table:style-name="ce44"/>
          <table:table-cell table:number-columns-repeated="16376" table:style-name="ce155"/>
        </table:table-row>
        <table:table-row table:style-name="ro16">
          <table:table-cell office:value-type="string" table:style-name="ce170">
            <text:p>Unità organizzativa figlia</text:p>
          </table:table-cell>
          <table:table-cell office:value-type="string" table:style-name="ce181">
            <text:p>Unità organizzative figlie</text:p>
            <text:p/>
          </table:table-cell>
          <table:table-cell office:value-type="string" table:content-validation-name="val6" table:style-name="ce172">
            <text:p>No</text:p>
          </table:table-cell>
          <table:table-cell office:value-type="string" table:content-validation-name="val7" table:style-name="ce176">
            <text:p>Relazione con Tipologia</text:p>
          </table:table-cell>
          <table:table-cell table:content-validation-name="val9" table:style-name="ce179"/>
          <table:table-cell office:value-type="string" table:content-validation-name="val10" table:style-name="ce177">
            <text:p>Unità Organizzativa</text:p>
          </table:table-cell>
          <table:table-cell office:value-type="string" table:content-validation-name="val8" table:style-name="ce179">
            <text:p>0...n</text:p>
          </table:table-cell>
          <table:table-cell office:value-type="string" table:style-name="ce44">
            <text:p>//</text:p>
          </table:table-cell>
          <table:table-cell table:number-columns-repeated="16376" table:style-name="ce155"/>
        </table:table-row>
        <table:table-row table:style-name="ro1">
          <table:table-cell office:value-type="string" table:style-name="ce170">
            <text:p>Tipo di organizzazione</text:p>
          </table:table-cell>
          <table:table-cell office:value-type="string" table:style-name="ce171">
            <text:p>La tipologia di organizzazione secondo la tassonomia prevista</text:p>
          </table:table-cell>
          <table:table-cell office:value-type="string" table:content-validation-name="val6" table:style-name="ce172">
            <text:p>Sì</text:p>
          </table:table-cell>
          <table:table-cell office:value-type="string" table:content-validation-name="val7" table:style-name="ce173">
            <text:p>Tassonomia</text:p>
          </table:table-cell>
          <table:table-cell office:value-type="string" table:content-validation-name="val9" table:style-name="ce183">
            <text:p>Tipi di unità organizzativa</text:p>
          </table:table-cell>
          <table:table-cell table:content-validation-name="val10" table:style-name="ce184"/>
          <table:table-cell office:value-type="string" table:content-validation-name="val8" table:style-name="ce174">
            <text:p>1...1</text:p>
          </table:table-cell>
          <table:table-cell table:style-name="ce44"/>
          <table:table-cell table:number-columns-repeated="16376" table:style-name="ce155"/>
        </table:table-row>
        <table:table-row table:style-name="ro16">
          <table:table-cell office:value-type="string" table:style-name="ce170">
            <text:p>Persone</text:p>
          </table:table-cell>
          <table:table-cell office:value-type="string" table:style-name="ce171">
            <text:p>Un link alla scheda persona per ciascuno dei componenti della struttura (senza incarico)</text:p>
          </table:table-cell>
          <table:table-cell office:value-type="string" table:content-validation-name="val6" table:style-name="ce172">
            <text:p>No</text:p>
          </table:table-cell>
          <table:table-cell office:value-type="string" table:content-validation-name="val7" table:style-name="ce173">
            <text:p>Relazione con Tipologia</text:p>
          </table:table-cell>
          <table:table-cell table:content-validation-name="val9" table:style-name="ce174"/>
          <table:table-cell office:value-type="string" table:content-validation-name="val10" table:style-name="ce185">
            <text:p>Persona pubblica</text:p>
          </table:table-cell>
          <table:table-cell office:value-type="string" table:content-validation-name="val8" table:style-name="ce174">
            <text:p>0...n</text:p>
          </table:table-cell>
          <table:table-cell table:style-name="ce89"/>
          <table:table-cell table:number-columns-repeated="16376" table:style-name="ce1"/>
        </table:table-row>
        <table:table-row table:style-name="ro1">
          <table:table-cell office:value-type="string" table:style-name="ce170">
            <text:p>Incarichi</text:p>
          </table:table-cell>
          <table:table-cell office:value-type="string" table:style-name="ce181">
            <text:p>Gli incarichi delle persone nell'unità organizzativa.</text:p>
          </table:table-cell>
          <table:table-cell office:value-type="string" table:content-validation-name="val6" table:style-name="ce172">
            <text:p>No</text:p>
          </table:table-cell>
          <table:table-cell office:value-type="string" table:content-validation-name="val7" table:style-name="ce176">
            <text:p>Relazione con Tipologia</text:p>
          </table:table-cell>
          <table:table-cell table:content-validation-name="val9" table:style-name="ce179"/>
          <table:table-cell office:value-type="string" table:content-validation-name="val10" table:style-name="ce178">
            <text:p>Incarico</text:p>
          </table:table-cell>
          <table:table-cell office:value-type="string" table:content-validation-name="val8" table:style-name="ce169">
            <text:p>0...n</text:p>
          </table:table-cell>
          <table:table-cell table:style-name="ce89"/>
          <table:table-cell table:number-columns-repeated="16376" table:style-name="ce1"/>
        </table:table-row>
        <table:table-row table:style-name="ro16">
          <table:table-cell office:value-type="string" table:style-name="ce170">
            <text:p>Servizi offerti</text:p>
          </table:table-cell>
          <table:table-cell office:value-type="string" table:style-name="ce181">
            <text:p>Relazione con i servizi offerti dalla struttura. Obbligatorio se la pagina è un ufficio.</text:p>
          </table:table-cell>
          <table:table-cell office:value-type="string" table:content-validation-name="val6" table:style-name="ce172">
            <text:p>No</text:p>
          </table:table-cell>
          <table:table-cell office:value-type="string" table:content-validation-name="val7" table:style-name="ce176">
            <text:p>Relazione con Tipologia</text:p>
          </table:table-cell>
          <table:table-cell table:content-validation-name="val9" table:style-name="ce179"/>
          <table:table-cell office:value-type="string" table:content-validation-name="val10" table:style-name="ce177">
            <text:p>Servizio</text:p>
          </table:table-cell>
          <table:table-cell office:value-type="string" table:content-validation-name="val8" table:style-name="ce179">
            <text:p>0...n</text:p>
          </table:table-cell>
          <table:table-cell table:style-name="ce89"/>
          <table:table-cell table:number-columns-repeated="16376" table:style-name="ce1"/>
        </table:table-row>
        <table:table-row table:style-name="ro1">
          <table:table-cell office:value-type="string" table:style-name="ce170">
            <text:p>Sede principale</text:p>
          </table:table-cell>
          <table:table-cell office:value-type="string" table:style-name="ce171">
            <text:p>Relazione con un luogo (sede fisica principale)</text:p>
          </table:table-cell>
          <table:table-cell office:value-type="string" table:content-validation-name="val6" table:style-name="ce172">
            <text:p>Sì</text:p>
          </table:table-cell>
          <table:table-cell office:value-type="string" table:content-validation-name="val7" table:style-name="ce173">
            <text:p>Relazione con Tipologia</text:p>
          </table:table-cell>
          <table:table-cell table:content-validation-name="val9" table:style-name="ce174"/>
          <table:table-cell office:value-type="string" table:content-validation-name="val10" table:style-name="ce185">
            <text:p>Luogo</text:p>
          </table:table-cell>
          <table:table-cell office:value-type="string" table:content-validation-name="val8" table:style-name="ce174">
            <text:p>1...1</text:p>
          </table:table-cell>
          <table:table-cell table:style-name="ce89"/>
          <table:table-cell table:number-columns-repeated="16376" table:style-name="ce1"/>
        </table:table-row>
        <table:table-row table:style-name="ro1">
          <table:table-cell office:value-type="string" table:style-name="ce170">
            <text:p>Altre sedi</text:p>
          </table:table-cell>
          <table:table-cell office:value-type="string" table:style-name="ce181">
            <text:p>Relazioni con eventuali altri luoghi che sono definibili come sedi</text:p>
          </table:table-cell>
          <table:table-cell office:value-type="string" table:content-validation-name="val6" table:style-name="ce172">
            <text:p>No</text:p>
          </table:table-cell>
          <table:table-cell office:value-type="string" table:content-validation-name="val7" table:style-name="ce176">
            <text:p>Relazione con Tipologia</text:p>
          </table:table-cell>
          <table:table-cell table:content-validation-name="val9" table:style-name="ce179"/>
          <table:table-cell office:value-type="string" table:content-validation-name="val10" table:style-name="ce177">
            <text:p>Luogo</text:p>
          </table:table-cell>
          <table:table-cell office:value-type="string" table:content-validation-name="val8" table:style-name="ce179">
            <text:p>0...n</text:p>
          </table:table-cell>
          <table:table-cell table:style-name="ce89"/>
          <table:table-cell table:number-columns-repeated="16376" table:style-name="ce1"/>
        </table:table-row>
        <table:table-row table:style-name="ro1">
          <table:table-cell office:value-type="string" table:style-name="ce170">
            <text:p>Contatti</text:p>
          </table:table-cell>
          <table:table-cell office:value-type="string" table:style-name="ce171">
            <text:p>Contatti dell'unità organizzativa</text:p>
          </table:table-cell>
          <table:table-cell office:value-type="string" table:content-validation-name="val6" table:style-name="ce172">
            <text:p>Sì</text:p>
          </table:table-cell>
          <table:table-cell office:value-type="string" table:content-validation-name="val7" table:style-name="ce173">
            <text:p>Relazione con Tipologia</text:p>
          </table:table-cell>
          <table:table-cell table:content-validation-name="val9" table:style-name="ce174"/>
          <table:table-cell office:value-type="string" table:content-validation-name="val10" table:style-name="ce185">
            <text:p>Punto di contatto</text:p>
          </table:table-cell>
          <table:table-cell office:value-type="string" table:content-validation-name="val8" table:style-name="ce174">
            <text:p>1...n</text:p>
          </table:table-cell>
          <table:table-cell table:style-name="ce89"/>
          <table:table-cell table:number-columns-repeated="16376" table:style-name="ce1"/>
        </table:table-row>
        <table:table-row table:style-name="ro1">
          <table:table-cell office:value-type="string" table:style-name="ce170">
            <text:p>Allegati</text:p>
          </table:table-cell>
          <table:table-cell office:value-type="string" table:style-name="ce181">
            <text:p>Elenco di documenti allegati alla struttura</text:p>
          </table:table-cell>
          <table:table-cell office:value-type="string" table:content-validation-name="val6" table:style-name="ce172">
            <text:p>No</text:p>
          </table:table-cell>
          <table:table-cell office:value-type="string" table:content-validation-name="val7" table:style-name="ce176">
            <text:p>Relazione con Tipologia</text:p>
          </table:table-cell>
          <table:table-cell table:content-validation-name="val9" table:style-name="ce179"/>
          <table:table-cell office:value-type="string" table:content-validation-name="val10" table:style-name="ce177">
            <text:p>Documento pubblico</text:p>
          </table:table-cell>
          <table:table-cell office:value-type="string" table:content-validation-name="val8" table:style-name="ce179">
            <text:p>0...n</text:p>
          </table:table-cell>
          <table:table-cell table:style-name="ce89"/>
          <table:table-cell table:number-columns-repeated="16376" table:style-name="ce1"/>
        </table:table-row>
        <table:table-row table:style-name="ro16">
          <table:table-cell office:value-type="string" table:style-name="ce170">
            <text:p>Orari e modalità di ricevimento</text:p>
          </table:table-cell>
          <table:table-cell office:value-type="string" table:style-name="ce181">
            <text:p>Informazioni su come avvengono le interlocuzioni di persona con l'unità organizzativa</text:p>
          </table:table-cell>
          <table:table-cell office:value-type="string" table:content-validation-name="val6" table:style-name="ce172">
            <text:p>No</text:p>
          </table:table-cell>
          <table:table-cell office:value-type="string" table:content-validation-name="val7" table:style-name="ce176">
            <text:p>Testo lungo (rich text)</text:p>
          </table:table-cell>
          <table:table-cell table:content-validation-name="val9" table:style-name="ce67"/>
          <table:table-cell table:content-validation-name="val10" table:style-name="ce67"/>
          <table:table-cell table:content-validation-name="val8" table:style-name="ce168"/>
          <table:table-cell table:style-name="ce82"/>
          <table:table-cell table:number-columns-repeated="16376"/>
        </table:table-row>
        <table:table-row table:style-name="ro16">
          <table:table-cell office:value-type="string" table:style-name="ce170">
            <text:p>Ulteriori informazioni</text:p>
          </table:table-cell>
          <table:table-cell office:value-type="string" table:style-name="ce181">
            <text:p>Ulteriori informazioni sulla struttura non contemplate dai campi precedenti</text:p>
          </table:table-cell>
          <table:table-cell office:value-type="string" table:content-validation-name="val6" table:style-name="ce172">
            <text:p>No</text:p>
          </table:table-cell>
          <table:table-cell office:value-type="string" table:content-validation-name="val7" table:style-name="ce176">
            <text:p>Testo lungo (rich text)</text:p>
          </table:table-cell>
          <table:table-cell table:content-validation-name="val9" table:style-name="ce179"/>
          <table:table-cell table:content-validation-name="val10" table:style-name="ce178"/>
          <table:table-cell table:style-name="ce67"/>
          <table:table-cell table:style-name="ce89"/>
          <table:table-cell table:number-columns-repeated="16376" table:style-name="ce1"/>
        </table:table-row>
        <table:table-row table:number-rows-repeated="1048556" table:style-name="ro23">
          <table:table-cell table:number-columns-repeated="16384"/>
        </table:table-row>
      </table:table>
      <table:table table:name="Tipologia_PERSONA_PUBBLICA" table:style-name="ta1">
        <table:table-column table:style-name="co35" table:default-cell-style-name="ce67"/>
        <table:table-column table:style-name="co36" table:default-cell-style-name="ce67"/>
        <table:table-column table:style-name="co37" table:default-cell-style-name="ce67"/>
        <table:table-column table:style-name="co35" table:default-cell-style-name="ce67"/>
        <table:table-column table:style-name="co38" table:default-cell-style-name="ce67"/>
        <table:table-column table:style-name="co39" table:number-columns-repeated="2"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21">
          <table:table-cell office:value-type="string" table:number-columns-spanned="7" table:number-rows-spanned="1" table:style-name="ce80">
            <text:p>Tipologia:<text:s/><text:span text:style-name="T8">PERSONA PUBBLICA</text:span></text:p>
          </table:table-cell>
          <table:covered-table-cell table:number-columns-repeated="6"/>
          <table:table-cell table:number-columns-repeated="16377" table:style-name="ce10"/>
        </table:table-row>
        <table:table-row table:style-name="ro8">
          <table:table-cell office:value-type="string" table:number-columns-spanned="7" table:number-rows-spanned="1" table:style-name="ce81">
            <text:p>Questa Tipologia descrive la struttura delle persone pubbliche che sono salienti per il dominio (sito di una casa di riposo), funzionale alla creazione di una scheda persona (content type "persona")</text:p>
          </table:table-cell>
          <table:covered-table-cell table:number-columns-repeated="6"/>
          <table:table-cell table:number-columns-repeated="16377" table:style-name="ce10"/>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10"/>
        </table:table-row>
        <table:table-row table:style-name="ro1">
          <table:table-cell office:value-type="string" table:style-name="ce190">
            <text:p>Nome</text:p>
          </table:table-cell>
          <table:table-cell office:value-type="string" table:style-name="ce191">
            <text:p>Nome della persona</text:p>
          </table:table-cell>
          <table:table-cell office:value-type="string" table:content-validation-name="val11" table:style-name="ce192">
            <text:p>Sì</text:p>
          </table:table-cell>
          <table:table-cell office:value-type="string" table:content-validation-name="val12" table:style-name="ce193">
            <text:p>Testo breve (max. 255 char)</text:p>
          </table:table-cell>
          <table:table-cell table:content-validation-name="val13" table:style-name="ce194"/>
          <table:table-cell table:content-validation-name="val14" table:style-name="ce194"/>
          <table:table-cell table:content-validation-name="val15" table:style-name="ce194"/>
          <table:table-cell table:number-columns-repeated="16377" table:style-name="ce67"/>
        </table:table-row>
        <table:table-row table:style-name="ro1">
          <table:table-cell office:value-type="string" table:style-name="ce190">
            <text:p>Cognome</text:p>
          </table:table-cell>
          <table:table-cell office:value-type="string" table:style-name="ce191">
            <text:p>Cognome della persona</text:p>
          </table:table-cell>
          <table:table-cell office:value-type="string" table:content-validation-name="val11" table:style-name="ce192">
            <text:p>Sì</text:p>
          </table:table-cell>
          <table:table-cell office:value-type="string" table:content-validation-name="val12" table:style-name="ce193">
            <text:p>Testo breve (max. 255 char)</text:p>
          </table:table-cell>
          <table:table-cell table:content-validation-name="val13" table:style-name="ce194"/>
          <table:table-cell table:content-validation-name="val14" table:style-name="ce194"/>
          <table:table-cell table:content-validation-name="val15" table:style-name="ce194"/>
          <table:table-cell table:number-columns-repeated="16377" table:style-name="ce67"/>
        </table:table-row>
        <table:table-row table:style-name="ro1">
          <table:table-cell office:value-type="string" table:style-name="ce195">
            <text:p>Foto della persona</text:p>
          </table:table-cell>
          <table:table-cell office:value-type="string" table:style-name="ce191">
            <text:p>Fotografia che ritrae il soggetto descritto nella scheda</text:p>
          </table:table-cell>
          <table:table-cell office:value-type="string" table:content-validation-name="val11" table:style-name="ce192">
            <text:p>No</text:p>
          </table:table-cell>
          <table:table-cell office:value-type="string" table:content-validation-name="val12" table:style-name="ce191">
            <text:p>File (blob)</text:p>
          </table:table-cell>
          <table:table-cell table:content-validation-name="val13" table:style-name="ce196"/>
          <table:table-cell table:content-validation-name="val14" table:style-name="ce197"/>
          <table:table-cell table:content-validation-name="val15" table:style-name="ce197"/>
          <table:table-cell table:number-columns-repeated="16377" table:style-name="ce67"/>
        </table:table-row>
        <table:table-row table:style-name="ro1">
          <table:table-cell office:value-type="string" table:style-name="ce190">
            <text:p>Incarichi</text:p>
          </table:table-cell>
          <table:table-cell office:value-type="string" table:style-name="ce193">
            <text:p>Collegamenti con gli incarichi</text:p>
          </table:table-cell>
          <table:table-cell office:value-type="string" table:content-validation-name="val11" table:style-name="ce198">
            <text:p>Sì</text:p>
          </table:table-cell>
          <table:table-cell office:value-type="string" table:content-validation-name="val12" table:style-name="ce191">
            <text:p>Relazione con Tipologia</text:p>
          </table:table-cell>
          <table:table-cell table:content-validation-name="val13" table:style-name="ce194"/>
          <table:table-cell office:value-type="string" table:content-validation-name="val14" table:style-name="ce199">
            <text:p>Incarico</text:p>
          </table:table-cell>
          <table:table-cell office:value-type="string" table:content-validation-name="val15" table:style-name="ce194">
            <text:p>0...n</text:p>
          </table:table-cell>
          <table:table-cell table:number-columns-repeated="16377" table:style-name="ce67"/>
        </table:table-row>
        <table:table-row table:style-name="ro24">
          <table:table-cell office:value-type="string" table:style-name="ce190">
            <text:p>Unità organizzative</text:p>
          </table:table-cell>
          <table:table-cell office:value-type="string" table:style-name="ce193">
            <text:p>Le organizzazioni di cui fa parte (senza incarichi)</text:p>
          </table:table-cell>
          <table:table-cell office:value-type="string" table:content-validation-name="val11" table:style-name="ce198">
            <text:p>No</text:p>
          </table:table-cell>
          <table:table-cell office:value-type="string" table:content-validation-name="val12" table:style-name="ce191">
            <text:p>Relazione con Tipologia</text:p>
          </table:table-cell>
          <table:table-cell table:content-validation-name="val13" table:style-name="ce194"/>
          <table:table-cell office:value-type="string" table:content-validation-name="val14" table:style-name="ce199">
            <text:p>Unità organizzativa</text:p>
          </table:table-cell>
          <table:table-cell office:value-type="string" table:content-validation-name="val15" table:style-name="ce194">
            <text:p>0...n</text:p>
          </table:table-cell>
          <table:table-cell table:style-name="ce82"/>
          <table:table-cell table:number-columns-repeated="16376"/>
        </table:table-row>
        <table:table-row table:style-name="ro16">
          <table:table-cell office:value-type="string" table:style-name="ce195">
            <text:p>Competenze</text:p>
          </table:table-cell>
          <table:table-cell office:value-type="string" table:style-name="ce191">
            <text:p>Se Persona Politica, descrizione testuale del ruolo oppure se Persona Amministrativa/Sanitaria, descrizione dei compiti di cui si occupa la persona</text:p>
          </table:table-cell>
          <table:table-cell office:value-type="string" table:content-validation-name="val11" table:style-name="ce192">
            <text:p>No</text:p>
          </table:table-cell>
          <table:table-cell office:value-type="string" table:content-validation-name="val12" table:style-name="ce191">
            <text:p>Testo lungo (rich text)</text:p>
          </table:table-cell>
          <table:table-cell table:content-validation-name="val13" table:style-name="ce197"/>
          <table:table-cell table:content-validation-name="val14" table:style-name="ce197"/>
          <table:table-cell table:content-validation-name="val15" table:style-name="ce197"/>
          <table:table-cell table:number-columns-repeated="16377" table:style-name="ce67"/>
        </table:table-row>
        <table:table-row table:style-name="ro16">
          <table:table-cell office:value-type="string" table:style-name="ce195">
            <text:p>Biografia</text:p>
          </table:table-cell>
          <table:table-cell office:value-type="string" table:style-name="ce191">
            <text:p>Solo per Persona Politica: testo descrittivo che riporta la biografia della persona</text:p>
          </table:table-cell>
          <table:table-cell office:value-type="string" table:content-validation-name="val11" table:style-name="ce192">
            <text:p>No</text:p>
          </table:table-cell>
          <table:table-cell office:value-type="string" table:content-validation-name="val12" table:style-name="ce191">
            <text:p>Testo lungo (rich text)</text:p>
          </table:table-cell>
          <table:table-cell table:content-validation-name="val13" table:style-name="ce197"/>
          <table:table-cell table:content-validation-name="val14" table:style-name="ce197"/>
          <table:table-cell table:content-validation-name="val15" table:style-name="ce197"/>
          <table:table-cell table:number-columns-repeated="16377" table:style-name="ce67"/>
        </table:table-row>
        <table:table-row table:style-name="ro16">
          <table:table-cell office:value-type="string" table:style-name="ce195">
            <text:p>Galleria di immagini</text:p>
          </table:table-cell>
          <table:table-cell office:value-type="string" table:style-name="ce191">
            <text:p>Solo per Persona Politica: gallery dell'attività politica e istituzionale della persona. Le foto sono corredate da didascalia</text:p>
          </table:table-cell>
          <table:table-cell office:value-type="string" table:content-validation-name="val11" table:style-name="ce192">
            <text:p>No</text:p>
          </table:table-cell>
          <table:table-cell office:value-type="string" table:content-validation-name="val12" table:style-name="ce200">
            <text:p>File (blob)</text:p>
          </table:table-cell>
          <table:table-cell table:content-validation-name="val13" table:style-name="ce197"/>
          <table:table-cell table:content-validation-name="val14" table:style-name="ce197"/>
          <table:table-cell table:content-validation-name="val15" table:style-name="ce197"/>
          <table:table-cell table:number-columns-repeated="16377" table:style-name="ce67"/>
        </table:table-row>
        <table:table-row table:style-name="ro1">
          <table:table-cell office:value-type="string" table:style-name="ce190">
            <text:p>Punti di contatto</text:p>
          </table:table-cell>
          <table:table-cell office:value-type="string" table:style-name="ce191">
            <text:p>Punti di contatto della persona</text:p>
          </table:table-cell>
          <table:table-cell office:value-type="string" table:content-validation-name="val11" table:style-name="ce192">
            <text:p>Sì</text:p>
          </table:table-cell>
          <table:table-cell office:value-type="string" table:content-validation-name="val12" table:style-name="ce191">
            <text:p>Relazione con Tipologia</text:p>
          </table:table-cell>
          <table:table-cell table:content-validation-name="val13" table:style-name="ce194"/>
          <table:table-cell office:value-type="string" table:content-validation-name="val14" table:style-name="ce199">
            <text:p>Punto di contatto</text:p>
          </table:table-cell>
          <table:table-cell office:value-type="string" table:content-validation-name="val15" table:style-name="ce194">
            <text:p>1...n</text:p>
          </table:table-cell>
          <table:table-cell table:number-columns-repeated="16377" table:style-name="ce67"/>
        </table:table-row>
        <table:table-row table:style-name="ro1">
          <table:table-cell office:value-type="string" table:style-name="ce195">
            <text:p>Curriculum Vitae</text:p>
          </table:table-cell>
          <table:table-cell office:value-type="string" table:style-name="ce191">
            <text:p>Curriculum vitae</text:p>
          </table:table-cell>
          <table:table-cell office:value-type="string" table:content-validation-name="val11" table:style-name="ce192">
            <text:p>No</text:p>
          </table:table-cell>
          <table:table-cell office:value-type="string" table:content-validation-name="val12" table:style-name="ce191">
            <text:p>File (blob)</text:p>
          </table:table-cell>
          <table:table-cell table:content-validation-name="val13" table:style-name="ce197"/>
          <table:table-cell table:content-validation-name="val14" table:style-name="ce197"/>
          <table:table-cell table:content-validation-name="val15" table:style-name="ce197"/>
          <table:table-cell table:number-columns-repeated="16377" table:style-name="ce67"/>
        </table:table-row>
        <table:table-row table:style-name="ro1">
          <table:table-cell office:value-type="string" table:style-name="ce195">
            <text:p>Situazione patrimoniale</text:p>
          </table:table-cell>
          <table:table-cell office:value-type="string" table:style-name="ce191">
            <text:p>Solo per Persona Politica: situazione patrimoniale della persona</text:p>
          </table:table-cell>
          <table:table-cell office:value-type="string" table:content-validation-name="val11" table:style-name="ce192">
            <text:p>No</text:p>
          </table:table-cell>
          <table:table-cell office:value-type="string" table:content-validation-name="val12" table:style-name="ce191">
            <text:p>Testo lungo (rich text)</text:p>
          </table:table-cell>
          <table:table-cell table:content-validation-name="val13" table:style-name="ce197"/>
          <table:table-cell table:content-validation-name="val14" table:style-name="ce197"/>
          <table:table-cell table:content-validation-name="val15" table:style-name="ce197"/>
          <table:table-cell table:number-columns-repeated="16377" table:style-name="ce67"/>
        </table:table-row>
        <table:table-row table:style-name="ro25">
          <table:table-cell office:value-type="string" table:style-name="ce195">
            <text:p>Dichiarazione dei redditi</text:p>
          </table:table-cell>
          <table:table-cell office:value-type="string" table:style-name="ce191">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office:value-type="string" table:content-validation-name="val11" table:style-name="ce192">
            <text:p>No</text:p>
          </table:table-cell>
          <table:table-cell office:value-type="string" table:content-validation-name="val12" table:style-name="ce191">
            <text:p>File (blob)</text:p>
          </table:table-cell>
          <table:table-cell table:content-validation-name="val13" table:style-name="ce197"/>
          <table:table-cell table:content-validation-name="val14" table:style-name="ce197"/>
          <table:table-cell table:content-validation-name="val15" table:style-name="ce197"/>
          <table:table-cell table:number-columns-repeated="16377" table:style-name="ce67"/>
        </table:table-row>
        <table:table-row table:style-name="ro26">
          <table:table-cell office:value-type="string" table:style-name="ce195">
            <text:p>Spese elettorali</text:p>
          </table:table-cell>
          <table:table-cell office:value-type="string" table:style-name="ce191">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office:value-type="string" table:content-validation-name="val11" table:style-name="ce192">
            <text:p>No</text:p>
          </table:table-cell>
          <table:table-cell office:value-type="string" table:content-validation-name="val12" table:style-name="ce191">
            <text:p>File (blob)</text:p>
          </table:table-cell>
          <table:table-cell table:content-validation-name="val13" table:style-name="ce197"/>
          <table:table-cell table:content-validation-name="val14" table:style-name="ce197"/>
          <table:table-cell table:content-validation-name="val15" table:style-name="ce197"/>
          <table:table-cell table:number-columns-repeated="16377" table:style-name="ce67"/>
        </table:table-row>
        <table:table-row table:style-name="ro18">
          <table:table-cell office:value-type="string" table:style-name="ce195">
            <text:p>Variazioni situazione patrimoniale</text:p>
          </table:table-cell>
          <table:table-cell office:value-type="string" table:style-name="ce191">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office:value-type="string" table:content-validation-name="val11" table:style-name="ce192">
            <text:p>No</text:p>
          </table:table-cell>
          <table:table-cell office:value-type="string" table:content-validation-name="val12" table:style-name="ce191">
            <text:p>File (blob)</text:p>
          </table:table-cell>
          <table:table-cell table:content-validation-name="val13" table:style-name="ce197"/>
          <table:table-cell table:content-validation-name="val14" table:style-name="ce197"/>
          <table:table-cell table:content-validation-name="val15" table:style-name="ce197"/>
          <table:table-cell table:number-columns-repeated="16377" table:style-name="ce67"/>
        </table:table-row>
        <table:table-row table:style-name="ro12">
          <table:table-cell office:value-type="string" table:style-name="ce195">
            <text:p>Altre cariche</text:p>
          </table:table-cell>
          <table:table-cell office:value-type="string" table:style-name="ce201">
            <text:p>Obbligatorio per Persona che ha incarichi o cariche politiche: i dati relativi all'assunzione di altre cariche, presso enti pubblici o privati, ed i relativi compensi a qualsiasi titolo corrisposti.</text:p>
          </table:table-cell>
          <table:table-cell office:value-type="string" table:content-validation-name="val11" table:style-name="ce192">
            <text:p>No</text:p>
          </table:table-cell>
          <table:table-cell table:content-validation-name="val12" table:style-name="ce191"/>
          <table:table-cell table:content-validation-name="val13" table:style-name="ce197"/>
          <table:table-cell table:content-validation-name="val14" table:style-name="ce197"/>
          <table:table-cell table:content-validation-name="val15" table:style-name="ce197"/>
          <table:table-cell table:number-columns-repeated="16377" table:style-name="ce67"/>
        </table:table-row>
        <table:table-row table:style-name="ro1">
          <table:table-cell office:value-type="string" table:style-name="ce186">
            <text:p>Ulteriori informazioni</text:p>
          </table:table-cell>
          <table:table-cell office:value-type="string" table:style-name="ce187">
            <text:p>Ulteriori informazioni relative alla persona</text:p>
          </table:table-cell>
          <table:table-cell office:value-type="string" table:content-validation-name="val11" table:style-name="ce188">
            <text:p>No</text:p>
          </table:table-cell>
          <table:table-cell office:value-type="string" table:content-validation-name="val12" table:style-name="ce187">
            <text:p>Testo lungo (rich text)</text:p>
          </table:table-cell>
          <table:table-cell table:content-validation-name="val13" table:style-name="ce189"/>
          <table:table-cell table:content-validation-name="val14" table:style-name="ce189"/>
          <table:table-cell table:content-validation-name="val15" table:style-name="ce189"/>
          <table:table-cell table:number-columns-repeated="16377" table:style-name="ce67"/>
        </table:table-row>
        <table:table-row table:style-name="ro1">
          <table:table-cell office:value-type="string" table:style-name="ce195">
            <text:p>Orari di ricevimento</text:p>
          </table:table-cell>
          <table:table-cell office:value-type="string" table:style-name="ce187">
            <text:p>Gli orari in cui questa persona è disponibile per ricevere il pubblico</text:p>
          </table:table-cell>
          <table:table-cell office:value-type="string" table:content-validation-name="val11" table:style-name="ce188">
            <text:p>No</text:p>
          </table:table-cell>
          <table:table-cell office:value-type="string" table:content-validation-name="val12" table:style-name="ce187">
            <text:p>Testo lungo (rich text)</text:p>
          </table:table-cell>
          <table:table-cell table:style-name="ce98"/>
          <table:table-cell table:number-columns-repeated="2" table:style-name="ce67"/>
          <table:table-cell table:style-name="ce82"/>
          <table:table-cell table:number-columns-repeated="16376"/>
        </table:table-row>
        <table:table-row table:style-name="ro16">
          <table:table-cell office:value-type="string" table:style-name="ce195">
            <text:p>Descrizione breve</text:p>
          </table:table-cell>
          <table:table-cell office:value-type="string" table:style-name="ce187">
            <text:p>Breve descrizione della Persona Pubblica. Comparirà all'interno delle card di presentazione del contenuto.</text:p>
          </table:table-cell>
          <table:table-cell office:value-type="string" table:content-validation-name="val11" table:style-name="ce188">
            <text:p>No</text:p>
          </table:table-cell>
          <table:table-cell office:value-type="string" table:content-validation-name="val12" table:style-name="ce187">
            <text:p>Testo lungo (rich text)</text:p>
          </table:table-cell>
          <table:table-cell table:style-name="ce98"/>
          <table:table-cell table:number-columns-repeated="16379" table:style-name="ce67"/>
        </table:table-row>
        <table:table-row table:number-rows-repeated="1048555" table:style-name="ro10">
          <table:table-cell table:number-columns-repeated="16384"/>
        </table:table-row>
      </table:table>
      <table:table table:name="Tipologia_INCARICO" table:style-name="ta1">
        <table:table-column table:style-name="co35" table:default-cell-style-name="ce67"/>
        <table:table-column table:style-name="co41" table:default-cell-style-name="ce67"/>
        <table:table-column table:style-name="co37" table:default-cell-style-name="ce67"/>
        <table:table-column table:style-name="co35" table:default-cell-style-name="ce67"/>
        <table:table-column table:style-name="co38" table:default-cell-style-name="ce67"/>
        <table:table-column table:style-name="co39" table:number-columns-repeated="2"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21">
          <table:table-cell office:value-type="string" table:number-columns-spanned="7" table:number-rows-spanned="1" table:style-name="ce80">
            <text:p>Tipologia:<text:s/><text:span text:style-name="T8">INCARICO O CARICA</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81">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12">
          <table:table-cell office:value-type="string" table:style-name="ce203">
            <text:p>Titolo carica o incarico</text:p>
          </table:table-cell>
          <table:table-cell office:value-type="string" table:style-name="ce204">
            <text:p>Descrizione testuale della carica o incarico/ruolo (Es. <text:s/>Presidente del Consiglio di Amministrazione, Amministratore di sistema, Psicologo)</text:p>
          </table:table-cell>
          <table:table-cell office:value-type="string" table:content-validation-name="val16" table:style-name="ce205">
            <text:p>Sì</text:p>
          </table:table-cell>
          <table:table-cell office:value-type="string" table:content-validation-name="val20" table:style-name="ce204">
            <text:p>Testo breve (max. 255 char)</text:p>
          </table:table-cell>
          <table:table-cell table:content-validation-name="val17" table:style-name="ce206"/>
          <table:table-cell table:content-validation-name="val18" table:style-name="ce206"/>
          <table:table-cell table:content-validation-name="val19" table:style-name="ce206"/>
          <table:table-cell table:style-name="ce82"/>
          <table:table-cell table:number-columns-repeated="16376"/>
        </table:table-row>
        <table:table-row table:style-name="ro1">
          <table:table-cell office:value-type="string" table:style-name="ce203">
            <text:p>Tipo di incarico</text:p>
          </table:table-cell>
          <table:table-cell office:value-type="string" table:style-name="ce204">
            <text:p>Classificazione dei tipi di incarico</text:p>
          </table:table-cell>
          <table:table-cell office:value-type="string" table:content-validation-name="val16" table:style-name="ce205">
            <text:p>Sì</text:p>
          </table:table-cell>
          <table:table-cell office:value-type="string" table:content-validation-name="val20" table:style-name="ce204">
            <text:p>Tassonomia</text:p>
          </table:table-cell>
          <table:table-cell office:value-type="string" table:content-validation-name="val17" table:style-name="ce207">
            <text:p>Tipi di incarico</text:p>
          </table:table-cell>
          <table:table-cell table:content-validation-name="val18" table:style-name="ce206"/>
          <table:table-cell office:value-type="string" table:content-validation-name="val19" table:style-name="ce206">
            <text:p>1...1</text:p>
          </table:table-cell>
          <table:table-cell table:number-columns-repeated="16377" table:style-name="ce67"/>
        </table:table-row>
        <table:table-row table:style-name="ro1">
          <table:table-cell office:value-type="string" table:style-name="ce203">
            <text:p>Persona</text:p>
          </table:table-cell>
          <table:table-cell office:value-type="string" table:style-name="ce208">
            <text:p>La persona che ha la carica e l'incarico</text:p>
          </table:table-cell>
          <table:table-cell office:value-type="string" table:content-validation-name="val16" table:style-name="ce205">
            <text:p>Sì</text:p>
          </table:table-cell>
          <table:table-cell office:value-type="string" table:content-validation-name="val20" table:style-name="ce208">
            <text:p>Relazione con Tipologia</text:p>
          </table:table-cell>
          <table:table-cell table:content-validation-name="val17" table:style-name="ce209"/>
          <table:table-cell office:value-type="string" table:content-validation-name="val18" table:style-name="ce206">
            <text:p>Persona pubblica</text:p>
          </table:table-cell>
          <table:table-cell office:value-type="string" table:content-validation-name="val19" table:style-name="ce206">
            <text:p>1...1</text:p>
          </table:table-cell>
          <table:table-cell table:number-columns-repeated="16377" table:style-name="ce67"/>
        </table:table-row>
        <table:table-row table:style-name="ro16">
          <table:table-cell office:value-type="string" table:style-name="ce203">
            <text:p>Link alla trasparenza</text:p>
          </table:table-cell>
          <table:table-cell office:value-type="string" table:style-name="ce5">
            <text:p>Collegamento ipertestuale alla scheda dell'incarico in Amministrazione Trasparente</text:p>
          </table:table-cell>
          <table:table-cell office:value-type="string" table:content-validation-name="val16" table:style-name="ce211">
            <text:p>No</text:p>
          </table:table-cell>
          <table:table-cell table:content-validation-name="val20" table:style-name="ce204"/>
          <table:table-cell table:content-validation-name="val17" table:style-name="ce206"/>
          <table:table-cell table:content-validation-name="val18" table:style-name="ce206"/>
          <table:table-cell table:content-validation-name="val19" table:style-name="ce206"/>
          <table:table-cell table:number-columns-repeated="16377" table:style-name="ce67"/>
        </table:table-row>
        <table:table-row table:style-name="ro3">
          <table:table-cell office:value-type="string" table:style-name="ce203">
            <text:p>Incarico di responsabilità</text:p>
          </table:table-cell>
          <table:table-cell office:value-type="string" table:style-name="ce208">
            <text:p>Indicazione della responsabilità dell’incarico (Di responsabilità / Non di responsabilità)</text:p>
          </table:table-cell>
          <table:table-cell office:value-type="string" table:content-validation-name="val16" table:style-name="ce205">
            <text:p>Sì</text:p>
          </table:table-cell>
          <table:table-cell table:content-validation-name="val20" table:style-name="ce208"/>
          <table:table-cell table:content-validation-name="val17" table:style-name="ce209"/>
          <table:table-cell table:content-validation-name="val18" table:style-name="ce206"/>
          <table:table-cell table:content-validation-name="val19" table:style-name="ce206"/>
          <table:table-cell table:style-name="ce82"/>
          <table:table-cell table:number-columns-repeated="16376"/>
        </table:table-row>
        <table:table-row table:style-name="ro1">
          <table:table-cell office:value-type="string" table:style-name="ce210">
            <text:p>Unità organizzative</text:p>
          </table:table-cell>
          <table:table-cell office:value-type="string" table:style-name="ce208">
            <text:p>Le organizzazioni presso la quali svolge l'incarico</text:p>
          </table:table-cell>
          <table:table-cell office:value-type="string" table:content-validation-name="val16" table:style-name="ce205">
            <text:p>No</text:p>
          </table:table-cell>
          <table:table-cell office:value-type="string" table:content-validation-name="val20" table:style-name="ce208">
            <text:p>Relazione con Tipologia</text:p>
          </table:table-cell>
          <table:table-cell table:content-validation-name="val17" table:style-name="ce212"/>
          <table:table-cell office:value-type="string" table:content-validation-name="val18" table:style-name="ce212">
            <text:p>Unità organizzativa</text:p>
          </table:table-cell>
          <table:table-cell office:value-type="string" table:content-validation-name="val19" table:style-name="ce212">
            <text:p>0...n</text:p>
          </table:table-cell>
          <table:table-cell table:number-columns-repeated="16377" table:style-name="ce10"/>
        </table:table-row>
        <table:table-row table:style-name="ro1">
          <table:table-cell office:value-type="string" table:style-name="ce210">
            <text:p>Data inizio incarico</text:p>
          </table:table-cell>
          <table:table-cell office:value-type="string" table:style-name="ce208">
            <text:p>Data di inizio dell'incarico</text:p>
          </table:table-cell>
          <table:table-cell office:value-type="string" table:content-validation-name="val16" table:style-name="ce205">
            <text:p>No</text:p>
          </table:table-cell>
          <table:table-cell office:value-type="string" table:content-validation-name="val20" table:style-name="ce208">
            <text:p>Datetime (tutti i formati)</text:p>
          </table:table-cell>
          <table:table-cell table:content-validation-name="val17" table:style-name="ce212"/>
          <table:table-cell table:content-validation-name="val18" table:style-name="ce212"/>
          <table:table-cell table:content-validation-name="val19" table:style-name="ce212"/>
          <table:table-cell table:number-columns-repeated="16377" table:style-name="ce67"/>
        </table:table-row>
        <table:table-row table:style-name="ro3">
          <table:table-cell office:value-type="string" table:style-name="ce210">
            <text:p>Data conclusione incarico</text:p>
          </table:table-cell>
          <table:table-cell office:value-type="string" table:style-name="ce208">
            <text:p>Data in cui termina l'incarico o la carica</text:p>
          </table:table-cell>
          <table:table-cell office:value-type="string" table:content-validation-name="val16" table:style-name="ce205">
            <text:p>No</text:p>
          </table:table-cell>
          <table:table-cell office:value-type="string" table:content-validation-name="val20" table:style-name="ce208">
            <text:p>Datetime (tutti i formati)</text:p>
          </table:table-cell>
          <table:table-cell table:content-validation-name="val17" table:style-name="ce212"/>
          <table:table-cell table:content-validation-name="val18" table:style-name="ce212"/>
          <table:table-cell table:content-validation-name="val19" table:style-name="ce212"/>
          <table:table-cell table:number-columns-repeated="16377" table:style-name="ce67"/>
        </table:table-row>
        <table:table-row table:style-name="ro1">
          <table:table-cell office:value-type="string" table:style-name="ce210">
            <text:p>Data insediamento</text:p>
          </table:table-cell>
          <table:table-cell office:value-type="string" table:style-name="ce208">
            <text:p>Solo per incarichi politici: specificare la data di insediamento</text:p>
          </table:table-cell>
          <table:table-cell office:value-type="string" table:content-validation-name="val16" table:style-name="ce205">
            <text:p>No</text:p>
          </table:table-cell>
          <table:table-cell office:value-type="string" table:content-validation-name="val20" table:style-name="ce208">
            <text:p>Datetime (tutti i formati)</text:p>
          </table:table-cell>
          <table:table-cell table:content-validation-name="val17" table:style-name="ce212"/>
          <table:table-cell table:content-validation-name="val18" table:style-name="ce212"/>
          <table:table-cell table:content-validation-name="val19" table:style-name="ce212"/>
          <table:table-cell table:number-columns-repeated="16377" table:style-name="ce67"/>
        </table:table-row>
        <table:table-row table:style-name="ro1">
          <table:table-cell office:value-type="string" table:style-name="ce210">
            <text:p>Ulteriori informazioni</text:p>
          </table:table-cell>
          <table:table-cell office:value-type="string" table:style-name="ce208">
            <text:p>Ulteriori informazioni relative all'incarico</text:p>
          </table:table-cell>
          <table:table-cell office:value-type="string" table:content-validation-name="val16" table:style-name="ce205">
            <text:p>No</text:p>
          </table:table-cell>
          <table:table-cell office:value-type="string" table:content-validation-name="val20" table:style-name="ce208">
            <text:p>Testo lungo (rich text)</text:p>
          </table:table-cell>
          <table:table-cell table:content-validation-name="val17" table:style-name="ce212"/>
          <table:table-cell table:content-validation-name="val18" table:style-name="ce212"/>
          <table:table-cell table:content-validation-name="val19" table:style-name="ce212"/>
          <table:table-cell table:number-columns-repeated="16377" table:style-name="ce67"/>
        </table:table-row>
        <table:table-row table:style-name="ro1">
          <table:table-cell office:value-type="string" table:style-name="ce210">
            <text:p>Atto di nomina</text:p>
          </table:table-cell>
          <table:table-cell office:value-type="string" table:style-name="ce208">
            <text:p>Inserire riferimento all'atto di nomina della persona</text:p>
          </table:table-cell>
          <table:table-cell office:value-type="string" table:content-validation-name="val16" table:style-name="ce205">
            <text:p>No</text:p>
          </table:table-cell>
          <table:table-cell office:value-type="string" table:content-validation-name="val20" table:style-name="ce208">
            <text:p>Relazione con Tipologia</text:p>
          </table:table-cell>
          <table:table-cell table:content-validation-name="val17" table:style-name="ce212"/>
          <table:table-cell office:value-type="string" table:content-validation-name="val18" table:style-name="ce212">
            <text:p>Documento pubblico</text:p>
          </table:table-cell>
          <table:table-cell office:value-type="string" table:content-validation-name="val19" table:style-name="ce212">
            <text:p>0...1</text:p>
          </table:table-cell>
          <table:table-cell table:number-columns-repeated="16377" table:style-name="ce67"/>
        </table:table-row>
        <table:table-row table:style-name="ro16">
          <table:table-cell office:value-type="string" table:style-name="ce210">
            <text:p>Compensi</text:p>
          </table:table-cell>
          <table:table-cell office:value-type="string" table:style-name="ce208">
            <text:p>Solo per incarico politico: compensi di qualsiasi natura connessi all'assunzione della carica</text:p>
          </table:table-cell>
          <table:table-cell office:value-type="string" table:content-validation-name="val16" table:style-name="ce205">
            <text:p>No</text:p>
          </table:table-cell>
          <table:table-cell office:value-type="string" table:content-validation-name="val20" table:style-name="ce208">
            <text:p>Testo lungo (rich text)</text:p>
          </table:table-cell>
          <table:table-cell table:content-validation-name="val17" table:style-name="ce212"/>
          <table:table-cell table:content-validation-name="val18" table:style-name="ce212"/>
          <table:table-cell table:content-validation-name="val19" table:style-name="ce212"/>
          <table:table-cell table:number-columns-repeated="16377" table:style-name="ce67"/>
        </table:table-row>
        <table:table-row table:style-name="ro3">
          <table:table-cell office:value-type="string" table:style-name="ce210">
            <text:p>Importi di viaggio e/o servizio</text:p>
          </table:table-cell>
          <table:table-cell office:value-type="string" table:style-name="ce208">
            <text:p>Solo per incarico politico: importi di viaggi di servizio e missioni pagati con fondi pubblici</text:p>
          </table:table-cell>
          <table:table-cell office:value-type="string" table:content-validation-name="val16" table:style-name="ce205">
            <text:p>No</text:p>
          </table:table-cell>
          <table:table-cell office:value-type="string" table:content-validation-name="val20" table:style-name="ce208">
            <text:p>Testo lungo (rich text)</text:p>
          </table:table-cell>
          <table:table-cell table:content-validation-name="val17" table:style-name="ce212"/>
          <table:table-cell table:content-validation-name="val18" table:style-name="ce212"/>
          <table:table-cell table:content-validation-name="val19" table:style-name="ce212"/>
          <table:table-cell table:number-columns-repeated="16377" table:style-name="ce67"/>
        </table:table-row>
        <table:table-row table:style-name="ro1">
          <table:table-cell office:value-type="string" table:style-name="ce210">
            <text:p>Servizi dell'incarico</text:p>
          </table:table-cell>
          <table:table-cell office:value-type="string" table:style-name="ce208">
            <text:p>Scegli i servizi erogati da questo ruolo</text:p>
          </table:table-cell>
          <table:table-cell office:value-type="string" table:content-validation-name="val16" table:style-name="ce205">
            <text:p>No</text:p>
          </table:table-cell>
          <table:table-cell office:value-type="string" table:content-validation-name="val20" table:style-name="ce208">
            <text:p>Relazione con Tipologia</text:p>
          </table:table-cell>
          <table:table-cell table:content-validation-name="val17" table:style-name="ce212"/>
          <table:table-cell office:value-type="string" table:content-validation-name="val18" table:style-name="ce212">
            <text:p>Servizio</text:p>
          </table:table-cell>
          <table:table-cell office:value-type="string" table:content-validation-name="val19" table:style-name="ce212">
            <text:p>0...n</text:p>
          </table:table-cell>
          <table:table-cell table:number-columns-repeated="16377"/>
        </table:table-row>
        <table:table-row table:style-name="ro1">
          <table:table-cell office:value-type="string" table:style-name="ce210">
            <text:p>Luoghi dell'incarico</text:p>
          </table:table-cell>
          <table:table-cell office:value-type="string" table:style-name="ce208">
            <text:p>Scegli i luoghi oggetto di incarico</text:p>
          </table:table-cell>
          <table:table-cell office:value-type="string" table:content-validation-name="val16" table:style-name="ce205">
            <text:p>No</text:p>
          </table:table-cell>
          <table:table-cell office:value-type="string" table:content-validation-name="val20" table:style-name="ce202">
            <text:p>Relazione con Tipologia</text:p>
          </table:table-cell>
          <table:table-cell table:content-validation-name="val17" table:style-name="ce212"/>
          <table:table-cell office:value-type="string" table:content-validation-name="val18" table:style-name="ce212">
            <text:p>Luogo</text:p>
          </table:table-cell>
          <table:table-cell office:value-type="string" table:content-validation-name="val19" table:style-name="ce212">
            <text:p>0...n</text:p>
          </table:table-cell>
          <table:table-cell table:number-columns-repeated="16377"/>
        </table:table-row>
        <table:table-row table:style-name="ro16">
          <table:table-cell office:value-type="string" table:style-name="ce210">
            <text:p>Contatti dell'incarico</text:p>
          </table:table-cell>
          <table:table-cell office:value-type="string" table:style-name="ce208">
            <text:p>Scegli i contatti specifici dell'incarico. Verranno mostrati al posto dei contatti della persona nelle pagine di luoghi e servizi</text:p>
          </table:table-cell>
          <table:table-cell office:value-type="string" table:content-validation-name="val16" table:style-name="ce205">
            <text:p>No</text:p>
          </table:table-cell>
          <table:table-cell office:value-type="string" table:content-validation-name="val20" table:style-name="ce202">
            <text:p>Relazione con Tipologia</text:p>
          </table:table-cell>
          <table:table-cell table:content-validation-name="val17" table:style-name="ce212"/>
          <table:table-cell office:value-type="string" table:content-validation-name="val18" table:style-name="ce212">
            <text:p>Punto di contatto</text:p>
          </table:table-cell>
          <table:table-cell office:value-type="string" table:content-validation-name="val19" table:style-name="ce212">
            <text:p>0...n</text:p>
          </table:table-cell>
          <table:table-cell table:number-columns-repeated="16377"/>
        </table:table-row>
        <table:table-row table:number-rows-repeated="6" table:style-name="ro1">
          <table:table-cell table:style-name="ce210"/>
          <table:table-cell table:style-name="ce208"/>
          <table:table-cell table:content-validation-name="val16" table:style-name="ce205"/>
          <table:table-cell table:content-validation-name="val20" table:style-name="ce208"/>
          <table:table-cell table:content-validation-name="val17" table:style-name="ce212"/>
          <table:table-cell table:content-validation-name="val18" table:style-name="ce212"/>
          <table:table-cell table:content-validation-name="val19" table:style-name="ce212"/>
          <table:table-cell table:number-columns-repeated="16377"/>
        </table:table-row>
        <table:table-row table:number-rows-repeated="1048551" table:style-name="ro10">
          <table:table-cell table:number-columns-repeated="16384"/>
        </table:table-row>
      </table:table>
      <table:table table:name="Tipologia_LUOGO" table:style-name="ta1">
        <table:table-column table:style-name="co42" table:default-cell-style-name="ce67"/>
        <table:table-column table:style-name="co43" table:default-cell-style-name="ce67"/>
        <table:table-column table:style-name="co44" table:default-cell-style-name="ce67"/>
        <table:table-column table:style-name="co42" table:number-columns-repeated="2" table:default-cell-style-name="ce67"/>
        <table:table-column table:style-name="co39" table:number-columns-repeated="2" table:default-cell-style-name="ce67"/>
        <table:table-column table:style-name="co4" table:number-columns-repeated="1017" table:default-cell-style-name="ce67"/>
        <table:table-column table:style-name="co5" table:number-columns-repeated="15360" table:default-cell-style-name="ce67"/>
        <table:table-row table:style-name="ro21">
          <table:table-cell office:value-type="string" table:number-columns-spanned="7" table:number-rows-spanned="1" table:style-name="ce80">
            <text:p>Tipologia:<text:s/><text:span text:style-name="T8">LUOGO</text:span><text:s/>di interesse pubblico</text:p>
          </table:table-cell>
          <table:covered-table-cell table:number-columns-repeated="6"/>
          <table:table-cell table:number-columns-repeated="16377"/>
        </table:table-row>
        <table:table-row table:style-name="ro8">
          <table:table-cell office:value-type="string" table:number-columns-spanned="7" table:number-rows-spanned="1" table:style-name="ce105">
            <text:p><text:a xlink:href="http://schema.org/">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table-row>
        <table:table-row table:style-name="ro16">
          <table:table-cell office:value-type="string" table:style-name="ce213">
            <text:p>Nome del luogo</text:p>
          </table:table-cell>
          <table:table-cell office:value-type="string" table:style-name="ce214">
            <text:p>Nome principale del luogo o nome con il quale il luogo è conosciuto (ad es. Colosseo)</text:p>
          </table:table-cell>
          <table:table-cell office:value-type="string" table:content-validation-name="val21" table:style-name="ce215">
            <text:p>Sì</text:p>
          </table:table-cell>
          <table:table-cell office:value-type="string" table:content-validation-name="val23" table:style-name="ce216">
            <text:p>Testo breve (max. 255 char)</text:p>
          </table:table-cell>
          <table:table-cell table:content-validation-name="val24" table:style-name="ce217"/>
          <table:table-cell table:content-validation-name="val25" table:style-name="ce217"/>
          <table:table-cell table:content-validation-name="val26" table:style-name="ce217"/>
          <table:table-cell table:number-columns-repeated="16377"/>
        </table:table-row>
        <table:table-row table:style-name="ro1">
          <table:table-cell office:value-type="string" table:style-name="ce218">
            <text:p>Nome alternativo</text:p>
          </table:table-cell>
          <table:table-cell office:value-type="string" table:style-name="ce219">
            <text:p>Nome alternativo o secondario del luogo (ad es. Anfiteatro Flavio)</text:p>
          </table:table-cell>
          <table:table-cell office:value-type="string" table:content-validation-name="val21" table:style-name="ce220">
            <text:p>No</text:p>
          </table:table-cell>
          <table:table-cell office:value-type="string" table:content-validation-name="val23" table:style-name="ce221">
            <text:p>Testo breve (max. 255 char)</text:p>
          </table:table-cell>
          <table:table-cell table:content-validation-name="val24" table:style-name="ce222"/>
          <table:table-cell table:content-validation-name="val25" table:style-name="ce222"/>
          <table:table-cell table:content-validation-name="val26" table:style-name="ce222"/>
          <table:table-cell table:number-columns-repeated="16377"/>
        </table:table-row>
        <table:table-row table:style-name="ro1">
          <table:table-cell office:value-type="string" table:style-name="ce223">
            <text:p>Argomenti</text:p>
          </table:table-cell>
          <table:table-cell office:value-type="string" table:style-name="ce224">
            <text:p>Argomenti collegabili</text:p>
          </table:table-cell>
          <table:table-cell office:value-type="string" table:content-validation-name="val22" table:style-name="ce225">
            <text:p>No</text:p>
          </table:table-cell>
          <table:table-cell office:value-type="string" table:content-validation-name="val23" table:style-name="ce226">
            <text:p>Tassonomia</text:p>
          </table:table-cell>
          <table:table-cell office:value-type="string" table:content-validation-name="val24" table:style-name="ce227">
            <text:p>Argomenti</text:p>
          </table:table-cell>
          <table:table-cell table:content-validation-name="val25" table:style-name="ce228"/>
          <table:table-cell office:value-type="string" table:content-validation-name="val26" table:style-name="ce229">
            <text:p>0...n</text:p>
          </table:table-cell>
          <table:table-cell table:number-columns-repeated="16377"/>
        </table:table-row>
        <table:table-row table:style-name="ro16">
          <table:table-cell office:value-type="string" table:style-name="ce223">
            <text:p>Tipo di luogo</text:p>
          </table:table-cell>
          <table:table-cell office:value-type="string" table:style-name="ce219">
            <text:p>Una classificazione dei luoghi di pubblico interesse. Non obbligatoria perché il luogo potrebbe non essere un POI</text:p>
          </table:table-cell>
          <table:table-cell office:value-type="string" table:content-validation-name="val21" table:style-name="ce220">
            <text:p>No</text:p>
          </table:table-cell>
          <table:table-cell office:value-type="string" table:content-validation-name="val23" table:style-name="ce221">
            <text:p>Tassonomia</text:p>
          </table:table-cell>
          <table:table-cell office:value-type="string" table:content-validation-name="val24" table:style-name="ce222">
            <text:p>Tipi di Luogo</text:p>
          </table:table-cell>
          <table:table-cell table:content-validation-name="val25" table:style-name="ce222"/>
          <table:table-cell office:value-type="string" table:content-validation-name="val26" table:style-name="ce222">
            <text:p>0...n</text:p>
          </table:table-cell>
          <table:table-cell table:number-columns-repeated="16377"/>
        </table:table-row>
        <table:table-row table:style-name="ro27">
          <table:table-cell office:value-type="string" table:style-name="ce223">
            <text:p>Immagine</text:p>
          </table:table-cell>
          <table:table-cell office:value-type="string" table:style-name="ce219">
            <text:p>Immagine principale del luogo</text:p>
          </table:table-cell>
          <table:table-cell office:value-type="string" table:content-validation-name="val21" table:style-name="ce220">
            <text:p>No</text:p>
          </table:table-cell>
          <table:table-cell office:value-type="string" table:content-validation-name="val23" table:style-name="ce221">
            <text:p>File (blob)</text:p>
          </table:table-cell>
          <table:table-cell table:content-validation-name="val24" table:style-name="ce222"/>
          <table:table-cell table:content-validation-name="val25" table:style-name="ce222"/>
          <table:table-cell table:content-validation-name="val26" table:style-name="ce222"/>
          <table:table-cell table:number-columns-repeated="16377"/>
        </table:table-row>
        <table:table-row table:style-name="ro1">
          <table:table-cell office:value-type="string" table:style-name="ce213">
            <text:p>Descrizione breve</text:p>
          </table:table-cell>
          <table:table-cell office:value-type="string" table:style-name="ce230">
            <text:p>Descrizione sintetica (meno di 255 caratteri)</text:p>
          </table:table-cell>
          <table:table-cell office:value-type="string" table:content-validation-name="val21" table:style-name="ce215">
            <text:p>Sì</text:p>
          </table:table-cell>
          <table:table-cell office:value-type="string" table:content-validation-name="val23" table:style-name="ce216">
            <text:p>Testo breve (max. 255 char)</text:p>
          </table:table-cell>
          <table:table-cell table:content-validation-name="val24" table:style-name="ce217"/>
          <table:table-cell table:content-validation-name="val25" table:style-name="ce217"/>
          <table:table-cell table:content-validation-name="val26" table:style-name="ce217"/>
          <table:table-cell table:number-columns-repeated="16377"/>
        </table:table-row>
        <table:table-row table:style-name="ro16">
          <table:table-cell office:value-type="string" table:style-name="ce218">
            <text:p>Descrizione estesa</text:p>
          </table:table-cell>
          <table:table-cell office:value-type="string" table:style-name="ce219">
            <text:p>Descrizione del luogo e degli elementi di interesse presenti nel luogo (POI)</text:p>
          </table:table-cell>
          <table:table-cell office:value-type="string" table:content-validation-name="val21" table:style-name="ce220">
            <text:p>No</text:p>
          </table:table-cell>
          <table:table-cell office:value-type="string" table:content-validation-name="val23" table:style-name="ce221">
            <text:p>Testo lungo (rich text)</text:p>
          </table:table-cell>
          <table:table-cell table:content-validation-name="val24" table:style-name="ce222"/>
          <table:table-cell table:content-validation-name="val25" table:style-name="ce222"/>
          <table:table-cell table:content-validation-name="val26" table:style-name="ce222"/>
          <table:table-cell table:number-columns-repeated="16377"/>
        </table:table-row>
        <table:table-row table:style-name="ro1">
          <table:table-cell office:value-type="string" table:style-name="ce218">
            <text:p>Luoghi collegati</text:p>
          </table:table-cell>
          <table:table-cell office:value-type="string" table:style-name="ce219">
            <text:p>Elenco di eventuali altri luoghi d'interesse collegati</text:p>
          </table:table-cell>
          <table:table-cell office:value-type="string" table:content-validation-name="val21" table:style-name="ce220">
            <text:p>No</text:p>
          </table:table-cell>
          <table:table-cell office:value-type="string" table:content-validation-name="val23" table:style-name="ce221">
            <text:p>Relazione con Tipologia</text:p>
          </table:table-cell>
          <table:table-cell table:content-validation-name="val24" table:style-name="ce222"/>
          <table:table-cell office:value-type="string" table:content-validation-name="val25" table:style-name="ce222">
            <text:p>Luogo</text:p>
          </table:table-cell>
          <table:table-cell office:value-type="string" table:content-validation-name="val26" table:style-name="ce222">
            <text:p>0...n</text:p>
          </table:table-cell>
          <table:table-cell table:number-columns-repeated="16377"/>
        </table:table-row>
        <table:table-row table:style-name="ro1">
          <table:table-cell office:value-type="string" table:style-name="ce242">
            <text:p>Galleria di immagini</text:p>
          </table:table-cell>
          <table:table-cell office:value-type="string" table:style-name="ce231">
            <text:p>Una o più immagini corredate da didascalie</text:p>
          </table:table-cell>
          <table:table-cell office:value-type="string" table:content-validation-name="val21" table:style-name="ce232">
            <text:p>No</text:p>
          </table:table-cell>
          <table:table-cell office:value-type="string" table:content-validation-name="val23" table:style-name="ce221">
            <text:p>File (blob)</text:p>
          </table:table-cell>
          <table:table-cell table:content-validation-name="val24" table:style-name="ce222"/>
          <table:table-cell table:content-validation-name="val25" table:style-name="ce222"/>
          <table:table-cell office:value-type="string" table:content-validation-name="val26" table:style-name="ce222">
            <text:p>0...n</text:p>
          </table:table-cell>
          <table:table-cell table:number-columns-repeated="16377"/>
        </table:table-row>
        <table:table-row table:style-name="ro16">
          <table:table-cell office:value-type="string" table:style-name="ce242">
            <text:p>Galleria di video</text:p>
          </table:table-cell>
          <table:table-cell office:value-type="string" table:style-name="ce231">
            <text:p>Servizi disponibili sulle modalità di accesso al luogo con particolare attenzione agli accessi per disabili.</text:p>
          </table:table-cell>
          <table:table-cell office:value-type="string" table:content-validation-name="val21" table:style-name="ce232">
            <text:p>No</text:p>
          </table:table-cell>
          <table:table-cell office:value-type="string" table:content-validation-name="val23" table:style-name="ce221">
            <text:p>File (blob)</text:p>
          </table:table-cell>
          <table:table-cell table:content-validation-name="val24" table:style-name="ce222"/>
          <table:table-cell table:content-validation-name="val25" table:style-name="ce222"/>
          <table:table-cell table:content-validation-name="val26" table:style-name="ce222"/>
          <table:table-cell table:number-columns-repeated="16377"/>
        </table:table-row>
        <table:table-row table:style-name="ro3">
          <table:table-cell office:value-type="string" table:style-name="ce242">
            <text:p>Servizi erogati in questo luogo</text:p>
          </table:table-cell>
          <table:table-cell office:value-type="string" table:style-name="ce100">
            <text:p>Servizi che vengono erogati in questo luogo</text:p>
          </table:table-cell>
          <table:table-cell office:value-type="string" table:content-validation-name="val21" table:style-name="ce220">
            <text:p>No</text:p>
          </table:table-cell>
          <table:table-cell office:value-type="string" table:content-validation-name="val23" table:style-name="ce221">
            <text:p>Relazione con Tipologia</text:p>
          </table:table-cell>
          <table:table-cell table:content-validation-name="val24" table:style-name="ce222"/>
          <table:table-cell office:value-type="string" table:content-validation-name="val25" table:style-name="ce222">
            <text:p>Servizio</text:p>
          </table:table-cell>
          <table:table-cell office:value-type="string" table:content-validation-name="val26" table:style-name="ce222">
            <text:p>0...n</text:p>
          </table:table-cell>
          <table:table-cell table:number-columns-repeated="16377"/>
        </table:table-row>
        <table:table-row table:style-name="ro12">
          <table:table-cell office:value-type="string" table:style-name="ce243">
            <text:p>Modalità di accesso</text:p>
          </table:table-cell>
          <table:table-cell office:value-type="string" table:style-name="ce233">
            <text:p>Modalità di accesso al luogo con particolare attenzione agli accessi per disabili ed eventuale descrizione di come arrivare, costi di accesso</text:p>
          </table:table-cell>
          <table:table-cell office:value-type="string" table:content-validation-name="val21" table:style-name="ce215">
            <text:p>Sì</text:p>
          </table:table-cell>
          <table:table-cell office:value-type="string" table:content-validation-name="val23" table:style-name="ce216">
            <text:p>Testo lungo (rich text)</text:p>
          </table:table-cell>
          <table:table-cell table:content-validation-name="val24" table:style-name="ce217"/>
          <table:table-cell table:content-validation-name="val25" table:style-name="ce217"/>
          <table:table-cell table:content-validation-name="val26" table:style-name="ce217"/>
          <table:table-cell table:number-columns-repeated="16377"/>
        </table:table-row>
        <table:table-row table:style-name="ro16">
          <table:table-cell office:value-type="string" table:style-name="ce243">
            <text:p>Luogo padre</text:p>
          </table:table-cell>
          <table:table-cell office:value-type="string" table:style-name="ce234">
            <text:p>Relazione tra il luogo che si sta creando e il luogo che lo contiene. Ad esempio: il luogo chiesetta è contenuto nell'edificio principale.</text:p>
          </table:table-cell>
          <table:table-cell office:value-type="string" table:content-validation-name="val21" table:style-name="ce235">
            <text:p>No</text:p>
          </table:table-cell>
          <table:table-cell office:value-type="string" table:content-validation-name="val23" table:style-name="ce236">
            <text:p>Relazione con Luoghi</text:p>
          </table:table-cell>
          <table:table-cell table:content-validation-name="val24" table:style-name="ce237"/>
          <table:table-cell office:value-type="string" table:content-validation-name="val25" table:style-name="ce237">
            <text:p>Luogo</text:p>
          </table:table-cell>
          <table:table-cell office:value-type="string" table:content-validation-name="val26" table:style-name="ce237">
            <text:p>1...1</text:p>
          </table:table-cell>
          <table:table-cell table:number-columns-repeated="16377"/>
        </table:table-row>
        <table:table-row table:style-name="ro1">
          <table:table-cell office:value-type="string" table:style-name="ce244">
            <text:p>Indirizzo</text:p>
          </table:table-cell>
          <table:table-cell office:value-type="string" table:style-name="ce238">
            <text:p>Indirizzo del luogo.</text:p>
          </table:table-cell>
          <table:table-cell office:value-type="string" table:content-validation-name="val21" table:style-name="ce235">
            <text:p>Sì</text:p>
          </table:table-cell>
          <table:table-cell office:value-type="string" table:content-validation-name="val23" table:style-name="ce239">
            <text:p>Testo breve (max. 255 char)</text:p>
          </table:table-cell>
          <table:table-cell table:content-validation-name="val24" table:style-name="ce237"/>
          <table:table-cell table:content-validation-name="val25" table:style-name="ce237"/>
          <table:table-cell table:content-validation-name="val26" table:style-name="ce237"/>
          <table:table-cell table:number-columns-repeated="16377" table:style-name="ce67"/>
        </table:table-row>
        <table:table-row table:style-name="ro16">
          <table:table-cell office:value-type="string" table:style-name="ce245">
            <text:p>Quartiere</text:p>
          </table:table-cell>
          <table:table-cell office:value-type="string" table:style-name="ce231">
            <text:p>Se il territorio è mappato in quartieri, riportare il Quartiere dove è situato il luogo</text:p>
          </table:table-cell>
          <table:table-cell office:value-type="string" table:content-validation-name="val21" table:style-name="ce240">
            <text:p>No</text:p>
          </table:table-cell>
          <table:table-cell office:value-type="string" table:content-validation-name="val23" table:style-name="ce239">
            <text:p>Testo breve (max. 255 char)</text:p>
          </table:table-cell>
          <table:table-cell table:content-validation-name="val24" table:style-name="ce241"/>
          <table:table-cell table:content-validation-name="val25" table:style-name="ce241"/>
          <table:table-cell table:content-validation-name="val26" table:style-name="ce241"/>
          <table:table-cell table:number-columns-repeated="16377" table:style-name="ce67"/>
        </table:table-row>
        <table:table-row table:style-name="ro1">
          <table:table-cell office:value-type="string" table:style-name="ce246">
            <text:p>GPS Latitude</text:p>
          </table:table-cell>
          <table:table-cell office:value-type="string" table:style-name="ce231">
            <text:p>Georeferenziazione del luogo e link a posizione in mappa.<text:s text:c="2"/></text:p>
          </table:table-cell>
          <table:table-cell office:value-type="string" table:content-validation-name="val21" table:style-name="ce235">
            <text:p>Sì</text:p>
          </table:table-cell>
          <table:table-cell office:value-type="string" table:content-validation-name="val23" table:style-name="ce239">
            <text:p>Number (tutti i formati)</text:p>
          </table:table-cell>
          <table:table-cell table:content-validation-name="val24" table:style-name="ce237"/>
          <table:table-cell table:content-validation-name="val25" table:style-name="ce237"/>
          <table:table-cell table:content-validation-name="val26" table:style-name="ce237"/>
          <table:table-cell table:number-columns-repeated="16377" table:style-name="ce67"/>
        </table:table-row>
        <table:table-row table:style-name="ro1">
          <table:table-cell office:value-type="string" table:style-name="ce246">
            <text:p>GPS Longitude</text:p>
          </table:table-cell>
          <table:table-cell office:value-type="string" table:style-name="ce231">
            <text:p>Georeferenziazione del luogo e link a posizione in mappa.<text:s text:c="2"/></text:p>
          </table:table-cell>
          <table:table-cell office:value-type="string" table:content-validation-name="val21" table:style-name="ce235">
            <text:p>Sì</text:p>
          </table:table-cell>
          <table:table-cell office:value-type="string" table:content-validation-name="val23" table:style-name="ce239">
            <text:p>Number (tutti i formati)</text:p>
          </table:table-cell>
          <table:table-cell table:content-validation-name="val24" table:style-name="ce237"/>
          <table:table-cell table:content-validation-name="val25" table:style-name="ce237"/>
          <table:table-cell table:content-validation-name="val26" table:style-name="ce237"/>
          <table:table-cell table:number-columns-repeated="16377" table:style-name="ce67"/>
        </table:table-row>
        <table:table-row table:style-name="ro1">
          <table:table-cell office:value-type="string" table:style-name="ce246">
            <text:p>CAP</text:p>
          </table:table-cell>
          <table:table-cell office:value-type="string" table:style-name="ce231">
            <text:p>Codice di avviamento postale del luogo</text:p>
          </table:table-cell>
          <table:table-cell office:value-type="string" table:content-validation-name="val21" table:style-name="ce235">
            <text:p>Sì</text:p>
          </table:table-cell>
          <table:table-cell office:value-type="string" table:content-validation-name="val23" table:style-name="ce239">
            <text:p>Testo breve (max. 255 char)</text:p>
          </table:table-cell>
          <table:table-cell table:content-validation-name="val24" table:style-name="ce237"/>
          <table:table-cell table:content-validation-name="val25" table:style-name="ce237"/>
          <table:table-cell table:content-validation-name="val26" table:style-name="ce237"/>
          <table:table-cell table:number-columns-repeated="16377" table:style-name="ce67"/>
        </table:table-row>
        <table:table-row table:style-name="ro16">
          <table:table-cell office:value-type="string" table:style-name="ce242">
            <text:p>Orario per il pubblico</text:p>
          </table:table-cell>
          <table:table-cell office:value-type="string" table:style-name="ce238">
            <text:p>Orario di apertura al pubblico del luogo ed eventuali regole di accesso (es prenotazione).</text:p>
          </table:table-cell>
          <table:table-cell office:value-type="string" table:content-validation-name="val21" table:style-name="ce240">
            <text:p>No</text:p>
          </table:table-cell>
          <table:table-cell office:value-type="string" table:content-validation-name="val23" table:style-name="ce239">
            <text:p>Testo lungo (rich text)</text:p>
          </table:table-cell>
          <table:table-cell table:content-validation-name="val24" table:style-name="ce241"/>
          <table:table-cell table:content-validation-name="val25" table:style-name="ce241"/>
          <table:table-cell table:content-validation-name="val26" table:style-name="ce241"/>
          <table:table-cell table:number-columns-repeated="16377" table:style-name="ce67"/>
        </table:table-row>
        <table:table-row table:style-name="ro1">
          <table:table-cell office:value-type="string" table:style-name="ce242">
            <text:p>Ulteriori informazioni</text:p>
          </table:table-cell>
          <table:table-cell office:value-type="string" table:style-name="ce231">
            <text:p>Ulteriori informazioni sul luogo, FAQ ed eventuali riferimenti normativi</text:p>
          </table:table-cell>
          <table:table-cell office:value-type="string" table:content-validation-name="val21" table:style-name="ce240">
            <text:p>No</text:p>
          </table:table-cell>
          <table:table-cell office:value-type="string" table:content-validation-name="val23" table:style-name="ce239">
            <text:p>Testo lungo (rich text)</text:p>
          </table:table-cell>
          <table:table-cell table:content-validation-name="val24" table:style-name="ce241"/>
          <table:table-cell table:content-validation-name="val25" table:style-name="ce241"/>
          <table:table-cell table:content-validation-name="val26" table:style-name="ce241"/>
          <table:table-cell table:style-name="ce67"/>
          <table:table-cell table:number-columns-repeated="16376" table:style-name="ce1"/>
        </table:table-row>
        <table:table-row table:style-name="ro12">
          <table:table-cell office:value-type="string" table:style-name="ce242">
            <text:p>Identificativo</text:p>
          </table:table-cell>
          <table:table-cell office:value-type="string" table:style-name="ce247">
            <text:p>Codice identificativo del luogo. Nel MIBAC c'è il codice del DBUnico per i luoghi della cultura e il codice ISIL per le biblioteche. Non deve comparire nel frontend del sito.</text:p>
          </table:table-cell>
          <table:table-cell office:value-type="string" table:content-validation-name="val21" table:style-name="ce240">
            <text:p>No</text:p>
          </table:table-cell>
          <table:table-cell office:value-type="string" table:content-validation-name="val23" table:style-name="ce239">
            <text:p>Testo breve (max. 255 char)</text:p>
          </table:table-cell>
          <table:table-cell table:content-validation-name="val24" table:style-name="ce241"/>
          <table:table-cell table:content-validation-name="val25" table:style-name="ce241"/>
          <table:table-cell table:content-validation-name="val26" table:style-name="ce241"/>
          <table:table-cell table:style-name="ce67"/>
          <table:table-cell table:number-columns-repeated="16376" table:style-name="ce1"/>
        </table:table-row>
        <table:table-row table:style-name="ro3">
          <table:table-cell office:value-type="string" table:style-name="ce248">
            <text:p>Servizi privati erogati nel luogo</text:p>
          </table:table-cell>
          <table:table-cell office:value-type="string" table:style-name="ce247">
            <text:p>Se il luogo presenta servizi di carattere privato, descrizione testuale del servizio e link esterno al servizio.</text:p>
          </table:table-cell>
          <table:table-cell office:value-type="string" table:content-validation-name="val21" table:style-name="ce240">
            <text:p>No</text:p>
          </table:table-cell>
          <table:table-cell office:value-type="string" table:content-validation-name="val23" table:style-name="ce239">
            <text:p>Testo lungo (rich text)</text:p>
          </table:table-cell>
          <table:table-cell table:content-validation-name="val24" table:style-name="ce241"/>
          <table:table-cell table:content-validation-name="val25" table:style-name="ce241"/>
          <table:table-cell table:content-validation-name="val26" table:style-name="ce241"/>
          <table:table-cell table:style-name="ce67"/>
          <table:table-cell table:number-columns-repeated="16376" table:style-name="ce1"/>
        </table:table-row>
        <table:table-row table:style-name="ro16">
          <table:table-cell office:value-type="string" table:style-name="ce242">
            <text:p>Persone incaricate</text:p>
          </table:table-cell>
          <table:table-cell office:value-type="string" table:style-name="ce247">
            <text:p>Incarichi presenti nel luogo. Puoi modificare il luogo di un'incarico nelle sue impostazioni.</text:p>
          </table:table-cell>
          <table:table-cell office:value-type="string" table:content-validation-name="val21" table:style-name="ce240">
            <text:p>No</text:p>
          </table:table-cell>
          <table:table-cell office:value-type="string" table:content-validation-name="val23" table:style-name="ce239">
            <text:p>Relazione con Tipologia</text:p>
          </table:table-cell>
          <table:table-cell table:content-validation-name="val24" table:style-name="ce241"/>
          <table:table-cell office:value-type="string" table:content-validation-name="val25" table:style-name="ce241">
            <text:p>Incarico</text:p>
          </table:table-cell>
          <table:table-cell office:value-type="string" table:content-validation-name="val26" table:style-name="ce241">
            <text:p>0...n</text:p>
          </table:table-cell>
          <table:table-cell table:number-columns-spanned="1" table:number-rows-spanned="3" table:style-name="ce157"/>
          <table:table-cell table:number-columns-repeated="16376" table:style-name="ce1"/>
        </table:table-row>
        <table:table-row table:style-name="ro1">
          <table:table-cell office:value-type="string" table:style-name="ce243">
            <text:p>Punti di contatto</text:p>
          </table:table-cell>
          <table:table-cell office:value-type="string" table:style-name="ce249">
            <text:p>Telefono, mail o altri punti di contatto</text:p>
          </table:table-cell>
          <table:table-cell office:value-type="string" table:content-validation-name="val21" table:style-name="ce235">
            <text:p>No</text:p>
          </table:table-cell>
          <table:table-cell office:value-type="string" table:content-validation-name="val23" table:style-name="ce239">
            <text:p>Relazione con Tipologia</text:p>
          </table:table-cell>
          <table:table-cell table:content-validation-name="val24" table:style-name="ce237"/>
          <table:table-cell office:value-type="string" table:content-validation-name="val25" table:style-name="ce237">
            <text:p>Punto di contatto</text:p>
          </table:table-cell>
          <table:table-cell office:value-type="string" table:content-validation-name="val26" table:style-name="ce237">
            <text:p>0...n</text:p>
          </table:table-cell>
          <table:covered-table-cell/>
          <table:table-cell table:number-columns-repeated="16376" table:style-name="ce1"/>
        </table:table-row>
        <table:table-row table:style-name="ro3">
          <table:table-cell office:value-type="string" table:style-name="ce242">
            <text:p>Unità organizzativa responsabile</text:p>
          </table:table-cell>
          <table:table-cell office:value-type="string" table:style-name="ce247">
            <text:p>Unità organizzativa che ha la responsabilità del luogo</text:p>
          </table:table-cell>
          <table:table-cell office:value-type="string" table:content-validation-name="val21" table:style-name="ce240">
            <text:p>No</text:p>
          </table:table-cell>
          <table:table-cell office:value-type="string" table:content-validation-name="val23" table:style-name="ce239">
            <text:p>Relazione con Tipologia</text:p>
          </table:table-cell>
          <table:table-cell table:content-validation-name="val24" table:style-name="ce241"/>
          <table:table-cell office:value-type="string" table:content-validation-name="val25" table:style-name="ce241">
            <text:p>Unità organizzativa</text:p>
          </table:table-cell>
          <table:table-cell office:value-type="string" table:content-validation-name="val26" table:style-name="ce237">
            <text:p>0...n</text:p>
          </table:table-cell>
          <table:covered-table-cell/>
          <table:table-cell table:number-columns-repeated="16376" table:style-name="ce1"/>
        </table:table-row>
        <table:table-row table:number-rows-repeated="6" table:style-name="ro1">
          <table:table-cell table:style-name="ce242"/>
          <table:table-cell table:style-name="ce247"/>
          <table:table-cell table:content-validation-name="val21" table:style-name="ce240"/>
          <table:table-cell table:content-validation-name="val23" table:style-name="ce239"/>
          <table:table-cell table:content-validation-name="val24" table:style-name="ce241"/>
          <table:table-cell table:content-validation-name="val25" table:style-name="ce241"/>
          <table:table-cell table:content-validation-name="val26" table:style-name="ce241"/>
          <table:table-cell table:style-name="ce67"/>
          <table:table-cell table:number-columns-repeated="16376" table:style-name="ce1"/>
        </table:table-row>
        <table:table-row table:number-rows-repeated="2" table:style-name="ro8">
          <table:table-cell table:number-columns-repeated="16384" table:style-name="ce67"/>
        </table:table-row>
        <table:table-row table:number-rows-repeated="1048540" table:style-name="ro10">
          <table:table-cell table:number-columns-repeated="16384"/>
        </table:table-row>
      </table:table>
      <table:table table:name="Tipologia_NOTIZIA" table:style-name="ta1">
        <table:table-column table:style-name="co45" table:default-cell-style-name="ce67"/>
        <table:table-column table:style-name="co46" table:default-cell-style-name="ce67"/>
        <table:table-column table:style-name="co47" table:default-cell-style-name="ce67"/>
        <table:table-column table:style-name="co48" table:default-cell-style-name="ce67"/>
        <table:table-column table:style-name="co49" table:default-cell-style-name="ce67"/>
        <table:table-column table:style-name="co50" table:default-cell-style-name="ce67"/>
        <table:table-column table:style-name="co51" table:default-cell-style-name="ce67"/>
        <table:table-column table:style-name="co4" table:number-columns-repeated="1017" table:default-cell-style-name="ce67"/>
        <table:table-column table:style-name="co5" table:number-columns-repeated="15360" table:default-cell-style-name="ce67"/>
        <table:table-row table:style-name="ro3">
          <table:table-cell office:value-type="string" table:number-columns-spanned="7" table:number-rows-spanned="1" table:style-name="ce108">
            <text:p>Tipologia:<text:s/><text:span text:style-name="T10">NOTIZIA</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05">
            <text:p><text:a xlink:href="https://schema.org/NewsArtic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1">
          <table:table-cell office:value-type="string" table:style-name="ce250">
            <text:p>Titolo della notizia</text:p>
          </table:table-cell>
          <table:table-cell office:value-type="string" table:style-name="ce251">
            <text:p>Il titolo della notizia, del comunicato o dell'avviso</text:p>
          </table:table-cell>
          <table:table-cell office:value-type="string" table:content-validation-name="val27" table:style-name="ce252">
            <text:p>Sì</text:p>
          </table:table-cell>
          <table:table-cell office:value-type="string" table:content-validation-name="val28" table:style-name="ce251">
            <text:p>Testo breve (max. 255 char)</text:p>
          </table:table-cell>
          <table:table-cell table:content-validation-name="val29" table:style-name="ce252"/>
          <table:table-cell table:content-validation-name="val30" table:style-name="ce252"/>
          <table:table-cell table:content-validation-name="val31" table:style-name="ce252"/>
          <table:table-cell table:number-columns-repeated="16377" table:style-name="ce67"/>
        </table:table-row>
        <table:table-row table:style-name="ro16">
          <table:table-cell office:value-type="string" table:style-name="ce250">
            <text:p>Tipo di notizia</text:p>
          </table:table-cell>
          <table:table-cell office:value-type="string" table:style-name="ce251">
            <text:p>Il tipo di notizia secondo la tassonomia prevista (in breadcrumb)</text:p>
          </table:table-cell>
          <table:table-cell office:value-type="string" table:content-validation-name="val27" table:style-name="ce252">
            <text:p>Sì</text:p>
          </table:table-cell>
          <table:table-cell office:value-type="string" table:content-validation-name="val28" table:style-name="ce251">
            <text:p>Tassonomia</text:p>
          </table:table-cell>
          <table:table-cell office:value-type="string" table:content-validation-name="val29" table:style-name="ce253">
            <text:p>Tipi di notizia</text:p>
          </table:table-cell>
          <table:table-cell table:content-validation-name="val30" table:style-name="ce253"/>
          <table:table-cell office:value-type="string" table:content-validation-name="val31" table:style-name="ce252">
            <text:p>1...1</text:p>
          </table:table-cell>
          <table:table-cell table:number-columns-repeated="16377" table:style-name="ce67"/>
        </table:table-row>
        <table:table-row table:style-name="ro3">
          <table:table-cell office:value-type="string" table:style-name="ce250">
            <text:p>Descrizione breve (abstract)</text:p>
          </table:table-cell>
          <table:table-cell office:value-type="string" table:style-name="ce251">
            <text:p>Descrizione sintentica della notizia, inferiore a 255 caratteri</text:p>
          </table:table-cell>
          <table:table-cell office:value-type="string" table:content-validation-name="val27" table:style-name="ce252">
            <text:p>Sì</text:p>
          </table:table-cell>
          <table:table-cell office:value-type="string" table:content-validation-name="val28" table:style-name="ce251">
            <text:p>Testo breve (max. 255 char)</text:p>
          </table:table-cell>
          <table:table-cell table:content-validation-name="val29" table:style-name="ce253"/>
          <table:table-cell table:content-validation-name="val30" table:style-name="ce253"/>
          <table:table-cell table:content-validation-name="val31" table:style-name="ce252"/>
          <table:table-cell table:number-columns-repeated="16377" table:style-name="ce67"/>
        </table:table-row>
        <table:table-row table:style-name="ro1">
          <table:table-cell office:value-type="string" table:style-name="ce261">
            <text:p>Data della notizia</text:p>
          </table:table-cell>
          <table:table-cell office:value-type="string" table:style-name="ce251">
            <text:p>Data di pubblicazione della notizia</text:p>
          </table:table-cell>
          <table:table-cell office:value-type="string" table:content-validation-name="val27" table:style-name="ce252">
            <text:p>Sì</text:p>
          </table:table-cell>
          <table:table-cell office:value-type="string" table:content-validation-name="val28" table:style-name="ce251">
            <text:p>Datetime (tutti i formati)</text:p>
          </table:table-cell>
          <table:table-cell table:content-validation-name="val29" table:style-name="ce253"/>
          <table:table-cell table:content-validation-name="val30" table:style-name="ce253"/>
          <table:table-cell table:content-validation-name="val31" table:style-name="ce252"/>
          <table:table-cell table:number-columns-repeated="16377" table:style-name="ce67"/>
        </table:table-row>
        <table:table-row table:style-name="ro1">
          <table:table-cell office:value-type="string" table:style-name="ce250">
            <text:p>Data di scadenza</text:p>
          </table:table-cell>
          <table:table-cell office:value-type="string" table:style-name="ce251">
            <text:p>Eventuale data di scadenza (in caso di avviso pubblicato)</text:p>
          </table:table-cell>
          <table:table-cell office:value-type="string" table:content-validation-name="val27" table:style-name="ce252">
            <text:p>No</text:p>
          </table:table-cell>
          <table:table-cell office:value-type="string" table:content-validation-name="val28" table:style-name="ce251">
            <text:p>Datetime (tutti i formati)</text:p>
          </table:table-cell>
          <table:table-cell table:content-validation-name="val29" table:style-name="ce253"/>
          <table:table-cell table:content-validation-name="val30" table:style-name="ce253"/>
          <table:table-cell table:content-validation-name="val31" table:style-name="ce252"/>
          <table:table-cell table:number-columns-spanned="1" table:number-rows-spanned="2" table:style-name="ce109"/>
          <table:table-cell table:number-columns-repeated="16376"/>
        </table:table-row>
        <table:table-row table:style-name="ro3">
          <table:table-cell office:value-type="string" table:style-name="ce250">
            <text:p>Numero progressivo comunicato stampa</text:p>
          </table:table-cell>
          <table:table-cell office:value-type="string" table:style-name="ce251">
            <text:p>Se è un comunicato stampa, indica un'eventuale numero progressivo del comunicato stampa</text:p>
          </table:table-cell>
          <table:table-cell office:value-type="string" table:content-validation-name="val27" table:style-name="ce252">
            <text:p>No</text:p>
          </table:table-cell>
          <table:table-cell office:value-type="string" table:content-validation-name="val28" table:style-name="ce251">
            <text:p>Testo breve (max. 255 char)</text:p>
          </table:table-cell>
          <table:table-cell table:content-validation-name="val29" table:style-name="ce253"/>
          <table:table-cell table:content-validation-name="val30" table:style-name="ce253"/>
          <table:table-cell table:content-validation-name="val31" table:style-name="ce252"/>
          <table:covered-table-cell/>
          <table:table-cell table:number-columns-repeated="16376"/>
        </table:table-row>
        <table:table-row table:style-name="ro1">
          <table:table-cell office:value-type="string" table:style-name="ce250">
            <text:p>Argomenti</text:p>
          </table:table-cell>
          <table:table-cell office:value-type="string" table:style-name="ce251">
            <text:p>Argomenti collegabili</text:p>
          </table:table-cell>
          <table:table-cell office:value-type="string" table:content-validation-name="val27" table:style-name="ce252">
            <text:p>Sì</text:p>
          </table:table-cell>
          <table:table-cell office:value-type="string" table:content-validation-name="val28" table:style-name="ce251">
            <text:p>Tassonomia</text:p>
          </table:table-cell>
          <table:table-cell office:value-type="string" table:content-validation-name="val29" table:style-name="ce253">
            <text:p>Argomenti</text:p>
          </table:table-cell>
          <table:table-cell table:content-validation-name="val30" table:style-name="ce253"/>
          <table:table-cell office:value-type="string" table:content-validation-name="val31" table:style-name="ce252">
            <text:p>1...n</text:p>
          </table:table-cell>
          <table:table-cell table:number-columns-repeated="16377" table:style-name="ce67"/>
        </table:table-row>
        <table:table-row table:style-name="ro1">
          <table:table-cell office:value-type="string" table:style-name="ce250">
            <text:p>Immagine</text:p>
          </table:table-cell>
          <table:table-cell office:value-type="string" table:style-name="ce251">
            <text:p>Immagine principale della notizia</text:p>
          </table:table-cell>
          <table:table-cell office:value-type="string" table:content-validation-name="val27" table:style-name="ce254">
            <text:p>no</text:p>
          </table:table-cell>
          <table:table-cell office:value-type="string" table:content-validation-name="val28" table:style-name="ce251">
            <text:p>File (blob)</text:p>
          </table:table-cell>
          <table:table-cell table:content-validation-name="val29" table:style-name="ce253"/>
          <table:table-cell table:content-validation-name="val30" table:style-name="ce253"/>
          <table:table-cell table:content-validation-name="val31" table:style-name="ce252"/>
          <table:table-cell table:number-columns-repeated="16377" table:style-name="ce67"/>
        </table:table-row>
        <table:table-row table:style-name="ro3">
          <table:table-cell office:value-type="string" table:style-name="ce250">
            <text:p>Testo completo della notizia</text:p>
          </table:table-cell>
          <table:table-cell office:value-type="string" table:style-name="ce251">
            <text:p>Testo principale della notizia (che include multimedia etc)</text:p>
          </table:table-cell>
          <table:table-cell office:value-type="string" table:content-validation-name="val27" table:style-name="ce252">
            <text:p>Sì</text:p>
          </table:table-cell>
          <table:table-cell office:value-type="string" table:content-validation-name="val28" table:style-name="ce251">
            <text:p>Testo lungo (rich text)</text:p>
          </table:table-cell>
          <table:table-cell table:content-validation-name="val29" table:style-name="ce253"/>
          <table:table-cell table:content-validation-name="val30" table:style-name="ce253"/>
          <table:table-cell table:content-validation-name="val31" table:style-name="ce252"/>
          <table:table-cell table:number-columns-repeated="16377" table:style-name="ce67"/>
        </table:table-row>
        <table:table-row table:style-name="ro16">
          <table:table-cell office:value-type="string" table:style-name="ce250">
            <text:p>Persone</text:p>
          </table:table-cell>
          <table:table-cell office:value-type="string" table:style-name="ce251">
            <text:p>Link a schede persone dell'amministrazione citate nella notizia</text:p>
          </table:table-cell>
          <table:table-cell office:value-type="string" table:content-validation-name="val27" table:style-name="ce252">
            <text:p>no</text:p>
          </table:table-cell>
          <table:table-cell office:value-type="string" table:content-validation-name="val28" table:style-name="ce251">
            <text:p>Relazione con Tipologia</text:p>
          </table:table-cell>
          <table:table-cell table:content-validation-name="val29" table:style-name="ce253"/>
          <table:table-cell office:value-type="string" table:content-validation-name="val30" table:style-name="ce253">
            <text:p>Persona pubblica</text:p>
          </table:table-cell>
          <table:table-cell office:value-type="string" table:content-validation-name="val31" table:style-name="ce252">
            <text:p>0...n</text:p>
          </table:table-cell>
          <table:table-cell table:number-columns-repeated="16377" table:style-name="ce67"/>
        </table:table-row>
        <table:table-row table:style-name="ro1">
          <table:table-cell office:value-type="string" table:style-name="ce250">
            <text:p>Luoghi</text:p>
          </table:table-cell>
          <table:table-cell office:value-type="string" table:style-name="ce251">
            <text:p>Link a schede luoghi del sito citati nella notizia</text:p>
          </table:table-cell>
          <table:table-cell office:value-type="string" table:content-validation-name="val27" table:style-name="ce252">
            <text:p>no</text:p>
          </table:table-cell>
          <table:table-cell office:value-type="string" table:content-validation-name="val28" table:style-name="ce251">
            <text:p>Relazione con Tipologia</text:p>
          </table:table-cell>
          <table:table-cell table:content-validation-name="val29" table:style-name="ce253"/>
          <table:table-cell office:value-type="string" table:content-validation-name="val30" table:style-name="ce253">
            <text:p>Luogo</text:p>
          </table:table-cell>
          <table:table-cell office:value-type="string" table:content-validation-name="val31" table:style-name="ce252">
            <text:p>0...n</text:p>
          </table:table-cell>
          <table:table-cell table:number-columns-repeated="16377" table:style-name="ce67"/>
        </table:table-row>
        <table:table-row table:style-name="ro1">
          <table:table-cell office:value-type="string" table:style-name="ce255">
            <text:p>Galleria di immagini</text:p>
          </table:table-cell>
          <table:table-cell office:value-type="string" table:style-name="ce251">
            <text:p>Una o più immagini corredate da didascalie</text:p>
          </table:table-cell>
          <table:table-cell office:value-type="string" table:content-validation-name="val27" table:style-name="ce252">
            <text:p>No</text:p>
          </table:table-cell>
          <table:table-cell office:value-type="string" table:content-validation-name="val28" table:style-name="ce256">
            <text:p>File (blob)</text:p>
          </table:table-cell>
          <table:table-cell table:content-validation-name="val29" table:style-name="ce253"/>
          <table:table-cell table:content-validation-name="val30" table:style-name="ce253"/>
          <table:table-cell office:value-type="string" table:content-validation-name="val31" table:style-name="ce253">
            <text:p>0...n</text:p>
          </table:table-cell>
          <table:table-cell table:number-columns-repeated="16377" table:style-name="ce67"/>
        </table:table-row>
        <table:table-row table:style-name="ro1">
          <table:table-cell office:value-type="string" table:style-name="ce255">
            <text:p>Galleria di video</text:p>
          </table:table-cell>
          <table:table-cell office:value-type="string" table:style-name="ce257">
            <text:p>Una o più video corredati da didascalie e trascrizione</text:p>
          </table:table-cell>
          <table:table-cell office:value-type="string" table:content-validation-name="val27" table:style-name="ce252">
            <text:p>No</text:p>
          </table:table-cell>
          <table:table-cell office:value-type="string" table:content-validation-name="val28" table:style-name="ce256">
            <text:p>File (blob)</text:p>
          </table:table-cell>
          <table:table-cell table:content-validation-name="val29" table:style-name="ce253"/>
          <table:table-cell table:content-validation-name="val30" table:style-name="ce253"/>
          <table:table-cell office:value-type="string" table:content-validation-name="val31" table:style-name="ce253">
            <text:p>0...n</text:p>
          </table:table-cell>
          <table:table-cell table:number-columns-repeated="16377" table:style-name="ce67"/>
        </table:table-row>
        <table:table-row table:style-name="ro16">
          <table:table-cell office:value-type="string" table:style-name="ce250">
            <text:p>A cura di</text:p>
          </table:table-cell>
          <table:table-cell office:value-type="string" table:style-name="ce251">
            <text:p>Ufficio che ha curato il comunicato (presumibilmente l'ufficio comunicazione)</text:p>
          </table:table-cell>
          <table:table-cell office:value-type="string" table:content-validation-name="val27" table:style-name="ce252">
            <text:p>Sì</text:p>
          </table:table-cell>
          <table:table-cell office:value-type="string" table:content-validation-name="val28" table:style-name="ce251">
            <text:p>Relazione con Tipologia</text:p>
          </table:table-cell>
          <table:table-cell table:content-validation-name="val29" table:style-name="ce253"/>
          <table:table-cell office:value-type="string" table:content-validation-name="val30" table:style-name="ce253">
            <text:p>Unità organizzativa</text:p>
          </table:table-cell>
          <table:table-cell office:value-type="string" table:content-validation-name="val31" table:style-name="ce252">
            <text:p>1...n</text:p>
          </table:table-cell>
          <table:table-cell table:number-columns-repeated="16377"/>
        </table:table-row>
        <table:table-row table:style-name="ro1">
          <table:table-cell office:value-type="string" table:style-name="ce255">
            <text:p>Allegati</text:p>
          </table:table-cell>
          <table:table-cell office:value-type="string" table:style-name="ce251">
            <text:p>Link a schede di documenti o file allegati</text:p>
          </table:table-cell>
          <table:table-cell office:value-type="string" table:content-validation-name="val27" table:style-name="ce254">
            <text:p>No</text:p>
          </table:table-cell>
          <table:table-cell office:value-type="string" table:content-validation-name="val28" table:style-name="ce251">
            <text:p>Relazione con Tipologia</text:p>
          </table:table-cell>
          <table:table-cell table:content-validation-name="val29" table:style-name="ce253"/>
          <table:table-cell office:value-type="string" table:content-validation-name="val30" table:style-name="ce253">
            <text:p>Documento pubblico</text:p>
          </table:table-cell>
          <table:table-cell office:value-type="string" table:content-validation-name="val31" table:style-name="ce252">
            <text:p>0...n</text:p>
          </table:table-cell>
          <table:table-cell table:number-columns-repeated="16377"/>
        </table:table-row>
        <table:table-row table:style-name="ro1">
          <table:table-cell office:value-type="string" table:style-name="ce255">
            <text:p>Dataset</text:p>
          </table:table-cell>
          <table:table-cell office:value-type="string" table:style-name="ce251">
            <text:p>Lista alle schede dataset collegate al documento</text:p>
          </table:table-cell>
          <table:table-cell office:value-type="string" table:content-validation-name="val27" table:style-name="ce254">
            <text:p>No</text:p>
          </table:table-cell>
          <table:table-cell office:value-type="string" table:content-validation-name="val28" table:style-name="ce258">
            <text:p>Relazione con Tipologia</text:p>
          </table:table-cell>
          <table:table-cell table:content-validation-name="val29" table:style-name="ce259"/>
          <table:table-cell office:value-type="string" table:content-validation-name="val30" table:style-name="ce259">
            <text:p>Dataset</text:p>
          </table:table-cell>
          <table:table-cell office:value-type="string" table:content-validation-name="val31" table:style-name="ce260">
            <text:p>0...n</text:p>
          </table:table-cell>
          <table:table-cell table:number-columns-repeated="16377"/>
        </table:table-row>
        <table:table-row table:style-name="ro1">
          <table:table-cell table:style-name="ce255"/>
          <table:table-cell table:style-name="ce251"/>
          <table:table-cell table:content-validation-name="val27" table:style-name="ce254"/>
          <table:table-cell table:content-validation-name="val28" table:style-name="ce258"/>
          <table:table-cell table:content-validation-name="val29" table:style-name="ce259"/>
          <table:table-cell table:content-validation-name="val30" table:style-name="ce259"/>
          <table:table-cell table:content-validation-name="val31" table:style-name="ce260"/>
          <table:table-cell table:number-columns-repeated="16377"/>
        </table:table-row>
        <table:table-row table:style-name="ro8">
          <table:table-cell table:style-name="ce67"/>
          <table:table-cell table:style-name="ce107"/>
          <table:table-cell table:number-columns-repeated="16382" table:style-name="ce67"/>
        </table:table-row>
        <table:table-row table:number-rows-repeated="1048555" table:style-name="ro10">
          <table:table-cell table:number-columns-repeated="16384"/>
        </table:table-row>
      </table:table>
      <table:table table:name="Tipologia_EVENTO" table:style-name="ta1">
        <table:table-column table:style-name="co52" table:default-cell-style-name="ce67"/>
        <table:table-column table:style-name="co53" table:default-cell-style-name="ce67"/>
        <table:table-column table:style-name="co54" table:default-cell-style-name="ce67"/>
        <table:table-column table:style-name="co55" table:default-cell-style-name="ce67"/>
        <table:table-column table:style-name="co56" table:default-cell-style-name="ce67"/>
        <table:table-column table:style-name="co57" table:default-cell-style-name="ce67"/>
        <table:table-column table:style-name="co58"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3">
          <table:table-cell office:value-type="string" table:number-columns-spanned="7" table:number-rows-spanned="1" table:style-name="ce108">
            <text:p>Tipologia:<text:s/><text:span text:style-name="T10">EVENTO</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13">
            <text:p><text:a xlink:href="https://schema.org/Event">Tipologia che struttura le informazioni relative a un evento di interesse pubblico pubblicato sul sito. Schema.org prevede una tipologia Event</text: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1">
          <table:table-cell office:value-type="string" table:style-name="ce262">
            <text:p>Titolo dell'evento</text:p>
          </table:table-cell>
          <table:table-cell office:value-type="string" table:style-name="ce263">
            <text:p>Titolo dell'evento</text:p>
          </table:table-cell>
          <table:table-cell office:value-type="string" table:content-validation-name="val32" table:style-name="ce264">
            <text:p>Sì</text:p>
          </table:table-cell>
          <table:table-cell office:value-type="string" table:content-validation-name="val33" table:style-name="ce263">
            <text:p>Testo breve (max. 255 char)</text:p>
          </table:table-cell>
          <table:table-cell table:content-validation-name="val34" table:style-name="ce265"/>
          <table:table-cell table:content-validation-name="val35" table:style-name="ce265"/>
          <table:table-cell table:content-validation-name="val36" table:style-name="ce265"/>
          <table:table-cell table:number-columns-repeated="16377" table:style-name="ce67"/>
        </table:table-row>
        <table:table-row table:style-name="ro16">
          <table:table-cell office:value-type="string" table:style-name="ce262">
            <text:p>Tipo di evento</text:p>
          </table:table-cell>
          <table:table-cell office:value-type="string" table:style-name="ce266">
            <text:p>Il tipo di evento secondo la tassonomia specificata</text:p>
          </table:table-cell>
          <table:table-cell office:value-type="string" table:content-validation-name="val32" table:style-name="ce265">
            <text:p>Sì</text:p>
          </table:table-cell>
          <table:table-cell office:value-type="string" table:content-validation-name="val33" table:style-name="ce263">
            <text:p>Tassonomia</text:p>
          </table:table-cell>
          <table:table-cell office:value-type="string" table:content-validation-name="val34" table:style-name="ce267">
            <text:p>Tipi di evento</text:p>
          </table:table-cell>
          <table:table-cell table:content-validation-name="val35" table:style-name="ce265"/>
          <table:table-cell table:content-validation-name="val36" table:style-name="ce265"/>
          <table:table-cell table:number-columns-repeated="16377" table:style-name="ce67"/>
        </table:table-row>
        <table:table-row table:style-name="ro1">
          <table:table-cell office:value-type="string" table:style-name="ce268">
            <text:p>Sottotitolo</text:p>
          </table:table-cell>
          <table:table-cell office:value-type="string" table:style-name="ce263">
            <text:p>Eventuale sottotitolo o titolo abbreviato</text:p>
          </table:table-cell>
          <table:table-cell office:value-type="string" table:content-validation-name="val32" table:style-name="ce265">
            <text:p>No</text:p>
          </table:table-cell>
          <table:table-cell office:value-type="string" table:content-validation-name="val33" table:style-name="ce263">
            <text:p>Testo breve (max. 255 char)</text:p>
          </table:table-cell>
          <table:table-cell table:content-validation-name="val34" table:style-name="ce265"/>
          <table:table-cell table:content-validation-name="val35" table:style-name="ce265"/>
          <table:table-cell table:content-validation-name="val36" table:style-name="ce265"/>
          <table:table-cell table:number-columns-repeated="16377" table:style-name="ce67"/>
        </table:table-row>
        <table:table-row table:style-name="ro1">
          <table:table-cell office:value-type="string" table:style-name="ce268">
            <text:p>Data e ora di inizio</text:p>
          </table:table-cell>
          <table:table-cell table:style-name="ce263"/>
          <table:table-cell office:value-type="string" table:content-validation-name="val32" table:style-name="ce265">
            <text:p>Sì</text:p>
          </table:table-cell>
          <table:table-cell office:value-type="string" table:content-validation-name="val33" table:style-name="ce263">
            <text:p>Datetime (tutti i formati)</text:p>
          </table:table-cell>
          <table:table-cell table:content-validation-name="val34" table:style-name="ce265"/>
          <table:table-cell table:content-validation-name="val35" table:style-name="ce265"/>
          <table:table-cell table:content-validation-name="val36" table:style-name="ce265"/>
          <table:table-cell table:number-columns-spanned="1" table:number-rows-spanned="2" table:style-name="ce109"/>
          <table:table-cell table:number-columns-repeated="16376"/>
        </table:table-row>
        <table:table-row table:style-name="ro1">
          <table:table-cell office:value-type="string" table:style-name="ce268">
            <text:p>Data e ora di fine</text:p>
          </table:table-cell>
          <table:table-cell table:style-name="ce263"/>
          <table:table-cell office:value-type="string" table:content-validation-name="val32" table:style-name="ce265">
            <text:p>Sì</text:p>
          </table:table-cell>
          <table:table-cell office:value-type="string" table:content-validation-name="val33" table:style-name="ce263">
            <text:p>Datetime (tutti i formati)</text:p>
          </table:table-cell>
          <table:table-cell table:content-validation-name="val34" table:style-name="ce265"/>
          <table:table-cell table:content-validation-name="val35" table:style-name="ce265"/>
          <table:table-cell table:content-validation-name="val36" table:style-name="ce265"/>
          <table:covered-table-cell/>
          <table:table-cell table:number-columns-repeated="16376"/>
        </table:table-row>
        <table:table-row table:style-name="ro16">
          <table:table-cell office:value-type="string" table:style-name="ce268">
            <text:p>Descrizione breve</text:p>
          </table:table-cell>
          <table:table-cell office:value-type="string" table:style-name="ce263">
            <text:p>Descrizione sintentica dell'evento, inferiore a 160 caratteri</text:p>
          </table:table-cell>
          <table:table-cell office:value-type="string" table:content-validation-name="val32" table:style-name="ce265">
            <text:p>Sì</text:p>
          </table:table-cell>
          <table:table-cell office:value-type="string" table:content-validation-name="val33" table:style-name="ce263">
            <text:p>Testo breve (max. 255 char)</text:p>
          </table:table-cell>
          <table:table-cell table:content-validation-name="val34" table:style-name="ce265"/>
          <table:table-cell table:content-validation-name="val35" table:style-name="ce265"/>
          <table:table-cell table:content-validation-name="val36" table:style-name="ce265"/>
          <table:table-cell table:number-columns-repeated="16377" table:style-name="ce67"/>
        </table:table-row>
        <table:table-row table:style-name="ro1">
          <table:table-cell office:value-type="string" table:style-name="ce268">
            <text:p>Argomenti</text:p>
          </table:table-cell>
          <table:table-cell office:value-type="string" table:style-name="ce263">
            <text:p>Argomenti collegabili</text:p>
          </table:table-cell>
          <table:table-cell office:value-type="string" table:content-validation-name="val32" table:style-name="ce265">
            <text:p>Sì</text:p>
          </table:table-cell>
          <table:table-cell office:value-type="string" table:content-validation-name="val33" table:style-name="ce263">
            <text:p>Tassonomia</text:p>
          </table:table-cell>
          <table:table-cell office:value-type="string" table:content-validation-name="val34" table:style-name="ce269">
            <text:p>Argomenti</text:p>
          </table:table-cell>
          <table:table-cell table:content-validation-name="val35" table:style-name="ce265"/>
          <table:table-cell table:content-validation-name="val36" table:style-name="ce265"/>
          <table:table-cell table:number-columns-repeated="16377" table:style-name="ce67"/>
        </table:table-row>
        <table:table-row table:style-name="ro1">
          <table:table-cell office:value-type="string" table:style-name="ce268">
            <text:p>Immagine</text:p>
          </table:table-cell>
          <table:table-cell office:value-type="string" table:style-name="ce263">
            <text:p>Immagine dell'evento</text:p>
          </table:table-cell>
          <table:table-cell office:value-type="string" table:content-validation-name="val32" table:style-name="ce265">
            <text:p>No</text:p>
          </table:table-cell>
          <table:table-cell office:value-type="string" table:content-validation-name="val33" table:style-name="ce263">
            <text:p>File (blob)</text:p>
          </table:table-cell>
          <table:table-cell table:content-validation-name="val34" table:style-name="ce265"/>
          <table:table-cell table:content-validation-name="val35" table:style-name="ce265"/>
          <table:table-cell table:content-validation-name="val36" table:style-name="ce265"/>
          <table:table-cell table:number-columns-repeated="16377" table:style-name="ce67"/>
        </table:table-row>
        <table:table-row table:style-name="ro22">
          <table:table-cell office:value-type="string" table:style-name="ce268">
            <text:p>Evento genitore</text:p>
          </table:table-cell>
          <table:table-cell office:value-type="string" table:style-name="ce263">
            <text:p>Un evento può essere parte di un altro evento definito come "genitore" (ad es. "Mostra sul Rinascimento" è parte dell'evento "Festival dell'Arte")</text:p>
          </table:table-cell>
          <table:table-cell office:value-type="string" table:content-validation-name="val32" table:style-name="ce265">
            <text:p>No</text:p>
          </table:table-cell>
          <table:table-cell office:value-type="string" table:content-validation-name="val33" table:style-name="ce263">
            <text:p>Relazione con Tipologia</text:p>
          </table:table-cell>
          <table:table-cell table:content-validation-name="val34" table:style-name="ce265"/>
          <table:table-cell office:value-type="string" table:content-validation-name="val35" table:style-name="ce269">
            <text:p>Evento</text:p>
          </table:table-cell>
          <table:table-cell office:value-type="string" table:content-validation-name="val36" table:style-name="ce265">
            <text:p>0...1</text:p>
          </table:table-cell>
          <table:table-cell table:number-columns-repeated="16377" table:style-name="ce67"/>
        </table:table-row>
        <table:table-row table:style-name="ro16">
          <table:table-cell office:value-type="string" table:style-name="ce268">
            <text:p>Descrizione (completa)</text:p>
          </table:table-cell>
          <table:table-cell office:value-type="string" table:style-name="ce263">
            <text:p>Introduzione e descrizione esaustiva dell'evento</text:p>
          </table:table-cell>
          <table:table-cell office:value-type="string" table:content-validation-name="val32" table:style-name="ce264">
            <text:p>Sì</text:p>
          </table:table-cell>
          <table:table-cell office:value-type="string" table:content-validation-name="val33" table:style-name="ce263">
            <text:p>Testo lungo (rich text)</text:p>
          </table:table-cell>
          <table:table-cell table:content-validation-name="val34" table:style-name="ce265"/>
          <table:table-cell table:content-validation-name="val35" table:style-name="ce269"/>
          <table:table-cell table:content-validation-name="val36" table:style-name="ce265"/>
          <table:table-cell table:number-columns-repeated="16377" table:style-name="ce67"/>
        </table:table-row>
        <table:table-row table:style-name="ro3">
          <table:table-cell office:value-type="string" table:style-name="ce268">
            <text:p>Parteciperanno (Persone)</text:p>
          </table:table-cell>
          <table:table-cell office:value-type="string" table:style-name="ce270">
            <text:p>Link a persone dell'amministrazione che interverranno all'evento</text:p>
          </table:table-cell>
          <table:table-cell office:value-type="string" table:content-validation-name="val32" table:style-name="ce264">
            <text:p>No</text:p>
          </table:table-cell>
          <table:table-cell office:value-type="string" table:content-validation-name="val33" table:style-name="ce271">
            <text:p>Relazione con Tipologia</text:p>
          </table:table-cell>
          <table:table-cell table:content-validation-name="val34" table:style-name="ce272"/>
          <table:table-cell office:value-type="string" table:content-validation-name="val35" table:style-name="ce273">
            <text:p>Persona pubblica</text:p>
          </table:table-cell>
          <table:table-cell office:value-type="string" table:content-validation-name="val36" table:style-name="ce272">
            <text:p>0...n</text:p>
          </table:table-cell>
          <table:table-cell table:number-columns-repeated="16377" table:style-name="ce67"/>
        </table:table-row>
        <table:table-row table:style-name="ro1">
          <table:table-cell office:value-type="string" table:style-name="ce268">
            <text:p>Galleria di immagini</text:p>
          </table:table-cell>
          <table:table-cell office:value-type="string" table:style-name="ce263">
            <text:p>Una o più immagini corredate da didascalie</text:p>
          </table:table-cell>
          <table:table-cell office:value-type="string" table:content-validation-name="val32" table:style-name="ce265">
            <text:p>No</text:p>
          </table:table-cell>
          <table:table-cell office:value-type="string" table:content-validation-name="val33" table:style-name="ce274">
            <text:p>File (blob)</text:p>
          </table:table-cell>
          <table:table-cell table:content-validation-name="val34" table:style-name="ce269"/>
          <table:table-cell table:content-validation-name="val35" table:style-name="ce269"/>
          <table:table-cell table:content-validation-name="val36" table:style-name="ce269"/>
          <table:table-cell table:number-columns-repeated="16377" table:style-name="ce67"/>
        </table:table-row>
        <table:table-row table:style-name="ro1">
          <table:table-cell office:value-type="string" table:style-name="ce268">
            <text:p>Galleria di video</text:p>
          </table:table-cell>
          <table:table-cell office:value-type="string" table:style-name="ce275">
            <text:p>Una o più video corredati da didascalie</text:p>
          </table:table-cell>
          <table:table-cell office:value-type="string" table:content-validation-name="val32" table:style-name="ce265">
            <text:p>No</text:p>
          </table:table-cell>
          <table:table-cell office:value-type="string" table:content-validation-name="val33" table:style-name="ce274">
            <text:p>File (blob)</text:p>
          </table:table-cell>
          <table:table-cell table:content-validation-name="val34" table:style-name="ce269"/>
          <table:table-cell table:content-validation-name="val35" table:style-name="ce269"/>
          <table:table-cell table:content-validation-name="val36" table:style-name="ce269"/>
          <table:table-cell table:number-columns-repeated="16377" table:style-name="ce67"/>
        </table:table-row>
        <table:table-row table:style-name="ro16">
          <table:table-cell office:value-type="string" table:style-name="ce268">
            <text:p>A chi è rivolto</text:p>
          </table:table-cell>
          <table:table-cell office:value-type="string" table:style-name="ce275">
            <text:p>Descrizione testuale dei principali destinatari dell'Evento</text:p>
          </table:table-cell>
          <table:table-cell office:value-type="string" table:content-validation-name="val32" table:style-name="ce265">
            <text:p>Sì</text:p>
          </table:table-cell>
          <table:table-cell office:value-type="string" table:content-validation-name="val33" table:style-name="ce271">
            <text:p>Testo lungo (rich text)</text:p>
          </table:table-cell>
          <table:table-cell table:content-validation-name="val34" table:style-name="ce272"/>
          <table:table-cell table:content-validation-name="val35" table:style-name="ce273"/>
          <table:table-cell table:content-validation-name="val36" table:style-name="ce272"/>
          <table:table-cell table:number-columns-repeated="16377" table:style-name="ce67"/>
        </table:table-row>
        <table:table-row table:style-name="ro1">
          <table:table-cell office:value-type="string" table:style-name="ce268">
            <text:p>Luogo</text:p>
          </table:table-cell>
          <table:table-cell office:value-type="string" table:style-name="ce270">
            <text:p>Link all'eventuale scheda del luogo dell'evento</text:p>
          </table:table-cell>
          <table:table-cell office:value-type="string" table:content-validation-name="val32" table:style-name="ce264">
            <text:p>Sì</text:p>
          </table:table-cell>
          <table:table-cell office:value-type="string" table:content-validation-name="val33" table:style-name="ce271">
            <text:p>Relazione con Tipologia</text:p>
          </table:table-cell>
          <table:table-cell table:content-validation-name="val34" table:style-name="ce272"/>
          <table:table-cell office:value-type="string" table:content-validation-name="val35" table:style-name="ce273">
            <text:p>Luogo</text:p>
          </table:table-cell>
          <table:table-cell office:value-type="string" table:content-validation-name="val36" table:style-name="ce272">
            <text:p>0...1</text:p>
          </table:table-cell>
          <table:table-cell table:number-columns-repeated="16377" table:style-name="ce67"/>
        </table:table-row>
        <table:table-row table:style-name="ro12">
          <table:table-cell office:value-type="string" table:style-name="ce268">
            <text:p>Costo</text:p>
          </table:table-cell>
          <table:table-cell office:value-type="string" table:style-name="ce276">
            <text:p>Eventuale costo dell'evento (se ci sono uno o più biglietti), con link all'acquisto se disponibile</text:p>
          </table:table-cell>
          <table:table-cell office:value-type="string" table:content-validation-name="val32" table:style-name="ce265">
            <text:p>No</text:p>
          </table:table-cell>
          <table:table-cell office:value-type="string" table:content-validation-name="val33" table:style-name="ce271">
            <text:p>Testo lungo (rich text)</text:p>
          </table:table-cell>
          <table:table-cell table:content-validation-name="val34" table:style-name="ce277"/>
          <table:table-cell table:content-validation-name="val35" table:style-name="ce277"/>
          <table:table-cell table:content-validation-name="val36" table:style-name="ce277"/>
          <table:table-cell table:number-columns-repeated="16377" table:style-name="ce67"/>
        </table:table-row>
        <table:table-row table:style-name="ro1">
          <table:table-cell office:value-type="string" table:style-name="ce268">
            <text:p>Allegati</text:p>
          </table:table-cell>
          <table:table-cell office:value-type="string" table:style-name="ce263">
            <text:p>Eventuali documenti in allegato</text:p>
          </table:table-cell>
          <table:table-cell office:value-type="string" table:content-validation-name="val32" table:style-name="ce264">
            <text:p>No</text:p>
          </table:table-cell>
          <table:table-cell office:value-type="string" table:content-validation-name="val33" table:style-name="ce271">
            <text:p>File (blob)</text:p>
          </table:table-cell>
          <table:table-cell table:content-validation-name="val34" table:style-name="ce272"/>
          <table:table-cell table:content-validation-name="val35" table:style-name="ce273"/>
          <table:table-cell office:value-type="string" table:content-validation-name="val36" table:style-name="ce272">
            <text:p>0...n</text:p>
          </table:table-cell>
          <table:table-cell table:number-columns-repeated="16377" table:style-name="ce67"/>
        </table:table-row>
        <table:table-row table:style-name="ro16">
          <table:table-cell office:value-type="string" table:style-name="ce268">
            <text:p>Appuntamenti</text:p>
          </table:table-cell>
          <table:table-cell office:value-type="string" table:style-name="ce263">
            <text:p>Link agli eventi figlio (solo se l'evento in questione è evento genitore)</text:p>
          </table:table-cell>
          <table:table-cell office:value-type="string" table:content-validation-name="val32" table:style-name="ce264">
            <text:p>No</text:p>
          </table:table-cell>
          <table:table-cell office:value-type="string" table:content-validation-name="val33" table:style-name="ce271">
            <text:p>Relazione con Tipologia</text:p>
          </table:table-cell>
          <table:table-cell table:content-validation-name="val34" table:style-name="ce272"/>
          <table:table-cell office:value-type="string" table:content-validation-name="val35" table:style-name="ce273">
            <text:p>Evento</text:p>
          </table:table-cell>
          <table:table-cell office:value-type="string" table:content-validation-name="val36" table:style-name="ce272">
            <text:p>0...n</text:p>
          </table:table-cell>
          <table:table-cell table:style-name="ce82"/>
          <table:table-cell table:number-columns-repeated="16376"/>
        </table:table-row>
        <table:table-row table:style-name="ro1">
          <table:table-cell office:value-type="string" table:style-name="ce268">
            <text:p>Contatti</text:p>
          </table:table-cell>
          <table:table-cell office:value-type="string" table:style-name="ce263">
            <text:p>Relazione con i punti di contatto dell'evento</text:p>
          </table:table-cell>
          <table:table-cell office:value-type="string" table:content-validation-name="val32" table:style-name="ce264">
            <text:p>Sì</text:p>
          </table:table-cell>
          <table:table-cell office:value-type="string" table:content-validation-name="val33" table:style-name="ce271">
            <text:p>Relazione con Tipologia</text:p>
          </table:table-cell>
          <table:table-cell table:content-validation-name="val34" table:style-name="ce272"/>
          <table:table-cell office:value-type="string" table:content-validation-name="val35" table:style-name="ce273">
            <text:p>Punto di contatto</text:p>
          </table:table-cell>
          <table:table-cell office:value-type="string" table:content-validation-name="val36" table:style-name="ce272">
            <text:p>1...n</text:p>
          </table:table-cell>
          <table:table-cell table:number-columns-repeated="16377" table:style-name="ce67"/>
        </table:table-row>
        <table:table-row table:style-name="ro16">
          <table:table-cell office:value-type="string" table:style-name="ce268">
            <text:p>Organizzato da</text:p>
          </table:table-cell>
          <table:table-cell office:value-type="string" table:style-name="ce263">
            <text:p>Relazione con le unità organizzative che supportano l'evento, se presenti</text:p>
          </table:table-cell>
          <table:table-cell office:value-type="string" table:content-validation-name="val32" table:style-name="ce264">
            <text:p>No</text:p>
          </table:table-cell>
          <table:table-cell office:value-type="string" table:content-validation-name="val33" table:style-name="ce271">
            <text:p>Relazione con Tipologia</text:p>
          </table:table-cell>
          <table:table-cell table:content-validation-name="val34" table:style-name="ce272"/>
          <table:table-cell office:value-type="string" table:content-validation-name="val35" table:style-name="ce273">
            <text:p>Unità organizzativa</text:p>
          </table:table-cell>
          <table:table-cell office:value-type="string" table:content-validation-name="val36" table:style-name="ce272">
            <text:p>0...n</text:p>
          </table:table-cell>
          <table:table-cell table:number-columns-repeated="16377" table:style-name="ce67"/>
        </table:table-row>
        <table:table-row table:style-name="ro22">
          <table:table-cell office:value-type="string" table:style-name="ce268">
            <text:p>Patrocinato da</text:p>
          </table:table-cell>
          <table:table-cell office:value-type="string" table:style-name="ce263">
            <text:p>Nome dell'ente che patrocina l'evento. Si raccomanda di non usare sigle ma il nome esteso (es. Non "Mise" ma "Ministero dello sviluppo economico").</text:p>
          </table:table-cell>
          <table:table-cell office:value-type="string" table:content-validation-name="val32" table:style-name="ce264">
            <text:p>No</text:p>
          </table:table-cell>
          <table:table-cell office:value-type="string" table:content-validation-name="val33" table:style-name="ce271">
            <text:p>Testo lungo (rich text)</text:p>
          </table:table-cell>
          <table:table-cell table:content-validation-name="val34" table:style-name="ce272"/>
          <table:table-cell table:content-validation-name="val35" table:style-name="ce278"/>
          <table:table-cell table:content-validation-name="val36" table:style-name="ce272"/>
          <table:table-cell table:number-columns-repeated="16377" table:style-name="ce67"/>
        </table:table-row>
        <table:table-row table:style-name="ro1">
          <table:table-cell office:value-type="string" table:style-name="ce268">
            <text:p>Sponsor</text:p>
          </table:table-cell>
          <table:table-cell office:value-type="string" table:style-name="ce263">
            <text:p>Lista sponsor dell'evento</text:p>
          </table:table-cell>
          <table:table-cell office:value-type="string" table:content-validation-name="val32" table:style-name="ce264">
            <text:p>No</text:p>
          </table:table-cell>
          <table:table-cell office:value-type="string" table:content-validation-name="val33" table:style-name="ce271">
            <text:p>Testo lungo (rich text)</text:p>
          </table:table-cell>
          <table:table-cell table:content-validation-name="val34" table:style-name="ce272"/>
          <table:table-cell table:content-validation-name="val35" table:style-name="ce278"/>
          <table:table-cell table:content-validation-name="val36" table:style-name="ce272"/>
          <table:table-cell table:number-columns-repeated="16377" table:style-name="ce67"/>
        </table:table-row>
        <table:table-row table:style-name="ro16">
          <table:table-cell office:value-type="string" table:style-name="ce268">
            <text:p>Ulteriori informazioni</text:p>
          </table:table-cell>
          <table:table-cell office:value-type="string" table:style-name="ce263">
            <text:p>Ulteriori informazioni sull'evento, FAQ ed eventuali riferimenti normativi</text:p>
          </table:table-cell>
          <table:table-cell office:value-type="string" table:content-validation-name="val32" table:style-name="ce264">
            <text:p>No</text:p>
          </table:table-cell>
          <table:table-cell office:value-type="string" table:content-validation-name="val33" table:style-name="ce271">
            <text:p>Testo lungo (rich text)</text:p>
          </table:table-cell>
          <table:table-cell table:content-validation-name="val34" table:style-name="ce272"/>
          <table:table-cell table:content-validation-name="val35" table:style-name="ce278"/>
          <table:table-cell table:content-validation-name="val36" table:style-name="ce272"/>
          <table:table-cell table:number-columns-repeated="16377" table:style-name="ce67"/>
        </table:table-row>
        <table:table-row table:style-name="ro12">
          <table:table-cell office:value-type="string" table:style-name="ce268">
            <text:p>Ripetizioni</text:p>
          </table:table-cell>
          <table:table-cell office:value-type="string" table:style-name="ce263">
            <text:p>Occorrenze dello stesso evento nel tempo caratterizzate da una data ora inizio e una data ora fine</text:p>
          </table:table-cell>
          <table:table-cell office:value-type="string" table:content-validation-name="val32" table:style-name="ce264">
            <text:p>No</text:p>
          </table:table-cell>
          <table:table-cell office:value-type="string" table:content-validation-name="val33" table:style-name="ce271">
            <text:p>Datetime (tutti i formati)</text:p>
          </table:table-cell>
          <table:table-cell table:content-validation-name="val34" table:style-name="ce272"/>
          <table:table-cell table:content-validation-name="val35" table:style-name="ce278"/>
          <table:table-cell office:value-type="string" table:content-validation-name="val36" table:style-name="ce272">
            <text:p>0...n</text:p>
          </table:table-cell>
          <table:table-cell table:number-columns-repeated="16377" table:style-name="ce67"/>
        </table:table-row>
        <table:table-row table:style-name="ro1">
          <table:table-cell table:style-name="ce268"/>
          <table:table-cell table:style-name="ce263"/>
          <table:table-cell table:content-validation-name="val32" table:style-name="ce264"/>
          <table:table-cell table:content-validation-name="val33" table:style-name="ce271"/>
          <table:table-cell table:content-validation-name="val34" table:style-name="ce272"/>
          <table:table-cell table:content-validation-name="val35" table:style-name="ce278"/>
          <table:table-cell table:content-validation-name="val36" table:style-name="ce272"/>
          <table:table-cell table:number-columns-repeated="16377" table:style-name="ce67"/>
        </table:table-row>
        <table:table-row table:number-rows-repeated="2" table:style-name="ro8">
          <table:table-cell table:number-columns-repeated="16384" table:style-name="ce67"/>
        </table:table-row>
        <table:table-row table:number-rows-repeated="1048546" table:style-name="ro10">
          <table:table-cell table:number-columns-repeated="16384"/>
        </table:table-row>
      </table:table>
      <table:table table:name="Tipologia_SERVIZIO" table:style-name="ta1">
        <table:table-column table:style-name="co59" table:default-cell-style-name="ce67"/>
        <table:table-column table:style-name="co60" table:default-cell-style-name="ce67"/>
        <table:table-column table:style-name="co54" table:default-cell-style-name="ce67"/>
        <table:table-column table:style-name="co55" table:default-cell-style-name="ce67"/>
        <table:table-column table:style-name="co56" table:default-cell-style-name="ce67"/>
        <table:table-column table:style-name="co57" table:default-cell-style-name="ce67"/>
        <table:table-column table:style-name="co58" table:default-cell-style-name="ce67"/>
        <table:table-column table:style-name="co9" table:default-cell-style-name="ce67"/>
        <table:table-column table:style-name="co4" table:number-columns-repeated="1016" table:default-cell-style-name="ce67"/>
        <table:table-column table:style-name="co5" table:number-columns-repeated="15360" table:default-cell-style-name="ce67"/>
        <table:table-row table:style-name="ro3">
          <table:table-cell office:value-type="string" table:number-columns-spanned="7" table:number-rows-spanned="1" table:style-name="ce108">
            <text:p>Tipologia:<text:s/><text:span text:style-name="T10">SERVIZIO</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05">
            <text:p><text:a xlink:href="https://schema.org/GovernmentServic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3">
          <table:table-cell office:value-type="string" table:style-name="ce279">
            <text:p>Categoria del servizio</text:p>
          </table:table-cell>
          <table:table-cell office:value-type="string" table:style-name="ce280">
            <text:p>Le materie di interesse del servizio (breadcrumb)</text:p>
          </table:table-cell>
          <table:table-cell office:value-type="string" table:content-validation-name="val37" table:style-name="ce281">
            <text:p>Sì</text:p>
          </table:table-cell>
          <table:table-cell office:value-type="string" table:content-validation-name="val38" table:style-name="ce282">
            <text:p>Tassonomia</text:p>
          </table:table-cell>
          <table:table-cell office:value-type="string" table:content-validation-name="val39" table:style-name="ce283">
            <text:p>Categorie dei servizi</text:p>
          </table:table-cell>
          <table:table-cell table:content-validation-name="val40" table:style-name="ce284"/>
          <table:table-cell office:value-type="string" table:content-validation-name="val41" table:style-name="ce284">
            <text:p>1...n</text:p>
          </table:table-cell>
          <table:table-cell table:number-columns-repeated="16377" table:style-name="ce67"/>
        </table:table-row>
        <table:table-row table:style-name="ro22">
          <table:table-cell office:value-type="string" table:style-name="ce279">
            <text:p>Titolo del servizio</text:p>
          </table:table-cell>
          <table:table-cell office:value-type="string" table:style-name="ce280">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office:value-type="string" table:content-validation-name="val37" table:style-name="ce281">
            <text:p>Sì</text:p>
          </table:table-cell>
          <table:table-cell office:value-type="string" table:content-validation-name="val38" table:style-name="ce282">
            <text:p>Testo breve (max. 255 char)</text:p>
          </table:table-cell>
          <table:table-cell table:content-validation-name="val39" table:style-name="ce285"/>
          <table:table-cell table:content-validation-name="val40" table:style-name="ce284"/>
          <table:table-cell table:content-validation-name="val41" table:style-name="ce284"/>
          <table:table-cell table:number-columns-repeated="16377" table:style-name="ce67"/>
        </table:table-row>
        <table:table-row table:style-name="ro1">
          <table:table-cell office:value-type="string" table:style-name="ce279">
            <text:p>Stato del servizio</text:p>
          </table:table-cell>
          <table:table-cell office:value-type="string" table:style-name="ce280">
            <text:p>Lo stato del servizio indica l’effettiva fruibilità del Servizio</text:p>
          </table:table-cell>
          <table:table-cell office:value-type="string" table:content-validation-name="val37" table:style-name="ce281">
            <text:p>Sì</text:p>
          </table:table-cell>
          <table:table-cell office:value-type="string" table:content-validation-name="val38" table:style-name="ce286">
            <text:p>Booleano (vero o falso)</text:p>
          </table:table-cell>
          <table:table-cell table:content-validation-name="val39" table:style-name="ce284"/>
          <table:table-cell table:content-validation-name="val40" table:style-name="ce284"/>
          <table:table-cell table:content-validation-name="val41" table:style-name="ce284"/>
          <table:table-cell table:number-columns-repeated="16377" table:style-name="ce67"/>
        </table:table-row>
        <table:table-row table:style-name="ro16">
          <table:table-cell office:value-type="string" table:style-name="ce279">
            <text:p>Motivo dello stato</text:p>
          </table:table-cell>
          <table:table-cell office:value-type="string" table:style-name="ce280">
            <text:p>Descrizione testuale del motivo per cui un servizio non è attivo. Es. Servizio momentaneamente disattivato perché....Servizio attivo dal...</text:p>
          </table:table-cell>
          <table:table-cell office:value-type="string" table:content-validation-name="val37" table:style-name="ce281">
            <text:p>Sì</text:p>
          </table:table-cell>
          <table:table-cell office:value-type="string" table:content-validation-name="val38" table:style-name="ce282">
            <text:p>Testo lungo (rich text)</text:p>
          </table:table-cell>
          <table:table-cell table:content-validation-name="val39" table:style-name="ce284"/>
          <table:table-cell table:content-validation-name="val40" table:style-name="ce284"/>
          <table:table-cell table:content-validation-name="val41" table:style-name="ce284"/>
          <table:table-cell office:value-type="string" table:style-name="ce82">
            <text:p>NON IN USO</text:p>
          </table:table-cell>
          <table:table-cell table:number-columns-repeated="16376"/>
        </table:table-row>
        <table:table-row table:style-name="ro12">
          <table:table-cell office:value-type="string" table:style-name="ce279">
            <text:p>Sottotitolo</text:p>
          </table:table-cell>
          <table:table-cell office:value-type="string" table:style-name="ce280">
            <text:p>Eventuale sottotitolo del Servizio, oppure un nome che identifica informalmente il Servizio. Ad esempio il Servizio "Sistema Unico di Segnalazioni" potrebbe avere come sottotitolo/titolo alternativo "IoSegnalo".</text:p>
          </table:table-cell>
          <table:table-cell office:value-type="string" table:content-validation-name="val37" table:style-name="ce281">
            <text:p>No</text:p>
          </table:table-cell>
          <table:table-cell office:value-type="string" table:content-validation-name="val38" table:style-name="ce282">
            <text:p>Testo breve (max. 255 char)</text:p>
          </table:table-cell>
          <table:table-cell table:content-validation-name="val39" table:style-name="ce284"/>
          <table:table-cell table:content-validation-name="val40" table:style-name="ce285"/>
          <table:table-cell table:content-validation-name="val41" table:style-name="ce284"/>
          <table:table-cell table:number-columns-repeated="16377" table:style-name="ce67"/>
        </table:table-row>
        <table:table-row table:style-name="ro1">
          <table:table-cell office:value-type="string" table:style-name="ce287">
            <text:p>Immagine</text:p>
          </table:table-cell>
          <table:table-cell office:value-type="string" table:style-name="ce282">
            <text:p>Immagine principale del servizio che presumibilmente sarà in evidenza</text:p>
          </table:table-cell>
          <table:table-cell office:value-type="string" table:content-validation-name="val37" table:style-name="ce288">
            <text:p>No</text:p>
          </table:table-cell>
          <table:table-cell office:value-type="string" table:content-validation-name="val38" table:style-name="ce282">
            <text:p>File (blob)</text:p>
          </table:table-cell>
          <table:table-cell table:content-validation-name="val39" table:style-name="ce284"/>
          <table:table-cell table:content-validation-name="val40" table:style-name="ce284"/>
          <table:table-cell table:content-validation-name="val41" table:style-name="ce284"/>
          <table:table-cell table:number-columns-repeated="16377" table:style-name="ce67"/>
        </table:table-row>
        <table:table-row table:style-name="ro1">
          <table:table-cell office:value-type="string" table:style-name="ce287">
            <text:p>Icona del servizio</text:p>
          </table:table-cell>
          <table:table-cell office:value-type="string" table:style-name="ce282">
            <text:p>Simbolo che identifica il servizio in modo semplice</text:p>
          </table:table-cell>
          <table:table-cell office:value-type="string" table:content-validation-name="val37" table:style-name="ce288">
            <text:p>No</text:p>
          </table:table-cell>
          <table:table-cell office:value-type="string" table:content-validation-name="val38" table:style-name="ce282">
            <text:p>File (blob)</text:p>
          </table:table-cell>
          <table:table-cell table:content-validation-name="val39" table:style-name="ce284"/>
          <table:table-cell table:content-validation-name="val40" table:style-name="ce284"/>
          <table:table-cell table:content-validation-name="val41" table:style-name="ce284"/>
          <table:table-cell table:number-columns-repeated="16377" table:style-name="ce67"/>
        </table:table-row>
        <table:table-row table:style-name="ro22">
          <table:table-cell office:value-type="string" table:style-name="ce279">
            <text:p>Descrizione breve</text:p>
          </table:table-cell>
          <table:table-cell office:value-type="string" table:style-name="ce282">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office:value-type="string" table:content-validation-name="val37" table:style-name="ce281">
            <text:p>Sì</text:p>
          </table:table-cell>
          <table:table-cell office:value-type="string" table:content-validation-name="val38" table:style-name="ce289">
            <text:p>Testo breve (max. 255 char)</text:p>
          </table:table-cell>
          <table:table-cell table:content-validation-name="val39" table:style-name="ce290"/>
          <table:table-cell table:content-validation-name="val40" table:style-name="ce290"/>
          <table:table-cell table:content-validation-name="val41" table:style-name="ce290"/>
          <table:table-cell table:number-columns-repeated="16377" table:style-name="ce67"/>
        </table:table-row>
        <table:table-row table:style-name="ro1">
          <table:table-cell office:value-type="string" table:style-name="ce279">
            <text:p>A chi è rivolto</text:p>
          </table:table-cell>
          <table:table-cell office:value-type="string" table:style-name="ce280">
            <text:p>Descrizione testuale dei principali interlocutori del Servizio</text:p>
          </table:table-cell>
          <table:table-cell office:value-type="string" table:content-validation-name="val37" table:style-name="ce288">
            <text:p>Sì</text:p>
          </table:table-cell>
          <table:table-cell office:value-type="string" table:content-validation-name="val38" table:style-name="ce291">
            <text:p>Testo lungo (rich text)</text:p>
          </table:table-cell>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style-name="ro1">
          <table:table-cell office:value-type="string" table:style-name="ce279">
            <text:p>Descrizione estesa</text:p>
          </table:table-cell>
          <table:table-cell office:value-type="string" table:style-name="ce280">
            <text:p>Descrizione estesa e completa del Servizio</text:p>
          </table:table-cell>
          <table:table-cell office:value-type="string" table:content-validation-name="val37" table:style-name="ce281">
            <text:p>No</text:p>
          </table:table-cell>
          <table:table-cell office:value-type="string" table:content-validation-name="val38" table:style-name="ce289">
            <text:p>Testo lungo (rich text)</text:p>
          </table:table-cell>
          <table:table-cell table:content-validation-name="val39" table:style-name="ce290"/>
          <table:table-cell table:content-validation-name="val40" table:style-name="ce290"/>
          <table:table-cell table:content-validation-name="val41" table:style-name="ce290"/>
          <table:table-cell table:number-columns-repeated="16377" table:style-name="ce67"/>
        </table:table-row>
        <table:table-row table:style-name="ro3">
          <table:table-cell office:value-type="string" table:style-name="ce279">
            <text:p>Copertura geografica</text:p>
          </table:table-cell>
          <table:table-cell office:value-type="string" table:style-name="ce280">
            <text:p>Eventuale area geografica a cui il servizio si riferisce. Ad esempio le zone coperte da ZTL</text:p>
          </table:table-cell>
          <table:table-cell office:value-type="string" table:content-validation-name="val37" table:style-name="ce281">
            <text:p>No</text:p>
          </table:table-cell>
          <table:table-cell office:value-type="string" table:content-validation-name="val38" table:style-name="ce291">
            <text:p>Testo lungo (rich text)</text:p>
          </table:table-cell>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style-name="ro1">
          <table:table-cell office:value-type="string" table:style-name="ce279">
            <text:p>Come fare</text:p>
          </table:table-cell>
          <table:table-cell office:value-type="string" table:style-name="ce280">
            <text:p>Procedura da seguire per usufruire del Servizio</text:p>
          </table:table-cell>
          <table:table-cell office:value-type="string" table:content-validation-name="val37" table:style-name="ce281">
            <text:p>Sì</text:p>
          </table:table-cell>
          <table:table-cell office:value-type="string" table:content-validation-name="val38" table:style-name="ce291">
            <text:p>Testo lungo (rich text)</text:p>
          </table:table-cell>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style-name="ro28">
          <table:table-cell office:value-type="string" table:style-name="ce294">
            <text:p>Cosa serve</text:p>
          </table:table-cell>
          <table:table-cell office:value-type="string" table:style-name="ce295">
            <text:p>Elenco delle cose necessarie per attivare il Servizio. (Documenti necessari, o altro) con le relative istruzioni all'uso ed eventuale link di approfondimento.<text:s/><text:span text:style-name="T4">Diventa facoltativo in caso il servizio sia incluso in almeno un altro servizio.</text:span></text:p>
          </table:table-cell>
          <table:table-cell office:value-type="string" table:content-validation-name="val37" table:style-name="ce296">
            <text:p>Sì</text:p>
          </table:table-cell>
          <table:table-cell office:value-type="string" table:content-validation-name="val38" table:style-name="ce297">
            <text:p>Testo lungo (rich text)</text:p>
          </table:table-cell>
          <table:table-cell table:content-validation-name="val39" table:style-name="ce298"/>
          <table:table-cell table:content-validation-name="val40" table:style-name="ce298"/>
          <table:table-cell table:content-validation-name="val41" table:style-name="ce298"/>
          <table:table-cell table:number-columns-repeated="16377" table:style-name="ce67"/>
        </table:table-row>
        <table:table-row table:style-name="ro12">
          <table:table-cell office:value-type="string" table:style-name="ce279">
            <text:p>Cosa si ottiene</text:p>
          </table:table-cell>
          <table:table-cell office:value-type="string" table:style-name="ce280">
            <text:p>Uno o più output prodotti dal servizio. Ad es.: "certificato di residenza", o "carta d'identità Tipologia elettronica". Obbligatorio per i servizi amministrativi</text:p>
          </table:table-cell>
          <table:table-cell office:value-type="string" table:content-validation-name="val37" table:style-name="ce281">
            <text:p>No</text:p>
          </table:table-cell>
          <table:table-cell office:value-type="string" table:content-validation-name="val38" table:style-name="ce291">
            <text:p>Testo lungo (rich text)</text:p>
          </table:table-cell>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style-name="ro29">
          <table:table-cell office:value-type="string" table:style-name="ce299">
            <text:p>Tempi e scadenze</text:p>
          </table:table-cell>
          <table:table-cell office:value-type="string" table:style-name="ce280">
            <text:p>Data di scadenza del Servizio (ad es. "iscrizione asilo nido entro..."). Se il Servizio è diviso in fasi, prevedere un campo per ciascuna fase del Servizio e relativa indicazione dei tempi (ad es. "iscrizione asilo nido" - data + "esito della domanda" – data).<text:s/><text:span text:style-name="T11">Diventa facoltativo in caso il servizio sia incluso in almeno un altro servizio.</text:span></text:p>
          </table:table-cell>
          <table:table-cell office:value-type="string" table:content-validation-name="val37" table:style-name="ce281">
            <text:p>Sì</text:p>
          </table:table-cell>
          <table:table-cell office:value-type="string" table:content-validation-name="val38" table:style-name="ce291">
            <text:p>Testo lungo (rich text)</text:p>
          </table:table-cell>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style-name="ro16">
          <table:table-cell office:value-type="string" table:style-name="ce299">
            <text:p>Costi</text:p>
          </table:table-cell>
          <table:table-cell office:value-type="string" table:style-name="ce280">
            <text:p>Condizioni e termini economici per compleare la procedura di richiesta del Servizio. Ad es. il rinnovo della carta d'idTipologia ha un costo di euro X.</text:p>
          </table:table-cell>
          <table:table-cell office:value-type="string" table:content-validation-name="val37" table:style-name="ce281">
            <text:p>No</text:p>
          </table:table-cell>
          <table:table-cell office:value-type="string" table:content-validation-name="val38" table:style-name="ce291">
            <text:p>Testo lungo (rich text)</text:p>
          </table:table-cell>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style-name="ro16">
          <table:table-cell office:value-type="string" table:style-name="ce299">
            <text:p>Servizi richiesti</text:p>
          </table:table-cell>
          <table:table-cell office:value-type="string" table:style-name="ce280">
            <text:p>Link alle schede dei servizi che sono necessari per poter usufruire del servizio corrente.</text:p>
          </table:table-cell>
          <table:table-cell office:value-type="string" table:content-validation-name="val37" table:style-name="ce281">
            <text:p>No</text:p>
          </table:table-cell>
          <table:table-cell office:value-type="string" table:content-validation-name="val38" table:style-name="ce291">
            <text:p>Relazione con Tipologia</text:p>
          </table:table-cell>
          <table:table-cell table:content-validation-name="val39" table:style-name="ce292"/>
          <table:table-cell office:value-type="string" table:content-validation-name="val40" table:style-name="ce300">
            <text:p>Servizio</text:p>
          </table:table-cell>
          <table:table-cell office:value-type="string" table:content-validation-name="val41" table:style-name="ce300">
            <text:p>0...n</text:p>
          </table:table-cell>
          <table:table-cell table:number-columns-repeated="16377" table:style-name="ce67"/>
        </table:table-row>
        <table:table-row table:style-name="ro16">
          <table:table-cell office:value-type="string" table:style-name="ce299">
            <text:p>Servizi inclusi</text:p>
          </table:table-cell>
          <table:table-cell office:value-type="string" table:style-name="ce280">
            <text:p>Link alle schede dei servizi che sono inclusi usufruendo del servizio corrente.</text:p>
          </table:table-cell>
          <table:table-cell office:value-type="string" table:content-validation-name="val37" table:style-name="ce281">
            <text:p>No</text:p>
          </table:table-cell>
          <table:table-cell office:value-type="string" table:content-validation-name="val38" table:style-name="ce291">
            <text:p>Relazione con Tipologia</text:p>
          </table:table-cell>
          <table:table-cell table:content-validation-name="val39" table:style-name="ce292"/>
          <table:table-cell office:value-type="string" table:content-validation-name="val40" table:style-name="ce300">
            <text:p>Servizio</text:p>
          </table:table-cell>
          <table:table-cell office:value-type="string" table:content-validation-name="val41" table:style-name="ce300">
            <text:p>0...n</text:p>
          </table:table-cell>
          <table:table-cell table:number-columns-repeated="16377" table:style-name="ce67"/>
        </table:table-row>
        <table:table-row table:style-name="ro3">
          <table:table-cell office:value-type="string" table:style-name="ce279">
            <text:p>Procedure collegate all'esito</text:p>
          </table:table-cell>
          <table:table-cell office:value-type="string" table:style-name="ce280">
            <text:p>Spiegazione relativa all'esito della procedura, e dove eventualmente ritirare l'esito (sede dell'ufficio, orari, numero sportello, etc.)</text:p>
          </table:table-cell>
          <table:table-cell office:value-type="string" table:content-validation-name="val37" table:style-name="ce281">
            <text:p>No</text:p>
          </table:table-cell>
          <table:table-cell office:value-type="string" table:content-validation-name="val38" table:style-name="ce291">
            <text:p>Testo lungo (rich text)</text:p>
          </table:table-cell>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style-name="ro29">
          <table:table-cell office:value-type="string" table:style-name="ce279">
            <text:p>Accedi al servizio</text:p>
          </table:table-cell>
          <table:table-cell office:value-type="string" table:style-name="ce280">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s/><text:span text:style-name="T11">Diventa facoltativo in caso il servizio sia incluso in almeno un altro servizio.</text:span></text:p>
          </table:table-cell>
          <table:table-cell office:value-type="string" table:content-validation-name="val37" table:style-name="ce281">
            <text:p>Sì</text:p>
          </table:table-cell>
          <table:table-cell office:value-type="string" table:content-validation-name="val38" table:style-name="ce291">
            <text:p>Relazione con Tipologia</text:p>
          </table:table-cell>
          <table:table-cell table:content-validation-name="val39" table:style-name="ce292"/>
          <table:table-cell office:value-type="string" table:content-validation-name="val40" table:style-name="ce301">
            <text:p>Unità organizzativa</text:p>
          </table:table-cell>
          <table:table-cell office:value-type="string" table:content-validation-name="val41" table:style-name="ce292">
            <text:p>1...n</text:p>
          </table:table-cell>
          <table:table-cell table:number-columns-repeated="16377" table:style-name="ce67"/>
        </table:table-row>
        <table:table-row table:style-name="ro16">
          <table:table-cell office:value-type="string" table:style-name="ce299">
            <text:p>Vincoli</text:p>
          </table:table-cell>
          <table:table-cell office:value-type="string" table:style-name="ce280">
            <text:p>Eventuali vincoli all'accesso al servizio. Ad esempio: non è possibile rinnovare la carta idTipologia x mesi prima della scadenza.</text:p>
          </table:table-cell>
          <table:table-cell office:value-type="string" table:content-validation-name="val37" table:style-name="ce281">
            <text:p>No</text:p>
          </table:table-cell>
          <table:table-cell office:value-type="string" table:content-validation-name="val38" table:style-name="ce291">
            <text:p>Testo lungo (rich text)</text:p>
          </table:table-cell>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style-name="ro22">
          <table:table-cell office:value-type="string" table:style-name="ce299">
            <text:p>Casi particolari</text:p>
          </table:table-cell>
          <table:table-cell office:value-type="string" table:style-name="ce302">
            <text:p>Elenco di eventuali casi particolari riferiti all'ottenimento del Servizio in questione. Ad esempio le persone con disabilità (legge 104) possono contattare direttamente l'ufficio e concordare una procedura di rinnovo a domicilio</text:p>
          </table:table-cell>
          <table:table-cell office:value-type="string" table:content-validation-name="val37" table:style-name="ce281">
            <text:p>No</text:p>
          </table:table-cell>
          <table:table-cell office:value-type="string" table:content-validation-name="val38" table:style-name="ce291">
            <text:p>Testo lungo (rich text)</text:p>
          </table:table-cell>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style-name="ro22">
          <table:table-cell office:value-type="string" table:style-name="ce299">
            <text:p>Ulteriori informazioni</text:p>
          </table:table-cell>
          <table:table-cell office:value-type="string" table:style-name="ce280">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office:value-type="string" table:content-validation-name="val37" table:style-name="ce281">
            <text:p>No</text:p>
          </table:table-cell>
          <table:table-cell office:value-type="string" table:content-validation-name="val38" table:style-name="ce291">
            <text:p>Testo lungo (rich text)</text:p>
          </table:table-cell>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style-name="ro3">
          <table:table-cell office:value-type="string" table:style-name="ce299">
            <text:p>Condizioni di servizio</text:p>
          </table:table-cell>
          <table:table-cell office:value-type="string" table:style-name="ce280">
            <text:p>File allegato con tutte le condizioni di servizio, incluse eventuali tempi di risposta e obblighi da parte dell'amministrazione comunale.</text:p>
          </table:table-cell>
          <table:table-cell office:value-type="string" table:content-validation-name="val37" table:style-name="ce281">
            <text:p>No</text:p>
          </table:table-cell>
          <table:table-cell office:value-type="string" table:content-validation-name="val38" table:style-name="ce291">
            <text:p>File (blob)</text:p>
          </table:table-cell>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style-name="ro30">
          <table:table-cell office:value-type="string" table:style-name="ce299">
            <text:p>Contatti dedicati</text:p>
          </table:table-cell>
          <table:table-cell office:value-type="string" table:style-name="ce280">
            <text:p>Telefono, mail o altri punti di contatto che sono specifici di questo servizio, diversi da quello dell'ufficio indicato sopra<text:s/><text:span text:style-name="T12">(almeno uno tra Contatti dedicati, Unità Organizzativa responsabile, Persone incaricate deve essere compilato)</text:span></text:p>
          </table:table-cell>
          <table:table-cell office:value-type="string" table:content-validation-name="val37" table:style-name="ce281">
            <text:p>No</text:p>
          </table:table-cell>
          <table:table-cell office:value-type="string" table:content-validation-name="val38" table:style-name="ce291">
            <text:p>Relazione con Tipologia</text:p>
          </table:table-cell>
          <table:table-cell table:content-validation-name="val39" table:style-name="ce292"/>
          <table:table-cell office:value-type="string" table:content-validation-name="val40" table:style-name="ce301">
            <text:p>Punto di contatto</text:p>
          </table:table-cell>
          <table:table-cell office:value-type="string" table:content-validation-name="val41" table:style-name="ce292">
            <text:p>0...n</text:p>
          </table:table-cell>
          <table:table-cell table:style-name="ce82"/>
          <table:table-cell table:number-columns-repeated="16376" table:style-name="ce67"/>
        </table:table-row>
        <table:table-row table:style-name="ro7">
          <table:table-cell office:value-type="string" table:style-name="ce299">
            <text:p>Unità Organizzativa responsabile</text:p>
          </table:table-cell>
          <table:table-cell office:value-type="string" table:style-name="ce280">
            <text:p>Link dell'ufficio responsabile dell'erogazione di questo Servizio<text:s/><text:span text:style-name="T12">(almeno uno tra Contatti dedicati, Unità Organizzativa responsabile, Persone incaricate deve essere compilato)</text:span></text:p>
          </table:table-cell>
          <table:table-cell office:value-type="string" table:content-validation-name="val37" table:style-name="ce281">
            <text:p>No</text:p>
          </table:table-cell>
          <table:table-cell office:value-type="string" table:content-validation-name="val38" table:style-name="ce291">
            <text:p>Relazione con Tipologia</text:p>
          </table:table-cell>
          <table:table-cell table:content-validation-name="val39" table:style-name="ce300"/>
          <table:table-cell office:value-type="string" table:content-validation-name="val40" table:style-name="ce300">
            <text:p>Unità Organizzativa</text:p>
          </table:table-cell>
          <table:table-cell office:value-type="string" table:content-validation-name="val41" table:style-name="ce292">
            <text:p>1...n</text:p>
          </table:table-cell>
          <table:table-cell table:number-columns-repeated="19" table:style-name="ce67"/>
          <table:table-cell table:number-columns-repeated="16358" table:style-name="ce1"/>
        </table:table-row>
        <table:table-row table:style-name="ro30">
          <table:table-cell office:value-type="string" table:style-name="ce299">
            <text:p>Persone incaricate</text:p>
          </table:table-cell>
          <table:table-cell office:value-type="string" table:style-name="ce280">
            <text:p>Scegli gli incarichi che erogano questo servizio o sono delegati a fornire informazioni in merito<text:span text:style-name="T12"><text:s/>(almeno uno tra Contatti dedicati, Unità Organizzativa responsabile, Persone incaricate deve essere compilato)</text:span></text:p>
          </table:table-cell>
          <table:table-cell office:value-type="string" table:content-validation-name="val37" table:style-name="ce281">
            <text:p>No</text:p>
          </table:table-cell>
          <table:table-cell office:value-type="string" table:content-validation-name="val38" table:style-name="ce291">
            <text:p>Relazione con Tipologia</text:p>
          </table:table-cell>
          <table:table-cell table:content-validation-name="val39" table:style-name="ce292"/>
          <table:table-cell office:value-type="string" table:content-validation-name="val40" table:style-name="ce300">
            <text:p>Incarico</text:p>
          </table:table-cell>
          <table:table-cell office:value-type="string" table:content-validation-name="val41" table:style-name="ce292">
            <text:p>0...n</text:p>
          </table:table-cell>
          <table:table-cell table:number-columns-repeated="19" table:style-name="ce67"/>
          <table:table-cell table:number-columns-repeated="16358" table:style-name="ce1"/>
        </table:table-row>
        <table:table-row table:style-name="ro16">
          <table:table-cell office:value-type="string" table:style-name="ce299">
            <text:p>Documenti</text:p>
          </table:table-cell>
          <table:table-cell office:value-type="string" table:style-name="ce280">
            <text:p>Link alle schede documenti non funzionali al completamento del servizi, ma di semplice supporto</text:p>
          </table:table-cell>
          <table:table-cell office:value-type="string" table:content-validation-name="val37" table:style-name="ce281">
            <text:p>No</text:p>
          </table:table-cell>
          <table:table-cell office:value-type="string" table:content-validation-name="val38" table:style-name="ce291">
            <text:p>Relazione con Tipologia</text:p>
          </table:table-cell>
          <table:table-cell table:content-validation-name="val39" table:style-name="ce300"/>
          <table:table-cell office:value-type="string" table:content-validation-name="val40" table:style-name="ce300">
            <text:p>Documento pubblico</text:p>
          </table:table-cell>
          <table:table-cell office:value-type="string" table:content-validation-name="val41" table:style-name="ce292">
            <text:p>0...n</text:p>
          </table:table-cell>
          <table:table-cell table:number-columns-repeated="19" table:style-name="ce67"/>
          <table:table-cell table:number-columns-repeated="16358" table:style-name="ce1"/>
        </table:table-row>
        <table:table-row table:style-name="ro1">
          <table:table-cell office:value-type="string" table:style-name="ce303">
            <text:p>Argomenti</text:p>
          </table:table-cell>
          <table:table-cell office:value-type="string" table:style-name="ce304">
            <text:p>Argomenti collegabili</text:p>
          </table:table-cell>
          <table:table-cell office:value-type="string" table:content-validation-name="val37" table:style-name="ce305">
            <text:p>Sì</text:p>
          </table:table-cell>
          <table:table-cell office:value-type="string" table:content-validation-name="val38" table:style-name="ce304">
            <text:p>Tassonomia</text:p>
          </table:table-cell>
          <table:table-cell office:value-type="string" table:content-validation-name="val39" table:style-name="ce306">
            <text:p>Argomenti</text:p>
          </table:table-cell>
          <table:table-cell table:content-validation-name="val40" table:style-name="ce306"/>
          <table:table-cell office:value-type="string" table:content-validation-name="val41" table:style-name="ce305">
            <text:p>1...n</text:p>
          </table:table-cell>
          <table:table-cell table:number-columns-repeated="19" table:style-name="ce67"/>
          <table:table-cell table:number-columns-repeated="16358" table:style-name="ce1"/>
        </table:table-row>
        <table:table-row table:style-name="ro3">
          <table:table-cell office:value-type="string" table:style-name="ce299">
            <text:p>Codice dell’Ente erogatore (ipa)</text:p>
          </table:table-cell>
          <table:table-cell office:value-type="string" table:style-name="ce280">
            <text:p>Il nome dell’organizzazione, come indicato nell’Indice della Pubblica Amministrazione (IPA), che esercita uno specifico ruolo sul Servizio.</text:p>
          </table:table-cell>
          <table:table-cell office:value-type="string" table:content-validation-name="val37" table:style-name="ce281">
            <text:p>No</text:p>
          </table:table-cell>
          <table:table-cell office:value-type="string" table:content-validation-name="val38" table:style-name="ce291">
            <text:p>Testo breve (max. 255 char)</text:p>
          </table:table-cell>
          <table:table-cell table:content-validation-name="val39" table:style-name="ce292"/>
          <table:table-cell table:content-validation-name="val40" table:style-name="ce293"/>
          <table:table-cell table:content-validation-name="val41" table:style-name="ce292"/>
          <table:table-cell table:number-columns-repeated="19" table:style-name="ce67"/>
          <table:table-cell table:number-columns-repeated="16358" table:style-name="ce1"/>
        </table:table-row>
        <table:table-row table:style-name="ro1">
          <table:table-cell table:style-name="ce299"/>
          <table:table-cell table:style-name="ce280"/>
          <table:table-cell table:content-validation-name="val37" table:style-name="ce281"/>
          <table:table-cell table:content-validation-name="val38" table:style-name="ce291"/>
          <table:table-cell table:content-validation-name="val39" table:style-name="ce292"/>
          <table:table-cell table:content-validation-name="val40" table:style-name="ce293"/>
          <table:table-cell table:content-validation-name="val41" table:style-name="ce292"/>
          <table:table-cell table:number-columns-repeated="19" table:style-name="ce67"/>
          <table:table-cell table:number-columns-repeated="16358" table:style-name="ce1"/>
        </table:table-row>
        <table:table-row table:number-rows-repeated="10" table:style-name="ro1">
          <table:table-cell table:style-name="ce299"/>
          <table:table-cell table:style-name="ce280"/>
          <table:table-cell table:content-validation-name="val37" table:style-name="ce281"/>
          <table:table-cell table:content-validation-name="val38" table:style-name="ce291"/>
          <table:table-cell table:content-validation-name="val39" table:style-name="ce292"/>
          <table:table-cell table:content-validation-name="val40" table:style-name="ce293"/>
          <table:table-cell table:content-validation-name="val41" table:style-name="ce292"/>
          <table:table-cell table:number-columns-repeated="16377" table:style-name="ce67"/>
        </table:table-row>
        <table:table-row table:number-rows-repeated="1048532" table:style-name="ro10">
          <table:table-cell table:number-columns-repeated="16384"/>
        </table:table-row>
      </table:table>
      <table:table table:name="Foglio1" table:style-name="ta2">
        <table:table-column table:style-name="co61" table:number-columns-repeated="16384" table:default-cell-style-name="ce10"/>
        <table:table-row table:number-rows-repeated="1048576" table:style-name="ro23">
          <table:table-cell table:number-columns-repeated="16384"/>
        </table:table-row>
      </table:table>
      <table:table table:name="Tipologia_DOCUMENTO_PUBBLICO" table:style-name="ta1">
        <table:table-column table:style-name="co59" table:default-cell-style-name="ce67"/>
        <table:table-column table:style-name="co62" table:default-cell-style-name="ce67"/>
        <table:table-column table:style-name="co54" table:default-cell-style-name="ce67"/>
        <table:table-column table:style-name="co55" table:default-cell-style-name="ce67"/>
        <table:table-column table:style-name="co56" table:default-cell-style-name="ce67"/>
        <table:table-column table:style-name="co57" table:default-cell-style-name="ce67"/>
        <table:table-column table:style-name="co58" table:default-cell-style-name="ce67"/>
        <table:table-column table:style-name="co4" table:number-columns-repeated="1017" table:default-cell-style-name="ce67"/>
        <table:table-column table:style-name="co5" table:number-columns-repeated="15360" table:default-cell-style-name="ce67"/>
        <table:table-row table:style-name="ro3">
          <table:table-cell office:value-type="string" table:number-columns-spanned="7" table:number-rows-spanned="1" table:style-name="ce108">
            <text:p>Tipologia:<text:s/><text:span text:style-name="T10">DOCUMENTO</text:span><text:s/>(pubblico)</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05">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22">
          <table:table-cell office:value-type="string" table:style-name="ce307">
            <text:p>Titolo</text:p>
          </table:table-cell>
          <table:table-cell office:value-type="string" table:style-name="ce308">
            <text:p>Nome del documento. Il nome del Documento deve essere facilmente comprensibile dai cittadini. Vincoli: massimo 160 caratteri spazi inclusi</text:p>
          </table:table-cell>
          <table:table-cell office:value-type="string" table:content-validation-name="val42" table:style-name="ce309">
            <text:p>Sì</text:p>
          </table:table-cell>
          <table:table-cell office:value-type="string" table:content-validation-name="val43" table:style-name="ce308">
            <text:p>Testo breve (max. 255 char)</text:p>
          </table:table-cell>
          <table:table-cell table:content-validation-name="val44" table:style-name="ce310"/>
          <table:table-cell table:content-validation-name="val45" table:style-name="ce309"/>
          <table:table-cell table:content-validation-name="val46" table:style-name="ce309"/>
          <table:table-cell table:number-columns-repeated="16377" table:style-name="ce67"/>
        </table:table-row>
        <table:table-row table:style-name="ro3">
          <table:table-cell office:value-type="string" table:style-name="ce311">
            <text:p>Identificativo del documento</text:p>
          </table:table-cell>
          <table:table-cell office:value-type="string" table:style-name="ce312">
            <text:p>Un numero identificativo del documento (es DOI, ISBN)</text:p>
          </table:table-cell>
          <table:table-cell office:value-type="string" table:content-validation-name="val42" table:style-name="ce313">
            <text:p>No</text:p>
          </table:table-cell>
          <table:table-cell office:value-type="string" table:content-validation-name="val43" table:style-name="ce308">
            <text:p>Testo breve (max. 255 char)</text:p>
          </table:table-cell>
          <table:table-cell table:content-validation-name="val44" table:style-name="ce310"/>
          <table:table-cell table:content-validation-name="val45" table:style-name="ce309"/>
          <table:table-cell table:content-validation-name="val46" table:style-name="ce309"/>
          <table:table-cell table:number-columns-repeated="16377" table:style-name="ce67"/>
        </table:table-row>
        <table:table-row table:style-name="ro1">
          <table:table-cell office:value-type="string" table:style-name="ce314">
            <text:p>Protocollo</text:p>
          </table:table-cell>
          <table:table-cell office:value-type="string" table:style-name="ce312">
            <text:p>Numero di protocollo del documento</text:p>
          </table:table-cell>
          <table:table-cell office:value-type="string" table:content-validation-name="val42" table:style-name="ce313">
            <text:p>No</text:p>
          </table:table-cell>
          <table:table-cell office:value-type="string" table:content-validation-name="val43" table:style-name="ce315">
            <text:p>Testo breve (max. 255 char)</text:p>
          </table:table-cell>
          <table:table-cell table:content-validation-name="val44" table:style-name="ce316"/>
          <table:table-cell table:content-validation-name="val45" table:style-name="ce317"/>
          <table:table-cell table:content-validation-name="val46" table:style-name="ce316"/>
          <table:table-cell table:number-columns-repeated="16377" table:style-name="ce67"/>
        </table:table-row>
        <table:table-row table:style-name="ro1">
          <table:table-cell office:value-type="string" table:style-name="ce314">
            <text:p>Data protocollo</text:p>
          </table:table-cell>
          <table:table-cell office:value-type="string" table:style-name="ce312">
            <text:p>Data di protocollo del documento</text:p>
          </table:table-cell>
          <table:table-cell office:value-type="string" table:content-validation-name="val42" table:style-name="ce313">
            <text:p>No</text:p>
          </table:table-cell>
          <table:table-cell office:value-type="string" table:content-validation-name="val43" table:style-name="ce315">
            <text:p>Datetime (tutti i formati)</text:p>
          </table:table-cell>
          <table:table-cell table:content-validation-name="val44" table:style-name="ce316"/>
          <table:table-cell table:content-validation-name="val45" table:style-name="ce317"/>
          <table:table-cell table:content-validation-name="val46" table:style-name="ce316"/>
          <table:table-cell table:number-columns-repeated="16377" table:style-name="ce67"/>
        </table:table-row>
        <table:table-row table:style-name="ro1">
          <table:table-cell office:value-type="string" table:style-name="ce311">
            <text:p>Immagine</text:p>
          </table:table-cell>
          <table:table-cell office:value-type="string" table:style-name="ce312">
            <text:p>Immagine di riferimento del documento</text:p>
          </table:table-cell>
          <table:table-cell office:value-type="string" table:content-validation-name="val42" table:style-name="ce313">
            <text:p>No</text:p>
          </table:table-cell>
          <table:table-cell office:value-type="string" table:content-validation-name="val43" table:style-name="ce308">
            <text:p>File (blob)</text:p>
          </table:table-cell>
          <table:table-cell table:content-validation-name="val44" table:style-name="ce309"/>
          <table:table-cell table:content-validation-name="val45" table:style-name="ce309"/>
          <table:table-cell table:content-validation-name="val46" table:style-name="ce309"/>
          <table:table-cell table:number-columns-repeated="16377" table:style-name="ce67"/>
        </table:table-row>
        <table:table-row table:style-name="ro1">
          <table:table-cell office:value-type="string" table:style-name="ce311">
            <text:p>Tipo di documento</text:p>
          </table:table-cell>
          <table:table-cell office:value-type="string" table:style-name="ce312">
            <text:p>Secondo la tassonomia prevista</text:p>
          </table:table-cell>
          <table:table-cell office:value-type="string" table:content-validation-name="val42" table:style-name="ce313">
            <text:p>Sì</text:p>
          </table:table-cell>
          <table:table-cell office:value-type="string" table:content-validation-name="val43" table:style-name="ce308">
            <text:p>Tassonomia</text:p>
          </table:table-cell>
          <table:table-cell office:value-type="string" table:content-validation-name="val44" table:style-name="ce318">
            <text:p>Tipi di documento</text:p>
          </table:table-cell>
          <table:table-cell table:content-validation-name="val45" table:style-name="ce318"/>
          <table:table-cell office:value-type="string" table:content-validation-name="val46" table:style-name="ce309">
            <text:p>1...n</text:p>
          </table:table-cell>
          <table:table-cell table:number-columns-repeated="16377" table:style-name="ce67"/>
        </table:table-row>
        <table:table-row table:style-name="ro3">
          <table:table-cell office:value-type="string" table:style-name="ce311">
            <text:p>Tipo Documento albo pretorio</text:p>
          </table:table-cell>
          <table:table-cell office:value-type="string" table:style-name="ce312">
            <text:p>Secondo la tassonomia prevista (solo se il documento è da albo pretorio)</text:p>
          </table:table-cell>
          <table:table-cell office:value-type="string" table:content-validation-name="val42" table:style-name="ce313">
            <text:p>No</text:p>
          </table:table-cell>
          <table:table-cell office:value-type="string" table:content-validation-name="val43" table:style-name="ce308">
            <text:p>Tassonomia</text:p>
          </table:table-cell>
          <table:table-cell office:value-type="string" table:content-validation-name="val44" table:style-name="ce318">
            <text:p>Documenti albo pretorio</text:p>
          </table:table-cell>
          <table:table-cell table:content-validation-name="val45" table:style-name="ce318"/>
          <table:table-cell office:value-type="string" table:content-validation-name="val46" table:style-name="ce309">
            <text:p>0...1</text:p>
          </table:table-cell>
          <table:table-cell table:style-name="ce82"/>
          <table:table-cell table:number-columns-repeated="16376"/>
        </table:table-row>
        <table:table-row table:style-name="ro1">
          <table:table-cell office:value-type="string" table:style-name="ce307">
            <text:p>Argomenti</text:p>
          </table:table-cell>
          <table:table-cell office:value-type="string" table:style-name="ce308">
            <text:p>Argomenti collegabili</text:p>
          </table:table-cell>
          <table:table-cell office:value-type="string" table:content-validation-name="val42" table:style-name="ce309">
            <text:p>Sì</text:p>
          </table:table-cell>
          <table:table-cell office:value-type="string" table:content-validation-name="val43" table:style-name="ce308">
            <text:p>Tassonomia</text:p>
          </table:table-cell>
          <table:table-cell office:value-type="string" table:content-validation-name="val44" table:style-name="ce318">
            <text:p>Argomenti</text:p>
          </table:table-cell>
          <table:table-cell table:content-validation-name="val45" table:style-name="ce318"/>
          <table:table-cell office:value-type="string" table:content-validation-name="val46" table:style-name="ce309">
            <text:p>1...n</text:p>
          </table:table-cell>
          <table:table-cell table:number-columns-repeated="16377" table:style-name="ce67"/>
        </table:table-row>
        <table:table-row table:style-name="ro25">
          <table:table-cell office:value-type="string" table:style-name="ce311">
            <text:p>Descrizione breve</text:p>
          </table:table-cell>
          <table:table-cell office:value-type="string" table:style-name="ce312">
            <text:p>Descrizione sintetica del documento (max 255 caratteri) utilizzando un linguaggio semplice che possa aiutare qualsiasi utente a identificare con chiarezza il documento. Non utilizzare un linguaggio ricco di riferimenti normativi</text:p>
          </table:table-cell>
          <table:table-cell office:value-type="string" table:content-validation-name="val42" table:style-name="ce313">
            <text:p>Sì</text:p>
          </table:table-cell>
          <table:table-cell office:value-type="string" table:content-validation-name="val43" table:style-name="ce319">
            <text:p>Testo breve (max. 255 char)</text:p>
          </table:table-cell>
          <table:table-cell table:content-validation-name="val44" table:style-name="ce318"/>
          <table:table-cell table:content-validation-name="val45" table:style-name="ce318"/>
          <table:table-cell table:content-validation-name="val46" table:style-name="ce318"/>
          <table:table-cell table:number-columns-repeated="16377" table:style-name="ce67"/>
        </table:table-row>
        <table:table-row table:style-name="ro18">
          <table:table-cell office:value-type="string" table:style-name="ce311">
            <text:p>Descrizione estesa</text:p>
          </table:table-cell>
          <table:table-cell office:value-type="string" table:style-name="ce312">
            <text:p>L'oggetto del documento, utilizzando un linguaggio semplice che possa aiutare qualsiasi utente a identificare con chiarezza il documento. Non utilizzare un linguaggio ricco di riferimenti normativi.</text:p>
          </table:table-cell>
          <table:table-cell office:value-type="string" table:content-validation-name="val42" table:style-name="ce320">
            <text:p>No</text:p>
          </table:table-cell>
          <table:table-cell office:value-type="string" table:content-validation-name="val43" table:style-name="ce315">
            <text:p>Testo lungo (rich text)</text:p>
          </table:table-cell>
          <table:table-cell table:content-validation-name="val44" table:style-name="ce321"/>
          <table:table-cell table:content-validation-name="val45" table:style-name="ce321"/>
          <table:table-cell table:content-validation-name="val46" table:style-name="ce316"/>
          <table:table-cell table:number-columns-repeated="16377" table:style-name="ce67"/>
        </table:table-row>
        <table:table-row table:style-name="ro18">
          <table:table-cell office:value-type="string" table:style-name="ce311">
            <text:p>Elenco delle informazioni contenute</text:p>
          </table:table-cell>
          <table:table-cell office:value-type="string" table:style-name="ce312">
            <text:p>Indice dei contenuti del documento, da utilizzare quanto vengono riportati i documenti particolarmente lunghi e articolati. Aiuta il visitatore a capire e cercare le parole chiave contenute.</text:p>
          </table:table-cell>
          <table:table-cell office:value-type="string" table:content-validation-name="val42" table:style-name="ce320">
            <text:p>No</text:p>
          </table:table-cell>
          <table:table-cell office:value-type="string" table:content-validation-name="val43" table:style-name="ce315">
            <text:p>Testo lungo (rich text)</text:p>
          </table:table-cell>
          <table:table-cell table:content-validation-name="val44" table:style-name="ce321"/>
          <table:table-cell table:content-validation-name="val45" table:style-name="ce321"/>
          <table:table-cell table:content-validation-name="val46" table:style-name="ce316"/>
          <table:table-cell table:number-columns-repeated="16377" table:style-name="ce67"/>
        </table:table-row>
        <table:table-row table:style-name="ro22">
          <table:table-cell office:value-type="string" table:style-name="ce311">
            <text:p>Contenuto</text:p>
          </table:table-cell>
          <table:table-cell office:value-type="string" table:style-name="ce312">
            <text:p>Contenuto completo del documento, qualora si desideri mettere a disposizione direttamente tramite web. Viene comunque richiesto il file scaricabile</text:p>
          </table:table-cell>
          <table:table-cell office:value-type="string" table:content-validation-name="val42" table:style-name="ce320">
            <text:p>No</text:p>
          </table:table-cell>
          <table:table-cell office:value-type="string" table:content-validation-name="val43" table:style-name="ce315">
            <text:p>Testo lungo (rich text)</text:p>
          </table:table-cell>
          <table:table-cell table:content-validation-name="val44" table:style-name="ce321"/>
          <table:table-cell table:content-validation-name="val45" table:style-name="ce321"/>
          <table:table-cell table:content-validation-name="val46" table:style-name="ce316"/>
          <table:table-cell table:number-columns-repeated="16377" table:style-name="ce67"/>
        </table:table-row>
        <table:table-row table:style-name="ro16">
          <table:table-cell office:value-type="string" table:style-name="ce311">
            <text:p>URL documento</text:p>
          </table:table-cell>
          <table:table-cell office:value-type="string" table:style-name="ce312">
            <text:p>Link al documento vero e proprio, in un formato scaricabile attraverso una URL.</text:p>
          </table:table-cell>
          <table:table-cell office:value-type="string" table:content-validation-name="val42" table:style-name="ce313">
            <text:p>Sì</text:p>
          </table:table-cell>
          <table:table-cell office:value-type="string" table:content-validation-name="val43" table:style-name="ce319">
            <text:p>Testo breve (max. 255 char)</text:p>
          </table:table-cell>
          <table:table-cell table:content-validation-name="val44" table:style-name="ce321"/>
          <table:table-cell table:content-validation-name="val45" table:style-name="ce321"/>
          <table:table-cell table:content-validation-name="val46" table:style-name="ce316"/>
          <table:table-cell table:number-columns-repeated="16377" table:style-name="ce67"/>
        </table:table-row>
        <table:table-row table:style-name="ro1">
          <table:table-cell office:value-type="string" table:style-name="ce311">
            <text:p>Galleria di immagini</text:p>
          </table:table-cell>
          <table:table-cell office:value-type="string" table:style-name="ce308">
            <text:p>Una o più immagini corredate da didascalie</text:p>
          </table:table-cell>
          <table:table-cell office:value-type="string" table:content-validation-name="val42" table:style-name="ce309">
            <text:p>No</text:p>
          </table:table-cell>
          <table:table-cell office:value-type="string" table:content-validation-name="val43" table:style-name="ce319">
            <text:p>File (blob)</text:p>
          </table:table-cell>
          <table:table-cell table:content-validation-name="val44" table:style-name="ce318"/>
          <table:table-cell table:content-validation-name="val45" table:style-name="ce318"/>
          <table:table-cell table:content-validation-name="val46" table:style-name="ce318"/>
          <table:table-cell table:number-columns-repeated="16377" table:style-name="ce67"/>
        </table:table-row>
        <table:table-row table:style-name="ro3">
          <table:table-cell office:value-type="string" table:style-name="ce311">
            <text:p>Ufficio responsabile del documento</text:p>
          </table:table-cell>
          <table:table-cell office:value-type="string" table:style-name="ce312">
            <text:p>Link alla scheda dell'ufficio responsabile del documento</text:p>
          </table:table-cell>
          <table:table-cell office:value-type="string" table:content-validation-name="val42" table:style-name="ce313">
            <text:p>Sì</text:p>
          </table:table-cell>
          <table:table-cell office:value-type="string" table:content-validation-name="val43" table:style-name="ce315">
            <text:p>Relazione con Tipologia</text:p>
          </table:table-cell>
          <table:table-cell table:content-validation-name="val44" table:style-name="ce321"/>
          <table:table-cell office:value-type="string" table:content-validation-name="val45" table:style-name="ce321">
            <text:p>Unità organizzativa</text:p>
          </table:table-cell>
          <table:table-cell office:value-type="string" table:content-validation-name="val46" table:style-name="ce316">
            <text:p>1...1</text:p>
          </table:table-cell>
          <table:table-cell table:number-columns-repeated="16377" table:style-name="ce67"/>
        </table:table-row>
        <table:table-row table:style-name="ro1">
          <table:table-cell office:value-type="string" table:style-name="ce311">
            <text:p>Autore/i</text:p>
          </table:table-cell>
          <table:table-cell office:value-type="string" table:style-name="ce312">
            <text:p>Persone che hanno redatto il documento</text:p>
          </table:table-cell>
          <table:table-cell office:value-type="string" table:content-validation-name="val42" table:style-name="ce313">
            <text:p>No</text:p>
          </table:table-cell>
          <table:table-cell office:value-type="string" table:content-validation-name="val43" table:style-name="ce315">
            <text:p>Relazione con Tipologia</text:p>
          </table:table-cell>
          <table:table-cell table:content-validation-name="val44" table:style-name="ce321"/>
          <table:table-cell table:content-validation-name="val45" table:style-name="ce321"/>
          <table:table-cell office:value-type="string" table:content-validation-name="val46" table:style-name="ce316">
            <text:p>0...n</text:p>
          </table:table-cell>
          <table:table-cell table:number-columns-repeated="16377" table:style-name="ce67"/>
        </table:table-row>
        <table:table-row table:style-name="ro16">
          <table:table-cell office:value-type="string" table:style-name="ce311">
            <text:p>Formati disponibili</text:p>
          </table:table-cell>
          <table:table-cell office:value-type="string" table:style-name="ce312">
            <text:p>Lista dei formati in cui è disponibile il documento (solo per sorgenti esterne)</text:p>
          </table:table-cell>
          <table:table-cell office:value-type="string" table:content-validation-name="val42" table:style-name="ce313">
            <text:p>No</text:p>
          </table:table-cell>
          <table:table-cell office:value-type="string" table:content-validation-name="val43" table:style-name="ce315">
            <text:p>Testo lungo (rich text)</text:p>
          </table:table-cell>
          <table:table-cell table:content-validation-name="val44" table:style-name="ce321"/>
          <table:table-cell table:content-validation-name="val45" table:style-name="ce321"/>
          <table:table-cell table:content-validation-name="val46" table:style-name="ce316"/>
          <table:table-cell table:number-columns-repeated="16377" table:style-name="ce67"/>
        </table:table-row>
        <table:table-row table:style-name="ro3">
          <table:table-cell office:value-type="string" table:style-name="ce311">
            <text:p>Licenza di distribuzione</text:p>
          </table:table-cell>
          <table:table-cell office:value-type="string" table:style-name="ce312">
            <text:p>Licenza con il quale il documento viene distribuito</text:p>
          </table:table-cell>
          <table:table-cell office:value-type="string" table:content-validation-name="val42" table:style-name="ce313">
            <text:p>Sì</text:p>
          </table:table-cell>
          <table:table-cell office:value-type="string" table:content-validation-name="val43" table:style-name="ce322">
            <text:p>Tassonomia</text:p>
          </table:table-cell>
          <table:table-cell office:value-type="string" table:content-validation-name="val44" table:style-name="ce321">
            <text:p>Licenze</text:p>
          </table:table-cell>
          <table:table-cell table:content-validation-name="val45" table:style-name="ce321"/>
          <table:table-cell office:value-type="string" table:content-validation-name="val46" table:style-name="ce316">
            <text:p>1...1</text:p>
          </table:table-cell>
          <table:table-cell table:number-columns-repeated="16377" table:style-name="ce67"/>
        </table:table-row>
        <table:table-row table:style-name="ro12">
          <table:table-cell office:value-type="string" table:style-name="ce314">
            <text:p>Servizi</text:p>
          </table:table-cell>
          <table:table-cell office:value-type="string" table:style-name="ce312">
            <text:p>Breve descrizione del servizio collegato al documento e link alla scheda di presentazione del servizio.</text:p>
          </table:table-cell>
          <table:table-cell office:value-type="string" table:content-validation-name="val42" table:style-name="ce313">
            <text:p>No</text:p>
          </table:table-cell>
          <table:table-cell office:value-type="string" table:content-validation-name="val43" table:style-name="ce315">
            <text:p>Relazione con Tipologia</text:p>
          </table:table-cell>
          <table:table-cell office:value-type="string" table:content-validation-name="val44" table:style-name="ce321">
            <text:p>Relazione con Tipologia</text:p>
          </table:table-cell>
          <table:table-cell office:value-type="string" table:content-validation-name="val45" table:style-name="ce321">
            <text:p>Servizio</text:p>
          </table:table-cell>
          <table:table-cell office:value-type="string" table:content-validation-name="val46" table:style-name="ce316">
            <text:p>0...n</text:p>
          </table:table-cell>
          <table:table-cell table:number-columns-repeated="16377" table:style-name="ce67"/>
        </table:table-row>
        <table:table-row table:style-name="ro16">
          <table:table-cell office:value-type="string" table:style-name="ce314">
            <text:p>Data inizio</text:p>
          </table:table-cell>
          <table:table-cell office:value-type="string" table:style-name="ce312">
            <text:p>Data iniziale (se rilevante). Es data di apertura della partecipazione a un bando</text:p>
          </table:table-cell>
          <table:table-cell office:value-type="string" table:content-validation-name="val42" table:style-name="ce313">
            <text:p>No</text:p>
          </table:table-cell>
          <table:table-cell office:value-type="string" table:content-validation-name="val43" table:style-name="ce315">
            <text:p>Datetime (tutti i formati)</text:p>
          </table:table-cell>
          <table:table-cell table:content-validation-name="val44" table:style-name="ce316"/>
          <table:table-cell table:content-validation-name="val45" table:style-name="ce317"/>
          <table:table-cell table:content-validation-name="val46" table:style-name="ce316"/>
          <table:table-cell table:number-columns-repeated="16377" table:style-name="ce67"/>
        </table:table-row>
        <table:table-row table:style-name="ro16">
          <table:table-cell office:value-type="string" table:style-name="ce314">
            <text:p>Data fine</text:p>
          </table:table-cell>
          <table:table-cell office:value-type="string" table:style-name="ce312">
            <text:p>Data finale (se rilevante). Es. data comunicazione vincitori del bando</text:p>
          </table:table-cell>
          <table:table-cell office:value-type="string" table:content-validation-name="val42" table:style-name="ce313">
            <text:p>No</text:p>
          </table:table-cell>
          <table:table-cell office:value-type="string" table:content-validation-name="val43" table:style-name="ce315">
            <text:p>Datetime (tutti i formati)</text:p>
          </table:table-cell>
          <table:table-cell table:content-validation-name="val44" table:style-name="ce316"/>
          <table:table-cell table:content-validation-name="val45" table:style-name="ce317"/>
          <table:table-cell table:content-validation-name="val46" table:style-name="ce316"/>
          <table:table-cell table:number-columns-repeated="16377" table:style-name="ce67"/>
        </table:table-row>
        <table:table-row table:style-name="ro16">
          <table:table-cell office:value-type="string" table:style-name="ce314">
            <text:p>Dataset</text:p>
          </table:table-cell>
          <table:table-cell office:value-type="string" table:style-name="ce312">
            <text:p>Lista alle schede dataset collegate al documento</text:p>
          </table:table-cell>
          <table:table-cell office:value-type="string" table:content-validation-name="val42" table:style-name="ce313">
            <text:p>No</text:p>
          </table:table-cell>
          <table:table-cell office:value-type="string" table:content-validation-name="val43" table:style-name="ce315">
            <text:p>Relazione con Tipologia</text:p>
          </table:table-cell>
          <table:table-cell table:content-validation-name="val44" table:style-name="ce321"/>
          <table:table-cell office:value-type="string" table:content-validation-name="val45" table:style-name="ce321">
            <text:p>Dataset</text:p>
          </table:table-cell>
          <table:table-cell office:value-type="string" table:content-validation-name="val46" table:style-name="ce316">
            <text:p>0...n</text:p>
          </table:table-cell>
          <table:table-cell table:number-columns-repeated="16377" table:style-name="ce67"/>
        </table:table-row>
        <table:table-row table:style-name="ro3">
          <table:table-cell office:value-type="string" table:style-name="ce314">
            <text:p>Ulteriori informazioni</text:p>
          </table:table-cell>
          <table:table-cell office:value-type="string" table:style-name="ce312">
            <text:p>Ulteriori informazioni sul documento</text:p>
          </table:table-cell>
          <table:table-cell office:value-type="string" table:content-validation-name="val42" table:style-name="ce313">
            <text:p>No</text:p>
          </table:table-cell>
          <table:table-cell office:value-type="string" table:content-validation-name="val43" table:style-name="ce315">
            <text:p>Testo lungo (rich text)</text:p>
          </table:table-cell>
          <table:table-cell table:content-validation-name="val44" table:style-name="ce321"/>
          <table:table-cell table:content-validation-name="val45" table:style-name="ce321"/>
          <table:table-cell table:content-validation-name="val46" table:style-name="ce316"/>
          <table:table-cell table:number-columns-repeated="16377" table:style-name="ce67"/>
        </table:table-row>
        <table:table-row table:style-name="ro3">
          <table:table-cell office:value-type="string" table:style-name="ce314">
            <text:p>Riferimenti normativi</text:p>
          </table:table-cell>
          <table:table-cell office:value-type="string" table:style-name="ce312">
            <text:p>Lista di link con riferimenti normativi utili per il documento</text:p>
          </table:table-cell>
          <table:table-cell office:value-type="string" table:content-validation-name="val42" table:style-name="ce313">
            <text:p>No</text:p>
          </table:table-cell>
          <table:table-cell office:value-type="string" table:content-validation-name="val43" table:style-name="ce315">
            <text:p>Testo lungo (rich text)</text:p>
          </table:table-cell>
          <table:table-cell table:content-validation-name="val44" table:style-name="ce321"/>
          <table:table-cell table:content-validation-name="val45" table:style-name="ce321"/>
          <table:table-cell table:content-validation-name="val46" table:style-name="ce316"/>
          <table:table-cell table:number-columns-repeated="16377" table:style-name="ce67"/>
        </table:table-row>
        <table:table-row table:style-name="ro16">
          <table:table-cell office:value-type="string" table:style-name="ce314">
            <text:p>Documenti collegati</text:p>
          </table:table-cell>
          <table:table-cell office:value-type="string" table:style-name="ce312">
            <text:p>Lista di documenti allegati: link a quelli strutturati a loro volta come documenti</text:p>
          </table:table-cell>
          <table:table-cell office:value-type="string" table:content-validation-name="val42" table:style-name="ce313">
            <text:p>No</text:p>
          </table:table-cell>
          <table:table-cell office:value-type="string" table:content-validation-name="val43" table:style-name="ce315">
            <text:p>Relazione con Tipologia</text:p>
          </table:table-cell>
          <table:table-cell table:content-validation-name="val44" table:style-name="ce321"/>
          <table:table-cell office:value-type="string" table:content-validation-name="val45" table:style-name="ce321">
            <text:p>Documento pubblico</text:p>
          </table:table-cell>
          <table:table-cell office:value-type="string" table:content-validation-name="val46" table:style-name="ce316">
            <text:p>0...n</text:p>
          </table:table-cell>
          <table:table-cell table:number-columns-repeated="16377" table:style-name="ce67"/>
        </table:table-row>
        <table:table-row table:style-name="ro1">
          <table:table-cell office:value-type="string" table:style-name="ce314">
            <text:p>Allegati</text:p>
          </table:table-cell>
          <table:table-cell office:value-type="string" table:style-name="ce312">
            <text:p>Eventuali allegati al documento principale</text:p>
          </table:table-cell>
          <table:table-cell office:value-type="string" table:content-validation-name="val42" table:style-name="ce313">
            <text:p>No</text:p>
          </table:table-cell>
          <table:table-cell office:value-type="string" table:content-validation-name="val43" table:style-name="ce319">
            <text:p>File (blob)</text:p>
          </table:table-cell>
          <table:table-cell table:content-validation-name="val44" table:style-name="ce321"/>
          <table:table-cell table:content-validation-name="val45" table:style-name="ce321"/>
          <table:table-cell office:value-type="string" table:content-validation-name="val46" table:style-name="ce316">
            <text:p>0...n</text:p>
          </table:table-cell>
          <table:table-cell table:number-columns-repeated="16377" table:style-name="ce67"/>
        </table:table-row>
        <table:table-row table:number-rows-repeated="2" table:style-name="ro1">
          <table:table-cell table:style-name="ce314"/>
          <table:table-cell table:style-name="ce312"/>
          <table:table-cell table:content-validation-name="val42" table:style-name="ce313"/>
          <table:table-cell table:content-validation-name="val43" table:style-name="ce319"/>
          <table:table-cell table:content-validation-name="val44" table:style-name="ce321"/>
          <table:table-cell table:content-validation-name="val45" table:style-name="ce321"/>
          <table:table-cell table:content-validation-name="val46" table:style-name="ce316"/>
          <table:table-cell table:style-name="ce67"/>
          <table:table-cell table:number-columns-repeated="16376" table:style-name="ce1"/>
        </table:table-row>
        <table:table-row table:style-name="ro1">
          <table:table-cell table:style-name="ce314"/>
          <table:table-cell table:style-name="ce312"/>
          <table:table-cell table:content-validation-name="val42" table:style-name="ce313"/>
          <table:table-cell table:content-validation-name="val43" table:style-name="ce319"/>
          <table:table-cell table:content-validation-name="val44" table:style-name="ce321"/>
          <table:table-cell table:content-validation-name="val45" table:style-name="ce321"/>
          <table:table-cell table:content-validation-name="val46" table:style-name="ce316"/>
          <table:table-cell table:number-columns-repeated="16377" table:style-name="ce67"/>
        </table:table-row>
        <table:table-row table:number-rows-repeated="5" table:style-name="ro1">
          <table:table-cell table:style-name="ce314"/>
          <table:table-cell table:style-name="ce312"/>
          <table:table-cell table:content-validation-name="val42" table:style-name="ce313"/>
          <table:table-cell table:content-validation-name="val43" table:style-name="ce319"/>
          <table:table-cell table:content-validation-name="val44" table:style-name="ce321"/>
          <table:table-cell table:content-validation-name="val45" table:style-name="ce321"/>
          <table:table-cell table:content-validation-name="val46" table:style-name="ce316"/>
          <table:table-cell table:number-columns-repeated="16377"/>
        </table:table-row>
        <table:table-row table:style-name="ro8">
          <table:table-cell table:number-columns-repeated="16384" table:style-name="ce67"/>
        </table:table-row>
        <table:table-row table:number-rows-repeated="1048538" table:style-name="ro10">
          <table:table-cell table:number-columns-repeated="16384"/>
        </table:table-row>
      </table:table>
      <table:table table:name="Tipologia_DATASET" table:style-name="ta1">
        <table:table-column table:style-name="co63" table:default-cell-style-name="ce67"/>
        <table:table-column table:style-name="co64" table:default-cell-style-name="ce67"/>
        <table:table-column table:style-name="co65" table:default-cell-style-name="ce67"/>
        <table:table-column table:style-name="co66" table:default-cell-style-name="ce67"/>
        <table:table-column table:style-name="co67" table:default-cell-style-name="ce67"/>
        <table:table-column table:style-name="co68" table:number-columns-repeated="2"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3">
          <table:table-cell office:value-type="string" table:number-columns-spanned="7" table:number-rows-spanned="1" table:style-name="ce108">
            <text:p>Tipologia:<text:s/><text:span text:style-name="T10">DATASET</text:span><text:s/>di un Comune</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13">
            <text:p>Struttura delle informazioni relative utili a presentare un Dataset. Schema.org prevede una Tipologia Dataset.</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22">
          <table:table-cell office:value-type="string" table:style-name="ce323">
            <text:p>Titolo del dataset</text:p>
          </table:table-cell>
          <table:table-cell office:value-type="string" table:style-name="ce324">
            <text:p>Titolo del dataset. Si raccomanda di inserire un testo semplice e corto. Esempi di titoli di dataset –&gt; «Contratti del Sistema Pubblico di Connettività (SPC)» oppure «Luoghi ed eventi della cultura».</text:p>
          </table:table-cell>
          <table:table-cell office:value-type="string" table:content-validation-name="val47" table:style-name="ce325">
            <text:p>Sì</text:p>
          </table:table-cell>
          <table:table-cell office:value-type="string" table:content-validation-name="val48" table:style-name="ce326">
            <text:p>Testo breve (max. 255 char)</text:p>
          </table:table-cell>
          <table:table-cell table:content-validation-name="val49" table:style-name="ce327"/>
          <table:table-cell table:content-validation-name="val50" table:style-name="ce327"/>
          <table:table-cell table:content-validation-name="val51" table:style-name="ce327"/>
          <table:table-cell table:number-columns-repeated="16377" table:style-name="ce67"/>
        </table:table-row>
        <table:table-row table:style-name="ro31">
          <table:table-cell office:value-type="string" table:style-name="ce323">
            <text:p>Descrizione breve</text:p>
          </table:table-cell>
          <table:table-cell office:value-type="string" table:style-name="ce324">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office:value-type="string" table:content-validation-name="val47" table:style-name="ce325">
            <text:p>Sì</text:p>
          </table:table-cell>
          <table:table-cell office:value-type="string" table:content-validation-name="val48" table:style-name="ce326">
            <text:p>Testo breve (max. 255 char)</text:p>
          </table:table-cell>
          <table:table-cell table:content-validation-name="val49" table:style-name="ce327"/>
          <table:table-cell table:content-validation-name="val50" table:style-name="ce327"/>
          <table:table-cell table:content-validation-name="val51" table:style-name="ce327"/>
          <table:table-cell table:number-columns-repeated="16377" table:style-name="ce67"/>
        </table:table-row>
        <table:table-row table:style-name="ro1">
          <table:table-cell office:value-type="string" table:style-name="ce323">
            <text:p>Temi</text:p>
          </table:table-cell>
          <table:table-cell office:value-type="string" table:style-name="ce324">
            <text:p>Temi di cui tratta il dataset</text:p>
          </table:table-cell>
          <table:table-cell office:value-type="string" table:content-validation-name="val47" table:style-name="ce325">
            <text:p>No</text:p>
          </table:table-cell>
          <table:table-cell office:value-type="string" table:content-validation-name="val48" table:style-name="ce326">
            <text:p>Tassonomia</text:p>
          </table:table-cell>
          <table:table-cell office:value-type="string" table:content-validation-name="val49" table:style-name="ce328">
            <text:p>Temi di un dataset</text:p>
          </table:table-cell>
          <table:table-cell table:content-validation-name="val50" table:style-name="ce328"/>
          <table:table-cell office:value-type="string" table:content-validation-name="val51" table:style-name="ce327">
            <text:p>0...n</text:p>
          </table:table-cell>
          <table:table-cell table:style-name="ce82"/>
          <table:table-cell table:number-columns-repeated="16376"/>
        </table:table-row>
        <table:table-row table:style-name="ro26">
          <table:table-cell office:value-type="string" table:style-name="ce323">
            <text:p>Distribuzione</text:p>
          </table:table-cell>
          <table:table-cell office:value-type="string" table:style-name="ce324">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office:value-type="string" table:content-validation-name="val47" table:style-name="ce325">
            <text:p>Sì</text:p>
          </table:table-cell>
          <table:table-cell office:value-type="string" table:content-validation-name="val48" table:style-name="ce326">
            <text:p>Testo lungo (rich text)</text:p>
          </table:table-cell>
          <table:table-cell table:content-validation-name="val49" table:style-name="ce327"/>
          <table:table-cell table:content-validation-name="val50" table:style-name="ce327"/>
          <table:table-cell table:content-validation-name="val51" table:style-name="ce327"/>
          <table:table-cell table:number-columns-repeated="16377" table:style-name="ce67"/>
        </table:table-row>
        <table:table-row table:style-name="ro1">
          <table:table-cell office:value-type="string" table:style-name="ce323">
            <text:p>Licenza</text:p>
          </table:table-cell>
          <table:table-cell office:value-type="string" table:style-name="ce324">
            <text:p>Licenza del dataset</text:p>
          </table:table-cell>
          <table:table-cell office:value-type="string" table:content-validation-name="val47" table:style-name="ce325">
            <text:p>Sì</text:p>
          </table:table-cell>
          <table:table-cell office:value-type="string" table:content-validation-name="val48" table:style-name="ce326">
            <text:p>Tassonomia</text:p>
          </table:table-cell>
          <table:table-cell office:value-type="string" table:content-validation-name="val49" table:style-name="ce328">
            <text:p>Licenze</text:p>
          </table:table-cell>
          <table:table-cell table:content-validation-name="val50" table:style-name="ce327"/>
          <table:table-cell office:value-type="string" table:content-validation-name="val51" table:style-name="ce327">
            <text:p>1...1</text:p>
          </table:table-cell>
          <table:table-cell table:number-columns-repeated="16377" table:style-name="ce67"/>
        </table:table-row>
        <table:table-row table:style-name="ro1">
          <table:table-cell office:value-type="string" table:style-name="ce323">
            <text:p>Dataset url</text:p>
          </table:table-cell>
          <table:table-cell office:value-type="string" table:style-name="ce324">
            <text:p>Link al dataset vero e proprio in un formato standard (es. csv)</text:p>
          </table:table-cell>
          <table:table-cell office:value-type="string" table:content-validation-name="val47" table:style-name="ce325">
            <text:p>Sì</text:p>
          </table:table-cell>
          <table:table-cell office:value-type="string" table:content-validation-name="val48" table:style-name="ce326">
            <text:p>Testo breve (max. 255 char)</text:p>
          </table:table-cell>
          <table:table-cell table:content-validation-name="val49" table:style-name="ce329"/>
          <table:table-cell table:content-validation-name="val50" table:style-name="ce329"/>
          <table:table-cell table:content-validation-name="val51" table:style-name="ce329"/>
          <table:table-cell table:number-columns-repeated="16377" table:style-name="ce67"/>
        </table:table-row>
        <table:table-row table:style-name="ro1">
          <table:table-cell office:value-type="string" table:style-name="ce323">
            <text:p>Ultima modifica</text:p>
          </table:table-cell>
          <table:table-cell office:value-type="string" table:style-name="ce324">
            <text:p>Data dell'ultima modifica effettuata sul dataset.</text:p>
          </table:table-cell>
          <table:table-cell office:value-type="string" table:content-validation-name="val47" table:style-name="ce325">
            <text:p>Sì</text:p>
          </table:table-cell>
          <table:table-cell office:value-type="string" table:content-validation-name="val48" table:style-name="ce330">
            <text:p>Datetime (tutti i formati)</text:p>
          </table:table-cell>
          <table:table-cell table:content-validation-name="val49" table:style-name="ce329"/>
          <table:table-cell table:content-validation-name="val50" table:style-name="ce329"/>
          <table:table-cell table:content-validation-name="val51" table:style-name="ce329"/>
          <table:table-cell table:number-columns-repeated="16377" table:style-name="ce67"/>
        </table:table-row>
        <table:table-row table:style-name="ro22">
          <table:table-cell office:value-type="string" table:style-name="ce323">
            <text:p>Titolare</text:p>
          </table:table-cell>
          <table:table-cell office:value-type="string" table:style-name="ce324">
            <text:p>Organizzazione (o pubblica amministrazione) responsabile della gestione complessiva del dataset in virtù dei propri compiti istituzionali. Si raccomanda di evitare l’inserimento di nomi di singole persone.</text:p>
          </table:table-cell>
          <table:table-cell office:value-type="string" table:content-validation-name="val47" table:style-name="ce325">
            <text:p>Sì</text:p>
          </table:table-cell>
          <table:table-cell office:value-type="string" table:content-validation-name="val48" table:style-name="ce331">
            <text:p>Relazione con Tipologia</text:p>
          </table:table-cell>
          <table:table-cell table:content-validation-name="val49" table:style-name="ce332"/>
          <table:table-cell office:value-type="string" table:content-validation-name="val50" table:style-name="ce333">
            <text:p>Unità organizzativa</text:p>
          </table:table-cell>
          <table:table-cell office:value-type="string" table:content-validation-name="val51" table:style-name="ce332">
            <text:p>1...1</text:p>
          </table:table-cell>
          <table:table-cell table:number-columns-repeated="16377" table:style-name="ce67"/>
        </table:table-row>
        <table:table-row table:style-name="ro3">
          <table:table-cell office:value-type="string" table:style-name="ce323">
            <text:p>Frequenza di aggiornamento</text:p>
          </table:table-cell>
          <table:table-cell office:value-type="string" table:style-name="ce324">
            <text:p>Indicare la frequenza di aggiornamento del dataset seguendo il la tassonomia prevista nel vocabolario europeo</text:p>
          </table:table-cell>
          <table:table-cell office:value-type="string" table:content-validation-name="val47" table:style-name="ce325">
            <text:p>Sì</text:p>
          </table:table-cell>
          <table:table-cell office:value-type="string" table:content-validation-name="val48" table:style-name="ce331">
            <text:p>Tassonomia</text:p>
          </table:table-cell>
          <table:table-cell office:value-type="string" table:content-validation-name="val49" table:style-name="ce333">
            <text:p>Frequenza di aggiornamento</text:p>
          </table:table-cell>
          <table:table-cell table:content-validation-name="val50" table:style-name="ce333"/>
          <table:table-cell office:value-type="string" table:content-validation-name="val51" table:style-name="ce332">
            <text:p>1...1</text:p>
          </table:table-cell>
          <table:table-cell table:number-columns-repeated="16377" table:style-name="ce67"/>
        </table:table-row>
        <table:table-row table:number-rows-repeated="1048564" table:style-name="ro10">
          <table:table-cell table:number-columns-repeated="16384"/>
        </table:table-row>
      </table:table>
      <table:table table:name="Tassonomia_ARGOMENTI" table:style-name="ta1">
        <table:table-column table:style-name="co69" table:default-cell-style-name="ce10"/>
        <table:table-column table:style-name="co70" table:default-cell-style-name="ce10"/>
        <table:table-column table:style-name="co4" table:number-columns-repeated="1022" table:default-cell-style-name="ce10"/>
        <table:table-column table:style-name="co5" table:number-columns-repeated="15360" table:default-cell-style-name="ce10"/>
        <table:table-row table:style-name="ro32">
          <table:table-cell office:value-type="string" table:number-columns-spanned="2" table:number-rows-spanned="1" table:style-name="ce133">
            <text:p><text:span text:style-name="T14">Argomenti del sito</text:span><text:s/>(Tassonomia)</text:p>
          </table:table-cell>
          <table:covered-table-cell/>
          <table:table-cell table:number-columns-repeated="16382"/>
        </table:table-row>
        <table:table-row table:style-name="ro8">
          <table:table-cell office:value-type="string" table:number-columns-spanned="2" table:number-rows-spanned="1" table:style-name="ce134">
            <text:p><text:a xlink:href="https://eur-lex.europa.eu/browse/eurovoc.html?locale=it">Vocabolario controllato che raccoglie un subset dei vocaboli definiti in Eurovoc.</text:a></text:p>
          </table:table-cell>
          <table:covered-table-cell/>
          <table:table-cell table:number-columns-repeated="16382"/>
        </table:table-row>
        <table:table-row table:style-name="ro8">
          <table:table-cell table:style-name="ce127"/>
          <table:table-cell table:number-columns-repeated="16383" table:style-name="ce10"/>
        </table:table-row>
        <table:table-row table:style-name="ro8">
          <table:table-cell office:value-type="string" table:style-name="ce128">
            <text:p>Lista degli argomenti</text:p>
          </table:table-cell>
          <table:table-cell office:value-type="string" table:style-name="ce128">
            <text:p>URI</text:p>
          </table:table-cell>
          <table:table-cell table:number-columns-repeated="16382"/>
        </table:table-row>
        <table:table-row table:style-name="ro20">
          <table:table-cell office:value-type="string" table:style-name="ce10">
            <text:p>Accesso all'informazione</text:p>
          </table:table-cell>
          <table:table-cell office:value-type="string" table:style-name="ce129">
            <text:p><text:a xlink:href="https://eurovoc.europa.eu/453">https://eurovoc.europa.eu/453</text:a></text:p>
          </table:table-cell>
          <table:table-cell table:number-columns-repeated="16382"/>
        </table:table-row>
        <table:table-row table:style-name="ro20">
          <table:table-cell office:value-type="string" table:style-name="ce10">
            <text:p>Aiuto a domicilio</text:p>
          </table:table-cell>
          <table:table-cell office:value-type="string" table:style-name="ce129">
            <text:p><text:a xlink:href="https://eurovoc.europa.eu/3361">https://eurovoc.europa.eu/3361</text:a></text:p>
          </table:table-cell>
          <table:table-cell table:number-columns-repeated="16382"/>
        </table:table-row>
        <table:table-row table:style-name="ro20">
          <table:table-cell office:value-type="string" table:style-name="ce10">
            <text:p>Anzianità</text:p>
          </table:table-cell>
          <table:table-cell office:value-type="string" table:style-name="ce129">
            <text:p><text:a xlink:href="https://eurovoc.europa.eu/5436">https://eurovoc.europa.eu/5436</text:a></text:p>
          </table:table-cell>
          <table:table-cell table:number-columns-repeated="16382"/>
        </table:table-row>
        <table:table-row table:style-name="ro20">
          <table:table-cell office:value-type="string" table:style-name="ce10">
            <text:p>Appalto di lavori</text:p>
          </table:table-cell>
          <table:table-cell office:value-type="string" table:style-name="ce129">
            <text:p><text:a xlink:href="https://eurovoc.europa.eu/1798">https://eurovoc.europa.eu/1798</text:a></text:p>
          </table:table-cell>
          <table:table-cell table:number-columns-repeated="16382"/>
        </table:table-row>
        <table:table-row table:style-name="ro20">
          <table:table-cell office:value-type="string" table:style-name="ce10">
            <text:p>Assistenza agli anziani</text:p>
          </table:table-cell>
          <table:table-cell office:value-type="string" table:style-name="ce129">
            <text:p><text:a xlink:href="https://eurovoc.europa.eu/6233">https://eurovoc.europa.eu/6233</text:a></text:p>
          </table:table-cell>
          <table:table-cell table:number-columns-repeated="16382"/>
        </table:table-row>
        <table:table-row table:style-name="ro20">
          <table:table-cell office:value-type="string" table:style-name="ce10">
            <text:p>Assistenza sanitaria</text:p>
          </table:table-cell>
          <table:table-cell office:value-type="string" table:style-name="ce129">
            <text:p><text:a xlink:href="https://eurovoc.europa.eu/986">https://eurovoc.europa.eu/986</text:a></text:p>
          </table:table-cell>
          <table:table-cell table:number-columns-repeated="16382"/>
        </table:table-row>
        <table:table-row table:style-name="ro20">
          <table:table-cell office:value-type="string" table:style-name="ce10">
            <text:p>Assistenza sociale</text:p>
          </table:table-cell>
          <table:table-cell office:value-type="string" table:style-name="ce129">
            <text:p><text:a xlink:href="https://eurovoc.europa.eu/3357">https://eurovoc.europa.eu/3357</text:a></text:p>
          </table:table-cell>
          <table:table-cell table:number-columns-repeated="16382"/>
        </table:table-row>
        <table:table-row table:style-name="ro20">
          <table:table-cell office:value-type="string" table:style-name="ce10">
            <text:p>Assunzione</text:p>
          </table:table-cell>
          <table:table-cell office:value-type="string" table:style-name="ce129">
            <text:p><text:a xlink:href="https://eurovoc.europa.eu/2943">https://eurovoc.europa.eu/2943</text:a></text:p>
          </table:table-cell>
          <table:table-cell table:number-columns-repeated="16382"/>
        </table:table-row>
        <table:table-row table:style-name="ro20">
          <table:table-cell office:value-type="string" table:style-name="ce10">
            <text:p>Bilancio</text:p>
          </table:table-cell>
          <table:table-cell office:value-type="string" table:style-name="ce129">
            <text:p><text:a xlink:href="https://eurovoc.europa.eu/5050">https://eurovoc.europa.eu/5050</text:a></text:p>
          </table:table-cell>
          <table:table-cell table:number-columns-repeated="16382"/>
        </table:table-row>
        <table:table-row table:style-name="ro20">
          <table:table-cell office:value-type="string" table:style-name="ce10">
            <text:p>Cittadino</text:p>
          </table:table-cell>
          <table:table-cell office:value-type="string" table:style-name="ce129">
            <text:p><text:a xlink:href="https://eurovoc.europa.eu/3521">https://eurovoc.europa.eu/3521</text:a></text:p>
          </table:table-cell>
          <table:table-cell table:number-columns-repeated="16382"/>
        </table:table-row>
        <table:table-row table:style-name="ro20">
          <table:table-cell office:value-type="string" table:style-name="ce10">
            <text:p>Comunicazione istituzionale</text:p>
          </table:table-cell>
          <table:table-cell office:value-type="string" table:style-name="ce129">
            <text:p><text:a xlink:href="https://eurovoc.europa.eu/3255">https://eurovoc.europa.eu/3255</text:a></text:p>
          </table:table-cell>
          <table:table-cell table:number-columns-repeated="16382"/>
        </table:table-row>
        <table:table-row table:style-name="ro20">
          <table:table-cell office:value-type="string" table:style-name="ce10">
            <text:p>Concorsi</text:p>
          </table:table-cell>
          <table:table-cell office:value-type="string" table:style-name="ce129">
            <text:p><text:a xlink:href="https://eurovoc.europa.eu/4090">https://eurovoc.europa.eu/4090</text:a></text:p>
          </table:table-cell>
          <table:table-cell table:number-columns-repeated="16382"/>
        </table:table-row>
        <table:table-row table:style-name="ro20">
          <table:table-cell office:value-type="string" table:style-name="ce10">
            <text:p>Covid-19</text:p>
          </table:table-cell>
          <table:table-cell office:value-type="string" table:style-name="ce129">
            <text:p><text:a xlink:href="https://eurovoc.europa.eu/c_814bb9e4">https://eurovoc.europa.eu/c_814bb9e4</text:a></text:p>
          </table:table-cell>
          <table:table-cell table:number-columns-repeated="16382"/>
        </table:table-row>
        <table:table-row table:style-name="ro20">
          <table:table-cell office:value-type="string" table:style-name="ce10">
            <text:p>Cure palliative</text:p>
          </table:table-cell>
          <table:table-cell office:value-type="string" table:style-name="ce129">
            <text:p><text:a xlink:href="https://eurovoc.europa.eu/6570">https://eurovoc.europa.eu/6570</text:a></text:p>
          </table:table-cell>
          <table:table-cell table:number-columns-repeated="16382"/>
        </table:table-row>
        <table:table-row table:style-name="ro20">
          <table:table-cell office:value-type="string" table:style-name="ce10">
            <text:p>Famiglia</text:p>
          </table:table-cell>
          <table:table-cell office:value-type="string" table:style-name="ce129">
            <text:p><text:a xlink:href="https://eurovoc.europa.eu/965">https://eurovoc.europa.eu/965</text:a></text:p>
          </table:table-cell>
          <table:table-cell table:number-columns-repeated="16382"/>
        </table:table-row>
        <table:table-row table:style-name="ro20">
          <table:table-cell office:value-type="string" table:style-name="ce10">
            <text:p>Formazione del personale</text:p>
          </table:table-cell>
          <table:table-cell office:value-type="string" table:style-name="ce129">
            <text:p><text:a xlink:href="https://eurovoc.europa.eu/1073">https://eurovoc.europa.eu/1073</text:a></text:p>
          </table:table-cell>
          <table:table-cell table:number-columns-repeated="16382"/>
        </table:table-row>
        <table:table-row table:style-name="ro20">
          <table:table-cell office:value-type="string" table:style-name="ce10">
            <text:p>Lavoro</text:p>
          </table:table-cell>
          <table:table-cell office:value-type="string" table:style-name="ce129">
            <text:p><text:a xlink:href="https://eurovoc.europa.eu/4543">https://eurovoc.europa.eu/4543</text:a></text:p>
          </table:table-cell>
          <table:table-cell table:number-columns-repeated="16382"/>
        </table:table-row>
        <table:table-row table:style-name="ro20">
          <table:table-cell office:value-type="string" table:style-name="ce10">
            <text:p>Servizio civile</text:p>
          </table:table-cell>
          <table:table-cell office:value-type="string" table:style-name="ce129">
            <text:p><text:a xlink:href="https://eurovoc.europa.eu/4106">https://eurovoc.europa.eu/4106</text:a></text:p>
          </table:table-cell>
          <table:table-cell table:number-columns-repeated="16382"/>
        </table:table-row>
        <table:table-row table:style-name="ro20">
          <table:table-cell office:value-type="string" table:style-name="ce10">
            <text:p>Transizione digitale</text:p>
          </table:table-cell>
          <table:table-cell office:value-type="string" table:style-name="ce129">
            <text:p><text:a xlink:href="https://eurovoc.europa.eu/c_658ff033">https://eurovoc.europa.eu/c_658ff033</text:a></text:p>
          </table:table-cell>
          <table:table-cell table:number-columns-repeated="16382"/>
        </table:table-row>
        <table:table-row table:style-name="ro20">
          <table:table-cell office:value-type="string" table:style-name="ce10">
            <text:p>Trasparenza amministrativa</text:p>
          </table:table-cell>
          <table:table-cell office:value-type="string" table:style-name="ce129">
            <text:p><text:a xlink:href="https://eurovoc.europa.eu/5936">https://eurovoc.europa.eu/5936</text:a></text:p>
          </table:table-cell>
          <table:table-cell table:number-columns-repeated="16382"/>
        </table:table-row>
        <table:table-row table:style-name="ro20">
          <table:table-cell office:value-type="string" table:style-name="ce10">
            <text:p>Vita sociale</text:p>
          </table:table-cell>
          <table:table-cell office:value-type="string" table:style-name="ce129">
            <text:p><text:a xlink:href="https://eurovoc.europa.eu/4706">https://eurovoc.europa.eu/4706</text:a></text:p>
          </table:table-cell>
          <table:table-cell table:number-columns-repeated="16382"/>
        </table:table-row>
        <table:table-row table:style-name="ro20">
          <table:table-cell office:value-type="string" table:style-name="ce10">
            <text:p>Volontariato</text:p>
          </table:table-cell>
          <table:table-cell office:value-type="string" table:style-name="ce129">
            <text:p><text:a xlink:href="https://eurovoc.europa.eu/3330">https://eurovoc.europa.eu/3330</text:a></text:p>
          </table:table-cell>
          <table:table-cell table:number-columns-repeated="16382"/>
        </table:table-row>
        <table:table-row table:style-name="ro20">
          <table:table-cell office:value-type="string" table:style-name="ce10">
            <text:p>Anziano</text:p>
          </table:table-cell>
          <table:table-cell office:value-type="string" table:style-name="ce129">
            <text:p><text:a xlink:href="https://eurovoc.europa.eu/2333">https://eurovoc.europa.eu/2333</text:a></text:p>
          </table:table-cell>
          <table:table-cell table:number-columns-repeated="16382"/>
        </table:table-row>
        <table:table-row table:style-name="ro20">
          <table:table-cell office:value-type="string" table:style-name="ce130">
            <text:p>Protezione dei dati / Privacy</text:p>
          </table:table-cell>
          <table:table-cell office:value-type="string" table:style-name="ce129">
            <text:p><text:a xlink:href="https://eurovoc.europa.eu/5181">https://eurovoc.europa.eu/5181</text:a></text:p>
          </table:table-cell>
          <table:table-cell table:number-columns-repeated="16382"/>
        </table:table-row>
        <table:table-row table:style-name="ro8">
          <table:table-cell office:value-type="string" table:style-name="ce130">
            <text:p>Contratto pubblico</text:p>
          </table:table-cell>
          <table:table-cell office:value-type="string" table:style-name="ce131">
            <text:p><text:a xlink:href="https://eurovoc.europa.eu/1810">https://eurovoc.europa.eu/1810</text:a></text:p>
          </table:table-cell>
          <table:table-cell table:number-columns-repeated="16382"/>
        </table:table-row>
        <table:table-row table:style-name="ro8">
          <table:table-cell office:value-type="string" table:style-name="ce130">
            <text:p>Qualità del prodotto</text:p>
          </table:table-cell>
          <table:table-cell office:value-type="string" table:style-name="ce131">
            <text:p><text:a xlink:href="https://eurovoc.europa.eu/2871">https://eurovoc.europa.eu/2871</text:a></text:p>
          </table:table-cell>
          <table:table-cell table:number-columns-repeated="16382"/>
        </table:table-row>
        <table:table-row table:style-name="ro8">
          <table:table-cell office:value-type="string" table:style-name="ce130">
            <text:p>Sicurezza del lavoro</text:p>
          </table:table-cell>
          <table:table-cell office:value-type="string" table:style-name="ce131">
            <text:p><text:a xlink:href="https://eurovoc.europa.eu/4039">https://eurovoc.europa.eu/4039</text:a></text:p>
          </table:table-cell>
          <table:table-cell table:number-columns-repeated="16382"/>
        </table:table-row>
        <table:table-row table:style-name="ro33">
          <table:table-cell office:value-type="string" table:style-name="ce10">
            <text:p>Sicurezza degli edifici</text:p>
          </table:table-cell>
          <table:table-cell office:value-type="string" table:style-name="ce131">
            <text:p><text:a xlink:href="https://eurovoc.europa.eu/5309">https://eurovoc.europa.eu/5309</text:a></text:p>
          </table:table-cell>
          <table:table-cell table:number-columns-repeated="16382"/>
        </table:table-row>
        <table:table-row table:number-rows-repeated="5" table:style-name="ro8">
          <table:table-cell table:style-name="ce130"/>
          <table:table-cell table:style-name="ce132"/>
          <table:table-cell table:number-columns-repeated="16382"/>
        </table:table-row>
        <table:table-row table:style-name="ro8">
          <table:table-cell table:style-name="ce4"/>
          <table:table-cell table:style-name="ce132"/>
          <table:table-cell table:number-columns-repeated="16382"/>
        </table:table-row>
        <table:table-row table:number-rows-repeated="27" table:style-name="ro8">
          <table:table-cell table:style-name="ce130"/>
          <table:table-cell table:style-name="ce132"/>
          <table:table-cell table:number-columns-repeated="16382"/>
        </table:table-row>
        <table:table-row table:number-rows-repeated="15" table:style-name="ro8">
          <table:table-cell table:number-columns-repeated="16384" table:style-name="ce10"/>
        </table:table-row>
        <table:table-row table:number-rows-repeated="1048496" table:style-name="ro10">
          <table:table-cell table:number-columns-repeated="16384"/>
        </table:table-row>
      </table:table>
      <table:table table:name="Tassonomia_Tipi_di_UNITÀ_ORGANI" table:style-name="ta1">
        <table:table-column table:style-name="co71"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33">
            <text:p><text:span text:style-name="T14">Tipi di UNITÀ ORGANIZZATIVA</text:span><text:s/>(Tassonomia)</text:p>
          </table:table-cell>
          <table:covered-table-cell table:number-columns-repeated="3"/>
          <table:table-cell table:number-columns-repeated="16380"/>
        </table:table-row>
        <table:table-row table:style-name="ro8">
          <table:table-cell table:number-columns-spanned="4" table:number-rows-spanned="1" table:style-name="ce137"/>
          <table:covered-table-cell table:number-columns-repeated="3"/>
          <table:table-cell table:number-columns-repeated="16380"/>
        </table:table-row>
        <table:table-row table:style-name="ro8">
          <table:table-cell office:value-type="string" table:number-columns-spanned="4" table:number-rows-spanned="1" table:style-name="ce134">
            <text:p>Classificazione multi livello dei tipi di unità organizzativa che distingue tra macro ambiti di un Ente. 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6">
            <text:p>struttura amministrativa</text:p>
          </table:table-cell>
          <table:table-cell table:number-columns-repeated="2" table:style-name="ce136"/>
          <table:table-cell table:style-name="ce100"/>
          <table:table-cell table:number-columns-repeated="16380"/>
        </table:table-row>
        <table:table-row table:style-name="ro8">
          <table:table-cell table:style-name="ce10"/>
          <table:table-cell office:value-type="string" table:style-name="ce136">
            <text:p>area</text:p>
          </table:table-cell>
          <table:table-cell table:style-name="ce136"/>
          <table:table-cell table:style-name="ce100"/>
          <table:table-cell table:number-columns-repeated="16380"/>
        </table:table-row>
        <table:table-row table:style-name="ro8">
          <table:table-cell table:style-name="ce10"/>
          <table:table-cell office:value-type="string" table:style-name="ce136">
            <text:p>ufficio</text:p>
          </table:table-cell>
          <table:table-cell table:style-name="ce136"/>
          <table:table-cell table:style-name="ce100"/>
          <table:table-cell table:number-columns-repeated="16380"/>
        </table:table-row>
        <table:table-row table:style-name="ro22">
          <table:table-cell office:value-type="string" table:style-name="ce136">
            <text:p>struttura di governo e controllo</text:p>
          </table:table-cell>
          <table:table-cell table:number-columns-repeated="2" table:style-name="ce136"/>
          <table:table-cell office:value-type="string" table:style-name="ce100">
            <text:p>Collegio dei revisori, consiglio di amministrazione, nucleo di valutazione</text:p>
          </table:table-cell>
          <table:table-cell table:number-columns-repeated="16380"/>
        </table:table-row>
        <table:table-row table:style-name="ro8">
          <table:table-cell office:value-type="string" table:style-name="ce136">
            <text:p>altra struttura</text:p>
          </table:table-cell>
          <table:table-cell table:style-name="ce10"/>
          <table:table-cell table:style-name="ce136"/>
          <table:table-cell table:style-name="ce100"/>
          <table:table-cell table:number-columns-repeated="16380"/>
        </table:table-row>
        <table:table-row table:style-name="ro8">
          <table:table-cell table:style-name="ce10"/>
          <table:table-cell office:value-type="string" table:style-name="ce136">
            <text:p>biblioteca</text:p>
          </table:table-cell>
          <table:table-cell table:style-name="ce136"/>
          <table:table-cell table:style-name="ce100"/>
          <table:table-cell table:number-columns-repeated="16380"/>
        </table:table-row>
        <table:table-row table:style-name="ro8">
          <table:table-cell table:style-name="ce10"/>
          <table:table-cell office:value-type="string" table:style-name="ce136">
            <text:p>museo</text:p>
          </table:table-cell>
          <table:table-cell table:number-columns-repeated="2" table:style-name="ce100"/>
          <table:table-cell table:number-columns-repeated="16380"/>
        </table:table-row>
        <table:table-row table:style-name="ro8">
          <table:table-cell table:style-name="ce10"/>
          <table:table-cell office:value-type="string" table:style-name="ce136">
            <text:p>azienda municipalizzata</text:p>
          </table:table-cell>
          <table:table-cell table:number-columns-repeated="2" table:style-name="ce100"/>
          <table:table-cell table:number-columns-repeated="16380"/>
        </table:table-row>
        <table:table-row table:style-name="ro8">
          <table:table-cell table:style-name="ce10"/>
          <table:table-cell office:value-type="string" table:style-name="ce136">
            <text:p>ente</text:p>
          </table:table-cell>
          <table:table-cell table:number-columns-repeated="2" table:style-name="ce100"/>
          <table:table-cell table:number-columns-repeated="16380"/>
        </table:table-row>
        <table:table-row table:style-name="ro8">
          <table:table-cell table:style-name="ce10"/>
          <table:table-cell office:value-type="string" table:style-name="ce136">
            <text:p>fondazione</text:p>
          </table:table-cell>
          <table:table-cell table:number-columns-repeated="2" table:style-name="ce100"/>
          <table:table-cell table:number-columns-repeated="16380"/>
        </table:table-row>
        <table:table-row table:style-name="ro8">
          <table:table-cell table:style-name="ce10"/>
          <table:table-cell office:value-type="string" table:style-name="ce136">
            <text:p>centro culturale</text:p>
          </table:table-cell>
          <table:table-cell table:number-columns-repeated="2" table:style-name="ce100"/>
          <table:table-cell table:number-columns-repeated="16380"/>
        </table:table-row>
        <table:table-row table:style-name="ro8">
          <table:table-cell table:style-name="ce10"/>
          <table:table-cell office:value-type="string" table:style-name="ce136">
            <text:p>scuola</text:p>
          </table:table-cell>
          <table:table-cell table:number-columns-repeated="2" table:style-name="ce100"/>
          <table:table-cell table:number-columns-repeated="16380"/>
        </table:table-row>
        <table:table-row table:number-rows-repeated="3" table:style-name="ro8">
          <table:table-cell table:number-columns-repeated="2"/>
          <table:table-cell table:number-columns-repeated="2" table:style-name="ce100"/>
          <table:table-cell table:number-columns-repeated="16380"/>
        </table:table-row>
        <table:table-row table:number-rows-repeated="1048557" table:style-name="ro10">
          <table:table-cell table:number-columns-repeated="16384"/>
        </table:table-row>
      </table:table>
      <table:table table:name="Tassonomia_Tipi_di_INCARICO" table:style-name="ta1">
        <table:table-column table:style-name="co71"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33">
            <text:p><text:span text:style-name="T14">Tipi di INCARIC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38">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6">
            <text:p>Politico</text:p>
          </table:table-cell>
          <table:table-cell table:number-columns-repeated="2" table:style-name="ce136"/>
          <table:table-cell table:style-name="ce100"/>
          <table:table-cell table:number-columns-repeated="16380"/>
        </table:table-row>
        <table:table-row table:style-name="ro8">
          <table:table-cell office:value-type="string" table:style-name="ce136">
            <text:p>Amministrativo</text:p>
          </table:table-cell>
          <table:table-cell table:number-columns-repeated="2" table:style-name="ce136"/>
          <table:table-cell table:style-name="ce100"/>
          <table:table-cell table:number-columns-repeated="16380"/>
        </table:table-row>
        <table:table-row table:style-name="ro8">
          <table:table-cell office:value-type="string" table:style-name="ce10">
            <text:p>Sanitario</text:p>
          </table:table-cell>
          <table:table-cell table:number-columns-repeated="2" table:style-name="ce136"/>
          <table:table-cell table:style-name="ce100"/>
          <table:table-cell table:number-columns-repeated="16380"/>
        </table:table-row>
        <table:table-row table:style-name="ro8">
          <table:table-cell office:value-type="string" table:style-name="ce98">
            <text:p>Socio-assistenziale</text:p>
          </table:table-cell>
          <table:table-cell table:number-columns-repeated="16383" table:style-name="ce10"/>
        </table:table-row>
        <table:table-row table:style-name="ro8">
          <table:table-cell office:value-type="string" table:style-name="ce136">
            <text:p>Altro</text:p>
          </table:table-cell>
          <table:table-cell table:number-columns-repeated="16383" table:style-name="ce10"/>
        </table:table-row>
        <table:table-row table:number-rows-repeated="1048568" table:style-name="ro10">
          <table:table-cell table:number-columns-repeated="16384"/>
        </table:table-row>
      </table:table>
      <table:table table:name="Tassonomia_Tipi_di_NOTIZIA" table:style-name="ta1">
        <table:table-column table:style-name="co71"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33">
            <text:p><text:span text:style-name="T14">Tipi di NOTIZIA</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38">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6">
            <text:p>Notizia</text:p>
          </table:table-cell>
          <table:table-cell table:number-columns-repeated="2" table:style-name="ce136"/>
          <table:table-cell table:style-name="ce100"/>
          <table:table-cell table:number-columns-repeated="16380"/>
        </table:table-row>
        <table:table-row table:style-name="ro8">
          <table:table-cell office:value-type="string" table:style-name="ce136">
            <text:p>Comunicato (stampa)</text:p>
          </table:table-cell>
          <table:table-cell table:number-columns-repeated="2" table:style-name="ce136"/>
          <table:table-cell table:style-name="ce100"/>
          <table:table-cell table:number-columns-repeated="16380"/>
        </table:table-row>
        <table:table-row table:style-name="ro8">
          <table:table-cell office:value-type="string" table:style-name="ce136">
            <text:p>Avviso</text:p>
          </table:table-cell>
          <table:table-cell table:number-columns-repeated="2" table:style-name="ce136"/>
          <table:table-cell table:style-name="ce100"/>
          <table:table-cell table:number-columns-repeated="16380"/>
        </table:table-row>
        <table:table-row table:number-rows-repeated="1048570" table:style-name="ro10">
          <table:table-cell table:number-columns-repeated="16384"/>
        </table:table-row>
      </table:table>
      <table:table table:name="Tassonomia_Tipi_di_LUOGO" table:style-name="ta1">
        <table:table-column table:style-name="co72" table:default-cell-style-name="ce10"/>
        <table:table-column table:style-name="co73" table:default-cell-style-name="ce10"/>
        <table:table-column table:style-name="co74" table:default-cell-style-name="ce10"/>
        <table:table-column table:style-name="co75"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33">
            <text:p><text:span text:style-name="T14">Tipi di LUOG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43">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9">
            <text:p><text:a xlink:href="https://schema.gov.it/lodview/controlled-vocabulary/classifications-for-culture/cultural-interest-places/A">Architettura Militare e fortificata</text:a></text:p>
          </table:table-cell>
          <table:table-cell table:style-name="ce140"/>
          <table:table-cell table:style-name="ce136"/>
          <table:table-cell table:style-name="ce100"/>
          <table:table-cell table:number-columns-repeated="16380"/>
        </table:table-row>
        <table:table-row table:style-name="ro8">
          <table:table-cell table:style-name="ce140"/>
          <table:table-cell office:value-type="string" table:style-name="ce139">
            <text:p><text:a xlink:href="https://schema.gov.it/lodview/controlled-vocabulary/classifications-for-culture/cultural-interest-places/A1">Castello</text:a></text:p>
          </table:table-cell>
          <table:table-cell table:style-name="ce136"/>
          <table:table-cell table:style-name="ce100"/>
          <table:table-cell table:number-columns-repeated="16380"/>
        </table:table-row>
        <table:table-row table:style-name="ro8">
          <table:table-cell table:style-name="ce140"/>
          <table:table-cell office:value-type="string" table:style-name="ce139">
            <text:p><text:a xlink:href="https://schema.gov.it/lodview/controlled-vocabulary/classifications-for-culture/cultural-interest-places/A2">Fortezza</text:a></text:p>
          </table:table-cell>
          <table:table-cell table:style-name="ce136"/>
          <table:table-cell table:style-name="ce100"/>
          <table:table-cell table:number-columns-repeated="16380"/>
        </table:table-row>
        <table:table-row table:style-name="ro8">
          <table:table-cell table:style-name="ce140"/>
          <table:table-cell office:value-type="string" table:style-name="ce139">
            <text:p><text:a xlink:href="https://schema.gov.it/lodview/controlled-vocabulary/classifications-for-culture/cultural-interest-places/A3">Mura</text:a></text:p>
          </table:table-cell>
          <table:table-cell table:style-name="ce136"/>
          <table:table-cell table:style-name="ce100"/>
          <table:table-cell table:number-columns-repeated="16380"/>
        </table:table-row>
        <table:table-row table:style-name="ro8">
          <table:table-cell table:style-name="ce140"/>
          <table:table-cell office:value-type="string" table:style-name="ce139">
            <text:p><text:a xlink:href="https://schema.gov.it/lodview/controlled-vocabulary/classifications-for-culture/cultural-interest-places/A4">Roccaforte</text:a></text:p>
          </table:table-cell>
          <table:table-cell table:style-name="ce136"/>
          <table:table-cell table:style-name="ce100"/>
          <table:table-cell table:number-columns-repeated="16380"/>
        </table:table-row>
        <table:table-row table:style-name="ro8">
          <table:table-cell table:style-name="ce140"/>
          <table:table-cell office:value-type="string" table:style-name="ce139">
            <text:p><text:a xlink:href="https://schema.gov.it/lodview/controlled-vocabulary/classifications-for-culture/cultural-interest-places/A5">Torre</text:a></text:p>
          </table:table-cell>
          <table:table-cell table:style-name="ce136"/>
          <table:table-cell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B">Architettura Residenziale</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B1">Palazz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B1">Trull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B3">Villa</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C">Area Archeologica</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C2">Sito archeologic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5">Parco archeologico</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D">Centro per la cultura</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0">Acquar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Anfiteatr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2">Archiv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3">Auditorium</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4">Bibliotec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5">Cinem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6">Galleri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7">Muse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1">Osservator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8">Pinacotec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2">Planetar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4">Scuol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9">Teatr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3">Università/Facoltà</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5">Parco Archeologico</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E">Edificio di culto</text:a></text:p>
          </table:table-cell>
          <table:table-cell table:style-name="ce136">
            <office:annotation draw:style-name="a0" svg:x="5.90625in" svg:y="5.54166666666667in" svg:width="1.0625in" svg:height="0.96875in">
              <dc:creator/>
              <text:p><text:span text:style-name="T15">======</text:span><text:span text:style-name="T15"/></text:p>
              <text:p><text:span text:style-name="T15">ID#AAAAYea4Hwg</text:span><text:span text:style-name="T15"/></text:p>
              <text:p><text:span text:style-name="T15"><text:s text:c="4"/></text:span><text:span text:style-name="T15">(2022-04-26 09:21:54)</text:span><text:span text:style-name="T15"/></text:p>
              <text:p><text:span text:style-name="T15">come princìpio: includere TUTTE le voci della tassonomia.</text:span><text:span text:style-name="T15"/></text:p>
              <text:p><text:span text:style-name="T15">Nei siti dei comuni saranno presenti solo le categorie non vuote. Se nel comune non ci sono "catacombe" la categoria "catacomba" non viene visualizzata</text:span></text:p>
            </office:annotation>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E1">Abbazi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E8">Chies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E4">Campanile</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E3">Battister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0">Convent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1">Duom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2">Edicola</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3">Erem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4">Mausole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5">Monaster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6">Santuari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7">Sinagoga</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8">Tempi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9">Sepolcr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2">Basilica</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5">Cappella</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6">Catacomba</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7">Cattedrale</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9">Cimitero</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F">Monumento o complesso monumentale</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F1">Archi</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F2">Colonn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F3">Complesso monumentale</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F4">Monument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F5">Obelisco</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G">Parco e giardino</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G1">Belvedere</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G2">Giardin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G3">Parc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G4">Viale</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H">Bellezza naturale</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1">Costa marittim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2">Lag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3">Corso d’acqu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4">Montagn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5">Ghiaccia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6">Riserva Naturale</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7">Foresta e bosc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8">Vulcano</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I">Luogo per lo sport e il tempo libero</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1">Campo Sportiv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2">Piscin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3">Stad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4">Terme</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5">Casinò</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6">Circolo sportiv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7">Piazza</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L">Architettura commerciale</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L1">Mercati</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L2">Farmacie</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M">Centro per l'assistenza e la tutela sociale</text:a></text:p>
          </table:table-cell>
          <table:table-cell table:number-columns-repeated="2"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M1">Casa di riposo</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M2">Centro di accoglienza</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M3">Ospedale</text:a></text:p>
          </table:table-cell>
          <table:table-cell table:style-name="ce136"/>
          <table:table-cell table:style-name="ce142"/>
          <table:table-cell table:number-columns-repeated="16380"/>
        </table:table-row>
        <table:table-row table:style-name="ro8">
          <table:table-cell office:value-type="string" table:style-name="ce139">
            <text:p><text:a xlink:href="https://schema.gov.it/lodview/controlled-vocabulary/classifications-for-culture/cultural-interest-places/N">Infrastruttura e impianto</text:a></text:p>
          </table:table-cell>
          <table:table-cell table:number-columns-repeated="2"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N1">Centro di raccolta</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N2">Acquedotto</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N3">Aeroporto</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N4">Porto</text:a></text:p>
          </table:table-cell>
          <table:table-cell table:style-name="ce136"/>
          <table:table-cell table:style-name="ce142"/>
          <table:table-cell table:number-columns-repeated="16380"/>
        </table:table-row>
        <table:table-row table:style-name="ro8">
          <table:table-cell office:value-type="string" table:style-name="ce139">
            <text:p><text:a xlink:href="https://schema.gov.it/lodview/controlled-vocabulary/classifications-for-culture/cultural-interest-places/O">Struttura ricettiva</text:a></text:p>
          </table:table-cell>
          <table:table-cell table:number-columns-repeated="2"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O1">Albergo</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O2">Foresteria</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O3">Rifugio</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O4">Rifugio per animali</text:a></text:p>
          </table:table-cell>
          <table:table-cell table:style-name="ce136"/>
          <table:table-cell table:style-name="ce142"/>
          <table:table-cell table:number-columns-repeated="16380"/>
        </table:table-row>
        <table:table-row table:number-rows-repeated="1048479" table:style-name="ro10">
          <table:table-cell table:number-columns-repeated="16384"/>
        </table:table-row>
      </table:table>
      <table:table table:name="Tassonomia_Tipi_di_EVENTO" table:style-name="ta1">
        <table:table-column table:style-name="co76" table:default-cell-style-name="ce10"/>
        <table:table-column table:style-name="co77" table:default-cell-style-name="ce10"/>
        <table:table-column table:style-name="co78" table:default-cell-style-name="ce10"/>
        <table:table-column table:style-name="co79"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46">
            <text:p>Tipi di EVENTO<text:s/><text:span text:style-name="T16">(Tassonomia)</text:span></text:p>
          </table:table-cell>
          <table:covered-table-cell table:number-columns-repeated="3"/>
          <table:table-cell table:number-columns-repeated="16380" table:style-name="ce1"/>
        </table:table-row>
        <table:table-row table:style-name="ro8">
          <table:table-cell office:value-type="string" table:number-columns-spanned="4" table:number-rows-spanned="1" table:style-name="ce134">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number-columns-repeated="16380" table:style-name="ce1"/>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style-name="ce1"/>
        </table:table-row>
        <table:table-row table:style-name="ro8">
          <table:table-cell office:value-type="string" table:style-name="ce139">
            <text:p><text:a xlink:href="https://schema.gov.it/lodview/controlled-vocabulary/public-event-types/1">Evento culturale</text:a></text:p>
          </table:table-cell>
          <table:table-cell table:number-columns-repeated="3"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11">Manifestazione artistica</text:a></text:p>
          </table:table-cell>
          <table:table-cell table:number-columns-repeated="2"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1">Festival</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2">Mostra</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3">Spettacolo teatrale</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4">Spettacolo di danza</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5">Manifestazione musicale</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6">Visita guidata</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7">Lettura (pubblica)</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8">Proiezione cinematografica</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9">Visita libera</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12">Evento di formazione</text:a></text:p>
          </table:table-cell>
          <table:table-cell table:number-columns-repeated="2"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1">Scuola estiva/invernale</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2">Webinar</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3">Seminario</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4">Laboratorio</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5">Presentazione libro</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6">Corso</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13">Conferenza e summit</text:a></text:p>
          </table:table-cell>
          <table:table-cell table:number-columns-repeated="2"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31">Convegno</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32">Vertice</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33">Congresso</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14">Giornata informativa</text:a></text:p>
          </table:table-cell>
          <table:table-cell table:number-columns-repeated="2"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41">Giornata aperta</text:a></text:p>
          </table:table-cell>
          <table:table-cell table:style-name="ce100"/>
          <table:table-cell table:number-columns-repeated="16380"/>
        </table:table-row>
        <table:table-row table:style-name="ro8">
          <table:table-cell office:value-type="string" table:style-name="ce139">
            <text:p><text:a xlink:href="https://schema.gov.it/lodview/controlled-vocabulary/public-event-types/2">Eventi sociali</text:a></text:p>
          </table:table-cell>
          <table:table-cell table:number-columns-repeated="3"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21">Concorso e cerimonia</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11">Cerimoni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12">Concorso/competizione</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22">Dibattito pubblico</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21">Dibattito/dialogo pubblico</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22">Forum</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23">Incontro con esperti</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31">Riunione esperti</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32">Hackathon / Datathon</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24">Raduno di comunità</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1">Sfilat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2">Sagr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3">Torneo storico o Palio</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4">Festa Patronale o dei santi</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5">Mercatino</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6">Commemorazione</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25">Evento religioso</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1">Giubileo</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2">Udienza giubiliare</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3">Processione</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4">Celebrazione religiosa</text:a></text:p>
          </table:table-cell>
          <table:table-cell office:value-type="string" table:style-name="ce100">
            <text:p>Crediamo che sia più parlante della voce originale "clebrazione ecumenica"</text:p>
          </table:table-cell>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5">Lettura religios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6">Raduno religioso</text:a></text:p>
          </table:table-cell>
          <table:table-cell table:style-name="ce100"/>
          <table:table-cell table:number-columns-repeated="16380"/>
        </table:table-row>
        <table:table-row table:style-name="ro8">
          <table:table-cell table:number-columns-repeated="2" table:style-name="ce10"/>
          <table:table-cell office:value-type="string" table:style-name="ce144">
            <text:p><text:a xlink:href="https://schema.gov.it/lodview/controlled-vocabulary/public-event-types/257">Santificazione</text:a></text:p>
          </table:table-cell>
          <table:table-cell table:style-name="ce100"/>
          <table:table-cell table:number-columns-repeated="16380"/>
        </table:table-row>
        <table:table-row table:style-name="ro8">
          <table:table-cell office:value-type="string" table:style-name="ce139">
            <text:p><text:a xlink:href="https://schema.gov.it/lodview/controlled-vocabulary/public-event-types/3">Eventi politici</text:a></text:p>
          </table:table-cell>
          <table:table-cell table:style-name="ce10"/>
          <table:table-cell table:number-columns-repeated="2" table:style-name="ce100"/>
          <table:table-cell table:number-columns-repeated="16380"/>
        </table:table-row>
        <table:table-row table:style-name="ro8">
          <table:table-cell table:style-name="ce136"/>
          <table:table-cell office:value-type="string" table:style-name="ce145">
            <text:p><text:a xlink:href="https://schema.gov.it/lodview/controlled-vocabulary/public-event-types/31">Incontro politico</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5">
            <text:p><text:a xlink:href="https://schema.gov.it/lodview/controlled-vocabulary/public-event-types/311">Congresso o riunione di partito</text:a></text:p>
          </table:table-cell>
          <table:table-cell table:style-name="ce100"/>
          <table:table-cell table:number-columns-repeated="16380"/>
        </table:table-row>
        <table:table-row table:style-name="ro8">
          <table:table-cell table:style-name="ce136"/>
          <table:table-cell table:style-name="ce10"/>
          <table:table-cell office:value-type="string" table:style-name="ce145">
            <text:p><text:a xlink:href="https://schema.gov.it/lodview/controlled-vocabulary/public-event-types/312">Corteo o sciopero</text:a></text:p>
          </table:table-cell>
          <table:table-cell table:style-name="ce100"/>
          <table:table-cell table:number-columns-repeated="16380"/>
        </table:table-row>
        <table:table-row table:style-name="ro8">
          <table:table-cell table:style-name="ce136"/>
          <table:table-cell table:style-name="ce10"/>
          <table:table-cell office:value-type="string" table:style-name="ce145">
            <text:p><text:a xlink:href="https://schema.gov.it/lodview/controlled-vocabulary/public-event-types/313">Comizio elettorale</text:a></text:p>
          </table:table-cell>
          <table:table-cell table:style-name="ce100"/>
          <table:table-cell table:number-columns-repeated="16380"/>
        </table:table-row>
        <table:table-row table:style-name="ro8">
          <table:table-cell office:value-type="string" table:style-name="ce139">
            <text:p><text:a xlink:href="https://schema.gov.it/lodview/controlled-vocabulary/public-event-types/4">Eventi di affari o commerciali</text:a></text:p>
          </table:table-cell>
          <table:table-cell table:number-columns-repeated="3"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41">Fiera o salone</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11">Fiera o Salone</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12">Esposizione o Esposizione globale</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42">Riunione d’affari</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21">Riunione d’affari</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22">Convention</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23">Tavola rotonda</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43">Evento stagionale commerciale</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31">Vendita di fine stagione</text:a></text:p>
          </table:table-cell>
          <table:table-cell table:style-name="ce100"/>
          <table:table-cell table:number-columns-repeated="16380"/>
        </table:table-row>
        <table:table-row table:style-name="ro8">
          <table:table-cell office:value-type="string" table:style-name="ce139">
            <text:p><text:a xlink:href="https://schema.gov.it/lodview/controlled-vocabulary/public-event-types/5">Eventi sportivi</text:a></text:p>
          </table:table-cell>
          <table:table-cell table:number-columns-repeated="3"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51">Manifestazione sportiva</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1">Partit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2">Gara o Torneo o Competizione</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3">Escursione</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4">Galà sportivo</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5">Cors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6">Raduno sportivo</text:a></text:p>
          </table:table-cell>
          <table:table-cell table:style-name="ce100"/>
          <table:table-cell table:number-columns-repeated="16380"/>
        </table:table-row>
        <table:table-row table:number-rows-repeated="1048501" table:style-name="ro10">
          <table:table-cell table:number-columns-repeated="16384"/>
        </table:table-row>
      </table:table>
      <table:table table:name="Tassonomia_Categorie_dei_SERVIZ" table:style-name="ta1">
        <table:table-column table:style-name="co80" table:default-cell-style-name="ce10"/>
        <table:table-column table:style-name="co66" table:default-cell-style-name="ce10"/>
        <table:table-column table:style-name="co81" table:default-cell-style-name="ce10"/>
        <table:table-column table:style-name="co82"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46">
            <text:p>Categorie dei SERVIZI<text:s/><text:span text:style-name="T16">(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28">
            <text:p>Voci di 3 livello</text:p>
          </table:table-cell>
          <table:table-cell office:value-type="string" table:style-name="ce128">
            <text:p>Note e parole chiave</text:p>
          </table:table-cell>
          <table:table-cell table:number-columns-repeated="16380"/>
        </table:table-row>
        <table:table-row table:style-name="ro22">
          <table:table-cell office:value-type="string" table:style-name="ce147">
            <text:p>Servizi socio-assistenziali</text:p>
          </table:table-cell>
          <table:table-cell table:style-name="ce100"/>
          <table:table-cell table:style-name="ce10"/>
          <table:table-cell office:value-type="string" table:style-name="ce148">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16">
          <table:table-cell office:value-type="string" table:style-name="ce147">
            <text:p>Assistenza amministrativa</text:p>
          </table:table-cell>
          <table:table-cell table:style-name="ce100"/>
          <table:table-cell table:style-name="ce10"/>
          <table:table-cell office:value-type="string" table:style-name="ce130">
            <text:p>Richiesta atti, Compilazione pratiche, Accoglienza, Continuità territoriale, Formazione</text:p>
          </table:table-cell>
          <table:table-cell table:number-columns-repeated="16380"/>
        </table:table-row>
        <table:table-row table:style-name="ro18">
          <table:table-cell office:value-type="string" table:style-name="ce147">
            <text:p>Servizi inclusi</text:p>
          </table:table-cell>
          <table:table-cell table:style-name="ce148"/>
          <table:table-cell table:style-name="ce147"/>
          <table:table-cell office:value-type="string" table:style-name="ce148">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8">
          <table:table-cell table:style-name="ce147"/>
          <table:table-cell table:style-name="ce148"/>
          <table:table-cell table:style-name="ce147"/>
          <table:table-cell table:style-name="ce148"/>
          <table:table-cell table:number-columns-repeated="16380"/>
        </table:table-row>
        <table:table-row table:number-rows-repeated="1048569" table:style-name="ro10">
          <table:table-cell table:number-columns-repeated="16384"/>
        </table:table-row>
      </table:table>
      <table:table table:name="Tassonomia_Documenti_dellALBO_P" table:style-name="ta1">
        <table:table-column table:style-name="co83" table:default-cell-style-name="ce10"/>
        <table:table-column table:style-name="co84" table:number-columns-repeated="2" table:default-cell-style-name="ce10"/>
        <table:table-column table:style-name="co85"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46">
            <text:p>DOCUMENTI ALBO PRETORIO<text:span text:style-name="T16"><text:s/>di un Comune (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9">
            <text:p><text:a xlink:href="https://schema.gov.it/lodview/controlled-vocabulary/classifications-for-documents/municipal-notice-board/A">Atto amministrativo</text:a></text:p>
          </table:table-cell>
          <table:table-cell table:number-columns-repeated="2" table:style-name="ce136"/>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A-01">Decreto</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1-01">Decreto del Dirigent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1-02">Decreto del Sindaco</text:a></text:p>
          </table:table-cell>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A-02">Deliberazione</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1">Deliberazione del Consiglio comunal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2">Deliberazione della Giunta comunal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3">Deliberazione del Commissario ad acta</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4">Deliberazione del Consiglio circoscrizional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5">Deliberazione dell'Esecutivo circoscrizional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6">Deliberazione di altri Organi</text:a></text:p>
          </table:table-cell>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A-03">Determinazione</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3-02">Determinazione del Sindaco</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3-01">Determinazione del Dirigente</text:a></text:p>
          </table:table-cell>
          <table:table-cell table:style-name="ce44"/>
          <table:table-cell table:number-columns-repeated="16380"/>
        </table:table-row>
        <table:table-row table:style-name="ro8">
          <table:table-cell table:style-name="ce136"/>
          <table:table-cell office:value-type="string" table:style-name="ce139">
            <text:p>Ordinanz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4-01">Ordinanza del Dirigent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4-02">Ordinanza del Sindaco</text:a></text:p>
          </table:table-cell>
          <table:table-cell table:style-name="ce44"/>
          <table:table-cell table:number-columns-repeated="16380"/>
        </table:table-row>
        <table:table-row table:style-name="ro8">
          <table:table-cell office:value-type="string" table:style-name="ce139">
            <text:p><text:a xlink:href="https://schema.gov.it/lodview/controlled-vocabulary/classifications-for-documents/municipal-notice-board/B">Atto autorizzativo</text:a></text:p>
          </table:table-cell>
          <table:table-cell table:number-columns-repeated="2" table:style-name="ce142"/>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B-01">Permesso a costruire</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B-01-01">Permesso a costruire</text:a></text:p>
          </table:table-cell>
          <table:table-cell table:style-name="ce44"/>
          <table:table-cell table:number-columns-repeated="16380"/>
        </table:table-row>
        <table:table-row table:style-name="ro8">
          <table:table-cell office:value-type="string" table:style-name="ce139">
            <text:p><text:a xlink:href="https://schema.gov.it/lodview/controlled-vocabulary/classifications-for-documents/municipal-notice-board/C">Atto dello stato civile</text:a></text:p>
          </table:table-cell>
          <table:table-cell table:number-columns-repeated="2" table:style-name="ce136"/>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C-01">Provvedimento di cancellazione per irreperibilità</text:a></text:p>
          </table:table-cell>
          <table:table-cell table:style-name="ce142"/>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C-01-01">Provvedimento di cancellazione per irreperibilità</text:a></text:p>
          </table:table-cell>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C-02">Pubblicazione cambio nome</text:a></text:p>
          </table:table-cell>
          <table:table-cell table:style-name="ce142"/>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C-02-01">Pubblicazione cambio nome</text:a></text:p>
          </table:table-cell>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C-03">Pubbicazione di matrimonio</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C-03-01">Pubbicazione di matrimonio</text:a></text:p>
          </table:table-cell>
          <table:table-cell table:style-name="ce44"/>
          <table:table-cell table:number-columns-repeated="16380"/>
        </table:table-row>
        <table:table-row table:style-name="ro8">
          <table:table-cell office:value-type="string" table:style-name="ce139">
            <text:p><text:a xlink:href="https://schema.gov.it/lodview/controlled-vocabulary/classifications-for-documents/municipal-notice-board/D">Atto generico</text:a></text:p>
          </table:table-cell>
          <table:table-cell table:number-columns-repeated="2" table:style-name="ce136"/>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D-01">Avviso</text:a></text:p>
          </table:table-cell>
          <table:table-cell table:style-name="ce142"/>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D-01-01">Avviso di deposito in casa comunal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D-01-02">Avviso/Manifesto</text:a></text:p>
          </table:table-cell>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D-02">Bando</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D-02-01">Bando di concorso</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D-02-02">Bando di gara</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D-02-03">Bando di contributi e vantaggi economici</text:a></text:p>
          </table:table-cell>
          <table:table-cell table:style-name="ce44"/>
          <table:table-cell table:number-columns-repeated="16380"/>
        </table:table-row>
        <table:table-row table:style-name="ro8">
          <table:table-cell office:value-type="string" table:style-name="ce139">
            <text:p><text:a xlink:href="https://schema.gov.it/lodview/controlled-vocabulary/classifications-for-documents/municipal-notice-board/E">Pubblicazione esterna</text:a></text:p>
          </table:table-cell>
          <table:table-cell table:number-columns-repeated="2" table:style-name="ce142"/>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E-01">Atto di terzi</text:a></text:p>
          </table:table-cell>
          <table:table-cell table:style-name="ce142"/>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E-01-01">Atto di terzi</text:a></text:p>
          </table:table-cell>
          <table:table-cell table:style-name="ce44"/>
          <table:table-cell table:number-columns-repeated="16380"/>
        </table:table-row>
        <table:table-row table:style-name="ro8">
          <table:table-cell table:number-columns-repeated="16384" table:style-name="ce10"/>
        </table:table-row>
        <table:table-row table:number-rows-repeated="1048534" table:style-name="ro10">
          <table:table-cell table:number-columns-repeated="16384"/>
        </table:table-row>
      </table:table>
      <table:table table:name="Tassonomia_Tipi_di_DOCUMENTO" table:style-name="ta1">
        <table:table-column table:style-name="co86" table:default-cell-style-name="ce10"/>
        <table:table-column table:style-name="co87"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33">
            <text:p><text:span text:style-name="T14">Tipi di DOCUMENT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45">
            <text:p><text:a xlink:href="https://schema.gov.it/lodview/controlled-vocabulary/classifications-for-documents/government-documents-types/1">Documento albo Pretorio</text:a></text:p>
          </table:table-cell>
          <table:table-cell table:number-columns-repeated="3" table:style-name="ce149"/>
          <table:table-cell table:number-columns-repeated="16380"/>
        </table:table-row>
        <table:table-row table:style-name="ro8">
          <table:table-cell office:value-type="string" table:style-name="ce145">
            <text:p><text:a xlink:href="https://schema.gov.it/lodview/controlled-vocabulary/classifications-for-documents/government-documents-types/2">Modulistica</text:a></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3">Documento funzionamento interno</text:a></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4">Atto normativo</text:a></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5">Accordo tra enti</text:a></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6">Documento attività politica</text:a></text:p>
          </table:table-cell>
          <table:table-cell table:number-columns-repeated="3" table:style-name="ce48"/>
          <table:table-cell table:number-columns-repeated="16380"/>
        </table:table-row>
        <table:table-row table:style-name="ro8">
          <table:table-cell office:value-type="string" table:style-name="ce10">
            <text:p>Documento generico</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8">Istanza</text:a></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9">Documento di programmazione e rendicontazione</text:a></text:p>
          </table:table-cell>
          <table:table-cell table:number-columns-repeated="3" table:style-name="ce48"/>
          <table:table-cell table:number-columns-repeated="16380"/>
        </table:table-row>
        <table:table-row table:style-name="ro8">
          <table:table-cell office:value-type="string" table:style-name="ce145">
            <text:p><text:a xlink:href="http://dati.gov.it/onto/dcatapit#Dataset">Dataset</text:a></text:p>
          </table:table-cell>
          <table:table-cell table:number-columns-repeated="16383" table:style-name="ce10"/>
        </table:table-row>
        <table:table-row table:number-rows-repeated="1048563" table:style-name="ro10">
          <table:table-cell table:number-columns-repeated="16384"/>
        </table:table-row>
      </table:table>
      <table:table table:name="Tassonomia_Tipi_di_PUNTO_DI_CON" table:style-name="ta1">
        <table:table-column table:style-name="co28"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33">
            <text:p><text:span text:style-name="T14">Tipi di PUNTI DI CONTATTO</text:span><text:s/>(Tassonomia)</text:p>
          </table:table-cell>
          <table:covered-table-cell table:number-columns-repeated="3"/>
          <table:table-cell table:number-columns-repeated="16380"/>
        </table:table-row>
        <table:table-row table:style-name="ro34">
          <table:table-cell office:value-type="string" table:number-columns-spanned="4" table:number-rows-spanned="1" table:style-name="ce134">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6">
            <text:p>Email</text:p>
          </table:table-cell>
          <table:table-cell table:number-columns-repeated="2" table:style-name="ce136"/>
          <table:table-cell table:style-name="ce100"/>
          <table:table-cell table:number-columns-repeated="16380"/>
        </table:table-row>
        <table:table-row table:style-name="ro8">
          <table:table-cell office:value-type="string" table:style-name="ce136">
            <text:p>Telefono</text:p>
          </table:table-cell>
          <table:table-cell table:number-columns-repeated="2" table:style-name="ce136"/>
          <table:table-cell table:style-name="ce100"/>
          <table:table-cell table:number-columns-repeated="16380"/>
        </table:table-row>
        <table:table-row table:style-name="ro8">
          <table:table-cell office:value-type="string" table:style-name="ce136">
            <text:p>URL</text:p>
          </table:table-cell>
          <table:table-cell table:number-columns-repeated="2" table:style-name="ce136"/>
          <table:table-cell table:style-name="ce100"/>
          <table:table-cell table:number-columns-repeated="16380"/>
        </table:table-row>
        <table:table-row table:style-name="ro8">
          <table:table-cell office:value-type="string" table:style-name="ce136">
            <text:p>PEC</text:p>
          </table:table-cell>
          <table:table-cell table:number-columns-repeated="2" table:style-name="ce136"/>
          <table:table-cell table:style-name="ce100"/>
          <table:table-cell table:number-columns-repeated="16380"/>
        </table:table-row>
        <table:table-row table:style-name="ro8">
          <table:table-cell office:value-type="string" table:style-name="ce136">
            <text:p>Account</text:p>
          </table:table-cell>
          <table:table-cell table:number-columns-repeated="2" table:style-name="ce136"/>
          <table:table-cell table:style-name="ce100"/>
          <table:table-cell table:number-columns-repeated="16380"/>
        </table:table-row>
        <table:table-row table:style-name="ro8">
          <table:table-cell table:style-name="ce136"/>
          <table:table-cell office:value-type="string" table:style-name="ce136">
            <text:p>Whatsapp</text:p>
          </table:table-cell>
          <table:table-cell table:style-name="ce136"/>
          <table:table-cell table:style-name="ce100"/>
          <table:table-cell table:number-columns-repeated="16380"/>
        </table:table-row>
        <table:table-row table:style-name="ro8">
          <table:table-cell table:style-name="ce136"/>
          <table:table-cell office:value-type="string" table:style-name="ce136">
            <text:p>Telegram</text:p>
          </table:table-cell>
          <table:table-cell table:style-name="ce136"/>
          <table:table-cell table:style-name="ce100"/>
          <table:table-cell table:number-columns-repeated="16380"/>
        </table:table-row>
        <table:table-row table:style-name="ro8">
          <table:table-cell table:style-name="ce136"/>
          <table:table-cell office:value-type="string" table:style-name="ce136">
            <text:p>Skype</text:p>
          </table:table-cell>
          <table:table-cell table:style-name="ce136"/>
          <table:table-cell table:style-name="ce100"/>
          <table:table-cell table:number-columns-repeated="16380"/>
        </table:table-row>
        <table:table-row table:style-name="ro8">
          <table:table-cell table:style-name="ce136"/>
          <table:table-cell office:value-type="string" table:style-name="ce136">
            <text:p>Linkedin</text:p>
          </table:table-cell>
          <table:table-cell table:style-name="ce136"/>
          <table:table-cell table:style-name="ce100"/>
          <table:table-cell table:number-columns-repeated="16380"/>
        </table:table-row>
        <table:table-row table:style-name="ro8">
          <table:table-cell table:style-name="ce136"/>
          <table:table-cell office:value-type="string" table:style-name="ce136">
            <text:p>Twitter</text:p>
          </table:table-cell>
          <table:table-cell table:style-name="ce136"/>
          <table:table-cell table:style-name="ce100"/>
          <table:table-cell table:number-columns-repeated="16380"/>
        </table:table-row>
        <table:table-row table:number-rows-repeated="1048563" table:style-name="ro10">
          <table:table-cell table:number-columns-repeated="16384"/>
        </table:table-row>
      </table:table>
      <table:table table:name="Tassonomia_Temi_di_un_DATASET" table:style-name="ta1">
        <table:table-column table:style-name="co88" table:default-cell-style-name="ce10"/>
        <table:table-column table:style-name="co81"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46">
            <text:p>TEMI di un DATASET<text:span text:style-name="T16"><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40">
            <text:p><text:a xlink:href="https://op.europa.eu/web/eu-vocabularies/concept/-/resource?uri=http://publications.europa.eu/resource/authority/data-theme/AGRI">Agricoltura, pesca, silvicoltura e prodotti alimentari</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ECON">Economia e Finanze</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EDUC">Istruzione, cultura e sport</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ENER">Energia</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ENVI">Ambiente</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GOVE">Governo e settore pubblico</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HEAL">Salute</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INTR">Tematiche internazionali</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JUST">Giustizia, sistema giuridico e sicurezza pubblica</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SOCI">Popolazione e società</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REGI">Regioni e città</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TECH">Scienza e tecnologia</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TRAN">Trasporti</text:a></text:p>
          </table:table-cell>
          <table:table-cell table:number-columns-repeated="2" table:style-name="ce136"/>
          <table:table-cell table:style-name="ce44"/>
          <table:table-cell table:number-columns-repeated="16380"/>
        </table:table-row>
        <table:table-row table:number-rows-repeated="1048560" table:style-name="ro10">
          <table:table-cell table:number-columns-repeated="16384"/>
        </table:table-row>
      </table:table>
      <table:table table:name="Tassonomia_Licenze" table:style-name="ta1">
        <table:table-column table:style-name="co89" table:default-cell-style-name="ce10"/>
        <table:table-column table:style-name="co27" table:default-cell-style-name="ce10"/>
        <table:table-column table:style-name="co81" table:number-columns-repeated="2"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46">
            <text:p>LICENZE<text:span text:style-name="T16"><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9">
            <text:p><text:a xlink:href="https://schema.gov.it/lodview/controlled-vocabulary/licences/A_OpenLicense">Licenza aperta</text:a></text:p>
          </table:table-cell>
          <table:table-cell table:number-columns-repeated="2"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A1_PublicDomain">Pubblico dominio</text:a></text:p>
          </table:table-cell>
          <table:table-cell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A2_Attribution">Attribuzione</text:a></text:p>
          </table:table-cell>
          <table:table-cell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A3_ShareAlike">Effetto virale</text:a></text:p>
          </table:table-cell>
          <table:table-cell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A4_ShareAlikeCopyleftNonComp">condivisione allo stesso modo - copyleft non compatibile</text:a></text:p>
          </table:table-cell>
          <table:table-cell table:style-name="ce136"/>
          <table:table-cell table:style-name="ce44"/>
          <table:table-cell table:number-columns-repeated="16380"/>
        </table:table-row>
        <table:table-row table:style-name="ro8">
          <table:table-cell office:value-type="string" table:style-name="ce139">
            <text:p><text:a xlink:href="https://schema.gov.it/lodview/controlled-vocabulary/licences/B_NonOpenLicense">Non aperta</text:a></text:p>
          </table:table-cell>
          <table:table-cell table:number-columns-repeated="2"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B1_NonCommercial">Solo uso non commerciale</text:a></text:p>
          </table:table-cell>
          <table:table-cell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B2_NoDerivs">Non opere derivate</text:a></text:p>
          </table:table-cell>
          <table:table-cell table:style-name="ce136"/>
          <table:table-cell table:style-name="ce44"/>
          <table:table-cell table:number-columns-repeated="16380"/>
        </table:table-row>
        <table:table-row table:style-name="ro8">
          <table:table-cell office:value-type="string" table:style-name="ce139">
            <text:p><text:a xlink:href="https://schema.gov.it/lodview/controlled-vocabulary/licences/C_Unknown">Licenza sconosciuta</text:a></text:p>
          </table:table-cell>
          <table:table-cell table:number-columns-repeated="2" table:style-name="ce136"/>
          <table:table-cell table:style-name="ce44"/>
          <table:table-cell table:number-columns-repeated="16380"/>
        </table:table-row>
        <table:table-row table:style-name="ro8">
          <table:table-cell table:style-name="ce140"/>
          <table:table-cell table:number-columns-repeated="2" table:style-name="ce136"/>
          <table:table-cell table:style-name="ce44"/>
          <table:table-cell table:number-columns-repeated="16380"/>
        </table:table-row>
        <table:table-row table:style-name="ro8">
          <table:table-cell table:number-columns-repeated="16384" table:style-name="ce10"/>
        </table:table-row>
        <table:table-row table:number-rows-repeated="1048562" table:style-name="ro10">
          <table:table-cell table:number-columns-repeated="16384"/>
        </table:table-row>
      </table:table>
      <table:table table:name="Tassonomia_Frequenza_di_aggiorn" table:style-name="ta1">
        <table:table-column table:style-name="co88" table:default-cell-style-name="ce10"/>
        <table:table-column table:style-name="co81"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32">
          <table:table-cell office:value-type="string" table:number-columns-spanned="4" table:number-rows-spanned="1" table:style-name="ce146">
            <text:p>Frequenza di aggiornamento<text:s/><text:span text:style-name="T16">(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6">
            <text:p>altro</text:p>
          </table:table-cell>
          <table:table-cell table:number-columns-repeated="2" table:style-name="ce136"/>
          <table:table-cell table:style-name="ce44"/>
          <table:table-cell table:number-columns-repeated="16380"/>
        </table:table-row>
        <table:table-row table:style-name="ro8">
          <table:table-cell office:value-type="string" table:style-name="ce136">
            <text:p>annuale</text:p>
          </table:table-cell>
          <table:table-cell table:number-columns-repeated="2" table:style-name="ce136"/>
          <table:table-cell table:style-name="ce44"/>
          <table:table-cell table:number-columns-repeated="16380"/>
        </table:table-row>
        <table:table-row table:style-name="ro8">
          <table:table-cell office:value-type="string" table:style-name="ce136">
            <text:p>bidecennale</text:p>
          </table:table-cell>
          <table:table-cell table:number-columns-repeated="2" table:style-name="ce136"/>
          <table:table-cell table:style-name="ce44"/>
          <table:table-cell table:number-columns-repeated="16380"/>
        </table:table-row>
        <table:table-row table:style-name="ro8">
          <table:table-cell office:value-type="string" table:style-name="ce136">
            <text:p>biennale</text:p>
          </table:table-cell>
          <table:table-cell table:number-columns-repeated="2" table:style-name="ce136"/>
          <table:table-cell table:style-name="ce44"/>
          <table:table-cell table:number-columns-repeated="16380"/>
        </table:table-row>
        <table:table-row table:style-name="ro8">
          <table:table-cell office:value-type="string" table:style-name="ce136">
            <text:p>bimensile</text:p>
          </table:table-cell>
          <table:table-cell table:number-columns-repeated="2" table:style-name="ce136"/>
          <table:table-cell table:style-name="ce44"/>
          <table:table-cell table:number-columns-repeated="16380"/>
        </table:table-row>
        <table:table-row table:style-name="ro8">
          <table:table-cell office:value-type="string" table:style-name="ce136">
            <text:p>bimestrale</text:p>
          </table:table-cell>
          <table:table-cell table:number-columns-repeated="2" table:style-name="ce136"/>
          <table:table-cell table:style-name="ce44"/>
          <table:table-cell table:number-columns-repeated="16380"/>
        </table:table-row>
        <table:table-row table:style-name="ro8">
          <table:table-cell office:value-type="string" table:style-name="ce136">
            <text:p>bisettimanale</text:p>
          </table:table-cell>
          <table:table-cell table:number-columns-repeated="2" table:style-name="ce136"/>
          <table:table-cell table:style-name="ce44"/>
          <table:table-cell table:number-columns-repeated="16380"/>
        </table:table-row>
        <table:table-row table:style-name="ro8">
          <table:table-cell office:value-type="string" table:style-name="ce136">
            <text:p>continuo</text:p>
          </table:table-cell>
          <table:table-cell table:number-columns-repeated="2" table:style-name="ce136"/>
          <table:table-cell table:style-name="ce44"/>
          <table:table-cell table:number-columns-repeated="16380"/>
        </table:table-row>
        <table:table-row table:style-name="ro8">
          <table:table-cell office:value-type="string" table:style-name="ce136">
            <text:p>decennale</text:p>
          </table:table-cell>
          <table:table-cell table:number-columns-repeated="2" table:style-name="ce136"/>
          <table:table-cell table:style-name="ce44"/>
          <table:table-cell table:number-columns-repeated="16380"/>
        </table:table-row>
        <table:table-row table:style-name="ro8">
          <table:table-cell office:value-type="string" table:style-name="ce136">
            <text:p>due volte al giorno</text:p>
          </table:table-cell>
          <table:table-cell table:number-columns-repeated="2" table:style-name="ce136"/>
          <table:table-cell table:style-name="ce44"/>
          <table:table-cell table:number-columns-repeated="16380"/>
        </table:table-row>
        <table:table-row table:style-name="ro8">
          <table:table-cell office:value-type="string" table:style-name="ce136">
            <text:p>in continuo aggiornamento</text:p>
          </table:table-cell>
          <table:table-cell table:number-columns-repeated="2" table:style-name="ce136"/>
          <table:table-cell table:style-name="ce44"/>
          <table:table-cell table:number-columns-repeated="16380"/>
        </table:table-row>
        <table:table-row table:style-name="ro8">
          <table:table-cell office:value-type="string" table:style-name="ce136">
            <text:p><text:s/>irregolare</text:p>
          </table:table-cell>
          <table:table-cell table:number-columns-repeated="2" table:style-name="ce136"/>
          <table:table-cell table:style-name="ce44"/>
          <table:table-cell table:number-columns-repeated="16380"/>
        </table:table-row>
        <table:table-row table:style-name="ro8">
          <table:table-cell office:value-type="string" table:style-name="ce136">
            <text:p>mai</text:p>
          </table:table-cell>
          <table:table-cell table:number-columns-repeated="2" table:style-name="ce136"/>
          <table:table-cell table:style-name="ce44"/>
          <table:table-cell table:number-columns-repeated="16380"/>
        </table:table-row>
        <table:table-row table:style-name="ro8">
          <table:table-cell office:value-type="string" table:style-name="ce136">
            <text:p>mensile</text:p>
          </table:table-cell>
          <table:table-cell table:number-columns-repeated="2" table:style-name="ce136"/>
          <table:table-cell table:style-name="ce44"/>
          <table:table-cell table:number-columns-repeated="16380"/>
        </table:table-row>
        <table:table-row table:style-name="ro8">
          <table:table-cell office:value-type="string" table:style-name="ce136">
            <text:p>ogni cinque anni</text:p>
          </table:table-cell>
          <table:table-cell table:number-columns-repeated="2" table:style-name="ce136"/>
          <table:table-cell table:style-name="ce44"/>
          <table:table-cell table:number-columns-repeated="16380"/>
        </table:table-row>
        <table:table-row table:style-name="ro8">
          <table:table-cell office:value-type="string" table:style-name="ce136">
            <text:p>ogni due ore</text:p>
          </table:table-cell>
          <table:table-cell table:number-columns-repeated="2" table:style-name="ce136"/>
          <table:table-cell table:style-name="ce44"/>
          <table:table-cell table:number-columns-repeated="16380"/>
        </table:table-row>
        <table:table-row table:style-name="ro8">
          <table:table-cell office:value-type="string" table:style-name="ce136">
            <text:p>ogni ora</text:p>
          </table:table-cell>
          <table:table-cell table:number-columns-repeated="2" table:style-name="ce136"/>
          <table:table-cell table:style-name="ce44"/>
          <table:table-cell table:number-columns-repeated="16380"/>
        </table:table-row>
        <table:table-row table:style-name="ro8">
          <table:table-cell office:value-type="string" table:style-name="ce136">
            <text:p>ogni quattro anni</text:p>
          </table:table-cell>
          <table:table-cell table:number-columns-repeated="2" table:style-name="ce136"/>
          <table:table-cell table:style-name="ce44"/>
          <table:table-cell table:number-columns-repeated="16380"/>
        </table:table-row>
        <table:table-row table:style-name="ro8">
          <table:table-cell office:value-type="string" table:style-name="ce136">
            <text:p>ogni tre ore</text:p>
          </table:table-cell>
          <table:table-cell table:number-columns-repeated="2" table:style-name="ce136"/>
          <table:table-cell table:style-name="ce44"/>
          <table:table-cell table:number-columns-repeated="16380"/>
        </table:table-row>
        <table:table-row table:style-name="ro8">
          <table:table-cell office:value-type="string" table:style-name="ce136">
            <text:p>quindicinale</text:p>
          </table:table-cell>
          <table:table-cell table:number-columns-repeated="2" table:style-name="ce136"/>
          <table:table-cell table:style-name="ce44"/>
          <table:table-cell table:number-columns-repeated="16380"/>
        </table:table-row>
        <table:table-row table:style-name="ro8">
          <table:table-cell office:value-type="string" table:style-name="ce136">
            <text:p>quotidiano</text:p>
          </table:table-cell>
          <table:table-cell table:number-columns-repeated="2" table:style-name="ce136"/>
          <table:table-cell table:style-name="ce44"/>
          <table:table-cell table:number-columns-repeated="16380"/>
        </table:table-row>
        <table:table-row table:style-name="ro8">
          <table:table-cell office:value-type="string" table:style-name="ce136">
            <text:p>sconosciuto</text:p>
          </table:table-cell>
          <table:table-cell table:number-columns-repeated="2" table:style-name="ce136"/>
          <table:table-cell table:style-name="ce44"/>
          <table:table-cell table:number-columns-repeated="16380"/>
        </table:table-row>
        <table:table-row table:style-name="ro8">
          <table:table-cell office:value-type="string" table:style-name="ce136">
            <text:p>semestrale</text:p>
          </table:table-cell>
          <table:table-cell table:number-columns-repeated="2" table:style-name="ce136"/>
          <table:table-cell table:style-name="ce44"/>
          <table:table-cell table:number-columns-repeated="16380"/>
        </table:table-row>
        <table:table-row table:style-name="ro8">
          <table:table-cell office:value-type="string" table:style-name="ce136">
            <text:p>settimanale</text:p>
          </table:table-cell>
          <table:table-cell table:number-columns-repeated="2" table:style-name="ce136"/>
          <table:table-cell table:style-name="ce44"/>
          <table:table-cell table:number-columns-repeated="16380"/>
        </table:table-row>
        <table:table-row table:style-name="ro8">
          <table:table-cell office:value-type="string" table:style-name="ce136">
            <text:p>tre volte a settimana</text:p>
          </table:table-cell>
          <table:table-cell table:number-columns-repeated="2" table:style-name="ce136"/>
          <table:table-cell table:style-name="ce44"/>
          <table:table-cell table:number-columns-repeated="16380"/>
        </table:table-row>
        <table:table-row table:style-name="ro8">
          <table:table-cell office:value-type="string" table:style-name="ce136">
            <text:p>tre volte al mese</text:p>
          </table:table-cell>
          <table:table-cell table:number-columns-repeated="2" table:style-name="ce136"/>
          <table:table-cell table:style-name="ce44"/>
          <table:table-cell table:number-columns-repeated="16380"/>
        </table:table-row>
        <table:table-row table:style-name="ro8">
          <table:table-cell office:value-type="string" table:style-name="ce136">
            <text:p>tre volte all'anno</text:p>
          </table:table-cell>
          <table:table-cell table:number-columns-repeated="2" table:style-name="ce136"/>
          <table:table-cell table:style-name="ce44"/>
          <table:table-cell table:number-columns-repeated="16380"/>
        </table:table-row>
        <table:table-row table:style-name="ro8">
          <table:table-cell office:value-type="string" table:style-name="ce136">
            <text:p>tridecennale</text:p>
          </table:table-cell>
          <table:table-cell table:number-columns-repeated="2" table:style-name="ce136"/>
          <table:table-cell table:style-name="ce44"/>
          <table:table-cell table:number-columns-repeated="16380"/>
        </table:table-row>
        <table:table-row table:style-name="ro8">
          <table:table-cell office:value-type="string" table:style-name="ce136">
            <text:p>triennale</text:p>
          </table:table-cell>
          <table:table-cell table:number-columns-repeated="2" table:style-name="ce136"/>
          <table:table-cell table:style-name="ce44"/>
          <table:table-cell table:number-columns-repeated="16380"/>
        </table:table-row>
        <table:table-row table:style-name="ro8">
          <table:table-cell office:value-type="string" table:style-name="ce136">
            <text:p>trimestrale</text:p>
          </table:table-cell>
          <table:table-cell table:number-columns-repeated="2" table:style-name="ce136"/>
          <table:table-cell table:style-name="ce44"/>
          <table:table-cell table:number-columns-repeated="16380"/>
        </table:table-row>
        <table:table-row table:style-name="ro8">
          <table:table-cell table:number-columns-repeated="16384" table:style-name="ce10"/>
        </table:table-row>
        <table:table-row table:number-rows-repeated="1048542" table:style-name="ro10">
          <table:table-cell table:number-columns-repeated="16384"/>
        </table:table-row>
      </table:table>
      <table:table table:name="Utility" table:style-name="ta1">
        <table:table-column table:style-name="co90" table:default-cell-style-name="ce10"/>
        <table:table-column table:style-name="co91" table:default-cell-style-name="ce10"/>
        <table:table-column table:style-name="co92" table:default-cell-style-name="ce10"/>
        <table:table-column table:style-name="co93" table:default-cell-style-name="ce10"/>
        <table:table-column table:style-name="co94" table:default-cell-style-name="ce10"/>
        <table:table-column table:style-name="co95" table:default-cell-style-name="ce10"/>
        <table:table-column table:style-name="co77" table:default-cell-style-name="ce10"/>
        <table:table-column table:style-name="co4" table:number-columns-repeated="1017" table:default-cell-style-name="ce10"/>
        <table:table-column table:style-name="co5" table:number-columns-repeated="15360" table:default-cell-style-name="ce10"/>
        <table:table-row table:style-name="ro8">
          <table:table-cell office:value-type="string" table:style-name="ce42">
            <text:p>Tipi di dato</text:p>
          </table:table-cell>
          <table:table-cell office:value-type="string" table:style-name="ce42">
            <text:p>Cardinalità della relazione</text:p>
          </table:table-cell>
          <table:table-cell office:value-type="string" table:style-name="ce42">
            <text:p>Valore Obbligatorio</text:p>
          </table:table-cell>
          <table:table-cell office:value-type="string" table:style-name="ce42">
            <text:p>Azioni possibili</text:p>
          </table:table-cell>
          <table:table-cell office:value-type="string" table:style-name="ce42">
            <text:p>Service Input/Output</text:p>
          </table:table-cell>
          <table:table-cell office:value-type="string" table:style-name="ce42">
            <text:p>Tipologia</text:p>
          </table:table-cell>
          <table:table-cell office:value-type="string" table:style-name="ce42">
            <text:p>Tassonomie e classificazioni</text:p>
          </table:table-cell>
          <table:table-cell table:number-columns-repeated="16377"/>
        </table:table-row>
        <table:table-row table:style-name="ro8">
          <table:table-cell office:value-type="string" table:style-name="ce44">
            <text:p>Relazione con Tipologia</text:p>
          </table:table-cell>
          <table:table-cell office:value-type="string" table:style-name="ce44">
            <text:p>0...1</text:p>
          </table:table-cell>
          <table:table-cell office:value-type="string" table:style-name="ce44">
            <text:p>Sì</text:p>
          </table:table-cell>
          <table:table-cell office:value-type="string" table:style-name="ce44">
            <text:p>Pagare</text:p>
          </table:table-cell>
          <table:table-cell office:value-type="string" table:style-name="ce44">
            <text:p>Istanza/richiesta</text:p>
          </table:table-cell>
          <table:table-cell office:value-type="string" table:style-name="ce150">
            <text:p>Punto di contatto</text:p>
          </table:table-cell>
          <table:table-cell office:value-type="string" table:style-name="ce150">
            <text:p>Argomenti</text:p>
          </table:table-cell>
          <table:table-cell table:number-columns-repeated="16377"/>
        </table:table-row>
        <table:table-row table:style-name="ro8">
          <table:table-cell office:value-type="string" table:style-name="ce44">
            <text:p>Number (tutti i formati)</text:p>
          </table:table-cell>
          <table:table-cell office:value-type="string" table:style-name="ce44">
            <text:p>0...n</text:p>
          </table:table-cell>
          <table:table-cell office:value-type="string" table:style-name="ce44">
            <text:p>No</text:p>
          </table:table-cell>
          <table:table-cell office:value-type="string" table:style-name="ce44">
            <text:p>Iscriversi</text:p>
          </table:table-cell>
          <table:table-cell office:value-type="string" table:style-name="ce44">
            <text:p>Altra documentazione</text:p>
          </table:table-cell>
          <table:table-cell office:value-type="string" table:style-name="ce150">
            <text:p>Unità organizzativa</text:p>
          </table:table-cell>
          <table:table-cell office:value-type="string" table:style-name="ce150">
            <text:p>Eventi della vita delle persone</text:p>
          </table:table-cell>
          <table:table-cell table:number-columns-repeated="16377"/>
        </table:table-row>
        <table:table-row table:style-name="ro8">
          <table:table-cell office:value-type="string" table:style-name="ce44">
            <text:p>Tassonomia</text:p>
          </table:table-cell>
          <table:table-cell office:value-type="string" table:style-name="ce44">
            <text:p>1...1</text:p>
          </table:table-cell>
          <table:table-cell table:style-name="ce44"/>
          <table:table-cell office:value-type="string" table:style-name="ce44">
            <text:p>Richiedere</text:p>
          </table:table-cell>
          <table:table-cell office:value-type="string" table:style-name="ce44">
            <text:p>Attestazione di pagamento</text:p>
          </table:table-cell>
          <table:table-cell office:value-type="string" table:style-name="ce150">
            <text:p>Persona pubblica</text:p>
          </table:table-cell>
          <table:table-cell office:value-type="string" table:style-name="ce150">
            <text:p>Tipi di unità organizzativa</text:p>
          </table:table-cell>
          <table:table-cell table:number-columns-repeated="16377"/>
        </table:table-row>
        <table:table-row table:style-name="ro8">
          <table:table-cell office:value-type="string" table:style-name="ce44">
            <text:p>Booleano (vero o falso)</text:p>
          </table:table-cell>
          <table:table-cell office:value-type="string" table:style-name="ce44">
            <text:p>1...n</text:p>
          </table:table-cell>
          <table:table-cell table:style-name="ce44"/>
          <table:table-cell office:value-type="string" table:style-name="ce44">
            <text:p>Leggere</text:p>
          </table:table-cell>
          <table:table-cell office:value-type="string" table:style-name="ce44">
            <text:p>Atto autorizzativo</text:p>
          </table:table-cell>
          <table:table-cell office:value-type="string" table:style-name="ce150">
            <text:p>Incarico</text:p>
          </table:table-cell>
          <table:table-cell office:value-type="string" table:style-name="ce150">
            <text:p>Tipi di incarico</text:p>
          </table:table-cell>
          <table:table-cell table:number-columns-repeated="16377"/>
        </table:table-row>
        <table:table-row table:style-name="ro8">
          <table:table-cell office:value-type="string" table:style-name="ce44">
            <text:p>Datetime (tutti i formati)</text:p>
          </table:table-cell>
          <table:table-cell table:number-columns-repeated="2" table:style-name="ce44"/>
          <table:table-cell office:value-type="string" table:style-name="ce44">
            <text:p>Attivare</text:p>
          </table:table-cell>
          <table:table-cell office:value-type="string" table:style-name="ce44">
            <text:p>Attestazione di idTipologia</text:p>
          </table:table-cell>
          <table:table-cell office:value-type="string" table:style-name="ce150">
            <text:p>Luogo</text:p>
          </table:table-cell>
          <table:table-cell office:value-type="string" table:style-name="ce150">
            <text:p>Tipi di notizia</text:p>
          </table:table-cell>
          <table:table-cell table:number-columns-repeated="16377"/>
        </table:table-row>
        <table:table-row table:style-name="ro8">
          <table:table-cell office:value-type="string" table:style-name="ce44">
            <text:p>Testo breve (max. 255 char)</text:p>
          </table:table-cell>
          <table:table-cell table:number-columns-repeated="2" table:style-name="ce44"/>
          <table:table-cell office:value-type="string" table:style-name="ce44">
            <text:p>Autorizzare</text:p>
          </table:table-cell>
          <table:table-cell office:value-type="string" table:style-name="ce44">
            <text:p>Documentazione amministrativa</text:p>
          </table:table-cell>
          <table:table-cell office:value-type="string" table:style-name="ce150">
            <text:p>Notizia</text:p>
          </table:table-cell>
          <table:table-cell office:value-type="string" table:style-name="ce150">
            <text:p>Tipi di luogo</text:p>
          </table:table-cell>
          <table:table-cell table:number-columns-repeated="16377"/>
        </table:table-row>
        <table:table-row table:style-name="ro8">
          <table:table-cell office:value-type="string" table:style-name="ce44">
            <text:p>Testo lungo (rich text)</text:p>
          </table:table-cell>
          <table:table-cell table:number-columns-repeated="2" table:style-name="ce44"/>
          <table:table-cell office:value-type="string" table:style-name="ce44">
            <text:p>Delegare</text:p>
          </table:table-cell>
          <table:table-cell office:value-type="string" table:style-name="ce44">
            <text:p>Certificazione</text:p>
          </table:table-cell>
          <table:table-cell office:value-type="string" table:style-name="ce150">
            <text:p>Evento</text:p>
          </table:table-cell>
          <table:table-cell office:value-type="string" table:style-name="ce150">
            <text:p>Tipi di evento</text:p>
          </table:table-cell>
          <table:table-cell table:number-columns-repeated="16377"/>
        </table:table-row>
        <table:table-row table:style-name="ro8">
          <table:table-cell office:value-type="string" table:style-name="ce44">
            <text:p>File (blob)</text:p>
          </table:table-cell>
          <table:table-cell table:number-columns-repeated="2" table:style-name="ce44"/>
          <table:table-cell office:value-type="string" table:style-name="ce44">
            <text:p>Informare</text:p>
          </table:table-cell>
          <table:table-cell office:value-type="string" table:style-name="ce44">
            <text:p>Codice</text:p>
          </table:table-cell>
          <table:table-cell office:value-type="string" table:style-name="ce150">
            <text:p>Servizio</text:p>
          </table:table-cell>
          <table:table-cell office:value-type="string" table:style-name="ce150">
            <text:p>Categorie dei servizi</text:p>
          </table:table-cell>
          <table:table-cell table:number-columns-repeated="16377"/>
        </table:table-row>
        <table:table-row table:style-name="ro8">
          <table:table-cell table:number-columns-repeated="3" table:style-name="ce44"/>
          <table:table-cell office:value-type="string" table:style-name="ce44">
            <text:p>Accettare</text:p>
          </table:table-cell>
          <table:table-cell table:style-name="ce44"/>
          <table:table-cell office:value-type="string" table:style-name="ce150">
            <text:p>Documento pubblico</text:p>
          </table:table-cell>
          <table:table-cell office:value-type="string" table:style-name="ce150">
            <text:p>Tipi di documento</text:p>
          </table:table-cell>
          <table:table-cell table:number-columns-repeated="16377"/>
        </table:table-row>
        <table:table-row table:style-name="ro8">
          <table:table-cell table:number-columns-repeated="5" table:style-name="ce44"/>
          <table:table-cell office:value-type="string" table:style-name="ce150">
            <text:p>Dataset</text:p>
          </table:table-cell>
          <table:table-cell office:value-type="string" table:style-name="ce150">
            <text:p>Tipi punto di contatto</text:p>
          </table:table-cell>
          <table:table-cell table:number-columns-repeated="16377"/>
        </table:table-row>
        <table:table-row table:style-name="ro8">
          <table:table-cell table:number-columns-repeated="5" table:style-name="ce44"/>
          <table:table-cell table:style-name="ce150"/>
          <table:table-cell office:value-type="string" table:style-name="ce150">
            <text:p>Documenti albo pretorio</text:p>
          </table:table-cell>
          <table:table-cell table:number-columns-repeated="16377"/>
        </table:table-row>
        <table:table-row table:style-name="ro8">
          <table:table-cell table:number-columns-repeated="5" table:style-name="ce44"/>
          <table:table-cell table:style-name="ce150"/>
          <table:table-cell office:value-type="string" table:style-name="ce150">
            <text:p>Temi di un dataset</text:p>
          </table:table-cell>
          <table:table-cell table:number-columns-repeated="16377"/>
        </table:table-row>
        <table:table-row table:style-name="ro8">
          <table:table-cell table:number-columns-repeated="5" table:style-name="ce44"/>
          <table:table-cell table:style-name="ce150"/>
          <table:table-cell office:value-type="string" table:style-name="ce150">
            <text:p>Frequenza di aggiornamento</text:p>
          </table:table-cell>
          <table:table-cell table:number-columns-repeated="16377"/>
        </table:table-row>
        <table:table-row table:style-name="ro8">
          <table:table-cell table:number-columns-repeated="5" table:style-name="ce44"/>
          <table:table-cell table:style-name="ce150"/>
          <table:table-cell office:value-type="string" table:style-name="ce47">
            <text:p>Licenze</text:p>
          </table:table-cell>
          <table:table-cell table:number-columns-repeated="16377"/>
        </table:table-row>
        <table:table-row table:style-name="ro8">
          <table:table-cell table:number-columns-repeated="5" table:style-name="ce44"/>
          <table:table-cell table:style-name="ce150"/>
          <table:table-cell table:number-columns-repeated="16378" table:style-name="ce10"/>
        </table:table-row>
        <table:table-row table:style-name="ro8">
          <table:table-cell table:number-columns-repeated="6" table:style-name="ce44"/>
          <table:table-cell table:number-columns-repeated="16378"/>
        </table:table-row>
        <table:table-row table:number-rows-repeated="2" table:style-name="ro8">
          <table:table-cell table:number-columns-repeated="16384" table:style-name="ce10"/>
        </table:table-row>
        <table:table-row table:number-rows-repeated="1048557" table:style-name="ro10">
          <table:table-cell table:number-columns-repeated="16384"/>
        </table:table-row>
      </table:table>
      <table:table table:name="Changelog" table:style-name="ta1">
        <table:table-column table:style-name="co96" table:default-cell-style-name="ce10"/>
        <table:table-column table:style-name="co97" table:default-cell-style-name="ce10"/>
        <table:table-column table:style-name="co98" table:default-cell-style-name="ce10"/>
        <table:table-column table:style-name="co99" table:default-cell-style-name="ce10"/>
        <table:table-column table:style-name="co4" table:number-columns-repeated="1020" table:default-cell-style-name="ce10"/>
        <table:table-column table:style-name="co5" table:number-columns-repeated="15360" table:default-cell-style-name="ce10"/>
        <table:table-row table:style-name="ro8">
          <table:table-cell office:value-type="string" table:style-name="ce42">
            <text:p>Data</text:p>
          </table:table-cell>
          <table:table-cell office:value-type="string" table:style-name="ce42">
            <text:p>Versione</text:p>
          </table:table-cell>
          <table:table-cell office:value-type="string" table:style-name="ce42">
            <text:p>Reviewer</text:p>
          </table:table-cell>
          <table:table-cell office:value-type="string" table:style-name="ce42">
            <text:p>Note</text:p>
          </table:table-cell>
          <table:table-cell table:number-columns-repeated="16380"/>
        </table:table-row>
        <table:table-row table:style-name="ro16">
          <table:table-cell office:value-type="date" office:date-value="2023-11-14T00:00:00" table:style-name="ce151">
            <text:p>14/11/2023</text:p>
          </table:table-cell>
          <table:table-cell office:value-type="string" table:style-name="ce136">
            <text:p>1.0</text:p>
          </table:table-cell>
          <table:table-cell office:value-type="string" table:style-name="ce100">
            <text:p>Angelo Bottazzo, Marco Rubin</text:p>
          </table:table-cell>
          <table:table-cell office:value-type="string" table:style-name="ce136">
            <text:p>Allineamento in base a ultima versione modello comuni</text:p>
          </table:table-cell>
          <table:table-cell table:number-columns-repeated="16380"/>
        </table:table-row>
        <table:table-row table:style-name="ro8">
          <table:table-cell office:value-type="date" office:date-value="2024-09-26T00:00:00" table:style-name="ce151">
            <text:p>26/09/2024</text:p>
          </table:table-cell>
          <table:table-cell office:value-type="string" table:style-name="ce136">
            <text:p>1.1</text:p>
          </table:table-cell>
          <table:table-cell office:value-type="string" table:style-name="ce136">
            <text:p>Angelo Bottazzo</text:p>
          </table:table-cell>
          <table:table-cell office:value-type="string" table:style-name="ce136">
            <text:p>Aggiunta degli orari di ricevimento alle persone</text:p>
          </table:table-cell>
          <table:table-cell table:number-columns-repeated="16380"/>
        </table:table-row>
        <table:table-row table:style-name="ro8">
          <table:table-cell office:value-type="date" office:date-value="2025-02-07T00:00:00" table:style-name="ce151">
            <text:p>07/02/2025</text:p>
          </table:table-cell>
          <table:table-cell office:value-type="string" table:style-name="ce136">
            <text:p>1.3</text:p>
          </table:table-cell>
          <table:table-cell office:value-type="string" table:style-name="ce136">
            <text:p>Gianni Nacu, Marco Rubin</text:p>
          </table:table-cell>
          <table:table-cell office:value-type="string" table:style-name="ce136">
            <text:p>Modifica documento pubblico</text:p>
          </table:table-cell>
          <table:table-cell table:number-columns-repeated="16380"/>
        </table:table-row>
        <table:table-row table:style-name="ro8">
          <table:table-cell office:value-type="date" office:date-value="2025-06-11T00:00:00" table:style-name="ce151">
            <text:p>11/06/2025</text:p>
          </table:table-cell>
          <table:table-cell office:value-type="string" table:style-name="ce136">
            <text:p>1.4</text:p>
          </table:table-cell>
          <table:table-cell office:value-type="string" table:style-name="ce136">
            <text:p>Gianni Nacu, Marco Rubin</text:p>
          </table:table-cell>
          <table:table-cell office:value-type="string" table:style-name="ce100">
            <text:p>Modifica Unità organizzative, Incarico, Luogo, Servizio</text:p>
          </table:table-cell>
          <table:table-cell table:number-columns-repeated="16380"/>
        </table:table-row>
        <table:table-row table:number-rows-repeated="2" table:style-name="ro8">
          <table:table-cell table:style-name="ce44"/>
          <table:table-cell table:number-columns-repeated="2" table:style-name="ce136"/>
          <table:table-cell table:style-name="ce100"/>
          <table:table-cell table:number-columns-repeated="16380"/>
        </table:table-row>
        <table:table-row table:style-name="ro8">
          <table:table-cell table:style-name="ce151"/>
          <table:table-cell table:number-columns-repeated="2" table:style-name="ce136"/>
          <table:table-cell table:style-name="ce100"/>
          <table:table-cell table:number-columns-repeated="16380"/>
        </table:table-row>
        <table:table-row table:style-name="ro8">
          <table:table-cell table:style-name="ce44"/>
          <table:table-cell table:number-columns-repeated="2" table:style-name="ce136"/>
          <table:table-cell table:style-name="ce100"/>
          <table:table-cell table:number-columns-repeated="16380"/>
        </table:table-row>
        <table:table-row table:number-rows-repeated="8" table:style-name="ro8">
          <table:table-cell table:style-name="ce151"/>
          <table:table-cell table:number-columns-repeated="3" table:style-name="ce136"/>
          <table:table-cell table:number-columns-repeated="16380"/>
        </table:table-row>
        <table:table-row table:number-rows-repeated="1048559"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ans1" svg:font-family="&quot;Liberation Sans1&quot;"/>
    <style:font-face style:name="&quot;Titillium Web&quot;, Arial" svg:font-family="&quot;&quot;Titillium Web&quot;, Arial&quot;"/>
    <style:font-face style:name="Titillium Web" svg:font-family="&quot;Titillium Web&quot;"/>
    <style:font-face style:name="Titillium Web,Arial" svg:font-family="&quot;Titillium Web,Arial&quot;"/>
    <style:font-face style:name="Liberation Sans2" svg:font-family="&quot;Liberation Sans2&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style:vertical-align="automatic" fo:background-color="#FFF2CC"/>
    </style:style>
    <style:style style:name="cf10" style:family="table-cell" style:data-style-name="N0">
      <style:table-cell-properties style:vertical-align="automatic" fo:background-color="#FFF2CC"/>
    </style:style>
    <style:style style:name="cf11" style:family="table-cell" style:data-style-name="N0">
      <style:table-cell-properties style:vertical-align="automatic" fo:background-color="#FFF2CC"/>
    </style:style>
    <style:style style:name="cf12" style:family="table-cell" style:data-style-name="N0">
      <style:table-cell-properties fo:background-color="#FFF2CC"/>
    </style:style>
    <style:style style:name="cf13" style:family="table-cell" style:data-style-name="N0">
      <style:table-cell-properties fo:background-color="#FFF2CC"/>
      <style:text-properties fo:color="#000000"/>
    </style:style>
    <style:style style:name="cf2" style:family="table-cell" style:data-style-name="N0">
      <style:table-cell-properties style:vertical-align="automatic" fo:background-color="#FFF2CC"/>
    </style:style>
    <style:style style:name="cf3" style:family="table-cell" style:data-style-name="N0">
      <style:table-cell-properties style:vertical-align="automatic" fo:background-color="#FFF2CC"/>
    </style:style>
    <style:style style:name="cf4" style:family="table-cell" style:data-style-name="N0">
      <style:table-cell-properties style:vertical-align="automatic" fo:background-color="#FFF2CC"/>
    </style:style>
    <style:style style:name="cf5" style:family="table-cell" style:data-style-name="N0">
      <style:table-cell-properties style:vertical-align="automatic" fo:background-color="#FFF2CC"/>
    </style:style>
    <style:style style:name="cf6" style:family="table-cell" style:data-style-name="N0">
      <style:table-cell-properties style:vertical-align="automatic" fo:background-color="#FFF2CC"/>
    </style:style>
    <style:style style:name="cf7" style:family="table-cell" style:data-style-name="N0">
      <style:table-cell-properties style:vertical-align="automatic" fo:background-color="#FFF2CC"/>
    </style:style>
    <style:style style:name="cf8" style:family="table-cell" style:data-style-name="N0">
      <style:table-cell-properties style:vertical-align="automatic" fo:background-color="#FFF2CC"/>
    </style:style>
    <style:style style:name="cf9" style:family="table-cell" style:data-style-name="N0">
      <style:table-cell-properties style:vertical-align="automatic" fo:background-color="#FFF2CC"/>
    </style:style>
    <style:style style:name="ConditionalStyle_1" style:family="table-cell" style:data-style-name="N0">
      <style:table-cell-properties style:vertical-align="automatic" fo:background-color="#FFF2CC"/>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BuiltIn_Hyperlink" style:family="table-cell" style:data-style-name="N0">
      <style:table-cell-properties style:vertical-align="automatic" fo:background-color="transparent"/>
      <style:text-properties fo:color="#0066CC"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14" style:family="table-cell">
      <style:table-cell-properties fo:background-color="#FFF2CC"/>
      <style:text-properties fo:color="#000000"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925</meta:generator>
    <dc:creator>Gianni Nacu</dc:creator>
    <dc:date>2025-07-09T08:29:37Z</dc:date>
    <meta:editing-cycles>10</meta:editing-cycles>
    <meta:editing-duration>PT22951S</meta:editing-duration>
  </office:meta>
</office:document-meta>
</file>